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1A0000001A142B7AEB4BBE71FA5.png" manifest:media-type="image/png"/>
  <manifest:file-entry manifest:full-path="Pictures/1000020100000121000001D8A161984EFB076DCD.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svg:font-family="'DejaVu Sans'"/>
    <style:font-face style:name="osifont1" svg:font-family="osifont"/>
    <style:font-face style:name="DejaVu Sans2" svg:font-family="'DejaVu Sans'" style:font-pitch="variable"/>
    <style:font-face style:name="Liberation Serif1" svg:font-family="'Liberation Serif'" style:font-pitch="variable"/>
    <style:font-face style:name="osifont" svg:font-family="osifont"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1" svg:font-family="'DejaVu Sans'"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draw:stroke="solid" svg:stroke-width="0.034cm" svg:stroke-color="#000000" draw:stroke-linejoin="miter" svg:stroke-linecap="butt" draw:fill="none" fo:padding-top="0.017cm" fo:padding-bottom="0.017cm" fo:padding-left="0.017cm" fo:padding-right="0.017cm"/>
    </style:style>
    <style:style style:name="gr2" style:family="graphic" style:parent-style-name="standard">
      <style:graphic-properties draw:stroke="none" draw:fill="solid" draw:fill-color="#000000"/>
    </style:style>
    <style:style style:name="gr3" style:family="graphic" style:parent-style-name="standard">
      <style:graphic-properties draw:stroke="none" draw:fill="none" draw:textarea-horizontal-align="left" draw:textarea-vertical-align="top" draw:auto-grow-height="true" draw:auto-grow-width="true" fo:min-height="0cm" fo:min-width="0cm" fo:padding-top="0cm" fo:padding-bottom="0cm" fo:padding-left="0cm" fo:padding-right="0cm" style:mirror="none"/>
    </style:style>
    <style:style style:name="gr4" style:family="graphic" style:parent-style-name="standard">
      <style:graphic-properties draw:stroke="solid" svg:stroke-width="0.034cm" svg:stroke-color="#370700" draw:stroke-linejoin="miter" svg:stroke-linecap="butt" draw:fill="none" fo:padding-top="0.017cm" fo:padding-bottom="0.017cm" fo:padding-left="0.017cm" fo:padding-right="0.017cm"/>
    </style:style>
    <style:style style:name="gr5" style:family="graphic" style:parent-style-name="standard">
      <style:graphic-properties draw:stroke="solid" svg:stroke-width="0.034cm" svg:stroke-color="#000137" draw:stroke-linejoin="miter" svg:stroke-linecap="butt" draw:fill="none" fo:padding-top="0.017cm" fo:padding-bottom="0.017cm" fo:padding-left="0.017cm" fo:padding-right="0.017cm"/>
    </style:style>
    <style:style style:name="gr6" style:family="graphic" style:parent-style-name="standard">
      <style:graphic-properties draw:stroke="none" draw:fill="solid" draw:fill-color="#ffffff"/>
    </style:style>
    <style:style style:name="gr7" style:family="graphic" style:parent-style-name="standard">
      <style:graphic-properties draw:stroke="solid" svg:stroke-width="0cm" svg:stroke-color="#000000" draw:stroke-linejoin="bevel" svg:stroke-linecap="square" draw:fill="none"/>
    </style:style>
    <style:style style:name="gr8" style:family="graphic" style:parent-style-name="standard">
      <style:graphic-properties draw:stroke="solid" svg:stroke-width="0.069cm" svg:stroke-color="#000000" draw:stroke-linejoin="bevel" svg:stroke-linecap="round" draw:fill="none" fo:padding-top="0.034cm" fo:padding-bottom="0.034cm" fo:padding-left="0.034cm" fo:padding-right="0.034cm"/>
    </style:style>
    <style:style style:name="gr9" style:family="graphic" style:parent-style-name="standard">
      <style:graphic-properties draw:stroke="solid" svg:stroke-width="0.034cm" svg:stroke-color="#000000" draw:stroke-linejoin="bevel" svg:stroke-linecap="round" draw:fill="none" fo:padding-top="0.017cm" fo:padding-bottom="0.017cm" fo:padding-left="0.017cm" fo:padding-right="0.017cm"/>
    </style:style>
    <style:style style:name="gr10" style:family="graphic" style:parent-style-name="standard">
      <style:graphic-properties draw:stroke="solid" svg:stroke-width="0.034cm" svg:stroke-color="#ff0000" draw:stroke-linejoin="bevel" svg:stroke-linecap="round" draw:fill="solid" draw:fill-color="#000000" fo:padding-top="0.017cm" fo:padding-bottom="0.017cm" fo:padding-left="0.017cm" fo:padding-right="0.017cm"/>
    </style:style>
    <style:style style:name="gr11" style:family="graphic" style:parent-style-name="standard">
      <style:graphic-properties draw:stroke="solid" svg:stroke-width="0.034cm" svg:stroke-color="#ff0000" draw:stroke-linejoin="bevel" svg:stroke-linecap="round" draw:fill="none" fo:padding-top="0.017cm" fo:padding-bottom="0.017cm" fo:padding-left="0.017cm" fo:padding-right="0.017cm"/>
    </style:style>
    <style:style style:name="gr12" style:family="graphic" style:parent-style-name="objectwithoutfill">
      <style:graphic-properties svg:stroke-width="0.028cm" draw:marker-start-width="0.242cm" draw:marker-end-width="0.242cm" draw:fill="none" draw:textarea-horizontal-align="center" draw:textarea-vertical-align="middle" fo:padding-top="0.014cm" fo:padding-bottom="0.014cm" fo:padding-left="0.014cm" fo:padding-right="0.014cm"/>
    </style:style>
    <style:style style:name="gr13" style:family="graphic" style:parent-style-name="standard">
      <style:graphic-properties draw:stroke="none" draw:fill="none" draw:textarea-horizontal-align="left" draw:textarea-vertical-align="top" draw:auto-grow-height="true" draw:auto-grow-width="true" fo:min-height="0.462cm" fo:min-width="6.763cm" fo:padding-top="0cm" fo:padding-bottom="0cm" fo:padding-left="0cm" fo:padding-right="0cm"/>
    </style:style>
    <style:style style:name="P1" style:family="paragraph">
      <loext:graphic-properties draw:fill="none"/>
    </style:style>
    <style:style style:name="P2" style:family="paragraph">
      <loext:graphic-properties draw:fill="solid" draw:fill-color="#000000"/>
    </style:style>
    <style:style style:name="P3" style:family="paragraph">
      <loext:graphic-properties draw:fill="solid" draw:fill-color="#ffffff"/>
    </style:style>
    <style:style style:name="P4" style:family="paragraph">
      <loext:graphic-properties draw:fill="none"/>
      <style:paragraph-properties fo:text-align="center"/>
    </style:style>
    <style:style style:name="P5" style:family="paragraph">
      <style:paragraph-properties fo:text-align="start" style:writing-mode="lr-tb"/>
    </style:style>
    <style:style style:name="P6" style:family="paragraph">
      <loext:graphic-properties draw:fill="none"/>
      <style:text-properties fo:font-size="11.3000001907349pt" style:font-size-asian="11.3000001907349pt" style:font-size-complex="11.3000001907349pt"/>
    </style:style>
    <style:style style:name="T1" style:family="text">
      <style:text-properties fo:color="#000000" style:font-name="DejaVu Sans" fo:font-size="11.3000001907349pt" style:font-size-asian="11.3000001907349pt" style:font-name-complex="DejaVu Sans" style:font-size-complex="11.3000001907349pt"/>
    </style:style>
    <style:style style:name="T2" style:family="text">
      <style:text-properties fo:color="#000000" fo:font-size="11.3000001907349pt" style:font-size-asian="11.3000001907349pt" style:font-size-complex="11.3000001907349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line draw:style-name="gr1" draw:text-style-name="P1" draw:layer="layout" svg:x1="0.999cm" svg:y1="19.991cm" svg:x2="28.658cm" svg:y2="19.991cm">
          <text:p/>
        </draw:line>
        <draw:line draw:style-name="gr1" draw:text-style-name="P1" draw:layer="layout" svg:x1="28.702cm" svg:y1="19.976cm" svg:x2="28.702cm" svg:y2="0.969cm">
          <text:p/>
        </draw:line>
        <draw:line draw:style-name="gr1" draw:text-style-name="P1" draw:layer="layout" svg:x1="28.708cm" svg:y1="0.985cm" svg:x2="1.014cm" svg:y2="0.985cm">
          <text:p/>
        </draw:line>
        <draw:line draw:style-name="gr1" draw:text-style-name="P1" draw:layer="layout" svg:x1="1.014cm" svg:y1="0.97cm" svg:x2="1.014cm" svg:y2="19.976cm">
          <text:p/>
        </draw:line>
        <draw:line draw:style-name="gr1" draw:text-style-name="P1" draw:layer="layout" svg:x1="14.858cm" svg:y1="0.985cm" svg:x2="14.858cm" svg:y2="0.014cm">
          <text:p/>
        </draw:line>
        <draw:line draw:style-name="gr1" draw:text-style-name="P1" draw:layer="layout" svg:x1="14.861cm" svg:y1="20.256cm" svg:x2="14.861cm" svg:y2="20.975cm">
          <text:p/>
        </draw:line>
        <draw:line draw:style-name="gr1" draw:text-style-name="P1" draw:layer="layout" svg:x1="1.016cm" svg:y1="10.478cm" svg:x2="0.017cm" svg:y2="10.478cm">
          <text:p/>
        </draw:line>
        <draw:line draw:style-name="gr1" draw:text-style-name="P1" draw:layer="layout" svg:x1="28.704cm" svg:y1="10.477cm" svg:x2="29.67cm" svg:y2="10.477cm">
          <text:p/>
        </draw:line>
        <draw:line draw:style-name="gr1" draw:text-style-name="P1" draw:layer="layout" svg:x1="24.09cm" svg:y1="20.235cm" svg:x2="24.09cm" svg:y2="20.746cm">
          <text:p/>
        </draw:line>
        <draw:line draw:style-name="gr1" draw:text-style-name="P1" draw:layer="layout" svg:x1="5.631cm" svg:y1="19.991cm" svg:x2="5.631cm" svg:y2="20.741cm">
          <text:p/>
        </draw:line>
        <draw:line draw:style-name="gr1" draw:text-style-name="P1" draw:layer="layout" svg:x1="19.475cm" svg:y1="20.235cm" svg:x2="19.475cm" svg:y2="20.746cm">
          <text:p/>
        </draw:line>
        <draw:line draw:style-name="gr1" draw:text-style-name="P1" draw:layer="layout" svg:x1="10.246cm" svg:y1="19.991cm" svg:x2="10.246cm" svg:y2="20.741cm">
          <text:p/>
        </draw:line>
        <draw:line draw:style-name="gr1" draw:text-style-name="P1" draw:layer="layout" svg:x1="10.243cm" svg:y1="0.984cm" svg:x2="10.243cm" svg:y2="0.231cm">
          <text:p/>
        </draw:line>
        <draw:line draw:style-name="gr1" draw:text-style-name="P1" draw:layer="layout" svg:x1="19.473cm" svg:y1="0.984cm" svg:x2="19.473cm" svg:y2="0.231cm">
          <text:p/>
        </draw:line>
        <draw:line draw:style-name="gr1" draw:text-style-name="P1" draw:layer="layout" svg:x1="5.629cm" svg:y1="0.984cm" svg:x2="5.629cm" svg:y2="0.231cm">
          <text:p/>
        </draw:line>
        <draw:line draw:style-name="gr1" draw:text-style-name="P1" draw:layer="layout" svg:x1="24.087cm" svg:y1="0.984cm" svg:x2="24.087cm" svg:y2="0.231cm">
          <text:p/>
        </draw:line>
        <draw:line draw:style-name="gr1" draw:text-style-name="P1" draw:layer="layout" svg:x1="0.999cm" svg:y1="5.73cm" svg:x2="0.249cm" svg:y2="5.73cm">
          <text:p/>
        </draw:line>
        <draw:line draw:style-name="gr1" draw:text-style-name="P1" draw:layer="layout" svg:x1="0.999cm" svg:y1="15.225cm" svg:x2="0.249cm" svg:y2="15.225cm">
          <text:p/>
        </draw:line>
        <draw:line draw:style-name="gr1" draw:text-style-name="P1" draw:layer="layout" svg:x1="28.705cm" svg:y1="5.73cm" svg:x2="29.454cm" svg:y2="5.73cm">
          <text:p/>
        </draw:line>
        <draw:line draw:style-name="gr1" draw:text-style-name="P1" draw:layer="layout" svg:x1="28.705cm" svg:y1="15.225cm" svg:x2="29.454cm" svg:y2="15.225cm">
          <text:p/>
        </draw:line>
        <draw:line draw:style-name="gr1" draw:text-style-name="P1" draw:layer="layout" svg:x1="13.709cm" svg:y1="20.241cm" svg:x2="28.707cm" svg:y2="20.241cm">
          <text:p/>
        </draw:line>
        <draw:line draw:style-name="gr1" draw:text-style-name="P1" draw:layer="layout" svg:x1="18.709cm" svg:y1="19.991cm" svg:x2="18.709cm" svg:y2="20.491cm">
          <text:p/>
        </draw:line>
        <draw:line draw:style-name="gr1" draw:text-style-name="P1" draw:layer="layout" svg:x1="23.707cm" svg:y1="19.991cm" svg:x2="23.707cm" svg:y2="20.491cm">
          <text:p/>
        </draw:line>
        <draw:line draw:style-name="gr1" draw:text-style-name="P1" draw:layer="layout" svg:x1="25.706cm" svg:y1="19.991cm" svg:x2="25.706cm" svg:y2="20.241cm">
          <text:p/>
        </draw:line>
        <draw:line draw:style-name="gr1" draw:text-style-name="P1" draw:layer="layout" svg:x1="24.706cm" svg:y1="19.991cm" svg:x2="24.706cm" svg:y2="20.241cm">
          <text:p/>
        </draw:line>
        <draw:line draw:style-name="gr1" draw:text-style-name="P1" draw:layer="layout" svg:x1="22.707cm" svg:y1="19.991cm" svg:x2="22.707cm" svg:y2="20.241cm">
          <text:p/>
        </draw:line>
        <draw:line draw:style-name="gr1" draw:text-style-name="P1" draw:layer="layout" svg:x1="20.708cm" svg:y1="19.991cm" svg:x2="20.708cm" svg:y2="20.241cm">
          <text:p/>
        </draw:line>
        <draw:line draw:style-name="gr1" draw:text-style-name="P1" draw:layer="layout" svg:x1="21.708cm" svg:y1="19.991cm" svg:x2="21.708cm" svg:y2="20.241cm">
          <text:p/>
        </draw:line>
        <draw:line draw:style-name="gr1" draw:text-style-name="P1" draw:layer="layout" svg:x1="13.711cm" svg:y1="19.991cm" svg:x2="13.711cm" svg:y2="20.491cm">
          <text:p/>
        </draw:line>
        <draw:line draw:style-name="gr1" draw:text-style-name="P1" draw:layer="layout" svg:x1="28.7cm" svg:y1="19.991cm" svg:x2="28.7cm" svg:y2="20.491cm">
          <text:p/>
        </draw:line>
        <draw:line draw:style-name="gr1" draw:text-style-name="P1" draw:layer="layout" svg:x1="17.709cm" svg:y1="19.991cm" svg:x2="17.709cm" svg:y2="20.241cm">
          <text:p/>
        </draw:line>
        <draw:line draw:style-name="gr1" draw:text-style-name="P1" draw:layer="layout" svg:x1="16.71cm" svg:y1="19.991cm" svg:x2="16.71cm" svg:y2="20.241cm">
          <text:p/>
        </draw:line>
        <draw:line draw:style-name="gr1" draw:text-style-name="P1" draw:layer="layout" svg:x1="19.709cm" svg:y1="19.991cm" svg:x2="19.709cm" svg:y2="20.241cm">
          <text:p/>
        </draw:line>
        <draw:line draw:style-name="gr1" draw:text-style-name="P1" draw:layer="layout" svg:x1="14.711cm" svg:y1="19.991cm" svg:x2="14.711cm" svg:y2="20.241cm">
          <text:p/>
        </draw:line>
        <draw:line draw:style-name="gr1" draw:text-style-name="P1" draw:layer="layout" svg:x1="27.705cm" svg:y1="19.991cm" svg:x2="27.705cm" svg:y2="20.241cm">
          <text:p/>
        </draw:line>
        <draw:line draw:style-name="gr1" draw:text-style-name="P1" draw:layer="layout" svg:x1="15.71cm" svg:y1="19.991cm" svg:x2="15.71cm" svg:y2="20.241cm">
          <text:p/>
        </draw:line>
        <draw:line draw:style-name="gr1" draw:text-style-name="P1" draw:layer="layout" svg:x1="26.706cm" svg:y1="19.991cm" svg:x2="26.706cm" svg:y2="20.241cm">
          <text:p/>
        </draw:line>
        <draw:path draw:style-name="gr2" draw:text-style-name="P2" draw:layer="layout" svg:width="0.35cm" svg:height="0.246cm" svg:x="12.361cm" svg:y="0.453cm" svg:viewBox="0 0 351 247" svg:d="M0 130v117h351v-117l-11-55-34-41-55-25-75-9-77 8-30 10-24 14-34 41-8 27zM43 133l7-38 23-26 42-16 61-5 59 6 41 15 25 27 8 37v67h-266z">
          <text:p/>
        </draw:path>
        <draw:path draw:style-name="gr2" draw:text-style-name="P2" draw:layer="layout" svg:width="0.363cm" svg:height="0.26cm" svg:x="12.354cm" svg:y="0.446cm" svg:viewBox="0 0 364 261" svg:d="M13 137v117h-6v-6h351v6h-7v-117h7l-7 1-11-55 7-1-5 4-34-41 5-4-3 6-55-25 3-6-1 6-75-9 1-6v6l-77 8-1-6 2 6-30 10-2-6 3 5-24 15-3-6 5 4-33 41-5-4 6 2-8 26-6-1h6l-3 30h-6zM0 136l3-30v-1h1l8-27v-1l1-1 33-41v-1l1-1 25-14h1l30-10 1-1h1l77-8h1 1l75 9h1l1 1 55 25 1 1 1 1 34 41 1 1v2l11 54v1 1 117 7h-6-351-7v-7-117zM42 139l8-38v-2l1-1 24-27 1-1h1l42-16h1l62-5h1l59 5h1l1 1 41 15 2 1 1 1 25 27 1 1v2l8 37v1 67 7h-6-267-7v-7-67zM55 140v67h-6v-7h267v7h-7v-67h7l-6 2-8-38 6-1-5 4-25-26 5-5-2 6-42-15 3-6-1 6-59-5 1-7v7l-62 5v-7l2 6-41 16-3-6 5 4-23 26-5-4 7 1-8 39-6-2z">
          <text:p/>
        </draw:path>
        <draw:polygon draw:style-name="gr2" draw:text-style-name="P2" draw:layer="layout" svg:width="0.35cm" svg:height="0.222cm" svg:x="7.746cm" svg:y="0.477cm" svg:viewBox="0 0 351 223" draw:points="351,223 351,0 309,0 309,177 190,177 190,20 148,20 148,177 43,177 43,4 0,4 0,223">
          <text:p/>
        </draw:polygon>
        <draw:path draw:style-name="gr2" draw:text-style-name="P2" draw:layer="layout" svg:width="0.363cm" svg:height="0.235cm" svg:x="7.74cm" svg:y="0.471cm" svg:viewBox="0 0 364 236" svg:d="M351 229v-223h6v7h-42v-7h6v177 6h-6-119-6v-6-157h6v6h-42v-6h7v157 6h-7-104-8v-6-173h8v7h-44v-7h7v219h-7v-6h351v6zM357 236h-351-6v-7-219-6h6 44 6v6 173h-6v-7h104v7h-6v-157-7h6 42 7v7 157h-7v-7h119v7h-7v-177-6h7 42 7v6 223 7z">
          <text:p/>
        </draw:path>
        <draw:polygon draw:style-name="gr2" draw:text-style-name="P2" draw:layer="layout" svg:width="0.369cm" svg:height="0.255cm" svg:x="16.976cm" svg:y="0.444cm" svg:viewBox="0 0 370 256" draw:points="230,49 272,59 302,75 321,98 327,126 318,158 291,184 247,202 185,208 123,202 78,185 51,159 41,126 46,101 61,81 83,65 114,54 114,6 67,21 30,47 8,83 0,126 12,179 47,221 105,247 185,256 264,247 322,221 357,179 370,126 360,79 333,41 289,14 230,0">
          <text:p/>
        </draw:polygon>
        <draw:path draw:style-name="gr2" draw:text-style-name="P2" draw:layer="layout" svg:width="0.382cm" svg:height="0.27cm" svg:x="16.969cm" svg:y="0.436cm" svg:viewBox="0 0 383 271" svg:d="M238 50l43 10h1v1l31 17h1l1 1 18 23 1 2 1 1 6 27v2l-1 1-9 33v2l-1 1-28 26-1 1h-1l-44 17-1 1h-1l-61 5h-1-1l-61-5-1-1-45-16-1-1-1-1-27-25-2-2v-1l-10-34v-1-2l5-24v-1l1-1 14-21 1-1 1-1 23-16h1l31-12 2 7h-6v-48h6l2 6-47 15-2-6 3 5-36 26-4-5 6 3-24 36-5-3 6 1-8 43-6-1 6-2 12 54-6 1 5-4 36 41-5 4 3-6 58 27-3 6 1-6 79 9-1 6-1-6 79-9 1 6-3-6 58-27 3 6-5-4 36-41 4 4-6-1 12-54 7 2-7 1-9-47 6-1-5 4-27-38 5-4-3 6-44-27 3-6-1 7-60-15 2-6h6v49h-6zM230 57v-49-8l8 2 60 14h1l1 1 44 26 1 1 1 1 26 38 1 1v1l10 47v2 1l-12 54-1 1-1 1-35 41-1 1-2 1-58 27h-1l-1 1-78 9h-1-1l-78-9-1-1h-1l-58-27-2-1-1-1-36-41-1-1v-1l-13-54v-1-2l8-42v-2l1-1 24-35v-2h1l37-26 1-1h1l48-16 8-2v9 48 4l-4 2-32 11-2-6 4 5-23 16-3-5 5 3-14 21-6-4 7 2-5 24-7-1 7-2 9 33-6 2 4-5 28 26-5 5 2-6 45 16-2 6 1-6 61 5-1 7-1-7 62-5 1 6-3-6 45-17 2 6-5-5 28-25 4 4-6-1 9-33 6 2-6 1-6-27 6-2-5 4-19-23 5-4-3 6-30-17 3-5-1 6-43-10-5-1z">
          <text:p/>
        </draw:path>
        <draw:polygon draw:style-name="gr2" draw:text-style-name="P2" draw:layer="layout" svg:width="0.35cm" svg:height="0.228cm" svg:x="3.131cm" svg:y="0.471cm" svg:viewBox="0 0 351 229" draw:points="351,229 351,182 190,182 190,34 148,34 148,182 43,182 43,0 0,0 0,229">
          <text:p/>
        </draw:polygon>
        <draw:path draw:style-name="gr2" draw:text-style-name="P2" draw:layer="layout" svg:width="0.363cm" svg:height="0.241cm" svg:x="3.125cm" svg:y="0.465cm" svg:viewBox="0 0 364 242" svg:d="M351 235v-47h6v7h-162-6v-7-148h6v7h-41v-7h6v148 7h-6-105-7v-7-182h7v7h-43v-7h7v229h-7v-6h351v6zM357 242h-351-6v-7-229-6h6 43 6v6 182h-6v-6h105v6h-7v-148-6h7 41 7v6 148h-7v-6h162 7v6 47 7z">
          <text:p/>
        </draw:path>
        <draw:path draw:style-name="gr2" draw:text-style-name="P2" draw:layer="layout" svg:width="0.35cm" svg:height="0.242cm" svg:x="21.59cm" svg:y="0.457cm" svg:viewBox="0 0 351 243" svg:d="M161 63l-29-36-20-9-24-3-38 7-27 20-17 31-6 45v125h351v-132l-7-47-21-35-32-22-45-7-30 4-25 12-18 20zM145 127v70h-103v-74l3-27 9-19 16-12 23-4 23 5 16 12 10 21zM309 116v81h-121v-76l3-32 11-23 18-13 27-5 28 5 19 12 12 21z">
          <text:p/>
        </draw:path>
        <draw:path draw:style-name="gr2" draw:text-style-name="P2" draw:layer="layout" svg:width="0.363cm" svg:height="0.256cm" svg:x="21.584cm" svg:y="0.45cm" svg:viewBox="0 0 364 257" svg:d="M162 74l-29-35 5-5-3 6-20-9 3-6-1 7-24-3 1-7 1 7-38 6-1-6 4 5-27 20-4-5 6 3-17 31-6-3 7 1-6 45-7-1h7v125h-7v-6h351v6h-6v-132h6l-6 1-7-47 6-1-6 3-20-35 5-3-3 5-34-21 4-6-1 7-45-8 1-6 1 6-29 5-1-7 2 6-24 12-3-6 5 5-19 19-4-4 6 3-12 26-4 10zM161 67l12-27v-1h1l18-20 1-1h1l25-13h1 1l29-5h1 1l45 8h1l1 1 34 22h1l1 2 21 34v2l1 1 7 47v1 132 7h-7-351-6v-7-125-1l6-45v-1l1-1 16-31 1-2 1-1 27-19 2-1h1l38-7h1 1l24 3h1 1l20 10h1l1 1 29 36-5 4zM158 134v70 6h-7-103-6v-6-74l3-28v-1-1l9-19 1-1 1-1 16-12 1-1h2l23-4h1 1l23 4 2 1 1 1 16 12 2 1v1l10 21 1 1v1zM145 135l-3-29h6l-5 2-10-20 5-3-4 5-16-12 4-5-1 6-23-4 1-7 1 7-23 4-1-7 4 5-16 12-4-5 6 3-9 19-6-3 7 1-3 27-7-1h7v74h-7v-7h103v7h-6v-70h6zM322 123v81 6h-8-120-7v-6-76-1l4-32v-1-1l11-22 1-2 1-1 18-14h1l2-1 26-4h1 1l28 4h1l2 1 19 13 1 1 1 1 11 21 2 1v2l4 29zM308 124l-4-30 7-1-6 4-12-22 6-3-3 6-20-13 4-5-1 6-28-4 1-7 1 7-26 4-1-6 4 5-18 13-4-5 6 3-11 23-6-3 7 1-4 31h-6 6v76h-6v-7h120v7h-6v-81h6z">
          <text:p/>
        </draw:path>
        <draw:path draw:style-name="gr2" draw:text-style-name="P2" draw:layer="layout" svg:width="0.35cm" svg:height="0.307cm" svg:x="26.205cm" svg:y="0.392cm" svg:viewBox="0 0 351 308" svg:d="M351 308v-46l-103-37v-140l103-37v-48l-351 129v52zM205 209l-155-54 155-54z">
          <text:p/>
        </draw:path>
        <draw:path draw:style-name="gr2" draw:text-style-name="P2" draw:layer="layout" svg:width="0.364cm" svg:height="0.325cm" svg:x="26.198cm" svg:y="0.383cm" svg:viewBox="0 0 365 326" svg:d="M352 317v-46h6l-2 6-103-37-4-1v-5-141-4l4-2 103-37 2 7h-6v-48h6l3 6-352 129-2-6h6v52h-6l2-6 352 127-3 6zM356 323l-351-127-5-2v-4-52-4l5-2 351-129 9-3v9 48 4l-5 2-102 37-3-7h7v141h-7l3-6 102 37 5 1v5 46 9zM211 224l-156-54-17-6 17-6 156-55 8-3v10 108 9zM206 218v-108h7l2 6-156 54-2-6 2-6 156 54-2 6z">
          <text:p/>
        </draw:path>
        <draw:polygon draw:style-name="gr2" draw:text-style-name="P2" draw:layer="layout" svg:width="0.363cm" svg:height="0.245cm" svg:x="0.33cm" svg:y="7.996cm" svg:viewBox="0 0 364 246" draw:points="244,246 247,246 296,238 332,214 355,176 364,127 355,74 333,35 298,10 252,0 222,4 197,16 179,34 165,58 138,25 94,14 55,21 25,43 7,78 0,127 8,172 30,208 66,230 113,238 116,238 116,193 84,189 61,175 47,154 41,124 46,98 56,79 73,67 96,62 121,67 138,79 148,100 151,129 150,149 190,149 189,124 194,92 206,69 226,54 252,49 281,55 303,70 317,93 321,123 316,155 301,179 277,194 244,200">
          <text:p/>
        </draw:polygon>
        <draw:path draw:style-name="gr2" draw:text-style-name="P2" draw:layer="layout" svg:width="0.375cm" svg:height="0.257cm" svg:x="0.324cm" svg:y="7.99cm" svg:viewBox="0 0 376 258" svg:d="M250 245h3v7l-1-6 48-9 2 7-4-6 36-23 4 5-6-3 24-38 5 4-6-1 8-50 7 2-7 1-8-54 6-1-6 3-22-39 6-3-4 5-35-25 4-5-2 6-45-9 1-7 1 7-31 4-1-7 3 6-24 11-3-5 5 4-19 18-4-4 5 3-13 24-5 8-6-7-27-33 5-4-2 6-43-11 1-6 2 6-40 8-1-7 4 5-30 22-4-5 6 3-19 35-5-3 6 1-6 49h-7l7-2 8 46-7 1 6-4 22 35-6 4 4-6 35 23-3 5 1-6 47 7-1 7v-7h3v7h-6v-45h6l-1 6-32-4h-1-1l-24-13-1-1-1-2-14-21-1-1v-1l-5-30v-1-1l4-27v-1l1-1 10-20 1-1 1-1 18-11 1-1h1l23-5h1 2l24 5h2l1 1 17 12 1 1 1 1 10 21v1 3l3 28v1 20h-7v-7h40v7h-6l-1-25v-1l4-33v-1l1-1 12-23 1-2 1-1 20-14 1-1h1l27-5h1 1l30 6h1l1 1 22 14 1 1 1 1 13 23 1 2v1l5 31v1 1l-5 32-1 2v1l-15 23-1 1-2 1-24 15h-1-1l-33 6-1-6h6v46h-6zM243 252v-46-6l6-1 33-5 1 6-3-6 24-14 3 5-5-3 15-23 5 3-6-1 5-32 6 1-6 1-5-31 7-1-6 3-13-23 5-3-4 5-21-15 3-5-1 6-29-5 1-7 1 7-26 5-2-7 4 6-19 14-4-5 6 2-12 24-6-3 6 1-4 33-7-1h7l1 24v7h-7-40-6v-6-20h7l-7 1-3-29 7-1-6 3-10-22 6-3-4 5-17-12 4-5-1 6-25-4 1-7 2 7-23 4-2-6 4 5-17 12-4-5 6 3-11 20-5-4 6 1-4 27-7-1 7-1 5 30-6 1 5-4 14 21-5 4 3-6 23 13-3 6 1-6 32 4h6v6 45 6h-7-3-1l-47-7h-2l-1-1-35-23-1-1-1-1-22-35-1-1v-1l-8-45v-1-1l6-50v-1l1-1 19-35v-2h2l29-22 1-1h2l39-8h2 1l43 12h2l2 2 27 33-5 4-6-3 14-24v-1l1-1 19-18 1-1h1l24-11 1-1h1l30-4h1 1l46 9h1l1 1 36 25 1 1 1 2 22 39v1 1l9 53v2 1l-9 49v1 1l-24 38v1l-2 1-36 23-1 1h-1l-49 8h-1-3-7z">
          <text:p/>
        </draw:path>
        <draw:polygon draw:style-name="gr2" draw:text-style-name="P2" draw:layer="layout" svg:width="0.353cm" svg:height="0.241cm" svg:x="0.33cm" svg:y="12.748cm" svg:viewBox="0 0 354 242" draw:points="354,242 354,0 310,0 310,191 286,181 267,163 231,107 216,76 193,43 168,19 138,5 105,0 62,9 29,33 8,69 0,117 9,165 32,202 70,226 120,234 127,234 127,188 123,188 89,183 64,170 48,148 42,119 47,89 60,67 79,53 104,48 127,52 147,61 164,78 179,101 195,130 228,180 261,215 301,235 352,242">
          <text:p/>
        </draw:polygon>
        <draw:path draw:style-name="gr2" draw:text-style-name="P2" draw:layer="layout" svg:width="0.365cm" svg:height="0.253cm" svg:x="0.324cm" svg:y="12.742cm" svg:viewBox="0 0 366 254" svg:d="M353 248v-242h7v7h-44v-7h7v191 10l-9-4-24-10-1-1h-1l-20-18v-1l-1-1-35-56h-1l-16-30 6-3-6 4-21-34 5-3-4 5-25-25 4-5-3 6-29-14 2-6-1 7-33-5 1-7 1 7-43 8-1-6 4 5-33 25-4-5 6 3-22 36-5-3 6 1-7 47-7-1 7-1 8 48-6 1 5-3 24 37-6 3 4-5 38 23-4 6 1-7 50 8-1 7v-7h7v7h-6v-46h6v6h-4-1l-34-4h-1l-1-1-25-14h-2l-1-1-16-22-1-1v-2l-5-28-1-2 1-1 5-29v-1-1l13-22 1-1 1-1 19-14 2-1h1l25-5h1 1l23 3 1 1h1l20 10h1v1l17 16h1v1l15 22h1v1l16 29-6 3 6-3 32 49-5 4 4-5 33 35-4 5 3-6 40 21-3 5 1-6 51 6-1 7v-7h2v7zM360 254h-2-1l-51-6h-1l-1-1-40-21h-1l-1-1-33-35h-1v-1l-32-49-17-30 6-3-5 3-15-22 5-3-4 4-18-16 5-5-3 6-20-9 3-6-1 6-23-3 1-7 1 7-24 5-2-7 4 6-20 14-3-6 5 4-12 21-6-3 6 1-5 29-6-1 6-1 6 29-6 1 5-4 16 22-5 4 3-6 25 14-3 5 1-6 34 5-1 6v-7h4 7v7 46 6h-7-7-1l-50-8h-1l-1-1-38-23-1-1-1-1-24-37v-1l-1-2-8-48v-1-1l7-47v-1l1-1 21-37 1-2 1-1 33-23 2-1h1l42-9h1 1l34 5h1l1 1 30 13 1 1 26 25v1h1l22 33 1 1 15 30-6 3 6-4 35 56-5 4 4-5 20 18-5 5 3-6 24 11-3 5h-6v-191-6h6 44 6v6 242 6z">
          <text:p/>
        </draw:path>
        <draw:polygon draw:style-name="gr2" draw:text-style-name="P2" draw:layer="layout" svg:width="0.245cm" svg:height="0.362cm" svg:x="28.987cm" svg:y="7.879cm" svg:viewBox="0 0 246 363" draw:points="0,242 0,246 8,295 32,331 69,354 118,363 172,354 211,332 236,297 246,251 242,221 230,197 212,178 188,164 221,137 232,94 225,54 203,25 167,6 118,0 73,8 38,30 16,65 8,112 8,115 53,115 57,83 70,60 91,46 121,41 147,45 166,55 179,73 184,96 179,120 166,137 145,147 116,150 96,150 96,190 121,189 153,193 177,205 192,225 197,251 191,281 176,302 152,316 122,321 90,316 67,300 52,276 46,242">
          <text:p/>
        </draw:polygon>
        <draw:path draw:style-name="gr2" draw:text-style-name="P2" draw:layer="layout" svg:width="0.257cm" svg:height="0.376cm" svg:x="28.981cm" svg:y="7.872cm" svg:viewBox="0 0 258 377" svg:d="M13 250v4h-7l6-2 9 49-7 1 6-4 23 37-5 3 3-5 38 23-4 5 1-6 50 9-2 6-1-6 53-9 1 6-3-5 40-22 3 5-5-4 25-35 5 4-6-1 9-46 7 2h-7l-4-29 7-1-6 3-11-25 5-2-4 4-18-20 4-4-3 7-24-15-9-5 8-6 33-27 4 5-6-2 11-43 6 2-6 1-8-39 7-2-5 4-22-29 5-4-3 5-36-18 3-6-1 7-48-7v-6l2 6-46 8-1-6 4 5-35 22-4-5 6 3-23 36-5-4 6 1-7 47-7-1h7v3h-7v-6h45v6h-6l4-33v-1-1l13-23 1-2h2l21-15h1l1-1 30-5h1 1l26 4 1 1h1l20 11 1 1 1 1 12 17 1 1v1l5 24v1 1l-5 25v1l-1 1-13 17-1 1-1 1-21 10-1 1h-2l-28 3h-1l-20-1v-6h7v41h-7v-8l25-1h1l32 6h1 1l23 12 2 1 1 1 15 20 1 1v2l5 25v1 2l-6 29v1l-1 1-15 22-1 1-1 1-23 14h-2l-1 1-30 4h-1-1l-32-5h-2l-1-1-23-15-1-1-1-1-15-24v-1-2l-6-33 6-1v7h-46v-7zM6 244h46 6l1 5 5 33-6 1 6-3 14 24-5 3 3-5 23 15-3 6 1-7 32 5-1 7-1-7 30-4 1 6-3-6 23-13 3 5-5-3 16-22 5 4-6-1 5-30 7 2-7 1-5-26 7-1-6 4-15-20 5-4-2 6-24-12 3-6-1 7-32-5 1-6v6l-24 1h-7v-6-41-7h6l20 1v6l-1-6 29-3 1 6-3-6 21-10 3 6-5-4 12-16 5 3-6-1 4-24 8 1-8 1-4-23 6-1-5 3-12-17 5-4-3 6-19-10 3-6-1 6-26-4 1-6 1 6-30 5-1-6 4 5-21 14-4-5 6 3-13 23-6-3 6 1-4 32v6h-6-45-6v-7-3-1l7-47v-1l1-1 23-36 1-1 1-1 35-22 1-1h1l45-8h1 1l49 7h1 1l36 19 2 1v1l22 30 1 1v1l8 40v1 1l-12 44v2l-2 1-33 27-4-5 3-5 24 13 1 1h1l18 20 1 1v1l11 24 1 1v1l4 30v1 1l-9 45v2l-1 1-25 35-1 1-2 1-40 22-1 1h-1l-52 8-2 1-1-1-49-8h-1l-1-1-38-23-1-1-1-1-23-37-1-1v-1l-8-48v-1-4-6z">
          <text:p/>
        </draw:path>
        <draw:polygon draw:style-name="gr2" draw:text-style-name="P2" draw:layer="layout" svg:width="0.241cm" svg:height="0.352cm" svg:x="28.987cm" svg:y="12.637cm" svg:viewBox="0 0 242 353" draw:points="0,353 242,353 242,310 51,310 61,286 79,266 135,230 165,215 199,193 223,167 237,138 242,104 233,62 209,28 172,7 125,0 77,8 40,32 16,70 8,120 8,127 54,127 54,123 59,88 72,63 94,47 123,41 152,46 174,59 189,79 194,103 190,127 181,146 163,163 141,178 112,195 62,227 27,260 7,301 0,351">
          <text:p/>
        </draw:polygon>
        <draw:path draw:style-name="gr2" draw:text-style-name="P2" draw:layer="layout" svg:width="0.253cm" svg:height="0.365cm" svg:x="28.981cm" svg:y="12.63cm" svg:viewBox="0 0 254 366" svg:d="M6 353h242v7h-8v-44h8v6h-191-10l4-9 10-24 1-1v-1l18-19 1-1h1l56-36 30-16 3 6-4-5 34-22 3 6-5-5 24-25 5 4-6-2 14-30 7 3-8-1 5-34 8 1-8 1-8-42 6-1-5 3-24-33 5-4-3 6-36-21 3-6-1 7-47-8 1-6 1 6-48 9-1-7 3 6-37 23-3-5 5 3-23 38-6-3 7 1-8 50-7-1h7v7h-7v-7h46v7h-6v-4-1l4-35v-1l1-1 14-25v-1l1-1 22-16 1-1h2l28-6h2 1l29 5h1l1 1 22 12 1 1 1 1 14 20 1 1v1l5 25v1 1l-3 24-1 1-10 20v1l-1 1-16 17-1 1-22 15h-1l-29 16-3-5 3 5-49 31-4-5 5 5-35 33-5-5 6 3-21 41-5-3h6l-7 52-6-1h7v2h-7zM0 360v-2l6-52v-1l1-1 21-41v-1l1-1 35-33 1-1 49-31 30-16 3 5-3-5 22-15 3 5-4-4 16-17 5 4-6-3 9-19 6 3-6-1 3-24 7 1-7 2-5-25 7-1-6 4-14-20 5-4-3 6-21-13 3-6-1 7-30-5 2-7 1 7-29 5-1-6 4 5-22 16-4-5 6 3-14 25-5-3 6 1-5 34h-6 7v4 6h-7-46-6v-6-7-1-1l8-49v-2l1-1 23-38 1-1 1-1 37-23 1-1h2l48-9h1 1l47 8h1l1 1 37 21h1l1 1 24 34 1 1v1l9 43v1 1l-5 34v1h-1l-14 30-1 1v1l-24 25-1 1-33 22h-1l-30 15-3-6 4 6-56 36-4-6 5 5-18 19-5-4 6 3-11 23-5-2v-7h191 6v7 44 6h-6-242-6z">
          <text:p/>
        </draw:path>
        <draw:path draw:style-name="gr2" draw:text-style-name="P2" draw:layer="layout" svg:width="0.343cm" svg:height="0.249cm" svg:x="0.34cm" svg:y="3.244cm" svg:viewBox="0 0 344 250" svg:d="M344 95v-45h-87v-50h-41v50h-216v46l212 154h45v-155zM216 208l-157-113h157z">
          <text:p/>
        </draw:path>
        <draw:path draw:style-name="gr2" draw:text-style-name="P2" draw:layer="layout" svg:width="0.355cm" svg:height="0.262cm" svg:x="0.334cm" svg:y="3.237cm" svg:viewBox="0 0 356 263" svg:d="M343 103v-45h7v6h-87-7v-6-51h7v6h-41v-6h7v51 6h-7-216v-6h7v46h-7l4-6 212 154-4 5v-6h45v6h-7v-154-6h7 87v6zM350 110h-87v-7h6v154 6h-6-45-2l-1-1-213-153-2-2v-3-46-7h6 216v7h-6v-51-7h6 41 6v7 51h-6v-7h87 6v7 45 7zM219 220l-158-111-17-12h21 157 7v6 112 12zM216 215v-112h6v7h-157v-7l3-5 158 111-4 6z">
          <text:p/>
        </draw:path>
        <draw:polygon draw:style-name="gr2" draw:text-style-name="P2" draw:layer="layout" svg:width="0.353cm" svg:height="0.128cm" svg:x="0.33cm" svg:y="17.553cm" svg:viewBox="0 0 354 129" draw:points="354,47 354,0 0,0 0,34 31,45 52,63 64,90 68,129 103,129 103,47">
          <text:p/>
        </draw:polygon>
        <draw:path draw:style-name="gr2" draw:text-style-name="P2" draw:layer="layout" svg:width="0.365cm" svg:height="0.14cm" svg:x="0.324cm" svg:y="17.547cm" svg:viewBox="0 0 366 141" svg:d="M353 53v-47h7v7h-354v-7h7v35h-7l2-6 31 9 1 1 1 1 21 18 1 1 1 1 12 28v1 1l4 38-6 1v-7h35v7h-6v-82-6h6 251v6zM360 60h-251v-7h7v82 6h-7-35-6l-1-6-4-38 7-1-6 3-12-28 6-2-5 5-20-19 4-4-2 6-31-9-4-2v-5-35-6h6 354 6v6 47 7z">
          <text:p/>
        </draw:path>
        <draw:path draw:style-name="gr2" draw:text-style-name="P2" draw:layer="layout" svg:width="0.249cm" svg:height="0.342cm" svg:x="28.987cm" svg:y="3.151cm" svg:viewBox="0 0 250 343" svg:d="M155 343h45v-87h50v-40h-50v-216h-46l-154 212v44h155zM43 216l112-158v158z">
          <text:p/>
        </draw:path>
        <draw:path draw:style-name="gr2" draw:text-style-name="P2" draw:layer="layout" svg:width="0.262cm" svg:height="0.355cm" svg:x="28.981cm" svg:y="3.144cm" svg:viewBox="0 0 263 356" svg:d="M160 344h45v6h-6v-87-6h6 51v6h-6v-41h6v6h-51-6v-6-215h6v6h-46v-6l6 4-154 211-5-4h7v45h-7v-6h154 6v6 87h-6zM153 350v-87h7v7h-154-6v-7-45-2l1-2 153-211 2-3h3 46 7v7 215h-7v-7h51 7v7 41 7h-7-51v-7h7v87 6h-7-45-7zM43 218l111-157 12-16v20 157 6h-6-112-12zM48 215h112v7h-7v-157h7l5 4-111 157-6-4z">
          <text:p/>
        </draw:path>
        <draw:polygon draw:style-name="gr2" draw:text-style-name="P2" draw:layer="layout" svg:width="0.128cm" svg:height="0.352cm" svg:x="28.987cm" svg:y="17.385cm" svg:viewBox="0 0 129 353" draw:points="83,353 129,353 129,0 94,0 85,30 67,52 39,64 0,68 0,104 83,104">
          <text:p/>
        </draw:polygon>
        <draw:path draw:style-name="gr2" draw:text-style-name="P2" draw:layer="layout" svg:width="0.14cm" svg:height="0.365cm" svg:x="28.981cm" svg:y="17.378cm" svg:viewBox="0 0 141 366" svg:d="M89 353h46v7h-7v-353h7v6h-35v-6l7 1-10 31v2l-1 1-18 20-1 1-1 1-29 12h-1-1l-38 5-1-7h7v36h-7v-7h83 6v7 250h-6zM82 360v-250h7v6h-83-6v-6-36-6h5l39-4v6l-2-6 29-12 2 6-6-4 19-21 5 4-6-2 9-30 1-5h5 35 6v7 353 6h-6-46-7z">
          <text:p/>
        </draw:path>
        <draw:polygon draw:style-name="gr2" draw:text-style-name="P2" draw:layer="layout" svg:width="0.228cm" svg:height="0.35cm" svg:x="3.131cm" svg:y="20.241cm" svg:viewBox="0 0 229 351" draw:points="0,351 47,351 47,190 196,190 196,147 47,147 47,42 229,42 229,0 0,0">
          <text:p/>
        </draw:polygon>
        <draw:path draw:style-name="gr2" draw:text-style-name="P2" draw:layer="layout" svg:width="0.241cm" svg:height="0.363cm" svg:x="3.125cm" svg:y="20.234cm" svg:viewBox="0 0 242 364" svg:d="M6 351h47v7h-6v-162-7h6 149v7h-7v-42h7v7h-149-6v-7-105-6h6 182v6h-6v-42h6v6h-229v-6h7v351h-7zM0 358v-351-7h6 229 7v7 42 7h-7-182v-7h7v105h-7v-6h149 6v6 42 6h-6-149v-6h7v162 6h-7-47-6z">
          <text:p/>
        </draw:path>
        <draw:polygon draw:style-name="gr2" draw:text-style-name="P2" draw:layer="layout" svg:width="0.222cm" svg:height="0.35cm" svg:x="7.746cm" svg:y="20.241cm" svg:viewBox="0 0 223 351" draw:points="0,351 223,351 223,308 47,308 47,190 204,190 204,147 47,147 47,42 219,42 219,0 0,0">
          <text:p/>
        </draw:polygon>
        <draw:path draw:style-name="gr2" draw:text-style-name="P2" draw:layer="layout" svg:width="0.234cm" svg:height="0.363cm" svg:x="7.74cm" svg:y="20.234cm" svg:viewBox="0 0 235 364" svg:d="M6 351h223v7h-7v-43h7v7h-176-7v-7-119-7h7 157v7h-7v-42h7v7h-157-7v-7-105-6h7 172v6h-7v-42h7v6h-219v-6h7v351h-7zM0 358v-351-7h6 219 6v7 42 7h-6-172v-7h6v105h-6v-6h157 6v6 42 6h-6-157v-6h6v119h-6v-6h176 6v6 43 6h-6-223-6z">
          <text:p/>
        </draw:path>
        <draw:path draw:style-name="gr2" draw:text-style-name="P2" draw:layer="layout" svg:width="0.246cm" svg:height="0.35cm" svg:x="12.361cm" svg:y="20.241cm" svg:viewBox="0 0 247 351" svg:d="M117 0h-117v351h117l55-11 41-34 25-55 9-76-8-77-10-30-14-24-41-33-26-8zM114 42l38 7 26 23 16 42 5 61-6 60-15 41-27 25-37 8h-67v-267z">
          <text:p/>
        </draw:path>
        <draw:path draw:style-name="gr2" draw:text-style-name="P2" draw:layer="layout" svg:width="0.26cm" svg:height="0.363cm" svg:x="12.354cm" svg:y="20.234cm" svg:viewBox="0 0 261 364" svg:d="M123 13h-116v-6h6v351h-6v-7h116v7l-1-7 55-11 1 7-4-5 42-34 4 5-6-3 25-55 6 3-6-1 9-76 6 1h-6l-8-76 6-1-6 2-10-30 6-2-5 3-14-24 5-3-4 5-42-33 4-5-2 6-26-8 2-6-1 6-30-3v-6zM124 0l30 3h1v1l27 8h1l1 1 42 33h1l1 1 14 25v1l10 30 1 1 8 77v1 1l-9 76v1l-1 1-25 54-1 2-1 1-42 34-1 1h-1l-55 11h-1-1-116-7v-6-351-7h7 116zM121 42l38 8h2l1 1 27 24 1 1v1l16 41v1 1l6 61 1 1h-1l-6 60v1 1l-16 41-1 2-1 1-26 25-2 1h-2l-37 8h-1-66-7v-6-267-7h7 66zM120 55h-66v-6h6v267h-6v-7h66v7l-2-6 38-9 1 7-4-5 26-25 5 5-6-2 15-42 6 3-6-1 6-60 6 1h-6l-6-61h7l-6 2-16-41 6-3-4 5-26-23 4-5-1 7-38-8 1-6z">
          <text:p/>
        </draw:path>
        <draw:line draw:style-name="gr1" draw:text-style-name="P1" draw:layer="layout" svg:x1="14.702cm" svg:y1="19.992cm" svg:x2="28.706cm" svg:y2="19.992cm">
          <text:p/>
        </draw:line>
        <draw:line draw:style-name="gr1" draw:text-style-name="P1" draw:layer="layout" svg:x1="14.707cm" svg:y1="19.995cm" svg:x2="14.707cm" svg:y2="15.328cm">
          <text:p/>
        </draw:line>
        <draw:line draw:style-name="gr1" draw:text-style-name="P1" draw:layer="layout" svg:x1="14.702cm" svg:y1="15.328cm" svg:x2="28.706cm" svg:y2="15.328cm">
          <text:p/>
        </draw:line>
        <draw:line draw:style-name="gr1" draw:text-style-name="P1" draw:layer="layout" svg:x1="28.701cm" svg:y1="15.325cm" svg:x2="28.701cm" svg:y2="19.995cm">
          <text:p/>
        </draw:line>
        <draw:line draw:style-name="gr1" draw:text-style-name="P1" draw:layer="layout" svg:x1="14.702cm" svg:y1="19.592cm" svg:x2="26.604cm" svg:y2="19.592cm">
          <text:p/>
        </draw:line>
        <draw:line draw:style-name="gr1" draw:text-style-name="P1" draw:layer="layout" svg:x1="14.702cm" svg:y1="18.292cm" svg:x2="26.604cm" svg:y2="18.292cm">
          <text:p/>
        </draw:line>
        <draw:line draw:style-name="gr1" draw:text-style-name="P1" draw:layer="layout" svg:x1="14.702cm" svg:y1="16.993cm" svg:x2="26.604cm" svg:y2="16.993cm">
          <text:p/>
        </draw:line>
        <draw:line draw:style-name="gr1" draw:text-style-name="P1" draw:layer="layout" svg:x1="26.599cm" svg:y1="19.325cm" svg:x2="28.704cm" svg:y2="19.325cm">
          <text:p/>
        </draw:line>
        <draw:line draw:style-name="gr1" draw:text-style-name="P1" draw:layer="layout" svg:x1="26.599cm" svg:y1="18.659cm" svg:x2="28.704cm" svg:y2="18.659cm">
          <text:p/>
        </draw:line>
        <draw:line draw:style-name="gr1" draw:text-style-name="P1" draw:layer="layout" svg:x1="26.599cm" svg:y1="17.992cm" svg:x2="28.704cm" svg:y2="17.992cm">
          <text:p/>
        </draw:line>
        <draw:line draw:style-name="gr1" draw:text-style-name="P1" draw:layer="layout" svg:x1="26.599cm" svg:y1="17.326cm" svg:x2="28.704cm" svg:y2="17.326cm">
          <text:p/>
        </draw:line>
        <draw:line draw:style-name="gr1" draw:text-style-name="P1" draw:layer="layout" svg:x1="26.599cm" svg:y1="16.66cm" svg:x2="28.704cm" svg:y2="16.66cm">
          <text:p/>
        </draw:line>
        <draw:line draw:style-name="gr1" draw:text-style-name="P1" draw:layer="layout" svg:x1="26.599cm" svg:y1="15.993cm" svg:x2="28.704cm" svg:y2="15.993cm">
          <text:p/>
        </draw:line>
        <draw:line draw:style-name="gr1" draw:text-style-name="P1" draw:layer="layout" svg:x1="16.456cm" svg:y1="19.592cm" svg:x2="16.456cm" svg:y2="16.993cm">
          <text:p/>
        </draw:line>
        <draw:line draw:style-name="gr1" draw:text-style-name="P1" draw:layer="layout" svg:x1="18.505cm" svg:y1="19.596cm" svg:x2="18.505cm" svg:y2="15.318cm">
          <text:p/>
        </draw:line>
        <draw:line draw:style-name="gr1" draw:text-style-name="P1" draw:layer="layout" svg:x1="24.703cm" svg:y1="19.592cm" svg:x2="24.703cm" svg:y2="18.292cm">
          <text:p/>
        </draw:line>
        <draw:line draw:style-name="gr1" draw:text-style-name="P1" draw:layer="layout" svg:x1="26.602cm" svg:y1="19.995cm" svg:x2="26.602cm" svg:y2="15.325cm">
          <text:p/>
        </draw:line>
        <draw:line draw:style-name="gr1" draw:text-style-name="P1" draw:layer="layout" svg:x1="27.094cm" svg:y1="19.995cm" svg:x2="27.094cm" svg:y2="15.325cm">
          <text:p/>
        </draw:line>
        <draw:path draw:style-name="gr2" draw:text-style-name="P2" draw:layer="layout" svg:width="0.624cm" svg:height="0.158cm" svg:x="14.818cm" svg:y="18.346cm" svg:viewBox="0 0 625 159" svg:d="M20 106h-20l5 23 10 17 17 10 23 3 22-3 16-9 11-15 4-20-3-18-9-11-15-8-20-5-17-5-11-5-6-7-2-11 2-10 6-7 8-5 12-2 12 2 10 6 6 10 3 13h20l-4-21-10-15-16-9-21-3-20 3-15 9-10 14-3 18 3 17 8 11 13 8 18 5 17 5 13 5 8 7 3 11-3 12-6 8-11 6-13 1-14-2-12-7-7-11zM219 100l-4 18-7 13-10 8-12 2-14-4-11-11-7-19-3-27 3-27 7-19 11-12 14-4 10 2 9 6 7 10 5 14h21l-7-21-11-16-16-9-18-4-23 6-17 15-12 25-3 34 3 34 12 25 17 15 23 5 20-4 16-11 12-19 6-25zM249 155h19l16-44h60l16 44h20l-55-151h-22zM291 93l23-67 23 67zM400 155h98v-18h-78v-133h-20zM530 155h95v-18h-75v-51h67v-17h-67v-46h73v-19h-93z">
          <text:p/>
        </draw:path>
        <draw:path draw:style-name="gr2" draw:text-style-name="P2" draw:layer="layout" svg:width="0.638cm" svg:height="0.171cm" svg:x="14.81cm" svg:y="18.34cm" svg:viewBox="0 0 639 172" svg:d="M28 118h-20v-6l7-1 4 23-6 1 5-4 11 17-6 4 4-6 16 10-3 6 1-7 23 4-1 6-1-6 22-3 1 6-3-6 16-9 3 6-5-4 11-15 5 4-6-2 4-19 6 1-7 1-3-18 7-1-6 4-9-11 6-4-3 6-15-8 3-6-2 7-20-6 2-6-1 6-17-4h-1v-1l-11-4-2-1v-1l-7-7-1-1v-2l-2-11v-1-1l2-11v-1l1-2 6-7v-1l1-1 9-5h1 1l12-2h1 1l12 2h2l1 1 9 6 1 1 1 1 7 9v1 2l3 14-6 1v-6h20v6h-7 7l-7 1-3-22 6-1-5 4-10-15 5-4-3 6-16-10 3-5-1 6-21-3 1-6 1 6-20 3-1-6 3 5-15 9-3-5 5 4-9 14-6-4 7 1-4 19-6-1 6-1 3 16-6 1 5-4 8 11-5 4 3-5 13 7-3 6 2-7 17 6-1 6 1-6 18 5 13 5h2v1l8 7 2 1v2l3 12 1 1-1 2-2 11-1 1v2l-7 8-1 1-1 1-10 5-2 1h-1l-13 2h-1-1l-14-3h-2l-1-1-11-6-1-1-1-1-7-12-1-1v-1l-2-15 6-1zM34 111l3 15-7 1 6-4 7 12-6 3 4-5 11 6-3 6 1-6 14 2-1 6v-6l13-2v7l-3-6 11-5 3 5-5-4 6-8 5 4-6-2 3-11 6 1-6 2-3-12 6-1-4 5-8-7 4-5-2 6-13-5 2-6-2 6-17-4v-1l-18-5h-1v-1l-13-7-2-1v-1l-9-11-1-1v-2l-3-16v-1-1l4-19v-2l1-1 10-14v-1l2-1 15-9h1l1-1 19-3h1 1l22 3 1 1h2l16 10h1l1 2 10 15v1l1 1 3 22v1 7h-6-20-5l-1-5-3-14 6-2-5 5-7-11 6-4-4 6-9-6 3-6-1 7-12-2 1-7 1 7-12 1-1-6 4 6-9 5-3-6 5 4-6 7-5-4 6 2-2 10-6-1 7-1 1 11-6 1 5-4 6 6-5 5 3-6 11 5-3 5 2-6 17 4 20 6h1l15 8 1 1 1 1 9 11 1 2v1l3 18v1 1l-4 20v1l-1 1-10 15-1 1-1 1-17 10h-1-1l-23 4h-1-1l-22-4h-1l-1-1-17-10-1-1-1-1-11-17-1-1v-1l-4-23-2-8h8 20 5zM234 107l-4 18v1 1l-8 13v1l-1 1-10 8-1 1h-2l-12 3h-1-2l-15-4-1-1-2-1-11-12-1-1v-1l-7-19-1-1v-1l-2-26v-1l2-26v-1l1-1 7-20v-1l1-1 11-12 1-1 2-1 15-4h2 1l11 2h1l1 1 9 6 1 1 1 1 7 9v1 1l5 14-6 3v-7h21v7l-7 2-6-22 6-2-5 4-12-16 6-4-4 6-15-10 3-5-1 6-18-3 1-7 2 7-24 5-2-6 4 5-17 15-4-5 6 3-12 25-6-2h7l-4 34-6-1h6l4 33-7 1 6-3 12 25-6 3 4-5 17 15-4 5 2-6 23 5-1 6-1-6 20-4 1 6-4-5 17-11 3 5-5-3 11-19 6 3-6-1 5-26 7 2v6h-21v-6zM228 99h21 8l-2 8-6 26v1l-1 1-11 18-1 1-1 1-16 12h-1l-2 1-20 4h-1-1l-24-5-2-1-1-1-18-15-1-1v-1l-11-25-1-1v-1l-4-34v-1l4-34v-1l1-1 11-26v-1l1-1 18-15 1-1 2-1 24-5h1 1l19 3 1 1h1l15 10 1 1 1 1 11 15 1 1v1l7 22 2 8h-8-21-5l-1-4-5-14 6-3-5 5-7-11 5-4-3 6-9-6 3-6-1 7-10-2 1-7 2 7-15 4-2-7 6 5-13 13-4-6 6 2-7 21-6-3 6 1-2 26-7-1h7l2 26-6 1 6-3 7 19-6 3 5-5 12 12-6 4 2-6 15 4-2 6-1-6 11-3 2 7-4-5 10-8 4 5-6-3 7-13 6 3-6-2 4-18 1-5zM258 155h19v6l-6-2 16-44 2-4h4 60 5l1 4 16 44-6 2v-6h20v6l-6 3-55-152 6-2v7h-22v-7l6 2-54 152-6-3zM251 159l55-151 2-4h4 22 5l1 4 55 151 3 9h-9-20-5l-1-4-16-45 6-2v7h-60v-7l6 2-15 45-2 4h-5-19-10zM294 97l23-67 6-18 6 18 23 67 3 8h-9-46-9zM300 92h46v7l-6 2-23-67 6-2 6 2-23 67-6-2zM409 155h97v6h-7v-18h7v7h-77-6v-7-133h6v7h-20v-7h7v151h-7zM403 161v-151-6h6 20 7v6 133h-7v-6h77 6v6 18 7h-6-97-6zM538 155h95v6h-7v-18h7v7h-75-7v-7-51-6h7 67v6h-7v-17h7v6h-67-7v-6-46-7h7 73v7h-6v-19h6v7h-93v-7h6v151h-6zM531 161v-151-6h7 93 7v6 19 6h-7-73v-6h6v46h-6v-7h67 6v7 17 7h-6-67v-7h6v51h-6v-6h75 6v6 18 7h-6-95-7z">
          <text:p/>
        </draw:path>
        <draw:path draw:style-name="gr2" draw:text-style-name="P2" draw:layer="layout" svg:width="1.387cm" svg:height="0.2cm" svg:x="16.589cm" svg:y="18.345cm" svg:viewBox="0 0 1388 201" svg:d="M26 156h19l21-131 23 131h18l26-151h-17l-19 129-21-129h-19l-21 129-19-129h-17zM151 156h95v-18h-75v-51h67v-17h-67v-46h74v-19h-94zM317 138h-28v18h75v-18h-27v-114h27v-19h-75v19h28zM496 136l4 20h11v-81h-55v19h34v1l-3 20-7 15-10 9-14 3-14-4-12-12-7-19-3-26 3-27 7-20 12-11 16-4 10 2 9 6 7 10 3 14h22l-6-21-10-16-15-9-19-4-25 6-18 15-12 25-4 34 4 34 12 25 17 15 22 5 12-1 11-5 10-7zM537 156h20v-70h60v70h20v-151h-20v63h-60v-63h-20zM707 156h20v-132h46v-19h-112v19h46zM994 198h13l-12-23-9-24-5-25-2-26 2-25 5-26 9-24 12-23h-13l-16 23-11 24-7 26-2 25 2 26 7 25 11 23zM1066 156h19v-40l20-20 34 60h21l-42-73 43-44h-24l-52 54v-93h-19zM1284 151v-112h-18v19l-15-17-9-4-11-2-18 5-14 12-10 20-3 26 3 27 10 19 14 12 18 4 11-1 8-4 16-16v16l-2 13-5 9-9 6-14 2-12-2-8-3-5-5-1-8h-19v1l3 14 9 10 13 7 19 2 23-3 15-9 8-16zM1206 98l2-19 6-14 9-10 12-3 13 3 9 10 6 14 2 19-2 20-6 14-9 9-13 2-12-2-9-9-6-14zM1353 198l15-24 11-23 7-25 2-26-2-25-7-26-11-24-15-23h-14l12 23 9 24 5 26 2 25-2 26-5 25-9 24-12 23z">
          <text:p/>
        </draw:path>
        <draw:path draw:style-name="gr2" draw:text-style-name="P2" draw:layer="layout" svg:width="1.401cm" svg:height="0.213cm" svg:x="16.581cm" svg:y="18.339cm" svg:viewBox="0 0 1402 214" svg:d="M34 155h19v6l-7-1 22-130h13l22 130-6 1v-6h18v6l-7-1 27-150 6 1v7h-17v-7l6 1-18 128h-13l-22-128 7-1v7h-19v-7l6 1-21 128h-12l-19-128 6-1v7h-17v-7l6-1 26 150-6 1zM27 162l-26-150-1-7h8 17 6l1 5 18 128-6 1-6-1 21-128v-5h6 19 5l1 5 22 128-7 1-6-1 18-128 1-5h6 17 8l-2 7-26 150-1 6h-5-18-6l-1-6-22-130 6-1 7 1-22 130-1 6h-5-19-6zM159 155h95v6h-6v-18h6v7h-75-6v-7-51-6h6 67v6h-6v-17h6v6h-67-6v-6-45-7h6 74v7h-7v-19h7v7h-94v-7h7v150h-7zM153 161v-150-6h6 94 6v6 19 6h-6-74v-6h7v45h-7v-7h67 7v7 17 7h-7-67v-7h7v51h-7v-6h75 7v6 18 7h-7-95-6zM325 150h-28v-7h7v18h-7v-6h75v6h-6v-18h6v7h-27-7v-7-113-7h7 27v7h-6v-19h6v7h-75v-7h7v19h-7v-7h28 6v7 113 7zM318 143v-113h7v6h-28-6v-6-19-6h6 75 7v6 19 6h-7-27v-6h6v113h-6v-6h27 7v6 18 7h-7-75-6v-7-18-6h6 28v6zM511 140l3 20-6 1v-6h11v6h-7v-81h7v7h-55v-7h7v19h-7v-7h34 6v7 1 1l-2 20-1 1v1l-7 14v2h-1l-11 10-1 1h-2l-13 3-2 1-1-1-15-4h-2l-1-1-11-12-1-1-1-1-7-20v-1l-3-27v-1l2-26v-1l1-1 7-19 1-1v-1l12-12 1-1 2-1 16-4h1 2l11 2 1 1h1l9 6 1 1 1 1 6 10 1 1v1l4 14-7 2v-7h22v7l-7 1-5-20 6-2-5 4-11-16 6-4-4 6-15-10 4-5-2 6-18-3 1-7 1 7-24 5-2-6 4 5-18 15-4-5 5 3-11 25-6-3 6 1-4 33-6-1h6l4 33-6 1 6-3 11 25-5 3 4-5 17 16-4 4 2-6 22 5-2 6-1-6 13-2v7l-2-6 11-5 2 6-4-5 10-7 4 5-5-4 8-11 9-11zM509 145l-8 11-1 1-9 8h-1-1l-11 5h-1-1l-12 2h-1-1l-22-5-2-1-1-1-18-16-1-1v-1l-12-25-1-1v-1l-4-33v-1l4-33v-1l1-1 12-25v-2h1l19-16 1-1 2-1 24-5h2 1l19 3 1 1h1l15 10 1 1 1 1 11 15v1 1l6 21 2 8h-8-22-5l-1-5-4-13 7-2-6 3-6-10 5-3-4 5-8-6 3-5-1 6-11-2 2-6 1 6-16 4-1-6 4 4-11 12-5-5 6 3-7 19-6-2h6l-2 26h-7l7-1 2 27h-6l6-2 7 19-6 2 5-4 11 11-4 5 1-6 15 4-2 6-1-6 13-3 2 6-5-5 11-9 4 5-6-3 7-15 6 3-6-1 2-20 7 1h-7v-1h7v6h-34-6v-6-19-6h6 55 6v6 81 7h-6-11-6l-1-6-3-20 6-1zM545 155h20v6h-7v-70-7h7 60 6v7 70h-6v-6h20v6h-7v-150h7v7h-20v-7h6v62 6h-6-60-7v-6-62h7v7h-20v-7h6v150h-6zM538 161v-150-6h7 20 6v6 62h-6v-7h60v7h-7v-62-6h7 20 6v6 150 7h-6-20-7v-7-70h7v6h-60v-6h6v70 7h-6-20-7zM715 155h20v6h-7v-131-7h7 45v7h-6v-19h6v7h-111v-7h7v19h-7v-7h46 6v7 131h-6zM708 161v-131h7v6h-46-6v-6-19-6h6 111 7v6 19 6h-7-45v-6h6v131 7h-6-20-7zM1002 197h13v6l-5 3-13-23v-1l-9-24-5-26h-1v-1l-1-25v-1l1-25v-1h1l5-25v-1l9-24v-1l13-23 5 3v6h-13v-6l5 3-16 24-5-4 6 3-11 24-6-3 6 2-6 24-7-1h7l-2 26-7-1h7l2 26h-7l7-1 6 24-6 2 6-3 11 24-6 2 5-3 16 24-5 3zM996 207l-15-24h-1v-1l-11-23v-1-1l-7-24v-1l-2-26v-1l2-26v-1l7-25v-1l11-23v-1h1l15-24 2-3h4 13 11l-5 10-12 23-6-3 6 2-9 24-6-2 7 1-6 25-6-1h6l-1 26-7-1h7l1 26h-6l6-1 6 25-7 1 6-2 9 24-6 2 6-3 12 23 5 10h-11-13-4zM1074 155h19v6h-7v-40-3l2-2 20-19 6-6 4 7 35 60-6 3v-6h21v6l-5 4-43-74-2-4 3-3 44-43 4 4v7h-24v-7l5 5-53 52-11 11v-15-92h7v7h-19v-7h6v155h-6zM1067 161v-155-6h7 19 6v6 92h-6l-5-5 53-52 2-2h2 24 16l-11 11-44 43-4-5 5-3 43 73 6 10h-12-21-4l-2-3-34-60 6-4 4 5-20 19-4-4h6v40 7h-6-19-7zM1285 156v-111h7v7h-18v-7h6v19 17l-11-13-15-17 5-4-3 6-9-4 3-6-1 6-11-1 1-7 2 7-19 4-1-6 4 5-14 12-4-5 6 2-10 20-6-3 7 1-3 26-7-1 7-1 3 27-7 1 6-3 10 19-6 3 4-5 14 12-4 5 1-6 19 4-2 6-1-6 11-1 1 6-3-6 9-4 2 6-4-4 15-17 11-12v17 16 1l-2 13v1 1l-5 9-1 2-2 1-9 5-1 1h-1l-14 2h-1l-12-1h-1l-1-1-8-3h-2l-1-2-5-5-1-1v-2l-2-8 7-1v6h-19v-6h7v1h-7l7-1 2 13-6 2 5-5 9 11-5 4 2-6 14 7-3 6 1-7 19 3-1 6-1-6 23-4 1 7-4-6 15-9 4 6-6-3 8-16 6 3-6-1 2-22 7 1zM1298 157l-3 22v1 1l-9 16v1l-2 1-15 9-1 1h-1l-23 5h-1-1l-18-4h-1-1l-14-7-1-1-1-1-9-10-1-1v-2l-3-14v-1-1-7h6 19 5l1 6 1 7-6 2 5-5 5 6-5 4 2-6 9 3-3 6 1-6 12 1-1 7-1-7 14-2 1 7-3-6 9-5 3 5-6-3 5-9 6 3-7-1 2-13 7 1h-7v-16h7l4 4-15 16-1 1-1 1-9 4h-1l-11 2h-1-1l-18-4-2-1-1-1-15-12-1-1v-1l-9-20h-1v-2l-3-26v-1-1l3-26v-1l1-1 9-19v-1l2-1 14-12 1-1 1-1 19-4h1 1l10 1 1 1h1l9 4 2 1v1l15 17-4 4h-7v-19-6h7 18 6v6 111zM1207 103l2-20v-1h1l6-15v-1l1-1 9-8 2-2h1l12-3h2 1l13 3h2l1 2 9 8 1 1 1 1 6 15v1l2 20h1l-1 1-2 20v1l-6 14-1 2-1 1-9 8-1 2h-2l-13 3h-1-2l-12-3h-1l-2-2-9-8-1-1v-2l-6-14-1-1v-1l-2-19zM1220 103l2 19-6 1 6-3 6 14-6 3 4-5 9 9-4 5 1-7 12 3-1 6-2-6 13-3 2 7-5-5 10-9 4 5-6-3 6-14 6 3-7-1 3-19h6l-6 1-3-19 7-1-6 3-6-15 6-2-4 5-10-9 5-5-2 7-13-3 2-7 1 7-12 3-1-7 4 5-9 9-4-5 6 2-6 15-6-3 6 1-2 19-6-1zM1355 200l16-24 5 3-6-2 11-24 6 3-6-2 6-24 7 1h-7l2-26h7l-7 1-2-26h7l-7 1-6-24 6-2-6 3-11-24 6-3-5 4-16-24 6-3v6h-14v-6l6-3 12 23 9 25v1l5 25 2 26v1l-2 25v1l-5 26v1l-9 23v1l-12 23-6-3v-6h14v6zM1361 210h-14-11l5-10 12-23 6 3-6-2 9-24 6 2-7-1 6-25 6 1-7-1 2-25h7l-7 1-2-26h7l-6 1-6-25 7-1-6 2-9-24 6-2-6 3-12-23-5-10h11 14 3l2 3 16 24v1l11 23v1l7 25v1l2 26v1l-2 26v1l-7 24v1l-11 24v1l-16 24-2 3z">
          <text:p/>
        </draw:path>
        <draw:path draw:style-name="gr2" draw:text-style-name="P2" draw:layer="layout" svg:width="1.793cm" svg:height="0.158cm" svg:x="18.618cm" svg:y="18.346cm" svg:viewBox="0 0 1794 159" svg:d="M50 4h-50v151h50l23-4 18-15 11-23 4-33-4-33-4-13-6-11-18-14-11-3zM48 22l17 4 11 10 7 17 2 27-3 26-6 17-12 11-16 3h-28v-115zM132 155h20v-63h21l15 1 9 3 6 7 3 13 1 19 1 13 3 7h22v-4l-5-6-2-11-1-24-4-18-5-6-7-4 8-5 6-8 4-10 1-12-3-18-8-14-14-8-21-3h-50zM176 23l14 1 10 4 6 8 2 12-2 12-6 9-11 4-14 1h-23v-51zM245 155h20l16-44h60l16 44h20l-55-151h-22zM288 93l23-67 23 67zM400 155h19l22-131 22 131h18l27-151h-18l-18 129-22-129h-18l-21 129-19-129h-18zM561 137h-27v18h75v-18h-28v-114h28v-19h-75v19h27zM652 155h18v-124l57 124h24v-151h-19v124l-56-124h-24zM871 135l4 20h10v-81h-54v19h33v1l-2 20-7 15-11 9-13 3-15-4-11-12-7-19-3-26 2-27 8-20 11-11 16-4 11 2 9 6 6 10 4 14h21l-5-21-11-16-15-9-18-4-25 6-19 15-12 25-4 34 4 34 12 25 18 15 22 5 12-1 11-5 10-7zM1042 155h18v-124l58 124h23v-151h-18v124l-57-124h-24zM1170 98l3 27 9 20 16 11 24 3 22-3 16-11 10-19 3-28v-94h-20v95l-2 19-6 13-10 8-13 2-15-2-10-8-6-13-1-19v-95h-20zM1298 155h16v-137l28 137h19l28-137v137h17v-151h-27l-27 134-28-134h-26zM1509 74l15-12 4-10 1-10-3-16-8-12-14-7-19-3h-53v151h56l20-3 15-8 9-15 4-19-2-12-5-11-9-8zM1481 68h-29v-46h31l11 2 9 4 5 6 1 10-2 10-5 8-9 4zM1486 137h-34v-51h32l13 1 10 5 6 8 2 11-2 12-5 8-9 5zM1566 155h95v-18h-75v-51h67v-17h-67v-46h74v-19h-94zM1694 155h20v-63h20l15 1 10 3 5 7 2 13 1 19 2 13 2 7h23v-4l-5-6-2-11-1-24-4-18-5-6-8-4 9-5 6-8 4-10 1-12-3-18-9-14-14-8-19-3h-50zM1738 23l13 1 10 4 5 8 2 12-2 12-6 9-10 4-13 1h-23v-51z">
          <text:p/>
        </draw:path>
        <draw:path draw:style-name="gr2" draw:text-style-name="P2" draw:layer="layout" svg:width="1.806cm" svg:height="0.171cm" svg:x="18.611cm" svg:y="18.34cm" svg:viewBox="0 0 1807 172" svg:d="M57 17h-50v-7h6v151h-6v-6h50v6l-1-6 23-5 1 7-4-5 18-15 4 5-6-3 11-23 6 3-7-1 4-32h7l-7 1-3-33h6l-6 2-4-14 6-2-6 4-6-12 6-3-4 5-18-14 4-5-2 6-11-3 2-6-1 6-13-1 1-7zM57 4l13 1h1 1l11 4h1l1 1 18 14 1 1v1l6 10 1 1v1l4 14 1 1 3 33v1l-4 32v1 1l-11 24-1 1-1 1-17 15-2 1h-1l-24 5h-1-50-7v-7-151-6h7zM57 22l16 3 2 1 1 1 11 10 1 1 1 1 7 19v1 1l2 26v1l-2 25v1 1l-7 18-1 1-1 1-11 11-2 1h-1l-16 4h-1-1-28-7v-7-115-6h7 28 1zM55 35h-28v-7h6v115h-6v-6h28v6l-1-6 16-3 1 6-4-5 11-10 5 4-6-2 6-18 6 3-6-1 2-25h7l-7 1-2-26 7-1-6 3-7-18 6-3-4 5-12-11 5-4-1 6-17-3 1-7zM139 155h20v6h-6v-63-6h6 21 15 1l1 1 9 3h2l1 2 6 7v1l1 2 2 13 1 20h-6l6-1 1 13-6 1 6-2 3 7-6 2v-6h22v6h-6v-4h6l-5 4-5-6-1-1v-2l-2-11v-1l-2-24h7l-6 1-4-18 6-1-5 4-5-5 5-5-3 6-8-4-10-5 10-6 9-6 3 6-5-4 6-8 5 4-6-2 4-10 6 3-6-1 1-12 6 1-6 1-3-19 6-1-5 4-9-14 6-4-4 6-14-8 4-6-1 7-20-3 1-7v7h-50v-7h6v151h-6zM132 161v-151-6h7 50 1l19 3h2l1 1 14 8 1 1 1 1 9 14 1 1v1l3 19v1 1l-1 11-1 1v1l-4 10-1 1-6 8v1h-1l-9 6-3-6 3-6 7 5h1l1 1 5 6 1 1 1 2 3 17v1l2 25h-7l7-1 2 11-7 1 5-4 5 6 2 2v2 4 7h-7-22-5l-2-5-2-7v-1l-1-1-1-12v-1l-1-19h7l-7 1-2-13 6-1-5 4-5-7 5-4-2 6-9-3 2-6-1 6h-15l1-7v7h-21v-7h7v63 7h-7-20-7zM184 22l13 2h1 1l10 4 1 1 1 1 6 8 1 1v2l2 13v1 1l-2 12v2l-1 1-6 8-1 1-2 1-10 4h-1-1l-13 1h-1-23-6v-6-51-7h6 24zM183 35h-24v-6h7v51h-7v-7h23v7-7l13-1 1 7-3-6 10-4 3 6-5-4 5-8 6 4-7-1 2-12 7 1-7 1-2-12 7-2-5 5-6-9 5-4-3 6-9-4 3-6-1 7-13-2v-6zM251 155h20v6l-6-2 16-44 1-4h5 61 5l1 4 16 44-6 2v-6h20v6l-6 3-56-152 6-2v7h-22v-7l6 2-54 152-7-3zM245 159l55-151 2-4h4 22 5l1 4 56 151 3 9h-9-20-5l-1-4-17-45 7-2v7h-61v-7l6 2-16 45-1 4h-5-20-9zM288 97l23-67 6-18 6 18 24 67 3 8h-10-46-9zM294 92h46v7l-6 2-23-67 6-2 6 2-23 67-6-2zM407 155h19v6l-6-1 22-131h12l23 131-7 1v-6h18v6l-6-1 26-151 7 1v7h-18v-7l7 1-19 129h-13l-21-129 6-1v7h-18v-7l6 1-21 129h-13l-18-129 6-1v7h-18v-7l7-1 26 151-7 1zM401 162l-26-151-1-7h7 18 6l1 5 18 129-6 1-7-1 21-129 1-5h6 18 6l1 5 21 129-6 1-7-1 19-129 1-5h5 18 8l-2 7-26 151-1 6h-6-18-5l-1-6-22-131 6-1 6 1-21 131-1 6h-6-19-5zM568 150h-27v-7h6v18h-6v-6h75v6h-7v-18h7v7h-28-6v-7-114-7h6 28v7h-7v-19h7v7h-75v-7h6v19h-6v-7h27 7v7 114 7zM562 143v-114h6v6h-27-7v-6-19-6h7 75 6v6 19 6h-6-28v-6h7v114h-7v-6h28 6v6 18 7h-6-75-7v-7-18-6h7 27v6zM659 155h18v6h-6v-124l12-2 57 124-6 2v-6h24v6h-7v-151h7v7h-19v-7h7v124l-12 3-57-124 6-3v7h-24v-7h7v151h-7zM653 161v-151-6h6 24 4l1 4 57 124-6 2h-6v-124-6h6 19 6v6 151 7h-6-24-4l-1-4-58-124 6-3h6v124 7h-6-18-6zM884 140l4 20-6 1v-6h10v6h-6v-81h6v7h-54v-7h6v19h-6v-7h33 7v7 1 1l-3 20v1 1l-7 14-1 2h-1l-10 10-2 1h-1l-13 3-2 1-2-1-14-4h-2l-1-1-12-12-1-1v-1l-7-20h-1v-1l-2-27v-1l2-26v-1-1l8-20v-1l1-1 12-12 1-1 2-1 16-4h1 2l10 2 2 1h1l9 6 1 1v1l7 10v1l1 1 3 15-6 2v-7h21v7l-6 1-5-21 6-2-6 4-10-16 5-4-3 6-15-10 3-5-1 6-19-3 2-7 1 7-25 5-1-6 4 5-18 15-5-5 6 3-12 26-6-3 7 1-4 33-7-1h7l4 33-7 1 6-3 12 25-6 3 5-5 17 16-4 4 1-6 22 5-1 6-1-6 12-2 1 7-2-6 11-5 2 6-4-5 10-7 4 5-5-4 8-11 9-11zM883 145l-8 11h-1v1l-10 8h-1l-11 5h-1-1l-12 2h-1-2l-22-5-1-1-2-1-17-16h-1l-1-2-11-25h-1v-2l-4-33v-1l4-33v-1l1-1 11-26 1-2h1l19-16 1-1 2-1 24-5h1 2l19 3 1 1h1l15 10 1 1 1 1 10 15 1 1v1l6 22 2 8h-9-21-5l-1-5-4-13 6-3-5 4-7-11 6-3-4 5-9-6 4-5-1 6-11-2 1-6 2 6-16 4-2-6 5 4-12 13-4-6 6 3-7 20-7-2h7l-2 26h-7l7-1 2 27h-6l6-2 7 19-6 2 5-4 11 12-5 4 2-6 15 4-2 6-1-6 13-3 1 6-4-5 11-9 4 5-6-3 7-15 6 3-7-1 3-20 6 1h-6v-1h6v6h-33-7v-6-19-6h7 54 7v6 81 7h-7-10-6l-1-5-3-21 6-1zM1049 155h18v6h-6v-124l12-2 57 124-5 2v-6h23v6h-7v-151h7v7h-18v-7h6v124l-12 3-57-124 6-3v7h-24v-7h7v151h-7zM1043 161v-151-6h6 24 4l2 4 57 124-6 2h-7v-124-6h7 18 6v6 151 7h-6-23-5l-1-4-58-124 6-3h7v124 7h-7-18-6zM1183 104l3 27h-6l6-3 9 20-6 3 4-6 16 11-4 6 2-7 23 4-1 6-1-6 22-4 1 7-3-6 16-11 3 6-5-3 9-19 6 3-7-1 4-27h6-6v-94h6v7h-20v-7h7v95 1l-2 18v1l-1 1-6 14v1l-2 1-10 8-1 1h-1l-14 3h-1-2l-14-3h-1l-2-1-10-8-1-1-1-1-5-13-1-1v-1l-2-19v-1-95h7v7h-20v-7h6v94h-6zM1170 104v-94-6h7 20 6v6 95h-6 6l2 18-7 1 6-3 6 13-6 3 4-5 10 8-4 5 1-7 15 3-1 6-2-6 14-3 1 7-4-5 10-8 4 5-6-3 6-13 6 3-6-1 2-18h6-6v-95-6h6 20 7v6 94 1l-4 27v1 1l-10 19v2l-2 1-16 11-1 1h-1l-23 4h-1-1l-24-4h-1l-1-1-16-11-2-1v-2l-10-19v-1-1l-4-27zM1305 155h16v6h-6v-137l13-1 28 137-7 1v-6h19v6l-6-1 27-137 13 1v137h-6v-6h17v6h-7v-151h7v7h-27v-7l7 2-28 133h-13l-27-133 6-2v7h-26v-7h6v151h-6zM1298 161v-151-6h7 26 6l1 5 27 133-6 2-7-2 28-133 1-5h5 27 6v6 151 7h-6-17-7v-7-137h7l6 2-28 137-1 5h-5-19-5l-1-5-28-137 6-2h7v137 7h-7-16-7zM1512 75l15-12 4 5-6-3 4-8 6 2h-7l2-11 6 1-6 1-3-17 6-1-5 4-9-12 6-4-3 6-14-7 3-6-1 6-19-2 1-7v7h-53v-7h6v151h-6v-6h56v6l-1-6 20-3 1 6-3-5 15-9 3 6-5-4 9-14 5 3-6-1 3-19 7 1-7 1-2-12 7-1-6 3-5-11 6-3-5 5-8-8 4-5-2 6-12-5-10-4zM1518 74l12 5 1 1 1 1 8 7 1 1v1l6 11v1 1l2 12v2 1l-3 19v1l-1 1-9 14-1 1-2 1-14 9-2 1h-1l-20 3h-1-56-7v-7-151-6h7 53 1l19 3h1 1l14 7 1 1 1 1 8 12 1 1 1 2 2 17 1 1-1 1-1 10v1 1l-4 9-1 1-1 1-15 12-4-5zM1488 80h-29-7v-6-46-6h7 31l12 1h1l1 1 8 4h2l1 2 5 6 1 2v1l2 11v1 1l-2 10-1 2v1l-6 7v1l-2 1-9 4-1 1h-1l-12 1zM1487 67l13-1v6l-2-5 8-5 3 6-5-4 5-7 5 4-6-1 2-10 6 1-6 1-2-11 7-1-6 5-5-8 6-3-3 5-8-3 2-6v6l-12-1 1-7v7h-31v-7h6v46h-6v-7h29v7zM1493 150h-34-7v-7-51-7h7 32 1l13 2h1 1l10 5 1 1 1 1 6 8 1 1v2l2 11 1 1-1 1-2 12v1l-1 1-5 9-1 1-1 1-9 5h-1-2l-12 2zM1492 137l13-2 1 7-4-6 10-5 3 6-6-4 6-8 5 4-6-1 2-12 6 1-6 1-2-11 6-1-5 4-6-8 5-4-3 6-9-5 2-6v7l-14-2 1-6v6h-32v-6h6v51h-6v-6h34v6zM1573 155h95v6h-6v-18h6v7h-75-6v-7-51-6h6 67v6h-6v-17h6v6h-67-6v-6-46-7h6 74v7h-7v-19h7v7h-94v-7h7v151h-7zM1567 161v-151-6h6 94 6v6 19 6h-6-74v-6h7v46h-7v-7h67 7v7 17 7h-7-67v-7h7v51h-7v-6h75 7v6 18 7h-7-95-6zM1701 155h20v6h-7v-63-6h7 20 1 15l1 1 10 3h2l1 2 5 7 1 1v2l3 13 1 20h-7l7-1 1 13-6 1 6-2 2 7-6 2v-6h23v6h-7v-4h7l-5 4-5-6-1-1v-2l-2-11v-1l-2-24h7l-7 1-3-18 6-1-5 4-5-5 5-5-3 6-8-4-10-5 10-6 8-6 4 6-5-4 6-8 5 4-6-2 4-10 6 3-7-1 2-12 6 1-6 1-3-19 6-1-5 4-9-14 5-4-3 6-14-8 3-6-1 7-19-3 1-7v7h-50v-7h6v151h-6zM1694 161v-151-6h7 50 1l19 3h1l1 1 15 8 1 1 1 1 9 14v1l1 1 3 19v1 1l-2 11v1 1l-4 10v1h-1l-6 8-1 1h-1l-8 6-4-6 3-6 8 5h1l1 1 5 6 1 1v2l4 17v1l2 25h-7l7-1 1 11-6 1 5-4 5 6 1 2v2 4 7h-6-23-4l-2-5-3-7v-1-1l-1-12v-1l-1-19h6l-6 1-2-13 6-1-5 4-5-7 5-4-2 6-10-3 2-6v6h-15v-7 7h-20v-7h6v63 7h-6-20-7zM1746 22l13 2h1 1l9 4 2 1 1 1 6 8 1 1v2l2 13v1 1l-2 12-1 2-1 1-6 8-1 1-1 1-10 4h-1-1l-14 1h-23-7v-6-51-7h7 24zM1745 35h-24v-6h6v51h-6v-7h23v7l-1-7 14-1v7l-2-6 10-4 2 6-5-4 6-8 5 4-6-1 2-12 6 1-6 1-2-12 6-2-5 5-6-9 6-4-3 6-9-4 2-6v7l-13-2v-6z">
          <text:p/>
        </draw:path>
        <draw:path draw:style-name="gr2" draw:text-style-name="P2" draw:layer="layout" svg:width="0.63cm" svg:height="0.157cm" svg:x="24.835cm" svg:y="18.347cm" svg:viewBox="0 0 631 158" svg:d="M21 105h-21l5 23 11 17 17 10 22 3 23-3 16-9 11-15 4-20-3-19-9-11-15-8-20-5-17-5-11-4-6-7-2-11 2-10 6-7 8-5 12-2 12 2 10 6 6 10 3 13h20l-4-21-10-15-16-9-22-3-19 3-15 9-11 14-3 18 3 16 9 11 13 8 17 5 18 5 13 5 8 8 3 11-3 12-6 8-11 6-13 1-14-2-12-7-7-11zM135 154h20v-71h60v71h20v-151h-20v62h-60v-62h-20zM270 154h95v-18h-75v-52h67v-17h-67v-45h73v-19h-93zM400 154h95v-18h-75v-52h67v-17h-67v-45h73v-19h-93zM565 154h20v-132h46v-19h-111v19h45z">
          <text:p/>
        </draw:path>
        <draw:path draw:style-name="gr2" draw:text-style-name="P2" draw:layer="layout" svg:width="0.644cm" svg:height="0.171cm" svg:x="24.827cm" svg:y="18.34cm" svg:viewBox="0 0 645 172" svg:d="M28 118h-20v-6l7-1 4 23-6 1 5-4 11 17-6 4 4-6 16 10-3 6 1-7 23 4-2 6v-6l22-3 1 6-3-6 16-9 3 6-5-4 11-15 5 4-6-2 3-19 7 1-7 1-3-19 7-1-6 4-9-11 6-4-3 6-15-8 3-6-2 7-20-6 2-6-1 6-17-4h-1v-1l-11-4-2-1-1-1-6-7-1-1v-2l-2-11-1-1 1-1 2-10v-1l1-2 6-7v-1l1-1 9-5h1 1l12-2h1 1l12 2h2l1 1 9 6 1 1 1 1 7 9v1 2l3 13-6 1v-6h20v6h-7 7l-7 1-3-21 6-1-5 4-10-15 5-4-3 6-16-10 3-5-1 6-21-3v-6l2 6-20 3-1-6 3 5-15 9-3-5 5 4-9 14-6-4 7 1-4 18-6-1 6-1 3 16-6 1 5-4 8 11-5 4 3-5 13 7-3 6 2-7 17 6-2 6 2-6 18 5 13 5h2v1l8 7 2 1v3l3 12 1 1-1 2-2 11-1 1v2l-7 8-1 1-1 1-10 5-2 1h-1l-13 2h-1-1l-14-3h-2l-1-1-11-6-1-1-1-1-7-12-1-1v-1l-3-15 7-1zM34 111l3 15-7 1 6-4 7 12-6 3 4-5 11 6-3 6 1-6 14 2-1 6v-6l13-2v7l-3-6 11-5 3 5-5-4 6-8 5 4-6-2 3-11 6 1-6 2-3-12 6-1-4 5-8-7 4-6-2 7-13-6 2-6-2 6-17-4v-1l-18-5h-1v-1l-13-7-2-1v-1l-9-11-1-1v-2l-3-16v-1-1l4-18v-2l1-1 10-14v-1l2-1 15-9h1l1-1 19-3h1 1l22 3 1 1h1l16 10h2l1 2 10 15v1l1 1 3 21v1 7h-6-20-5l-1-5-3-14 6-1-5 4-7-10 6-4-4 6-9-6 3-6-1 7-12-2 1-7 1 7-12 1-1-6 4 6-9 5-3-6 5 4-6 7-5-4 6 2-2 9-6-1 7-1 1 11-6 1 5-4 6 6-5 5 3-6 11 5-3 5 2-6 17 4 20 6h1l15 8 1 1 1 1 9 11 1 2v1l3 19v1 1l-4 20v1l-1 1-10 15-1 1-1 1-17 10h-1-1l-23 4h-1-1l-22-4h-1l-1-1-17-10-1-1-1-1-11-17-1-1v-1l-4-23-2-9h8 20 5zM142 155h20v6h-6v-71-7h6 60 7v7 71h-7v-6h20v6h-6v-151h6v7h-20v-7h7v62 6h-7-60-6v-6-62h6v7h-20v-7h6v151h-6zM135 161v-151-6h7 20 7v6 62h-7v-7h60v7h-6v-62-6h6 20 7v6 151 7h-7-20-6v-7-71h6v6h-60v-6h7v71 7h-7-20-7zM277 155h95v6h-7v-18h7v7h-75-7v-7-52-6h7 67v6h-7v-17h7v6h-67-7v-6-45-7h7 73v7h-6v-19h6v7h-93v-7h6v151h-6zM270 161v-151-6h7 93 7v6 19 6h-7-73v-6h6v45h-6v-7h67 6v7 17 7h-6-67v-7h6v52h-6v-6h75 6v6 18 7h-6-95-7zM407 155h95v6h-7v-18h7v7h-75-7v-7-52-6h7 67v6h-7v-17h7v6h-67-7v-6-45-7h7 73v7h-6v-19h6v7h-93v-7h6v151h-6zM400 161v-151-6h7 93 7v6 19 6h-7-73v-6h6v45h-6v-7h67 6v7 17 7h-6-67v-7h6v52h-6v-6h75 6v6 18 7h-6-95-7zM573 155h20v6h-6v-132-7h6 46v7h-7v-19h7v7h-112v-7h6v19h-6v-7h46 7v7 132h-7zM566 161v-132h7v6h-46-7v-6-19-6h7 112 6v6 19 6h-6-46v-6h7v132 7h-7-20-7z">
          <text:p/>
        </draw:path>
        <draw:path draw:style-name="gr2" draw:text-style-name="P2" draw:layer="layout" svg:width="0.494cm" svg:height="0.158cm" svg:x="14.818cm" svg:y="17.047cm" svg:viewBox="0 0 495 159" svg:d="M20 104h-20l5 23 10 17 17 11 23 4 22-3 16-10 11-16 4-19-3-18-9-12-15-7-20-6-17-4-11-5-6-7-2-10 2-10 6-7 8-5 12-2 12 2 10 6 6 10 3 13h20v-1l-4-20-10-15-16-10-21-3-20 3-15 9-10 14-3 19 3 16 8 11 13 7 18 6 17 5 13 5 8 6 3 12-3 11-6 9-11 5-13 2-14-2-12-7-7-12zM174 136h-27v19h76v-19h-29v-114h29v-18h-76v18h27zM261 155h108v-19h-84l84-115v-17h-102v18h79l-85 115zM400 155h95v-19h-75v-51h67v-18h-67v-45h73v-18h-93z">
          <text:p/>
        </draw:path>
        <draw:path draw:style-name="gr2" draw:text-style-name="P2" draw:layer="layout" svg:width="0.508cm" svg:height="0.171cm" svg:x="14.81cm" svg:y="17.041cm" svg:viewBox="0 0 509 172" svg:d="M28 118h-20v-7l7-1 4 23-6 1 5-3 11 17-6 3 4-5 16 10-3 5 1-6 23 4-1 6-1-6 22-4 1 7-3-6 16-10 3 6-5-4 11-15 5 4-6-1 4-20 6 2-7 1-3-18 7-1-6 4-9-12 6-4-3 6-15-7 3-6-2 6-20-6 2-6-1 6-17-4h-1l-11-5h-2v-1l-7-7-1-2v-1l-2-11v-2-1l2-10v-2l1-1 6-7v-1l1-1 9-5 1-1h1l12-2h1 1l12 3h2 1l9 6 1 1 1 1 7 10v1 1l3 14-6 2v-7h20v7h-7v-1h7l-7 1-3-21 6-1-5 4-10-16 5-3-3 5-16-9 3-6-1 7-21-3 1-7 1 7-20 3-1-7 3 6-15 9-3-6 5 4-9 14-6-4 7 2-4 19-6-1 6-1 3 16-6 1 5-4 8 11-5 4 3-6 13 8-3 5 2-6 17 6-1 6 1-6 18 4v1l13 4 2 1v1l8 6 2 2v2l3 11 1 2-1 1-2 12-1 1v1l-7 9-1 1-1 1-10 5h-2l-1 1-13 1h-1-1l-14-2h-2l-1-1-11-7-1-1-1-1-7-11-1-1v-2l-2-15 6-1zM34 110l3 15-7 1 6-3 7 11-6 4 4-6 11 7-3 6 1-7 14 2-1 7v-7l13-1v6l-3-6 11-5 3 6-5-4 6-9 5 4-6-1 3-12 6 2-6 1-3-11 6-2-4 5-8-7 4-4-2 6-13-5 2-6-2 6-17-5-18-6h-1l-13-8h-2v-1l-9-11-1-2v-1l-3-16v-1-2l4-19v-1l1-1 10-14v-1l2-1 15-9 1-1h1l19-3h1 1l22 3h1l2 1 16 9 1 1 1 1 10 15v1l1 2 3 21v1 1 6h-6-20-5l-1-5-3-14 6-1-5 4-7-11 6-3-4 5-9-6 3-5-1 6-12-2 1-6 1 6-12 2-1-6 4 5-9 5-3-5 5 4-6 7-5-4 6 1-2 11-6-1 7-2 1 11-6 1 5-4 6 7-5 4 3-6 11 5-3 6 2-6 17 4 20 6h1l15 8h1l1 1 9 12 1 1v2l3 17v2 1l-4 19v2l-1 1-10 15-1 1-1 1-17 9-1 1h-1l-23 3-1 1-1-1-22-3h-1l-1-1-17-10-1-1-1-1-11-17-1-1v-1l-4-23-2-8h8 20 5zM183 149h-28v-6h6v18h-6v-7h76v7h-7v-18h7v6h-28-6v-6-115-6h6 28v6h-7v-18h7v6h-76v-6h6v18h-6v-6h28 7v6 115 6zM177 143v-115h6v7h-28-7v-7-18-7h7 76 6v7 18 7h-6-28v-7h7v115h-7v-7h28 6v7 18 6h-6-76-7v-6-18-7h7 28v7zM269 154h108v7h-7v-18h7v6h-84-13l8-10 84-116 5 4h-7v-17h7v6h-102v-6h7v18h-7v-6h79 13l-7 10-85 116-6-4h7v17h-7zM263 161v-17-2l1-2 85-116 5 4v7h-79-6v-7-18-7h6 102 6v7 17 2l-1 2-84 116-5-4v-7h84 6v7 18 6h-6-108-6zM408 154h95v7h-7v-18h7v6h-75-7v-6-51-6h7 67v6h-7v-18h7v7h-67-7v-7-46-6h7 73v6h-6v-18h6v6h-93v-6h6v151h-6zM401 161v-151-7h7 93 7v7 18 7h-7-73v-7h6v46h-6v-6h67 6v6 18 7h-6-67v-7h6v51h-6v-7h75 6v7 18 6h-6-95-7z">
          <text:p/>
        </draw:path>
        <draw:path draw:style-name="gr2" draw:text-style-name="P2" draw:layer="layout" svg:width="0.585cm" svg:height="0.15cm" svg:x="14.822cm" svg:y="16.301cm" svg:viewBox="0 0 586 151" svg:d="M50 0h-50v151h50l23-4 18-15 12-25 4-32-4-33-4-13-7-10-18-14-11-3zM48 18l17 3 11 10 7 18 2 26-3 26-6 17-12 12-16 3h-28v-115zM115 151h20l16-45h60l16 45h20l-55-151h-22zM158 88l23-66 23 66zM301 151h20v-133h45v-18h-110v18h45zM396 151h95v-18h-75v-52h67v-18h-67v-45h73v-18h-93zM556 151h30v-33h-30zM556 66h30v-32h-30z">
          <text:p/>
        </draw:path>
        <draw:path draw:style-name="gr2" draw:text-style-name="P2" draw:layer="layout" svg:width="0.599cm" svg:height="0.163cm" svg:x="14.815cm" svg:y="16.295cm" svg:viewBox="0 0 600 164" svg:d="M57 13h-50v-7h6v151h-6v-6h50v6l-1-6 23-5 1 7-4-5 18-15 4 5-6-3 11-23 6 2h-7l4-34 7 1-7 1-3-33 6-1-6 3-4-13 6-3-6 4-6-11 6-3-4 5-18-14 4-5-2 6-11-3 2-6-1 6-13-1 1-7zM57 0l13 1h1 1l11 4h1l1 1 18 14 1 1v1l6 10 1 1 4 13v1l1 1 3 33v1l-4 33v1 1l-11 24-1 1-1 1-17 15-2 1h-1l-24 5h-1-50-7v-7-151-6h7zM57 18l16 3h2l1 2 11 10 2 1v1l7 18v1 1l2 26v1l-2 26v1 1l-7 18-1 1-1 1-11 11-2 1h-1l-16 4h-1-1-28-6v-7-115-6h6 28 1zM55 31h-28v-7h7v115h-7v-6h28v6l-1-6 16-4 1 7-4-5 11-10 5 4-6-2 6-18 6 3-6-1 2-26h7l-7 1-2-26 7-1-6 2-7-17 6-3-4 5-12-10 5-5-1 7-17-3 1-7zM121 151h20v6l-6-2 16-44 1-4h5 60 5l1 4 16 44-6 2v-6h20v6l-6 2-55-151 6-2v7h-22v-7l6 2-54 151-7-2zM115 155l55-151 2-4h4 22 5l1 4 55 151 3 9h-9-20-5l-1-5-16-44 6-2v7h-60v-7l6 2-16 44-1 5h-5-20-9zM158 93l23-67 6-18 6 18 23 67 3 8h-9-46-9zM164 88h46v7l-6 2-23-67 6-2 6 2-23 67-6-2zM307 151h20v6h-6v-133-6h6 45v6h-6v-18h6v7h-110v-7h6v18h-6v-6h45 7v6 133h-7zM301 157v-133h6v7h-45-7v-7-18-6h7 110 7v6 18 7h-7-45v-7h7v133 7h-7-20-6zM402 151h96v6h-7v-18h7v7h-76-7v-7-51-7h7 68v7h-7v-19h7v7h-68-7v-7-45-6h7 74v6h-6v-18h6v7h-94v-7h6v151h-6zM395 157v-151-6h7 94 7v6 18 7h-7-74v-7h6v45h-6v-6h68 6v6 19 7h-6-68v-7h6v51h-6v-6h76 6v6 18 7h-6-96-7zM563 151h30v6h-6v-32h6v7h-30v-7h7v32h-7zM557 157v-32-6h6 30 7v6 32 7h-7-30-6zM563 66h30v6h-6v-32h6v7h-30v-7h7v32h-7zM557 72v-32-6h6 30 7v6 32 7h-7-30-6z">
          <text:p/>
        </draw:path>
        <draw:path draw:style-name="gr2" draw:text-style-name="P2" draw:layer="layout" svg:width="1.496cm" svg:height="0.158cm" svg:x="14.822cm" svg:y="15.453cm" svg:viewBox="0 0 1497 159" svg:d="M50 4h-50v151h50l23-5 18-14 11-24 4-33-4-33-4-13-6-10-18-14-11-4zM48 22l17 3 11 10 7 18 2 26-3 25-6 19-12 10-16 4h-28v-115zM135 155h95v-18h-75v-52h67v-18h-67v-45h73v-18h-93zM276 104h-20l5 24 11 17 16 10 23 4 22-3 16-10 11-15 4-19-3-19-9-12-15-7-20-6-17-4-11-5-6-7-2-10 2-10 6-7 8-5 12-2 12 2 10 6 6 10 3 13h20v-1l-4-20-10-15-16-10-21-3-20 3-15 9-10 14-3 19 3 16 8 11 13 7 18 6 17 5 13 5 8 6 3 13-3 11-6 9-10 5-14 2-14-3-11-6-8-12zM430 137h-27v18h75v-18h-28v-115h28v-18h-75v18h27zM610 135l4 20h10v-82h-54v18h33v2l-2 20-7 15-11 9-13 3-15-3-11-12-7-20-3-27 2-26 8-19 11-12 16-4 11 2 9 6 6 11 4 13h21l-5-21-11-15-15-10-19-3-24 5-19 16-12 25-4 33 4 34 12 25 18 16 22 5 12-2 11-4 10-8zM651 155h18v-124l58 124h23v-151h-18v124l-57-124h-24zM785 155h96v-18h-76v-52h67v-18h-67v-45h74v-18h-94zM961 4h-50v151h50l24-5 17-14 11-24 4-33-3-33-5-13-6-10-17-14-12-4zM960 22l16 3 11 10 7 18 2 26-2 25-7 19-11 10-16 4h-29v-115zM1249 73l15-13 4-8 1-10-3-17-8-11-14-7-19-3h-53v151h56l20-3 15-9 9-14 4-20-2-13-6-10-8-8zM1221 66h-29v-44h31l11 1 9 4 4 7 2 10-2 10-5 7-9 4zM1226 137h-34v-53h32l13 2 10 4 6 8 2 11-2 13-6 8-9 5zM1363 155v-62l49-89h-22l-37 71-38-71h-24l52 91v60zM1467 155h30v-32h-30zM1467 70h30v-32h-30z">
          <text:p/>
        </draw:path>
        <draw:path draw:style-name="gr2" draw:text-style-name="P2" draw:layer="layout" svg:width="1.509cm" svg:height="0.172cm" svg:x="14.815cm" svg:y="15.446cm" svg:viewBox="0 0 1510 173" svg:d="M57 17h-50v-6h6v151h-6v-7h50v7l-1-6 23-5 1 6-4-5 18-14 4 5-6-3 11-24 6 3-7-1 4-32 7 1-7 1-3-33 6-1-6 2-4-13 6-2-6 3-6-10 6-3-4 5-18-15 4-5-2 6-11-4 2-6-1 7-13-2 1-6zM57 4l13 2h1 1l11 4h1l1 1 18 14h1v1l6 12h1v1l4 13v1h1l3 33v1 1l-4 32v1 1l-11 23-1 2-1 1-17 14-2 1-1 1-24 4h-1-50-7v-6-151-7h7zM57 23l16 3h2l1 1 11 11 2 1v2l7 18v1l2 26v1 1l-2 25v1l-7 18-1 2-1 1-11 10-2 1-1 1-16 3h-1-1-28-6v-6-115-7h6 28 1zM55 36h-28v-7h7v115h-7v-7h28v7l-1-6 16-4 1 6-4-4 11-11 5 5-6-2 6-18 6 2h-6l2-26 7 1h-7l-2-26h7l-6 2-7-18 6-2-4 5-12-10 5-5-1 7-17-4 1-7zM142 155h95v7h-7v-18h7v6h-75-7v-6-51-6h7 67v6h-7v-18h7v7h-67-7v-7-46-6h7 73v6h-6v-18h6v6h-93v-6h6v151h-6zM135 162v-151-7h7 93 7v7 18 8h-7-73v-8h6v46h-6v-6h67 6v6 18 7h-6-67v-7h6v51h-6v-7h75 6v7 18 6h-6-95-7zM283 119h-20v-7l7-1 4 23-6 1 5-3 11 17-5 3 3-5 17 10-4 5 1-6 23 4-1 6-1-6 22-4 1 7-3-6 16-10 3 6-5-4 11-15 5 4-6-1 4-20 6 2-6 1-4-18 7-1-5 4-9-12 5-4-3 6-15-7 3-6-2 6-20-6 2-6-1 6-17-4h-1l-11-5h-1l-1-1-7-7-1-2v-1l-2-11v-2-1l2-9v-2l1-1 6-8v-1l2-1 8-5 1-1h1l12-2h1 1l12 3h2 1l9 6 2 1v1l7 11v1l1 1 3 13-7 2v-7h20v7h-7v-1h7l-7 1-3-20 6-1-5 4-10-17 5-3-3 5-16-9 3-6-1 7-21-3 1-7 1 7-20 3-1-7 4 6-16 9-3-6 5 4-9 15-6-4 7 2-4 18-6-1 6-1 3 16-6 1 5-4 8 11-5 4 3-6 13 8-3 5 2-6 18 6-2 6 1-6 18 4v1l14 4 1 1 1 1 8 6 1 2 1 2 2 11 1 2-1 1-2 12-1 1v1l-7 9-1 1-1 1-10 5h-1l-1 1-14 1h-1-1l-14-2h-2l-1-1-11-7-1-1-1-1-7-11-1-1v-2l-2-15 6-1zM289 111l3 15-7 1 6-3 7 11-5 4 3-6 11 7-3 5 1-6 15 2-2 7v-7l13-1 1 6-3-6 10-5 3 6-5-4 6-9 5 4-6-1 3-12 6 2-6 1-3-11 6-2-4 5-8-7 4-4-2 6-13-5 2-6-2 6-17-5-18-6h-1l-13-8h-1l-1-1-8-11-1-2-1-1-2-16-1-1 1-2 3-18v-1l1-1 10-15 1-1 1-1 15-9 1-1h1l20-3h1 1l21 3h2l1 1 16 9 1 1 1 1 10 16 1 1v2l3 20v1 1 6h-6-20-5l-1-5-3-13 6-1-5 3-7-10 6-3-4 5-9-6 3-6-1 7-12-2 1-7 1 7-12 2-1-7 4 6-9 5-3-5 5 3-6 8-5-4 7 1-2 10-7-1 7-2 2 11-7 1 5-4 6 7-5 4 3-6 11 5-3 6 2-6 17 4 20 6h1l15 8h1l1 1 9 12 1 1v2l3 17 1 2-1 1-4 19v2l-1 1-10 15-1 1-1 1-17 9-1 1h-1l-22 3-1 1-1-1-23-3h-1l-1-1-17-10-1-1-1-1-11-17v-1l-1-1-4-23-1-8h7 20 6zM437 150h-27v-6h6v18h-6v-7h75v7h-7v-18h7v6h-28-6v-6-115-6h6 28v6h-7v-18h7v6h-75v-6h6v18h-6v-6h27 7v6 115 6zM431 144v-115h6v8h-27-7v-8-18-7h7 75 6v7 18 8h-6-28v-8h7v115h-7v-7h28 6v7 18 6h-6-75-7v-6-18-7h7 27v7zM623 141l4 20-6 1v-7h10v7h-6v-81h6v6h-54v-6h6v18h-6v-6h33 7v6 2l-3 20v1 1l-7 15-1 1-1 1-10 9-2 1-1 1-13 3h-2-2l-14-4-2-1-1-1-12-12-1-1v-1l-7-19-1-1v-1l-2-26-1-1h1l2-26v-1-1l8-19v-2l1-1 12-12 1-2h2l16-4 1-1 1 1 11 2h2l1 1 9 6 1 1v1l7 11v1l1 1 3 13-6 2v-6h21v6l-6 2-6-21 7-2-6 4-10-17 5-3-3 5-15-9 3-6-1 7-19-4 1-6 2 6-25 6-1-7 4 5-18 17-5-6 6 4-12 25-6-3 7 1-4 33-7-1 7-1 4 33-7 1 6-3 12 25-6 3 5-5 17 16-4 5 1-6 22 5-1 6-1-6 12-2 1 6-2-6 11-4 2 6-4-5 10-8 4 5-5-4 8-10 9-12zM622 146l-8 10-1 1-10 8-1 1-12 4v1h-1l-12 1-2 1-1-1-22-5h-1l-2-1-17-16-1-1-1-1-11-25-1-1v-1l-4-33v-1-1l4-33v-1l1-1 11-26 1-1 1-1 19-16 1-1h1l25-5 1-1h2l18 4h2l1 1 15 9 1 1 1 1 10 17 1 1v1l6 20 2 9h-9-21-5l-1-5-4-14 6-1-5 3-7-10 6-4-4 6-9-6 4-7-1 8-11-2 1-8 2 7-16 5-2-8 5 6-12 12-4-5 6 2-8 19-6-2 7 1-3 26-6-1h6l3 26-6 1 6-3 7 20-6 2 5-5 11 12-5 5 2-7 15 4-2 6-1-6 13-3 1 6-4-4 11-10 4 5-6-3 7-14 6 2h-7l3-20 6 1h-6v-2h6v7h-33-7v-7-18-7h7 54 7v7 81 6h-7-10-6l-1-5-4-20 7-1zM658 155h18v7h-6v-123l12-3 57 123-5 3v-7h23v7h-7v-151h7v6h-18v-6h6v124l-12 3-57-124 6-3v6h-24v-6h7v151h-7zM652 162v-151-7h6 24 4l2 4 56 124-5 3h-7v-124-7h7 18 6v7 151 6h-6-23-5l-1-3-58-123 6-3h7v123 6h-7-18-6zM792 155h95v7h-6v-18h6v6h-75-7v-6-51-6h7 67v6h-7v-18h7v7h-67-7v-7-46-6h7 73v6h-6v-18h6v6h-93v-6h7v151h-7zM786 162v-151-7h6 93 7v7 18 8h-7-73v-8h6v46h-6v-6h67 6v6 18 7h-6-67v-7h6v51h-6v-7h75 7v7 18 6h-7-95-6zM967 17h-50v-6h7v151h-7v-7h50v7l-1-6 24-5 1 6-4-5 17-14 4 5-6-3 11-24 6 3-6-1 4-32 7 1-7 1-4-33 8-1-8 2-4-13 6-2-5 3-6-10 5-3-4 5-17-15 4-5-2 6-12-4 2-6v7l-13-2v-6zM968 4l13 2h1l12 4h1l1 1 17 14h1l1 1 7 12v1l5 13v1l3 33 1 1-1 1-3 32-1 1v1l-12 23v2l-2 1-17 14-1 1-2 1-23 4h-1-1-50-6v-6-151-7h6 50zM967 23l16 3h2l2 1 11 11 1 1v2l7 18 1 1 2 26v1 1l-3 25v1l-7 18v2l-1 1-12 10-1 1-2 1-16 3h-1-29-6v-6-115-7h6 29zM966 36h-29v-7h7v115h-7v-7h29v7l-2-6 16-4 2 6-5-4 12-11 4 5-6-2 7-18 6 2h-7l3-26 6 1h-6l-2-26h6l-6 2-7-18 6-2-4 5-11-10 4-5-1 7-17-4 2-7zM1251 76l16-13 4 5-6-2 4-9 6 3-7-1 1-10 7 1-7 1-2-17 6-1-5 4-9-12 6-4-3 5-14-7 3-5-1 6-19-3 1-6v6h-53v-6h6v151h-6v-7h56v7l-1-7 20-3 1 7-3-6 15-9 3 6-5-3 9-15 5 4-6-1 3-19 7 1-7 1-2-13 7-1-6 3-5-11 5-2-4 4-8-7 4-5-3 6-11-5-10-4zM1258 75l12 5h1v1l9 8 1 1v1l6 10v1 1l2 13v1 1l-3 19v1l-1 2-9 14-1 1-2 1-15 8-1 1h-1l-20 3h-1-56-7v-6-151-7h7 53 1v1l19 2h1l1 1 14 7 1 1 1 1 8 12 1 2v1l3 16v1 1l-1 11v1 1l-4 8-1 1-1 1-15 13-4-5zM1228 81h-29-7v-7-45-7h7 31l12 2h1 1l8 4 2 1 1 2 5 7 1 1v2l2 10v1 1l-2 10-1 1-1 2-5 7-1 1h-1l-9 5h-1-1l-12 2zM1227 68l13-2v7l-3-6 9-4 3 6-5-4 5-7 5 4-6-2 2-10 6 2-6 1-2-10 6-1-5 4-5-7 6-4-3 6-8-4 2-6v7l-12-2 1-7v7h-31v-7h6v45h-6v-6h29v6zM1233 150h-34-7v-6-52-6h7 32 1l13 1 1 1h1l10 5h1l1 2 6 7 1 2v1l2 11v1 1l-2 12v2l-1 1-5 8-1 1-1 1-9 5-1 1h-2zM1232 138l13-2v6l-3-5 9-5 3 5-5-3 5-8 6 3-7-1 2-12 7 1-7 2-2-12 7-1-5 4-6-8 5-4-3 6-9-4 2-6v6l-14-1 1-7v7h-32v-7h6v52h-6v-7h34v7zM1363 162v-61-1l1-2 49-90 6 3v6h-22v-6l5 3-36 72-6 11-6-11-37-72 5-3v6h-24v-6l6-3 51 91 1 2v2 59h-6v-7h20v7zM1370 168h-20-7v-6-59h7l-6 3-51-92-6-10h11 24 4l2 4 37 72-5 3-6-3 37-72 2-4h4 22 11l-5 10-49 90-6-3h6v61 6zM1474 155h30v7h-7v-32h7v6h-30v-6h6v32h-6zM1467 162v-32-7h7 30 6v7 32 6h-6-30-7zM1474 72h30v6h-7v-32h7v6h-30v-6h6v32h-6zM1467 78v-32-7h7 30 6v7 32 7h-6-30-7z">
          <text:p/>
        </draw:path>
        <draw:path draw:style-name="gr2" draw:text-style-name="P2" draw:layer="layout" svg:width="0.22cm" svg:height="0.25cm" svg:x="26.734cm" svg:y="19.539cm" svg:viewBox="0 0 221 251" svg:d="M0 251h33l27-73h101l26 73h34l-92-251h-38zM71 147l40-111 38 111z">
          <text:p/>
        </draw:path>
        <draw:path draw:style-name="gr2" draw:text-style-name="P2" draw:layer="layout" svg:width="0.238cm" svg:height="0.263cm" svg:x="26.725cm" svg:y="19.533cm" svg:viewBox="0 0 239 264" svg:d="M9 251h33v6l-6-2 27-73 1-5h5 100 4l3 5 26 73-6 2v-6h34v6l-6 3-93-252 6-2v7h-37v-7l7 2-92 252-6-3zM3 255l91-251 2-4h4 37 5l1 4 93 251 3 9h-9-34-5l-1-5-28-73 7-2v6h-100v-6l6 2-26 73-2 5h-5-33-9zM74 151l39-111 6-18 6 18 38 111 3 9h-9-77-9zM80 147h77v6l-6 2-38-111 6-2 6 2-39 111-6-2z">
          <text:p/>
        </draw:path>
        <draw:polygon draw:style-name="gr2" draw:text-style-name="P2" draw:layer="layout" svg:width="0.217cm" svg:height="0.025cm" svg:x="27.734cm" svg:y="19.849cm" svg:viewBox="0 0 218 26" draw:points="0,0 0,26 218,26 218,0">
          <text:p/>
        </draw:polygon>
        <draw:path draw:style-name="gr2" draw:text-style-name="P2" draw:layer="layout" svg:width="0.23cm" svg:height="0.038cm" svg:x="27.727cm" svg:y="19.843cm" svg:viewBox="0 0 231 39" svg:d="M13 6v26h-6v-6h218v6h-7v-26h7v8h-218v-8zM7 0h218 6v6 26 7h-6-218-7v-7-26-6z">
          <text:p/>
        </draw:path>
        <draw:path draw:style-name="gr2" draw:text-style-name="P2" draw:layer="layout" svg:width="0.173cm" svg:height="0.25cm" svg:x="26.761cm" svg:y="18.873cm" svg:viewBox="0 0 174 251" svg:d="M128 115l26-21 7-14 2-17-5-27-14-20-24-12-31-4h-89v251h94l33-5 26-15 16-23 5-33-3-21-9-18-14-13zM82 104h-49v-74h52l19 2 14 7 8 11 3 16-3 17-9 11-15 8zM90 221h-57v-87h53l23 3 16 7 10 13 3 20-3 20-9 13-15 8z">
          <text:p/>
        </draw:path>
        <draw:path draw:style-name="gr2" draw:text-style-name="P2" draw:layer="layout" svg:width="0.186cm" svg:height="0.263cm" svg:x="26.754cm" svg:y="18.866cm" svg:viewBox="0 0 187 264" svg:d="M132 117l25-21 4 5-6-3 7-14 6 3-7-1 2-17 7 1-7 1-4-27 6-1-5 3-14-19 5-4-3 6-23-12 3-6-1 7-32-5 1-6v6h-89v-6h6v251h-6v-7h94v7l-1-7 34-5 1 7-3-6 25-15 3 6-5-4 15-23 6 4-7-1 6-32 6 1-7 1-3-21 7-1-6 3-9-18 6-3-4 5-14-13 4-5-3 6-19-9-9-4zM138 116l19 8 2 1 14 14 1 1 1 1 8 18 1 1v1l3 21v1 1l-5 32v1l-1 1-16 24v1l-2 1-25 14-1 1h-1l-34 5h-1-94-7v-6-251-7h7 89l1 1 32 4h1l1 1 23 12h1l1 1 14 20 1 1v2l5 27v1l-2 18v1l-1 1-6 14-1 1-1 1-25 21-4-5zM89 117h-49-7v-6-74-7h7 52l20 3h1 1l15 7h1l1 2 8 11 1 1v2l3 16 1 1-1 1-3 17v2l-1 1-9 11-1 1-1 1-16 7-1 1h-1zM88 104l21-2v7l-3-6 15-7 4 5-6-4 10-11 5 4-7-1 4-17 6 1-6 1-3-16 6-1-5 4-9-12 6-3-4 5-14-6 3-6-1 7-19-3 1-6v6h-52v-6h6v74h-6v-7h49v7zM97 234h-57-7v-6-86-6h7 53 1l23 2h1l1 1 17 7 2 1 1 1 9 13 1 1v2l4 19v1 1l-4 20v1l-1 1-9 14v1l-2 1-16 8-1 1h-1zM96 222l21-3 1 6-3-5 16-9 3 6-5-3 9-14 5 4-6-1 3-20 6 1-6 1-3-19 6-1-5 4-10-13 5-4-2 6-18-8 3-5-1 6-22-3v-6 7h-53v-7h6v86h-6v-7h57v7z">
          <text:p/>
        </draw:path>
        <draw:polygon draw:style-name="gr2" draw:text-style-name="P2" draw:layer="layout" svg:width="0.217cm" svg:height="0.025cm" svg:x="27.734cm" svg:y="19.183cm" svg:viewBox="0 0 218 26" draw:points="0,0 0,26 218,26 218,0">
          <text:p/>
        </draw:polygon>
        <draw:path draw:style-name="gr2" draw:text-style-name="P2" draw:layer="layout" svg:width="0.23cm" svg:height="0.038cm" svg:x="27.727cm" svg:y="19.176cm" svg:viewBox="0 0 231 39" svg:d="M13 7v25h-6v-7h218v7h-7v-25h7v6h-218v-6zM7 0h218 6v7 25 7h-6-218-7v-7-25-7z">
          <text:p/>
        </draw:path>
        <draw:polygon draw:style-name="gr2" draw:text-style-name="P2" draw:layer="layout" svg:width="0.182cm" svg:height="0.263cm" svg:x="26.755cm" svg:y="18.2cm" svg:viewBox="0 0 183 264" draw:points="148,165 141,195 129,216 113,230 93,234 69,228 50,208 38,176 34,133 38,89 50,56 68,37 93,30 110,33 125,43 137,60 145,83 179,83 168,48 149,22 124,6 93,0 54,9 25,34 6,75 0,133 6,189 25,230 54,256 93,264 127,258 154,238 173,207 183,165">
          <text:p/>
        </draw:polygon>
        <draw:path draw:style-name="gr2" draw:text-style-name="P2" draw:layer="layout" svg:width="0.197cm" svg:height="0.277cm" svg:x="26.748cm" svg:y="18.193cm" svg:viewBox="0 0 198 278" svg:d="M162 173l-8 30v1 1l-12 22-1 1-1 1-16 13-2 1h-1l-20 5h-1l-2-1-23-6-2-1-1-1-18-19-1-1-1-1-12-32v-1-1l-4-45v-1l4-44v-1l12-32v-2l1-1 19-19 1-1 2-1 23-7h2 1l18 4h1l1 1 15 10 1 1v1l12 16v1h1l8 23-6 2v-7h34v7l-6 2-11-34 6-2-5 3-19-25 5-4-3 5-26-16 4-5-1 6-31-6 1-6 2 6-39 9-1-6 4 5-29 25-4-5 6 3-19 41-6-3 6 1-6 56h-6l6-1 6 57-6 1 6-3 19 41-6 3 4-5 29 26-4 5 1-7 38 9-1 6-1-6 33-7 2 7-4-6 27-19 4 5-6-3 19-31 6 3-7-1 10-43 7 2v6h-35v-6zM155 165h35 8l-2 8-10 43v1h-1l-19 32-1 1-1 1-27 19-1 1h-1l-34 7h-1-1l-38-9h-2l-1-1-30-26-1-1v-1l-19-42v-1l-8-58v-1l8-56v-1-1l19-42v-1l2-1 29-25 1-1 1-1 39-9h1 1l31 6h1l1 1 26 16 1 1v1l19 26 1 1v1l11 34 3 8h-9-34-5l-1-4-8-22 6-2-6 3-11-16 5-4-4 6-14-10 3-6-1 7-17-4 1-6 2 6-24 7-2-6 5 4-18 19-5-4 6 2-12 32-6-2 7 1-4 43h-7l7-1 4 45h-7l6-2 12 32-6 2 5-4 18 19-4 5 1-7 24 7-2 6-1-6 19-5 2 7-5-5 17-14 4 5-6-3 12-21 6 3-6-2 7-30 1-5z">
          <text:p/>
        </draw:path>
        <draw:polygon draw:style-name="gr2" draw:text-style-name="P2" draw:layer="layout" svg:width="0.217cm" svg:height="0.026cm" svg:x="27.734cm" svg:y="18.516cm" svg:viewBox="0 0 218 27" draw:points="0,0 0,27 218,27 218,0">
          <text:p/>
        </draw:polygon>
        <draw:path draw:style-name="gr2" draw:text-style-name="P2" draw:layer="layout" svg:width="0.23cm" svg:height="0.038cm" svg:x="27.727cm" svg:y="18.51cm" svg:viewBox="0 0 231 39" svg:d="M13 6v27h-6v-7h218v7h-7v-27h7v7h-218v-7zM7 0h218 6v6 27 6h-6-218-7v-6-27-6z">
          <text:p/>
        </draw:path>
        <draw:path draw:style-name="gr2" draw:text-style-name="P2" draw:layer="layout" svg:width="0.176cm" svg:height="0.25cm" svg:x="26.76cm" svg:y="17.54cm" svg:viewBox="0 0 177 251" svg:d="M84 0h-84v251h84l40-8 29-24 18-39 6-54-5-54-8-22-10-17-29-25-19-6zM82 31l27 6 19 16 11 30 4 43-4 42-11 30-19 17-27 6h-48v-190z">
          <text:p/>
        </draw:path>
        <draw:path draw:style-name="gr2" draw:text-style-name="P2" draw:layer="layout" svg:width="0.189cm" svg:height="0.263cm" svg:x="26.754cm" svg:y="17.534cm" svg:viewBox="0 0 190 264" svg:d="M89 13h-83v-7h7v251h-7v-6h83v6l-1-6 39-8 2 6-4-5 29-24 4 5-6-3 18-39 6 3-7-1 7-55 7 1-7 1-6-55h7l-7 2-7-22 6-2-5 3-10-17 5-3-4 5-29-24 4-5-2 6-19-5 2-7-1 7-21-2v-7zM90 0l22 2h1l19 6h1l1 1 29 24h1l1 1 10 18 1 1 8 21v1 1l6 55v1l-7 55v1 1l-19 39-1 1-1 1-29 24-1 1-2 1-39 8h-1-1-83-6v-7-251-6h6 83zM88 30l28 5 1 1 2 1 18 16 2 1v2l11 29 1 1v1l3 44v1l-4 43v1 1l-11 29-1 2-1 1-19 17-1 1-2 1-27 6h-1-47-7v-7-191-6h7 47zM87 43h-47v-7h6v191h-6v-6h47v6l-1-6 26-6 2 6-5-4 19-18 5 5-6-2 11-30 6 2h-7l4-43h7l-7 1-3-44h6l-6 2-11-30 6-2-4 5-19-17 4-4-1 6-27-5 1-7z">
          <text:p/>
        </draw:path>
        <draw:polygon draw:style-name="gr2" draw:text-style-name="P2" draw:layer="layout" svg:width="0.217cm" svg:height="0.025cm" svg:x="27.734cm" svg:y="17.85cm" svg:viewBox="0 0 218 26" draw:points="0,0 0,26 218,26 218,0">
          <text:p/>
        </draw:polygon>
        <draw:path draw:style-name="gr2" draw:text-style-name="P2" draw:layer="layout" svg:width="0.23cm" svg:height="0.039cm" svg:x="27.727cm" svg:y="17.843cm" svg:viewBox="0 0 231 40" svg:d="M13 7v25h-6v-6h218v6h-7v-25h7v6h-218v-6zM7 0h218 6v7 25 8h-6-218-7v-8-25-7z">
          <text:p/>
        </draw:path>
        <draw:polygon draw:style-name="gr2" draw:text-style-name="P2" draw:layer="layout" svg:width="0.159cm" svg:height="0.25cm" svg:x="26.768cm" svg:y="16.874cm" svg:viewBox="0 0 160 251" draw:points="0,251 160,251 160,221 34,221 34,135 146,135 146,105 34,105 34,30 157,30 157,0 0,0">
          <text:p/>
        </draw:polygon>
        <draw:path draw:style-name="gr2" draw:text-style-name="P2" draw:layer="layout" svg:width="0.171cm" svg:height="0.263cm" svg:x="26.762cm" svg:y="16.867cm" svg:viewBox="0 0 172 264" svg:d="M6 251h159v7h-7v-30h7v6h-126-6v-6-85-7h6 112v7h-6v-30h6v6h-112-6v-6-75-7h6 123v7h-7v-31h7v6h-156v-6h7v251h-7zM0 258v-251-7h6 156 6v7 31 7h-6-123v-7h7v75h-7v-7h112 7v7 30 6h-7-112v-6h7v85h-7v-7h126 7v7 30 6h-7-159-6z">
          <text:p/>
        </draw:path>
        <draw:polygon draw:style-name="gr2" draw:text-style-name="P2" draw:layer="layout" svg:width="0.217cm" svg:height="0.025cm" svg:x="27.734cm" svg:y="17.184cm" svg:viewBox="0 0 218 26" draw:points="0,0 0,26 218,26 218,0">
          <text:p/>
        </draw:polygon>
        <draw:path draw:style-name="gr2" draw:text-style-name="P2" draw:layer="layout" svg:width="0.23cm" svg:height="0.038cm" svg:x="27.727cm" svg:y="17.177cm" svg:viewBox="0 0 231 39" svg:d="M13 7v26h-6v-7h218v7h-7v-26h7v6h-218v-6zM7 0h218 6v7 26 6h-6-218-7v-6-26-7z">
          <text:p/>
        </draw:path>
        <draw:polygon draw:style-name="gr2" draw:text-style-name="P2" draw:layer="layout" svg:width="0.163cm" svg:height="0.249cm" svg:x="26.77cm" svg:y="16.208cm" svg:viewBox="0 0 164 250" draw:points="0,250 34,250 34,136 140,136 140,106 34,106 34,30 164,30 164,0 0,0">
          <text:p/>
        </draw:polygon>
        <draw:path draw:style-name="gr2" draw:text-style-name="P2" draw:layer="layout" svg:width="0.175cm" svg:height="0.263cm" svg:x="26.764cm" svg:y="16.201cm" svg:viewBox="0 0 176 264" svg:d="M6 251h34v6h-7v-115-7h7 106v7h-7v-30h7v6h-106-7v-6-75-7h7 130v7h-7v-30h7v6h-164v-6h7v250h-7zM0 257v-250-7h6 164 6v7 30 6h-6-130v-6h6v75h-6v-7h106 6v7 30 6h-6-106v-6h6v115 7h-6-34-6z">
          <text:p/>
        </draw:path>
        <draw:polygon draw:style-name="gr2" draw:text-style-name="P2" draw:layer="layout" svg:width="0.217cm" svg:height="0.025cm" svg:x="27.734cm" svg:y="16.517cm" svg:viewBox="0 0 218 26" draw:points="0,0 0,26 218,26 218,0">
          <text:p/>
        </draw:polygon>
        <draw:path draw:style-name="gr2" draw:text-style-name="P2" draw:layer="layout" svg:width="0.23cm" svg:height="0.038cm" svg:x="27.727cm" svg:y="16.511cm" svg:viewBox="0 0 231 39" svg:d="M13 6v25h-6v-6h218v6h-7v-25h7v7h-218v-7zM7 0h218 6v6 25 8h-6-218-7v-8-25-6z">
          <text:p/>
        </draw:path>
        <draw:polygon draw:style-name="gr2" draw:text-style-name="P2" draw:layer="layout" svg:width="0.185cm" svg:height="0.264cm" svg:x="26.749cm" svg:y="15.534cm" svg:viewBox="0 0 186 265" draw:points="161,225 167,258 186,258 186,123 94,123 94,154 150,154 150,156 146,189 134,213 116,229 94,234 70,227 51,208 39,176 34,132 38,87 51,55 70,36 96,29 114,33 129,43 140,60 146,82 183,82 173,48 155,22 130,6 98,0 57,9 26,36 7,77 0,133 7,189 26,230 56,256 92,265 113,262 131,255 147,242">
          <text:p/>
        </draw:polygon>
        <draw:path draw:style-name="gr2" draw:text-style-name="P2" draw:layer="layout" svg:width="0.198cm" svg:height="0.277cm" svg:x="26.742cm" svg:y="15.528cm" svg:viewBox="0 0 199 278" svg:d="M175 229l6 34-6 1v-6h18v6h-7v-135h7v6h-91v-6h6v31h-6v-7h56 6v7 2 1l-4 33v1 1l-12 24-1 1-1 1-17 16-2 1h-1l-22 5-2 1-1-1-26-6-1-1-2-1-19-20h-1v-2l-12-32-1-1-4-44v-1-1l4-43v-1-1l13-33v-1l1-1 19-20 2-1h1l28-7 1-1 2 1 18 3 1 1h1l15 10 1 1 1 1 10 17 1 1v1l6 24-6 1v-6h36v6l-7 2-9-36 6-1-5 3-18-25 6-4-4 5-25-16 4-5-1 6-32-5 1-7 2 7-42 9-2-7 5 5-31 27-5-5 6 2-20 43-5-3 6 1-7 55-6-1 6-1 7 56-6 1 5-3 20 41-6 3 5-5 29 26-4 5 1-6 38 9-2 6-1-7 21-2 1 6-3-6 19-7 2 6-4-5 16-13 4 5-5-4 14-17 9-12zM174 234l-14 18v1h-1l-16 13-1 1-19 7h-1l-21 3-1 1-1-1-38-8-2-1-1-1-29-26-1-1v-1l-20-42-1-1v-1l-7-55v-1-1l7-55v-1l1-1 20-42v-1l1-1 31-27 1-1h2l42-9h1 2l31 6h1l1 1 25 15 1 1 1 1 18 26v1l1 1 9 36 2 8h-8-36-5l-1-5-6-23 6-1-6 3-10-18 5-3-4 5-14-10 3-5-1 6-18-4 1-6 2 6-27 7-2-6 5 4-20 21-4-6 6 3-13 33-6-3 7 1-4 44-7-1 7-1 4 44-6 1 6-2 12 32-6 2 5-5 19 20-5 4 2-6 25 7-2 6-1-6 22-6 1 7-4-5 18-16 4 5-6-2 12-25 6 3-7-1 4-33 7 1h-7v-2h7v6h-56-7v-6-31-7h7 91 6v7 135 6h-6-18-6l-1-5-6-33 7-1z">
          <text:p/>
        </draw:path>
        <draw:polygon draw:style-name="gr2" draw:text-style-name="P2" draw:layer="layout" svg:width="0.217cm" svg:height="0.025cm" svg:x="27.734cm" svg:y="15.851cm" svg:viewBox="0 0 218 26" draw:points="0,0 0,26 218,26 218,0">
          <text:p/>
        </draw:polygon>
        <draw:path draw:style-name="gr2" draw:text-style-name="P2" draw:layer="layout" svg:width="0.23cm" svg:height="0.038cm" svg:x="27.727cm" svg:y="15.844cm" svg:viewBox="0 0 231 39" svg:d="M13 7v26h-6v-7h218v7h-7v-26h7v6h-218v-6zM7 0h218 6v7 26 6h-6-218-7v-6-26-7z">
          <text:p/>
        </draw:path>
        <draw:path draw:style-name="gr2" draw:text-style-name="P2" draw:layer="layout" svg:width="0.943cm" svg:height="0.543cm" svg:x="15.09cm" svg:y="17.394cm" svg:viewBox="0 0 944 544" svg:d="M448 544l-62-159h-247l-63 159h-76l221-544h84l219 544zM262 55l-3 11c-7 21-16 49-29 82l-69 180h203l-70-181c-7-17-14-37-21-60zM868 421v123h-65v-123h-257v-54l249-367h73v366h76v55zM803 78c-1 1-5 8-11 20-7 13-12 21-15 26l-140 206-20 29-6 7h192z">
          <text:p/>
        </draw:path>
        <draw:path draw:style-name="gr2" draw:text-style-name="P2" draw:layer="layout" svg:width="0.953cm" svg:height="0.551cm" svg:x="15.084cm" svg:y="17.39cm" svg:viewBox="0 0 954 552" svg:d="M451 550l-63-160 4-2v4h-247v-4l3 2-62 160-1 2h-3-76-6l2-5 222-545 1-2h2 84 3l1 2 218 545 2 5h-6-75-2zM454 544h75v4l-3 2-218-545 3-1v4h-84v-4l4 1-222 545-3-2v-4h76v4l-4-1 63-160 1-3h3 247 3l1 3 62 160-4 1zM272 60l-3 11-4-1 4 1c-7 22-16 49-29 83l-69 178-4-1v-4h203v4l-4 1-69-179 3-2-3 2c-8-18-15-38-22-61l4-1-4 1-10-32 3-1zM272 58l10 32c8 22 15 42 22 60l70 179 2 6h-6-203-6l2-6 70-178 3 1-3-1c12-34 22-61 28-82l4-11 3-12zM878 424v124 4h-4-65-4v-4-124h4v4h-258-3v-4-54-1-1l250-367 1-1h2 73 4v4 365h-4v-4h76 4v4 55 4h-4-76v-4zM874 420h76v4h-3v-55h3v4h-76-4v-4-365h4v4h-73v-4l4 2-250 366-4-2h4v54h-4v-4h258 4v4 124h-4v-4h65v4h-4v-124-4zM812 83c0 2-4 9-11 21s-12 21-15 26l-139 205-22 29-6 8-3-3v-4h193v4h-4v-287h4zM813 82v287 4h-4-193-9l5-6 7-8 3 3-4-3 21-28 4 2-4-2 140-205 4 2-4-2c4-5 9-13 15-26 7-12 10-18 11-19l8-25z">
          <text:p/>
        </draw:path>
        <draw:frame draw:style-name="gr3" draw:text-style-name="P1" draw:layer="layout" svg:width="0.611cm" svg:height="0.998cm" svg:x="25.339cm" svg:y="17.096cm">
          <draw:image xlink:href="Pictures/1000020100000121000001D8A161984EFB076DCD.png" xlink:type="simple" xlink:show="embed" xlink:actuate="onLoad">
            <text:p/>
          </draw:image>
        </draw:frame>
        <draw:polygon draw:style-name="gr4" draw:text-style-name="P1" draw:layer="layout" svg:width="0.61cm" svg:height="0.998cm" svg:x="25.339cm" svg:y="17.097cm" svg:viewBox="0 0 611 999" draw:points="0,0 0,999 223,999 223,608 380,608 380,454 223,454 223,287 611,287 611,1">
          <text:p/>
        </draw:polygon>
        <draw:frame draw:style-name="gr3" draw:text-style-name="P1" draw:layer="layout" svg:width="0.88cm" svg:height="0.882cm" svg:x="25.629cm" svg:y="17.308cm">
          <draw:image xlink:href="Pictures/10000201000001A0000001A142B7AEB4BBE71FA5.png" xlink:type="simple" xlink:show="embed" xlink:actuate="onLoad">
            <text:p/>
          </draw:image>
        </draw:frame>
        <draw:path draw:style-name="gr5" draw:text-style-name="P1" draw:layer="layout" svg:width="0.879cm" svg:height="0.879cm" svg:x="25.629cm" svg:y="17.31cm" svg:viewBox="0 0 880 880" svg:d="M702 84l-130 75-57-20-55-139-85 4-39 144-56 26-137-59-57 64 74 129-20 57-140 54 5 86 144 40 27 54-61 138 64 57 131-74 57 21 54 139 87-5 38-144 55-28 137 62 58-65-75-130 20-57 139-54-4-87-144-38-26-55 60-137zM508 297l26 15 23 21 19 25 13 27 8 30 1 31-4 30-10 29-16 27-21 23-25 18-27 14-30 7-31 2-30-4-29-10-27-16-23-21-18-24-15-28-7-30-2-31 4-31 10-29 17-26 21-23 25-19 27-13 31-8 30-1 31 5z">
          <text:p/>
        </draw:path>
        <draw:path draw:style-name="gr2" draw:text-style-name="P2" draw:layer="layout" svg:width="1.026cm" svg:height="0.363cm" svg:x="14.795cm" svg:y="15.778cm" svg:viewBox="0 0 1027 364" svg:d="M129 44v238h-36v-238h-93v-30h221v30zM272 76v131c0 13 1 24 4 31 3 8 7 13 13 16 5 4 14 5 25 5 17 0 30-5 39-17 10-11 15-27 15-47v-119h34v162c0 24 0 39 1 44h-32c-1-1-1-3-1-5 0-3 0-6 0-10-1-4-1-10-1-20h-1c-7 14-17 24-27 30s-23 9-38 9c-23 0-39-6-50-17-10-11-16-30-16-56v-137zM532 280c-11 3-23 5-35 5-27 0-41-16-41-47v-137h-24v-25h26l10-46h22v46h38v25h-38v130c0 10 2 17 5 21s9 6 17 6c5 0 11-1 20-3zM560 282v-282h34v282zM671 186c0 24 5 42 14 55 10 13 24 19 43 19 15 0 27-3 36-9s15-13 18-23l30 9c-12 32-40 49-84 49-30 0-53-9-69-28-16-18-24-45-24-80 0-34 8-60 24-78 16-19 38-28 68-28 60 0 91 37 91 110v4zM782 160c-2-22-7-37-16-47s-23-15-40-15c-16 0-29 5-39 16s-15 27-16 46zM869 364c-9 0-17-1-24-2v-26c5 1 11 1 17 1 21 0 38-17 50-48l3-8-81-205h36l44 114c0 2 1 4 2 6 1 3 4 11 8 25 5 14 8 22 8 24l14-38 45-131h36l-79 206c-9 22-17 38-24 49s-16 19-25 25c-8 5-19 8-30 8z">
          <text:p/>
        </draw:path>
        <draw:path draw:style-name="gr2" draw:text-style-name="P2" draw:layer="layout" svg:width="1.033cm" svg:height="0.368cm" svg:x="14.792cm" svg:y="15.775cm" svg:viewBox="0 0 1034 369" svg:d="M134 47v239 3h-3-36-3v-3-239h3v2h-92-3v-2-30-3h3 221 3v3 30 2h-3-93v-2zM131 44h93v3h-3v-30h3v3h-221v-3h3v30h-3v-3h92 3v3 239h-3v-3h36v3h-3v-239-3zM278 79v131c0 13 1 24 4 31 2 7 6 12 11 15s13 4 24 4c16 0 28-5 37-15 9-11 14-27 14-47v-119-3h3 34 3v3 163c0 24 0 38 1 43v4h-3-32-3v-3c0 0-1-2-1-5s0-6 0-10c0-3-1-10-1-20h3v3h-1v-3l3 1c-8 15-18 25-28 31-11 6-25 9-40 9-23 0-41-6-52-17-11-12-16-32-16-59v-137-3h2 35 3zM275 82h-35v-3h3v137c0 27 5 44 15 55s26 16 48 16c15 0 27-3 37-9 10-5 18-15 26-29l1-1h1 1 3v3c0 10 0 16 0 20 1 4 1 7 1 10 0 2 0 4 0 4l-2 1v-3h32v3h-3c-1-5-1-20-1-44v-163h3v3h-34v-3h2v119c0 21-5 38-15 50s-24 18-41 18c-11 0-21-2-27-5-6-4-11-10-14-18s-4-20-4-33v-131h3zM536 287c-12 3-24 5-36 5-28 0-44-18-44-50v-138h3v3h-24-2v-3-25-3h2 26v3h-3l10-46v-3h3 22 3v3 46h-3v-3h38 3v3 25 3h-3-38v-3h3v131c0 9 2 15 4 19 3 3 8 5 15 5 4 0 11-1 19-3h4v3 25 3zM532 284v-25h3v3c-8 2-15 3-20 3-8 0-15-3-19-8-4-4-5-12-5-22v-131-3h2 38v3h-2v-25h2v3h-38-2v-3-46h2v3h-22v-3l2 1-10 46v2h-2-26v-3h3v25h-3v-3h24 3v3 138c0 30 12 44 38 44 12 0 23-1 34-4l1 2zM560 286v-283-3h3 34 3v3 283 3h-3-34-3zM563 283h34v3h-3v-283h3v3h-34v-3h3v283h-3zM677 189c0 23 4 41 14 54 9 12 22 18 40 18 15 0 26-3 34-8 9-6 14-13 17-22l1-3 3 1 30 9 3 1-1 3c-13 33-42 50-87 50-31 0-55-9-71-28-17-18-25-47-25-83 0-35 8-62 25-80 16-19 40-28 70-28 62 0 93 38 93 112v4 3h-2-147v-3zM674 186h147v3h-3v-4c0-72-29-107-88-107-29 0-51 9-66 26-16 18-23 43-23 77 0 35 7 62 23 80 15 17 37 26 67 26 43 0 70-16 81-47l3 1-1 3-30-9 1-4 3 1c-4 11-10 19-19 25-10 7-23 10-38 10-19 0-35-7-45-21s-15-33-15-57v-3zM782 163c-1-21-7-36-15-45-9-10-21-14-38-14-16 0-28 5-37 15-9 11-14 25-15 44h-3v-3h111v3zM785 166h-111-3v-3c1-20 7-36 17-48 10-11 24-17 41-17 18 0 32 5 42 16 9 10 15 27 17 49v3zM872 369c-9 0-18 0-24-2h-2v-2-26-3h3c5 1 10 1 16 1 20 0 35-14 47-45l4-8 2 1-2 1-82-206-1-4h4 36 2l1 2 43 114c1 2 2 4 2 6 1 3 4 11 9 25 5 15 8 23 8 25l-3 1-2-1 13-39 3 1-3-1 45-131 1-2h2 36 4l-2 4-79 207c-8 22-16 39-24 49-7 11-16 20-25 25-9 6-20 8-32 8zM872 364c11 0 20-3 29-8s16-12 24-23c7-10 15-26 23-48l3 1-3-1 79-207 3 1v3h-36v-3l2 1-45 131-13 39-3 8-3-9c0-1-2-9-7-24-5-14-8-22-9-25-1-2-1-4-2-6l3-1-3 1-43-114 2-1v3h-36v-3l2-1 82 206v1 1l-3 8-3-1 3 1c-13 32-31 49-53 49-6 0-12 0-17-1v-3h3v26h-3l1-3c6 1 14 2 23 2z">
          <text:p/>
        </draw:path>
        <draw:path draw:style-name="gr2" draw:text-style-name="P2" draw:layer="layout" svg:width="1.5cm" svg:height="0.29cm" svg:x="14.803cm" svg:y="16.565cm" svg:viewBox="0 0 1501 291" svg:d="M186 212c0 25-8 44-24 58s-39 21-69 21c-29 0-52-7-68-20-16-14-25-34-25-59 0-18 5-33 16-45 10-12 23-19 38-22v-1c-14-3-26-11-34-22-9-13-13-26-13-42 0-21 7-37 23-50 15-13 36-19 62-19 27 0 48 6 64 18 15 13 23 30 23 52 0 15-4 29-13 41s-20 19-35 22v1c17 3 31 10 40 22 10 12 15 27 15 45zM143 83c0-31-17-47-51-47-16 0-28 4-37 12s-13 19-13 35c0 15 5 28 13 36 9 8 22 12 38 12s28-3 37-11 13-21 13-37zM150 208c0-17-5-29-15-38-10-8-25-13-43-13-17 0-31 5-41 14s-15 22-15 38c0 37 19 56 57 56 19 0 33-4 43-13 9-10 14-24 14-44zM203 291l79-291h31l-79 291zM513 198c0 29-8 52-24 68-15 17-37 25-64 25-31 0-54-11-70-34s-24-56-24-99c0-48 8-84 25-110 17-25 41-37 72-37 41 0 67 18 77 55l-33 6c-7-22-22-33-45-33-19 0-35 9-46 27-11 19-16 47-16 82 6-12 15-21 27-27 11-6 24-9 39-9 25 0 45 7 60 23 14 16 22 37 22 63zM477 200c0-20-4-35-14-46-10-10-23-16-40-16s-30 5-40 15c-10 9-15 22-15 39 0 21 6 38 16 51 10 14 24 20 40 20 17 0 30-5 39-17 10-11 14-26 14-46zM530 291l80-291h30l-78 291zM657 287v-24c7-15 15-28 25-40 9-11 19-22 29-31 11-10 21-18 31-26 11-8 20-16 28-24s15-16 20-25c5-10 7-20 7-31 0-15-4-26-13-35-8-8-20-12-36-12-15 0-27 4-37 12-9 8-15 19-16 34l-36-3c3-22 12-39 28-52s36-19 61-19c27 0 48 6 63 19s22 31 22 55c0 11-2 21-7 32s-12 21-22 32c-9 10-27 26-54 48-15 12-27 23-35 33-9 9-15 19-19 28h141v29zM1063 151c0 46-8 80-24 104s-40 36-71 36c-32 0-56-12-71-35-16-24-24-59-24-105 0-47 8-82 23-106 15-23 39-34 73-34 32 0 56 11 71 35 15 23 23 58 23 105zM1028 151c0-39-5-68-14-86-9-17-24-26-45-26s-38 8-47 26c-9 17-14 47-14 86s5 67 14 85c10 18 26 27 46 27 21 0 36-9 45-28 10-18 15-46 15-84zM1109 287v-29h69v-210l-61 44v-33l64-44h32v243h66v29zM1501 212c0 25-8 44-24 58s-39 21-68 21-52-7-68-20c-17-14-25-34-25-59 0-18 5-33 15-45s23-19 39-22v-1c-15-3-26-11-35-22-8-13-13-26-13-42 0-21 8-37 24-50 15-13 36-19 62-19 27 0 48 6 63 18 16 13 23 30 23 52 0 15-4 29-12 41-9 12-21 19-36 22v1c18 3 31 10 41 22 9 12 14 27 14 45zM1458 83c0-31-16-47-50-47-16 0-29 4-37 12-9 8-13 19-13 35 0 15 4 28 13 36s21 12 37 12c17 0 29-3 38-11 8-8 12-21 12-37zM1465 208c0-17-5-29-15-38-10-8-24-13-42-13s-31 5-41 14-15 22-15 38c0 37 19 56 57 56 19 0 33-4 42-13 10-10 14-24 14-44z">
          <text:p/>
        </draw:path>
        <draw:path draw:style-name="gr2" draw:text-style-name="P2" draw:layer="layout" svg:width="1.505cm" svg:height="0.296cm" svg:x="14.801cm" svg:y="16.562cm" svg:viewBox="0 0 1506 297" svg:d="M190 215c0 25-8 46-24 60-17 15-41 22-71 22-29 0-53-7-70-21s-25-35-25-61c0-18 5-34 15-47 11-12 25-20 41-23v3h-2v-1h2v3c-15-3-28-11-37-23s-13-28-13-44c0-21 8-39 24-52 16-14 38-20 64-20 27 0 50 6 65 19 16 13 25 32 25 54 0 16-5 31-14 43s-21 20-37 23v-3h2v1h-2v-3c18 3 32 11 42 23s15 28 15 47zM185 215c0-18-5-32-14-43-9-12-22-19-39-21l-2-1v-2-1-2l2-1c15-3 25-9 34-20 8-12 12-25 12-40 0-21-7-37-22-49-15-13-35-19-62-19-25 0-45 7-60 19s-22 28-22 48c0 15 4 29 12 40s19 18 33 22h2v2 1 3h-2c-15 3-27 9-37 21s-15 26-15 43c0 25 8 43 24 56 16 14 37 20 66 20s51-6 67-20c15-14 23-32 23-56zM142 86c0-30-15-44-48-44-16 0-27 4-35 11s-12 18-12 33 4 26 12 34c9 8 20 11 36 11s27-3 35-10 12-19 12-35zM148 86c0 17-5 31-14 39s-23 12-39 12c-17 0-30-4-40-13-9-9-14-22-14-38s5-29 14-37 23-12 39-12c35 0 54 17 54 49zM149 211c0-16-5-28-14-36-10-8-23-12-41-12-17 0-30 4-39 13s-14 20-14 36c0 36 17 53 54 53 19 0 32-4 41-12 9-9 13-22 13-42zM154 211c0 21-5 36-14 46-10 9-25 14-45 14-39 0-60-20-60-59 0-17 6-30 16-40s25-14 43-14c19 0 34 4 44 13 11 9 16 23 16 40zM202 293l80-291v-2h2 31 4l-1 4-79 291v2h-3-31-3zM205 291h31v3l-2-1 78-291 3 1v3h-31v-3l3 1-79 291-3-1zM518 201c0 30-9 53-25 70s-38 26-66 26c-31 0-56-12-72-35-17-24-25-57-25-101 0-48 8-86 25-111 18-26 43-39 75-39 42 0 69 19 80 57l1 3-3 1-33 6h-3l-1-2c-6-22-20-31-42-31-19 0-33 8-43 26-11 18-16 45-16 80h-3l-2-2c6-12 15-21 27-28 12-6 26-9 41-9 26 0 47 8 62 24s23 38 23 65zM512 201c0-26-7-46-21-61-15-15-34-23-58-23-15 0-27 3-38 9s-19 15-26 26l-5 10v-11c0-36 6-64 17-83s28-29 48-29c24 0 41 12 48 35l-3 1v-3l33-6v3l-3 1c-10-36-34-54-74-54-31 0-53 12-70 37-16 25-25 61-25 108 0 43 8 75 24 97 16 23 38 33 68 33 27 0 47-7 62-24 15-16 23-37 23-66zM477 203c0-19-5-33-14-44-9-10-22-15-38-15s-28 5-38 14c-9 9-14 21-14 37 0 20 5 37 15 49 10 13 22 19 38 19s28-5 37-15c9-11 14-26 14-45zM482 203c0 20-5 37-15 48-10 12-24 18-41 18s-31-7-42-21-16-32-16-53c0-17 5-32 15-41 11-10 25-15 42-15s32 5 42 17c10 11 15 27 15 47zM530 293l79-291 1-2h2 30 4l-1 4-79 291v2h-2-32-3zM532 291h32v3l-3-1 78-291 3 1v3h-30v-3l2 1-79 291-3-1zM657 290v-24-1c7-16 15-29 24-41 10-11 20-22 30-31 11-10 21-18 32-26 10-8 19-16 27-24s15-16 19-25c5-8 8-18 8-29 0-14-4-25-13-32-8-8-19-12-34-12-14 0-26 4-35 11-9 8-14 18-16 32v3h-3l-35-3-3-1v-3c3-22 13-40 29-53 16-14 38-20 63-20 28 0 50 7 65 20s23 33 23 57c0 11-3 23-7 34-5 10-13 21-22 32-10 10-28 26-55 48l-2-2 2 2c-15 12-27 23-35 33-9 9-15 18-19 27l-2-1v-3h141 3v3 29 3h-3-180-2zM659 288h180v2h-2v-29h2v3h-141-5l2-4c4-10 11-19 20-29 8-10 20-21 35-33 27-22 45-38 54-48 10-10 17-21 21-31 5-10 7-21 7-31 0-23-7-40-21-53-14-12-34-19-61-19-25 0-44 7-59 19-16 13-25 29-27 50h-3v-3l36 3v3h-3c1-15 8-28 18-36s23-13 38-13c16 0 29 5 38 13 10 9 14 22 14 37 0 12-2 23-8 32-5 9-12 18-20 26s-18 16-28 24-20 17-31 26c-10 9-20 19-29 31-10 11-17 24-24 39l-3-1h3v24h-3zM1068 154c0 46-8 82-25 106-16 24-42 37-74 37s-57-13-73-37-24-60-24-106c0-47 8-83 24-107 15-24 41-36 74-36 34 0 59 12 74 36 16 24 24 61 24 107zM1062 154c0-45-7-81-22-104-15-22-37-34-70-34-32 0-55 11-70 34s-22 58-22 104 8 80 23 103 37 34 68 34 54-11 70-34c15-24 23-58 23-103zM1027 154c0-39-5-67-13-85-9-16-24-24-44-24s-34 7-43 24-14 46-14 85 5 66 14 84c9 17 23 25 42 25 20 0 35-8 44-26s14-45 14-83zM1032 154c0 38-4 67-14 86s-27 29-49 29c-21 0-37-10-47-29-10-18-15-47-15-86 0-40 5-70 15-88 9-18 26-27 48-27s39 10 49 28c9 18 13 48 13 87zM1108 290v-29-3h3 69v3h-3v-210h3l2 2-62 44-4 3v-5-33-2l1-1 64-44h1 1 32 3v3 243h-3v-3h66 3v3 29 3h-3-170-3zM1111 288h170v2h-3v-29h3v3h-66-3v-3-243h3v2h-32v-2l2 2-65 44-1-2h3v33h-3l-2-3 61-44 5-3v6 210 3h-3-69v-3h3v29h-3zM1506 215c0 25-8 46-25 60-16 15-40 22-70 22s-53-7-70-21-26-35-26-61c0-18 6-34 16-47 10-12 24-20 41-23v3h-3v-1h3l-1 3c-15-3-27-11-36-23s-14-28-14-44c0-21 9-39 25-52 16-14 37-20 64-20s49 6 65 19 24 32 24 54c0 16-4 31-13 43s-22 20-37 23l-1-3h3v1h-3l1-3c18 3 32 11 42 23s15 28 15 47zM1500 215c0-18-4-32-13-43-10-12-22-19-39-21l-3-1v-2-1-2l3-1c14-3 25-9 33-20 9-12 13-25 13-40 0-21-8-37-23-49-15-13-35-19-61-19s-46 7-61 19-22 28-22 48c0 15 4 29 12 40 9 11 19 18 34 22h2v2 1 3h-2c-16 3-28 9-38 21-9 12-14 26-14 43 0 25 7 43 23 56 16 14 38 20 67 20s51-6 66-20c16-14 23-32 23-56zM1458 86c0-30-16-44-48-44-16 0-27 4-36 11-8 7-11 18-11 33s4 26 12 34 20 11 35 11c16 0 28-3 36-10s12-19 12-35zM1463 86c0 17-4 31-14 39-9 8-22 12-39 12-16 0-30-4-39-13s-14-22-14-38 5-29 14-37 22-12 39-12c35 0 53 17 53 49zM1464 211c0-16-4-28-14-36-9-8-22-12-40-12-17 0-30 4-39 13-10 9-14 20-14 36 0 36 17 53 54 53 19 0 32-4 40-12 9-9 13-22 13-42zM1470 211c0 21-5 36-15 46-9 9-25 14-44 14-39 0-60-20-60-59 0-17 5-30 16-40 10-10 25-14 43-14s34 4 44 13c11 9 16 23 16 40z">
          <text:p/>
        </draw:path>
        <draw:path draw:style-name="gr2" draw:text-style-name="P2" draw:layer="layout" svg:width="0.731cm" svg:height="0.279cm" svg:x="15.076cm" svg:y="18.861cm" svg:viewBox="0 0 732 280" svg:d="M179 32c-28 42-47 76-59 100-11 24-20 47-25 71-6 23-9 47-9 73h-36c0-35 7-72 22-110 15-39 39-83 74-133h-146v-29h179zM236 107v-40h37v40zM236 276v-40h37v40zM337 276v-30h69v-209l-61 44v-33l64-44h32v242h66v30zM732 140c0 45-8 80-24 103-16 25-40 37-72 37-31 0-55-12-70-36-16-24-24-59-24-104 0-47 8-82 23-105 15-24 39-35 72-35s57 11 72 35c15 23 23 58 23 105zM697 140c0-40-5-68-14-86-9-17-24-26-46-26-21 0-37 8-46 26-9 17-14 46-14 86 0 38 5 66 14 84 10 18 25 28 45 28 22 0 37-10 46-28 10-19 15-47 15-84z">
          <text:p/>
        </draw:path>
        <draw:path draw:style-name="gr2" draw:text-style-name="P2" draw:layer="layout" svg:width="0.737cm" svg:height="0.285cm" svg:x="15.073cm" svg:y="18.858cm" svg:viewBox="0 0 738 286" svg:d="M186 36c-28 43-48 77-59 101s-20 47-26 70c-5 24-8 48-8 72v3h-3-36-3v-3c0-35 7-72 22-110 15-39 40-84 74-134l3 1v3h-147-3v-3-29-3h3 180 3v3 28zM180 35v-28h3v3h-180v-3h3v29h-3v-3h147 5l-3 5c-34 50-59 95-74 133-14 38-21 74-21 108h-3v-2h36v2h-3c0-25 3-49 9-73 6-23 14-47 26-72 11-24 31-58 59-101l2 2zM237 111v-41-3h3 37 3v3 41 3h-3-37-3zM240 108h37v3h-3v-41h3v3h-37v-3h2v41h-2zM237 279v-39-3h3 37 3v3 39 3h-3-37-3zM240 277h37v2h-3v-39h3v2h-37v-2h2v39h-2zM338 279v-29-3h3 69v3h-3v-210h3l2 2-62 44-4 3v-5-33-2h1l64-45h1 1 32 3v3 243h-3v-3h66 3v3 29 3h-3-170-3zM341 277h170v2h-3v-29h3v3h-66-3v-3-243h3v3h-32v-3l1 2-64 44-1-2h2v33h-2l-2-3 61-43 5-4v6 210 3h-3-69v-3h3v29h-3zM738 144c0 45-8 81-25 105-16 25-41 37-73 37s-57-12-73-37c-16-24-24-60-24-105 0-47 8-84 24-108 15-24 41-36 74-36s58 12 73 36c16 24 24 61 24 108zM732 144c0-46-7-81-22-105-15-22-37-33-69-33s-55 11-70 33c-15 23-22 58-22 105 0 45 8 79 23 102s37 34 68 34 53-11 69-34c15-24 23-57 23-102zM697 144c0-39-5-68-13-85-9-17-23-25-43-25s-34 8-43 24c-9 17-14 46-14 86 0 38 5 65 14 83 9 17 23 25 42 25 20 0 34-8 43-26s14-45 14-82zM702 144c0 38-4 66-14 85s-26 29-48 29c-21 0-37-10-47-29-10-18-15-47-15-85 0-40 5-71 15-88 9-19 26-28 48-28s38 10 48 28c9 18 13 48 13 88z">
          <text:p/>
        </draw:path>
        <draw:path draw:style-name="gr2" draw:text-style-name="P2" draw:layer="layout" svg:width="0.625cm" svg:height="0.29cm" svg:x="17.089cm" svg:y="18.85cm" svg:viewBox="0 0 626 291" svg:d="M177 287l-147-232 1 18 1 32v182h-32v-273h42l148 234c-1-25-2-43-2-55v-179h33v273zM256 291l79-291h31l-79 291zM588 287l-31-79h-124l-31 79h-38l111-273h42l109 273zM495 42l-2 5c-3 11-8 25-14 42l-35 90h102l-35-91c-3-9-7-19-11-30z">
          <text:p/>
        </draw:path>
        <draw:path draw:style-name="gr2" draw:text-style-name="P2" draw:layer="layout" svg:width="0.632cm" svg:height="0.296cm" svg:x="17.086cm" svg:y="18.847cm" svg:viewBox="0 0 633 297" svg:d="M176 292l-145-233 2-1 3-1 1 19 1 32v182 3h-3-32-3v-3-273-3h3 42 2l1 2 147 234-3 1h-3c-1-25-2-43-2-55v-179-3h3 33 3v3 273 3h-3-44-2zM179 287h44v3h-3v-273h3v3h-33v-3h3v179c0 12 1 30 2 55l1 11-6-9-147-234 2-2v3h-42v-3h2v273h-2v-3h32v3h-3v-182h3l-3 1-1-33h3-3v-18l-1-11 6 9 145 233-2 1zM255 293l80-291 1-2h2 31 3l-1 4-79 291-1 2h-2-31-4zM258 291h31v3l-3-1 80-291 3 1v3h-31v-3l3 1-80 291-3-1zM589 291l-32-79 3-1v2h-124v-2l3 1-31 79-1 2h-2-38-4l1-4 111-273 1-2h2 42 1l1 2 109 273 2 4h-4-38-2zM591 287h38v3l-3 1-109-273 3-1v3h-42v-3l2 1-111 273-2-1v-3h38v3l-3-1 32-79v-2h2 124 2l1 2 31 79-3 1zM501 46l-2 5-3-1 3 1c-3 11-8 25-14 42l-35 90-3-1v-4h102v4l-3 1-34-91 2-1-2 1c-4-9-8-19-11-30l2-1-2 1-6-16 3-1zM501 44l5 16c4 11 7 21 11 30l35 90 1 5h-4-102-4l2-5 35-89 2 1-2-1c6-17 11-31 14-41l1-6 3-8z">
          <text:p/>
        </draw:path>
        <draw:path draw:style-name="gr2" draw:text-style-name="P2" draw:layer="layout" svg:width="4.631cm" svg:height="0.521cm" svg:x="18.609cm" svg:y="15.46cm" svg:viewBox="0 0 4632 522" svg:d="M291 406l-115-169-118 169h-58l147-200-136-185h58l107 151 104-151h57l-131 183 143 202zM352 517v-35h325v35zM745 256c0 40 7 69 19 88s31 28 56 28c17 0 32-5 44-14 11-10 19-24 21-44l50 3c-4 29-16 51-36 68-21 18-46 27-78 27-41 0-72-14-94-40-22-27-33-65-33-115 0-49 11-87 33-113s53-39 94-39c30 0 55 8 75 23 20 16 32 37 37 65l-50 4c-3-17-9-30-19-39-11-10-26-15-45-15-26 0-44 9-56 26s-18 46-18 87zM1065 412c-29 0-51-8-66-25-15-15-23-37-23-64 0-31 10-54 30-71 20-16 53-25 98-26l66-1v-16c0-24-5-41-15-51-11-11-27-16-48-16-22 0-38 4-48 11-10 8-16 20-18 36l-52-5c9-53 48-79 119-79 37 0 65 8 83 25 19 17 29 42 29 74v127c0 15 1 26 5 33s11 11 22 11c5 0 10-1 16-2v32c-12 2-25 4-38 4-18 0-31-5-39-15-9-10-13-25-14-45h-2c-13 22-27 38-44 48s-37 15-61 15zM1077 374c18 0 34-4 48-12 14-9 25-20 33-34s12-29 12-44v-24l-54 1c-23 0-40 2-52 7-12 4-21 11-28 20-6 9-9 21-9 36 0 16 4 28 13 37 8 8 21 13 37 13zM1302 406v-227c0-21-1-44-2-69h46c2 34 2 54 2 60h2c7-25 16-42 27-51 10-10 24-14 43-14 6 0 13 1 20 2v45c-7-1-16-2-27-2-20 0-36 8-46 26-11 18-16 43-16 75v155zM1488 406v-227c0-21-1-44-2-69h47c1 34 2 54 2 60h1c8-25 17-42 27-51 10-10 24-14 43-14 6 0 13 1 20 2v45c-7-1-16-2-26-2-21 0-36 8-47 26s-16 43-16 75v155zM1673 47v-47h49v47zM1673 406v-296h49v296zM1872 412c-29 0-52-8-67-25-14-15-22-37-22-64 0-31 10-54 30-71 20-16 53-25 97-26l67-1v-16c0-24-5-41-16-51-10-11-26-16-48-16s-38 4-48 11c-10 8-16 20-18 36l-51-5c9-53 48-79 118-79 38 0 65 8 84 25s28 42 28 74v127c0 15 2 26 6 33s11 11 22 11c5 0 10-1 16-2v32c-12 2-25 4-38 4-18 0-31-5-40-15-8-10-13-25-14-45h-1c-13 22-27 38-44 48s-37 15-61 15zM1883 374c18 0 34-4 48-12 14-9 25-20 34-34 8-14 12-29 12-44v-24l-54 1c-23 0-41 2-53 7-11 4-21 11-27 20s-9 21-9 36c0 16 4 28 12 37 9 8 21 13 37 13zM2219 522c-32 0-58-6-77-19-19-12-31-30-37-54l50-7c3 14 10 24 21 32 12 7 26 11 44 11 50 0 75-29 75-87v-48h-1c-9 19-22 34-38 43-16 11-36 15-58 15-36 0-62-13-79-37s-26-61-26-113 9-90 28-115c18-25 46-38 83-38 21 0 40 5 55 15 16 9 27 23 36 41 0-6 1-15 1-29 1-13 2-21 3-22h46c-1 10-1 30-1 61v226c0 84-42 125-125 125zM2295 258c0-24-3-45-10-62-7-18-16-31-28-40s-25-14-41-14c-25 0-44 9-55 27s-17 48-17 89c0 40 5 69 16 87 11 17 29 26 55 26 16 0 30-4 42-14 12-9 21-22 28-39s10-37 10-60zM2456 268c0 34 7 60 21 78 14 19 35 28 62 28 21 0 38-4 51-13s21-19 26-32l43 12c-18 46-58 71-120 71-44 0-77-14-100-40s-34-65-34-116c0-49 11-86 34-112s55-39 98-39c86 0 130 52 130 157v6zM2616 230c-3-31-11-53-24-68-13-14-32-21-56-21s-43 8-57 24-21 38-22 65zM2683 517v-35h325v35zM3039 47v-47h49v47zM3039 406v-296h49v296zM3351 406v-188c0-19-2-34-6-45s-10-19-18-23c-9-5-21-7-37-7-24 0-42 8-56 24s-20 38-20 67v172h-50v-233c0-34 0-55-1-63h46c0 1 1 3 1 7s0 9 0 14c1 5 1 15 1 30h1c11-21 25-35 39-44 15-8 34-12 56-12 32 0 56 8 71 24s22 42 22 80v197zM3695 324c0 27-10 49-31 64-21 16-51 24-89 24-36 0-65-6-85-19s-32-31-38-57l43-9c4 16 13 28 26 35 13 8 31 11 54 11 25 0 44-4 55-11 12-8 17-19 17-35 0-11-4-21-12-28s-21-13-38-18l-36-9c-28-7-48-15-60-22s-21-15-28-25c-6-10-10-22-10-37 0-27 10-47 29-61s47-22 84-22c32 0 58 6 78 18 19 11 31 29 36 55l-44 5c-3-13-10-23-22-30s-28-10-48-10c-22 0-39 3-49 10-11 6-16 17-16 30 0 9 2 15 7 21 4 5 10 10 19 14 8 4 26 9 54 16 26 6 45 12 56 18 12 5 21 11 27 18 7 7 12 15 16 24 3 8 5 18 5 30zM3793 268c0 34 7 60 21 78 14 19 35 28 62 28 21 0 38-4 51-13s21-19 26-32l43 12c-18 46-58 71-120 71-44 0-77-14-100-40s-34-65-34-116c0-49 11-86 34-112s56-39 98-39c87 0 130 52 130 157v6zM3953 230c-3-31-10-53-24-68-13-14-31-21-56-21-24 0-43 8-57 24-13 16-21 38-22 65zM4067 406v-227c0-21 0-44-1-69h46c1 34 2 54 2 60h1c8-25 17-42 27-51 10-10 25-14 43-14 7 0 13 1 20 2v45c-6-1-15-2-26-2-20 0-36 8-47 26-10 18-16 43-16 75v155zM4366 404c-16 4-33 7-50 7-39 0-59-24-59-68v-197h-34v-36h36l15-66h32v66h55v36h-55v186c0 14 3 24 7 30 5 6 13 9 24 9 7 0 16-2 29-4zM4632 324c0 27-11 49-32 64-21 16-50 24-88 24-37 0-65-6-85-19s-33-31-39-57l43-9c5 16 13 28 26 35 14 8 32 11 55 11 25 0 43-4 55-11 11-8 17-19 17-35 0-11-4-21-12-28s-21-13-39-18l-35-9c-28-7-48-15-60-22s-21-15-28-25-10-22-10-37c0-27 9-47 29-61 19-14 47-22 84-22 32 0 58 6 77 18 19 11 31 29 36 55l-44 5c-2-13-10-23-22-30s-28-10-47-10c-23 0-39 3-50 10-10 6-15 17-15 30 0 9 2 15 6 21 4 5 11 10 19 14 9 4 27 9 54 16 27 6 45 12 57 18 11 5 20 11 27 18 6 7 12 15 15 24 4 8 6 18 6 30z">
          <text:p/>
        </draw:path>
        <draw:path draw:style-name="gr2" draw:text-style-name="P2" draw:layer="layout" svg:width="4.639cm" svg:height="0.526cm" svg:x="18.604cm" svg:y="15.458cm" svg:viewBox="0 0 4640 527" svg:d="M294 410l-116-168 3-2 2 2-118 168-1 1h-1-58-5l3-4 146-200 3 2-3 1-135-185-3-5h5 58 1l1 1 107 152-2 2-2-2 103-152 1-1h2 57 6l-3 5-132 183-2-1 2-2 143 202 3 4h-5-58-1zM296 405h58v3l-3 2-142-202-2-1 2-2 131-184 2 2v3h-57v-3l2 2-104 151-2 4-2-4-107-151 2-2v3h-58v-3l3-2 135 186 1 2-1 1-146 200-3-2v-3h58v3l-2-1 117-168 3-4 2 4 115 168-2 1zM354 519v-35-3h3 325 3v3 35 3h-3-325-3zM357 516h325v3h-3v-35h3v3h-325v-3h2v35h-2zM753 259c0 39 6 68 18 86s30 27 54 27c17 0 31-4 42-13s18-23 21-42v-3h3l49 4h3v3c-4 29-17 52-37 69-21 18-48 27-80 27-42 0-74-14-96-41-23-26-34-65-34-116 0-50 12-88 34-115s54-40 96-40c30 0 56 8 77 24 20 16 33 38 38 66l1 3-3 1-51 3-3 1v-3c-2-16-8-28-18-37-10-10-24-14-43-14-25 0-43 8-54 25-11 16-17 45-17 85zM748 259c0-41 6-71 18-89 12-17 32-27 58-27 20 0 36 5 46 16 11 10 18 23 21 40l-3 1v-3l50-4v3h-2c-5-27-17-47-37-63-19-15-44-22-73-22-40 0-71 12-92 38-21 25-32 62-32 111 0 50 11 87 32 113 21 25 52 38 92 38 31 0 56-8 76-25 20-16 31-38 35-66h3v3l-50-3v-3l3 1c-3 20-10 35-23 45-12 10-27 15-45 15-26 0-46-10-58-30-13-19-19-49-19-89zM1070 417c-30 0-53-9-68-25-16-16-24-38-24-66 0-31 11-56 32-73 20-16 53-25 99-27l66-1v3h-3v-16c0-23-5-40-14-49-10-10-25-15-46-15-22 0-37 3-47 10-9 8-15 18-17 34v3h-3l-51-5h-3l1-3c8-54 49-82 121-82 37 0 66 9 85 26 20 18 29 43 29 76v127c0 14 2 25 6 32 3 6 9 9 19 9 5 0 10 0 16-2h3v3 31 2h-2c-13 3-26 5-39 5-18 0-33-5-42-16-8-10-13-25-14-46h3v3h-2v-3l2 1c-12 23-27 39-45 49-16 10-37 15-62 15zM1070 411c24 0 43-5 60-14 16-9 30-24 42-47l1-1h2 2 2v3c1 20 6 34 14 43 7 9 20 13 37 13 13 0 25-1 38-4v3h-3v-31h3l1 3c-6 1-12 2-17 2-11 0-20-5-24-13s-6-19-6-34v-127c0-32-9-55-27-72-19-16-46-24-82-24-70 0-108 25-116 77l-3-1 1-3 51 5v3h-3c2-17 8-30 19-38 10-8 27-12 50-12 22 0 39 6 50 17 10 10 16 29 16 53v16 3h-3l-66 1v-3 3c-45 1-76 10-96 26-19 16-29 38-29 68 0 27 7 47 22 62 14 15 35 23 64 23zM1082 374c17 0 33-4 46-12 14-8 24-19 32-32 8-14 12-28 12-43v-24h3v2l-54 1c-23 1-40 3-51 7-12 5-20 11-26 20-6 8-9 19-9 34s4 26 12 35c8 8 19 12 35 12zM1082 380c-17 0-30-5-39-14s-14-23-14-39c0-15 3-28 10-38 7-9 16-16 29-21 12-4 30-7 53-7v3-3l54-1h3v3 24c0 15-5 31-13 45-8 15-20 27-34 35s-31 13-49 13zM1304 408v-226c0-21-1-44-2-69v-3h3 46 3v3c2 33 2 54 2 60h-3v-2h2v2h-3c8-26 17-44 28-54 10-9 26-14 45-14 6 0 13 1 20 3h2v2 45 4l-3-1c-7-2-15-3-26-3-19 0-34 9-44 25-10 18-16 42-16 74v154 3h-2-49-3zM1307 405h49v3h-3v-154c0-33 5-59 16-77s28-27 49-27c11 0 21 1 27 3v2h-3v-45h3l-1 3c-7-2-13-2-19-2-18 0-32 4-42 13-9 9-18 25-26 50v2h-2-2-2v-3c0-6-1-26-2-60h2v3h-46v-3h3c1 25 1 48 1 69v226h-2zM1490 408v-226c0-21-1-44-2-69v-3h3 47 2v3c2 33 2 54 2 60h-2v-2h1v2h-3c8-26 17-44 28-54 10-9 26-14 45-14 7 0 14 1 21 3h2v2 45 4l-4-1c-6-2-15-3-25-3-20 0-34 9-45 25-10 18-15 42-15 74v154 3h-3-49-3zM1493 405h49v3h-3v-154c0-33 6-59 17-77s27-27 49-27c11 0 20 1 27 3l-1 2h-3v-45h3l-1 3c-7-2-13-2-19-2-18 0-32 4-41 13-10 9-19 25-27 50v2h-2-1-3v-3c0-6-1-26-2-60h3v3h-47v-3h3c1 25 2 48 2 69v226h-3zM1675 49v-47-2h3 49 3v2 47 3h-3-49-3zM1678 47h49v2h-3v-47h3v3h-49v-3h2v47h-2zM1675 408v-295-3h3 49 3v3 295 3h-3-49-3zM1678 405h49v3h-3v-295h3v3h-49v-3h2v295h-2zM1877 417c-30 0-53-9-69-25-15-16-23-38-23-66 0-31 11-56 31-73 21-16 54-25 99-27l67-1v3h-3v-16c0-23-5-40-15-49-9-10-24-15-46-15-21 0-36 3-46 10-9 8-15 18-17 34v3h-3l-51-5h-3v-3c9-54 50-82 121-82 38 0 67 9 86 26 19 18 29 43 29 76v127c0 14 2 25 6 32 3 6 9 9 19 9 4 0 10 0 15-2h4v3 31 2h-2c-13 3-26 5-39 5-19 0-33-5-42-16-8-10-13-25-14-46h2v3h-1v-3l2 1c-13 23-28 39-45 49s-38 15-62 15zM1877 411c24 0 43-5 60-14 16-9 30-24 42-47l1-1h2 1 3v3c1 20 6 34 14 43 7 9 19 13 37 13 13 0 25-1 37-4l1 3h-3v-31h3l1 3c-7 1-12 2-17 2-11 0-20-5-24-13s-6-19-6-34v-127c0-32-9-55-28-72-18-16-45-24-82-24-69 0-107 25-115 77l-3-1v-3l52 5-1 3h-2c2-17 8-30 19-38 10-8 27-12 49-12 23 0 40 6 50 17 11 10 17 29 17 53v16 3h-3l-67 1v-3l1 3c-45 1-76 10-96 26s-29 38-29 68c0 27 7 47 21 62 15 15 36 23 65 23zM1888 374c18 0 33-4 47-12s24-19 32-32c8-14 12-28 12-43v-24h3v2l-54 1c-23 1-40 3-52 7-11 5-20 11-26 20-6 8-9 19-9 34s4 26 12 35c9 8 20 12 35 12zM1888 380c-16 0-29-5-39-14-9-9-13-23-13-39 0-15 3-28 10-38 6-9 16-16 28-21 13-4 31-7 54-7v3-3l54-1h3v3 24c0 15-5 31-13 45-8 15-20 27-34 35s-31 13-50 13zM2224 527c-32 0-59-7-78-19-20-13-33-32-38-56l-1-3h3l49-8h3v3c4 13 10 22 21 29s25 11 42 11c49 0 72-27 72-83v-48h3v3h-1v-3l3 2c-10 19-23 34-40 44-17 9-37 14-59 14-36 0-64-12-82-37-17-24-26-63-26-115s10-92 28-117c19-25 48-38 86-38 21 0 40 5 56 14 16 10 29 24 37 42l-2 2v-3 3h-2c0-6 0-15 1-29 0-13 1-21 2-23l1-2h2 46 3v3c-1 10-2 30-2 61v226c0 84-42 127-127 127zM2224 521c82 0 122-39 122-121v-226c0-31 0-51 1-61h3v3h-46v-3l2 2c0 0-1 7-2 20 0 14-1 23-1 29v2h-3-2l-1-1c-8-17-19-30-35-40-15-9-33-14-53-14-37 0-63 12-81 36-18 25-27 62-27 114 0 51 8 88 25 112 16 23 42 35 77 35 22 0 40-5 56-14 16-10 29-23 38-42l1-1h1 1 3v2 48c0 58-26 89-78 89-18 0-34-4-45-12-12-8-20-19-23-33l3-1v3l-49 7-1-3h3c5 22 17 40 36 52 18 12 43 18 75 18zM2297 261c0-24-3-44-10-61-6-17-15-30-27-39s-25-13-39-13c-25 0-42 8-53 26s-16 46-16 87c0 40 5 68 15 85 11 17 28 25 53 25 15 0 28-4 39-13 13-9 22-21 28-38 7-16 10-36 10-59zM2303 261c0 23-4 44-10 61-7 18-17 31-30 41-12 9-27 14-43 14-27 0-46-10-57-28s-17-48-17-88c0-41 6-72 18-90 11-19 31-29 57-29 15 0 30 5 42 15 13 9 23 23 30 41 6 17 10 38 10 63zM2464 271c0 33 7 59 20 77 14 17 33 26 60 26 21 0 37-4 49-12 13-9 21-19 25-31l1-3 3 1 43 12 3 1-1 3c-18 47-60 72-123 72-45 0-79-14-102-40-23-27-35-67-35-118 0-49 12-88 35-114 23-27 57-40 100-40 88 0 133 54 133 160v6 3h-3-211v-3zM2461 268h211v3h-3v-6c0-104-42-154-127-154-42 0-74 12-96 38-22 25-34 61-34 110 0 51 12 88 34 114 22 25 55 38 98 38 61 0 100-23 117-68l3 1-1 3-43-13 1-2 2 1c-4 13-14 25-27 33-13 9-31 14-52 14-28 0-50-10-64-29s-22-46-22-80v-3zM2618 234c-2-31-10-53-23-67-12-14-30-20-54-20-23 0-41 7-55 23-13 15-20 36-21 64l-3-1v-2h159v2zM2621 236h-159-3v-3c1-28 9-51 23-67 15-16 34-25 59-25s45 8 58 22c14 15 22 39 25 70v3zM2685 519v-35-3h3 325 3v3 35 3h-3-325-3zM2688 516h325v3h-3v-35h3v3h-325v-3h3v35h-3zM3041 49v-47-2h3 49 3v2 47 3h-3-49-3zM3044 47h49v2h-3v-47h3v3h-49v-3h3v47h-3zM3041 408v-295-3h3 49 3v3 295 3h-3-49-3zM3044 405h49v3h-3v-295h3v3h-49v-3h3v295h-3zM3353 408v-187c0-19-2-34-6-44-3-10-9-17-17-22-8-4-19-7-35-7-23 0-41 8-54 24-13 15-20 37-20 65v171 3h-2-50-2v-3-232c0-34-1-55-2-62v-4h3 46 3v3c0 1 0 3 1 7 0 4 0 9 0 14s1 15 1 30h-3v-3h1v3l-2-2c11-20 25-35 40-44s34-13 57-13c32 0 57 8 73 25 15 16 23 44 23 82v196 3h-3-49-3zM3356 405h49v3h-3v-196c0-37-7-63-21-78-15-16-38-23-69-23-22 0-40 4-54 12-15 8-27 22-38 42l-1 1h-2-1-2l-1-2c0-15 0-24 0-30-1-5-1-9-1-13s0-7-1-7l3-1v3h-46v-3h3c1 8 1 29 1 63v232h-3v-3h50v3h-3v-171c0-29 7-52 21-69s34-25 58-25c16 0 29 2 38 7s16 14 20 25 6 27 6 46v187h-3zM3703 327c0 28-11 51-33 66-21 16-51 24-90 24-37 0-66-7-86-19s-34-32-40-58l-1-3 3-1 43-8 3-1 1 3c4 15 12 26 24 33 13 7 30 10 53 10 25 0 42-3 54-11 10-7 16-17 16-32 0-11-4-19-12-26-7-7-20-12-37-17l1-3-1 3-35-9v-3 3c-29-8-49-15-61-22s-22-16-29-26c-7-11-11-24-11-39 0-27 11-49 30-64 20-14 49-21 86-21 33 0 59 6 79 17 20 12 33 31 38 57v3l-3 1-44 5h-2l-1-2c-3-13-9-22-21-28-11-7-26-11-46-11-22 0-38 4-48 10s-14 15-14 28c0 8 2 14 6 19s10 10 18 13c8 4 26 9 54 16 26 6 45 13 56 18 12 6 21 12 28 19s13 15 16 24c4 10 6 20 6 32zM3697 327c0-11-1-21-5-29-3-9-8-16-15-23-6-6-15-12-26-18-11-5-30-11-56-18l1-2-1 2c-27-6-46-12-54-16-9-3-16-9-21-14-4-6-7-14-7-23 0-14 6-26 17-33s28-10 51-10c20 0 37 3 49 11 13 7 21 18 24 32h-3l-1-3 45-5v3h-3c-5-24-16-42-35-53s-44-17-76-17c-36 0-64 7-82 21-19 14-28 33-28 59 0 14 3 26 10 35 6 10 15 18 27 25 11 7 31 14 59 21l35 9c18 5 32 11 40 19 9 8 13 18 13 30 0 16-6 29-18 37s-31 12-57 12c-23 0-42-4-56-11-13-8-23-20-27-37l3-1v3l-43 9v-3l2-1c6 25 18 43 38 55 19 12 47 18 83 18 38 0 66-7 87-22 20-15 30-35 30-62zM3801 271c0 33 7 59 21 77 13 17 32 26 59 26 21 0 37-4 49-12 13-9 21-19 25-31l1-3 3 1 43 12 3 1-1 3c-18 47-60 72-123 72-44 0-79-14-102-40-23-27-35-67-35-118 0-49 12-88 35-114 23-27 57-40 100-40 88 0 133 54 133 160v6 3h-3-211v-3zM3798 268h211v3h-3v-6c0-104-42-154-127-154-42 0-73 12-96 38-22 25-33 61-33 110 0 51 11 88 33 114 23 25 55 38 98 38 62 0 100-23 117-68l3 1-1 3-43-13 1-2 3 1c-5 13-14 25-28 33-13 9-31 14-52 14-28 0-49-10-64-29-14-19-21-46-21-80v-3zM3955 234c-2-31-10-53-23-67-12-14-30-20-54-20-23 0-41 7-54 23-14 15-21 36-22 64l-3-1v-2h159v2zM3958 236h-159-3v-3c1-28 9-51 23-67 15-16 35-25 59-25 25 0 45 8 59 22 13 15 21 39 24 70v3zM4069 408v-226c0-21 0-44-1-69v-3h3 46 3v3c1 33 2 54 2 60h-3v-2h1v2h-3c8-26 18-44 28-54 11-9 26-14 45-14 7 0 14 1 21 3h2v2 45 4l-4-1c-6-2-14-3-25-3-20 0-34 9-44 25-11 18-16 42-16 74v154 3h-3-49-3zM4072 405h49v3h-3v-154c0-33 6-59 17-77s28-27 49-27c11 0 20 1 27 3l-1 2h-3v-45h3l-1 3c-6-2-12-2-19-2-18 0-31 4-41 13s-18 25-26 50l-1 2h-2-1-3v-3c0-6 0-26-2-60h3v3h-46v-3h2c1 25 2 48 2 69v226h-3zM4371 409c-16 4-33 6-50 6-40 0-62-24-62-69v-197h3v3h-34-3v-3-36-3h3 36v3h-3l15-67v-3h3 32 3v3 67h-3v-3h55 3v3 36 3h-3-55v-3h3v186c0 14 2 23 6 28 5 5 11 8 22 8 7 0 16-1 28-4l4-1v4 36 2zM4368 406v-36h3v3c-12 2-22 3-29 3-12 0-21-3-26-9s-8-17-8-32v-186-3h3 55v3h-3v-36h3v3h-55-3v-3-67h3v3h-32v-3l2 1-14 67-1 2h-2-36v-3h3v36h-3v-3h34 3v3 197c0 43 18 64 56 64 17 0 33-2 49-7l1 3zM4640 327c0 28-12 51-33 66-22 16-52 24-90 24-37 0-66-7-86-19-21-12-35-32-41-58v-3l3-1 43-8 3-1v3c4 15 12 26 25 33s30 10 53 10c25 0 42-3 53-11 11-7 16-17 16-32 0-11-3-19-11-26s-20-12-38-17l1-3v3l-36-9 1-3-1 3c-28-8-48-15-61-22-12-7-21-16-28-26-7-11-11-24-11-39 0-27 10-49 30-64 20-14 48-21 86-21 32 0 59 6 79 17 19 12 32 31 37 57l1 3-3 1-44 5h-3v-2c-3-13-10-22-21-28-12-7-27-11-46-11-22 0-38 4-48 10s-15 15-15 28c0 8 2 14 6 19s10 10 19 13c8 4 26 9 53 16 26 6 45 13 57 18 12 6 21 12 28 19s12 15 16 24c4 10 6 20 6 32zM4634 327c0-11-2-21-5-29-4-9-9-16-15-23-7-6-15-12-27-18-11-5-29-11-55-18v-2 2c-28-6-46-12-55-16-8-3-15-9-20-14-5-6-7-14-7-23 0-14 6-26 17-33s28-10 51-10c20 0 36 3 49 11 12 7 20 18 23 32h-3v-3l44-5v3h-2c-5-24-17-42-35-53-19-11-44-17-76-17-37 0-64 7-83 21-18 14-27 33-27 59 0 14 3 26 9 35 7 10 16 18 27 25 12 7 32 14 60 21l35 9c18 5 32 11 40 19s13 18 13 30c0 16-7 29-19 37s-31 12-56 12c-24 0-42-4-56-11-14-8-23-20-27-37l2-1 1 3-43 9-1-3 3-1c6 25 18 43 37 55 20 12 48 18 84 18 37 0 66-7 87-22 20-15 30-35 30-62z">
          <text:p/>
        </draw:path>
        <draw:path draw:style-name="gr2" draw:text-style-name="P2" draw:layer="layout" svg:width="1.447cm" svg:height="0.29cm" svg:x="18.623cm" svg:y="16.28cm" svg:viewBox="0 0 1448 291" svg:d="M184 287v-126h-147v126h-37v-273h37v116h147v-116h37v273zM279 33v-33h34v33zM279 287v-210h34v210zM542 182c0 72-25 109-77 109-15 0-29-3-39-9s-19-15-26-27c0 4 0 10-1 18 0 8-1 13-1 14h-33c0-7 1-21 1-43v-244h34v81c0 9 0 18 0 31 7-15 15-24 26-30s24-9 39-9c27 0 46 9 59 27 12 19 18 46 18 82zM506 183c0-29-4-50-12-63-8-12-20-20-37-20-20 0-34 8-43 21-9 14-14 35-14 64 0 27 5 47 14 61 8 13 23 19 42 19 18 0 30-6 38-19s12-34 12-63zM587 33v-33h34v33zM587 287v-210h34v210zM830 229c0 20-7 35-22 46-15 10-36 16-62 16s-46-4-60-13-24-22-28-40l31-6c3 11 9 19 18 25 9 5 22 7 39 7s30-2 38-8c9-5 13-13 13-24 0-8-3-15-9-20s-15-9-27-13l-25-6c-20-5-34-11-43-16-8-4-15-10-19-18-5-7-8-15-8-26 0-19 7-34 21-44 13-10 33-15 59-15 23 0 41 4 55 12s22 22 26 40l-32 4c-1-9-7-16-15-21-8-6-20-9-34-9-16 0-27 3-35 8-7 5-11 12-11 22 0 6 2 11 5 15 3 3 7 7 14 9 6 3 18 7 38 12 18 4 31 9 39 12 9 4 15 9 20 13 4 5 8 11 11 17 2 6 3 13 3 21zM899 182c0 27 4 48 13 61 9 14 22 20 39 20 13 0 23-3 31-10 9-6 14-17 16-30l35 2c-3 20-12 36-26 48s-33 18-55 18c-29 0-51-9-68-28-15-18-23-45-23-81 0-35 8-61 24-81 16-18 38-28 67-28 21 0 39 6 53 17s23 27 27 47l-36 2c-2-11-6-20-14-27-7-8-18-11-31-11-18 0-32 7-40 19s-12 33-12 62zM1104 77v134c0 13 1 24 4 32 2 7 7 13 13 16s14 5 26 5c16 0 30-6 39-17 10-12 15-27 15-48v-122h34v165c0 25 1 40 2 45h-33c0-1 0-2-1-5 0-3 0-6 0-10s-1-11-1-21c-8 15-18 25-28 31s-24 9-39 9c-23 0-40-6-50-17-11-12-16-30-16-57v-140zM1448 229c0 20-8 35-23 46-15 10-35 16-62 16-26 0-46-4-60-13s-23-22-28-40l31-6c3 11 9 19 18 25 10 5 22 7 39 7s30-2 38-8c9-5 13-13 13-24 0-8-3-15-9-20-5-5-15-9-27-13l-25-6c-20-5-34-11-43-16-8-4-15-10-19-18-5-7-7-15-7-26 0-19 6-34 20-44 13-10 33-15 59-15 23 0 42 4 55 12 14 8 22 22 26 40l-31 4c-2-9-8-16-16-21-8-6-20-9-34-9-15 0-27 3-35 8-7 5-11 12-11 22 0 6 2 11 5 15 3 3 8 7 14 9 6 3 18 7 38 12 18 4 31 9 40 12 8 4 14 9 19 13 4 5 8 11 11 17 2 6 4 13 4 21z">
          <text:p/>
        </draw:path>
        <draw:path draw:style-name="gr2" draw:text-style-name="P2" draw:layer="layout" svg:width="1.45cm" svg:height="0.294cm" svg:x="18.621cm" svg:y="16.278cm" svg:viewBox="0 0 1451 295" svg:d="M184 289v-126h2v2h-147v-2h2v126 2h-2-37-2v-2-273-2h2 37 2v2 116h-2v-2h147v2h-2v-116-2h2 37 2v2 273 2h-2-37-2zM186 287h37v2h-2v-273h2v2h-37v-2h2v116 2h-2-147-2v-2-116h2v2h-37v-2h2v273h-2v-2h37v2h-2v-126-2h2 147 2v2 126h-2zM279 35v-33-2h2 34 2v2 33 2h-2-34-2zM281 33h34v2h-2v-33h2v2h-34v-2h2v33h-2zM279 289v-209-2h2 34 2v2 209 2h-2-34-2zM281 287h34v2h-2v-209h2v2h-34v-2h2v209h-2zM546 184c0 73-26 111-79 111-16 0-29-3-40-9s-20-16-26-29h1v2-2h2c0 4 0 10-1 18 0 8-1 13-1 14v2h-2-33-3l1-2c0-7 1-21 1-43v-244-2h2 34 2v2 82c0 9 0 19 0 30h-2v-2 2l-1-1c6-14 15-24 26-30s25-9 40-9c27 0 48 10 60 28 13 18 19 45 19 82zM542 184c0-36-6-62-18-80-12-17-31-26-57-26-15 0-28 3-38 9-10 5-18 15-25 28v1h-2-2v-2c0-12 0-21 0-30v-82h2v2h-34v-2h2v244c0 22-1 36-1 43h-2v-2h33v2h-2c0-2 1-6 1-14 1-8 1-15 1-18v-2h2 2v1c7 12 15 21 25 26 10 6 23 9 38 9 51 0 75-35 75-107zM506 185c0-29-4-50-12-62-7-12-19-18-35-18-20 0-33 6-42 19-8 13-13 34-13 63 0 27 5 47 13 59 9 13 22 19 41 19 17 0 29-6 36-18 8-13 12-33 12-62zM510 185c0 29-4 51-12 64s-22 20-40 20c-20 0-35-7-44-20-9-14-14-34-14-62 0-29 5-51 14-65s25-21 45-21c17 0 31 7 39 20s12 34 12 64zM587 35v-33-2h2 34 2v2 33 2h-2-34-2zM589 33h34v2h-2v-33h2v2h-34v-2h2v33h-2zM587 289v-209-2h2 34 2v2 209 2h-2-34-2zM589 287h34v2h-2v-209h2v2h-34v-2h2v209h-2zM834 231c0 20-7 36-23 47-15 11-36 17-63 17-26 0-47-5-61-13-15-9-24-23-29-42v-2h2l30-6h2l1 1c3 11 8 19 17 24s21 7 38 7 29-2 37-7 12-13 12-23c0-8-3-14-8-19-6-5-14-9-27-12l1-2-1 2-25-6 1-2-1 2c-20-6-34-11-43-16-8-5-15-11-20-18-5-8-7-17-7-28 0-19 7-34 21-45 14-10 34-15 60-15 23 0 42 4 56 12 14 9 23 22 27 41v2h-2l-31 4h-2v-2c-2-8-7-15-15-20-8-4-19-7-33-7-15 0-26 2-34 7-7 5-10 11-10 20 0 6 1 10 4 13 3 4 7 7 13 10 6 2 19 6 38 11 19 4 32 9 40 13 9 4 15 8 20 13s9 11 11 17c3 7 4 14 4 22zM830 231c0-8-1-14-3-20-3-6-6-12-11-16-4-5-10-9-18-13s-21-8-40-12l1-2-1 2c-19-5-32-9-38-12-7-3-11-6-15-10-3-4-5-10-5-16 0-10 4-18 12-23s20-8 36-8c14 0 26 3 35 8s14 13 16 23h-2v-2l31-4 1 2-2 1c-4-18-12-30-25-38s-31-12-54-12c-26 0-45 5-58 15-13 9-20 23-20 41 0 10 3 19 7 25 5 7 11 13 19 18 9 5 23 10 42 15l25 6c13 4 23 8 28 13 6 6 10 13 10 22 0 11-5 20-14 26-8 6-21 8-39 8-17 0-30-2-40-8-9-5-16-14-19-26h2v2l-30 6-1-2 2-1c4 18 13 31 27 39 13 9 33 13 59 13s46-5 61-16c14-10 21-24 21-44zM902 184c0 27 4 47 12 60 9 13 21 19 38 19 13 0 23-3 31-9 8-7 13-16 15-30v-2l2 1 35 2h2v2c-3 21-12 37-27 49-14 13-33 19-57 19-29 0-52-10-68-29-16-18-24-46-24-82 0-35 8-62 24-81s39-29 68-29c23 0 41 6 55 17 15 12 24 28 28 47v3h-2l-36 2h-2v-1c-2-12-6-20-13-27-7-6-17-9-31-9-18 0-30 5-38 17s-12 32-12 61zM898 184c0-29 4-51 12-63 9-13 23-19 42-19 15 0 26 3 34 10 7 7 12 17 14 29h-2v-2l35-2 1 2h-2c-4-19-12-34-26-44-14-11-31-17-53-17-28 0-50 9-65 27s-23 45-23 79c0 36 8 62 23 80s37 27 65 27c23 0 41-6 55-18 14-11 22-27 25-46h2v2l-35-3v-1h2c-2 14-8 25-16 32-9 7-20 10-34 10-18 0-32-7-41-21-9-13-13-34-13-62zM1108 80v133c0 13 1 24 4 31 2 7 6 12 12 15 5 3 13 5 25 5 16 0 28-5 38-16 9-12 14-27 14-47v-121-2h2 34 2v2 164c0 25 1 39 1 45l1 2h-2-33-2v-2c0 0 0-2-1-5 0-3 0-6 0-10s-1-11-1-21h2v2-2l1 1c-8 15-17 25-28 32-11 6-24 9-40 9-23 0-41-6-52-18s-16-31-16-58v-139-2h2 35 2zM1106 82h-35v-2h2v139c0 26 5 44 15 55s26 17 49 17c15 0 28-3 38-9s19-15 27-30v-1h2 2v2c0 10 1 17 1 21s0 7 0 10c0 2 1 4 1 5h-2v-2h33v2h-2c-1-5-2-20-2-45v-164h2v2h-34v-2h2v121c0 21-5 37-15 49s-24 18-41 18c-12 0-21-2-27-5-7-4-11-10-14-18s-4-19-4-32v-133h2zM1451 231c0 20-7 36-23 47-15 11-36 17-63 17-26 0-47-5-61-13-15-9-24-23-29-42v-2h2l31-6h1l1 1c3 11 8 19 17 24s22 7 38 7c17 0 30-2 37-7 8-5 12-13 12-23 0-8-3-14-8-19-6-5-14-9-27-12l1-2-1 2-24-6v-2 2c-21-6-35-11-44-16-8-5-15-11-20-18-5-8-7-17-7-28 0-19 7-34 21-45 14-10 34-15 60-15 23 0 42 4 56 12 14 9 23 22 27 41v2h-2l-31 4h-2v-2c-2-8-7-15-15-20-8-4-19-7-33-7-15 0-26 2-33 7s-11 11-11 20c0 6 2 10 4 13 3 4 8 7 13 10 6 2 19 6 38 11 19 4 32 9 40 13 9 4 15 8 20 13s9 11 11 17c3 7 4 14 4 22zM1448 231c0-8-2-14-4-20-3-6-6-12-11-16-4-5-10-9-18-13s-21-8-40-12l1-2-1 2c-19-5-32-9-38-12s-11-6-15-10c-3-4-5-10-5-16 0-10 5-18 12-23 8-5 20-8 36-8 15 0 26 3 35 8s14 13 17 23h-2l-1-2 32-4v2l-2 1c-4-18-12-30-25-38s-31-12-54-12c-26 0-45 5-58 15-13 9-19 23-19 41 0 10 2 19 6 25 5 7 11 13 19 18 9 5 23 10 43 15l24 6c13 4 23 8 29 13 6 6 9 13 9 22 0 11-5 20-13 26-9 6-22 8-40 8-17 0-30-2-40-8-9-5-16-14-19-26h2v2l-30 6-1-2 2-1c4 18 13 31 27 39 14 9 33 13 59 13s47-5 61-16c15-10 22-24 22-44z">
          <text:p/>
        </draw:path>
        <draw:polygon draw:style-name="gr2" draw:text-style-name="P2" draw:layer="layout" svg:width="0cm" svg:height="0cm" svg:x="0cm" svg:y="0cm" svg:viewBox="0 0 0 0" draw:points="0,0">
          <text:p/>
        </draw:polygon>
        <draw:path draw:style-name="gr2" draw:text-style-name="P2" draw:layer="layout" svg:width="0.502cm" svg:height="0.29cm" svg:x="24.851cm" svg:y="18.85cm" svg:viewBox="0 0 503 291" svg:d="M0 287v-29h70v-210l-62 44v-33l64-44h32v243h67v29zM191 291l80-291h30l-78 291zM332 287v-29h69v-210l-61 44v-33l64-44h32v243h67v29z">
          <text:p/>
        </draw:path>
        <draw:path draw:style-name="gr2" draw:text-style-name="P2" draw:layer="layout" svg:width="0.506cm" svg:height="0.294cm" svg:x="24.849cm" svg:y="18.848cm" svg:viewBox="0 0 507 295" svg:d="M0 289v-29-2h2 70v2h-2v-210h2l1 1-62 44-3 3v-4-33-1l1-1 64-44h1 32 2v2 243h-2v-2h68 2v2 29 2h-2-172-2zM2 287h172v2h-2v-29h2v2h-68-1v-2-243h1v2h-32v-2l2 1-65 44-1-1h2v33h-2l-1-2 61-44 4-2v4 210 2h-2-70v-2h2v29h-2zM193 293l79-291v-2h2 30 3l-1 3-78 291-1 1h-1-32-2zM194 291h32v2h-2l78-291h2v2h-30v-2l2 1-80 291-2-1zM333 289v-29-2h2 69v2h-2v-210h2l1 1-61 44-3 3v-4-33-1l1-1 64-44h1 32 2v2 243h-2v-2h66 2v2 29 2h-2-170-2zM335 287h170v2h-2v-29h2v2h-66-2v-2-243h2v2h-32v-2l1 1-64 44-1-1h2v33h-2l-1-2 61-44 3-2v4 210 2h-2-69v-2h2v29h-2z">
          <text:p/>
        </draw:path>
        <draw:path draw:style-name="gr6" draw:text-style-name="P3" draw:layer="layout" svg:width="4.792cm" svg:height="6.331cm" svg:x="2.34cm" svg:y="1.631cm" svg:viewBox="0 0 4793 6332" svg:d="M4793 5635v-635l-371-385v-1744l371-723v-1109l-204-60-372 169-3948-1148-269 122v4596l551 160c-159 181-156 514 7 784 163 271 438 400 649 304 147-67 237-234 237-442v-945l131 38-131-38v945c0 208-90 375-237 442l131-59c114-52 195-165 225-314-30 149-111 262-225 314l-131 59c-211 96-486-33-649-304-163-270-166-603-7-784 6-7 12-13 18-19l889-879v-16l341 99v571l-125-37-66-19v49l-33-10v592 256c0 44-4 87-12 128l299-136 4 471-4-2c2 1 5 3 7 3l1380 402-1383-403 1383 403c6 1 12 1 19-2z">
          <text:p/>
        </draw:path>
        <draw:polygon draw:style-name="gr7" draw:text-style-name="P1" draw:layer="layout" svg:width="0cm" svg:height="0cm" svg:x="5.159cm" svg:y="5.182cm" svg:viewBox="0 0 0 0" draw:points="0,0">
          <text:p/>
        </draw:polygon>
        <draw:path draw:style-name="gr6" draw:text-style-name="P3" draw:layer="layout" svg:width="2.657cm" svg:height="4.755cm" svg:x="2.34cm" svg:y="1.753cm" svg:viewBox="0 0 2658 4756" svg:d="M1904 1117l754-343-2658-774v4596l550 160c6-7 12-13 18-19l889-879v-16l37-17-37-10v-597l37-17-37-11v-1010l405-184v-774l42-19z">
          <text:p/>
        </draw:path>
        <draw:polygon draw:style-name="gr7" draw:text-style-name="P1" draw:layer="layout" svg:width="0cm" svg:height="0cm" svg:x="5.159cm" svg:y="5.182cm" svg:viewBox="0 0 0 0" draw:points="0,0">
          <text:p/>
        </draw:polygon>
        <draw:path draw:style-name="gr6" draw:text-style-name="P3" draw:layer="layout" svg:width="1.569cm" svg:height="5.292cm" svg:x="5.563cm" svg:y="2.67cm" svg:viewBox="0 0 1570 5293" svg:d="M1570 4595v-635l-372-385v-1744l372-723v-1108l-416 189-175 1611-104 366c8 3 15 7 22 12-6-83 23-178 73-242 7-9 14-17 22-24 43-42 91-54 129-31 37 23 59 77 59 145 0 85-33 177-85 234s-113 69-154 30c2 62-19 130-54 181-35 50-80 75-118 65l-240 851 6 2c18-7 35-8 50-3l27 8c60 17 84 114 54 216s-102 170-161 153l-27-8c-16-4-30-14-40-30-18-24-27-59-27-100 0-48 13-101 37-145 23-45 55-77 87-91 18-7 35-8 50-3l27 8c-37-11-81 12-117 61-35 48-57 116-57 178 0 68 26 118 67 130-41-12-67-62-67-130 0-62 22-130 57-178 36-49 80-72 117-61 60 17 84 114 54 216s-102 170-161 153l-27-8c-16-4-30-14-40-30l-433 1488 429-1489-429 1489c-11 37-2 72 20 79 6 1 12 1 19-2z">
          <text:p/>
        </draw:path>
        <draw:polygon draw:style-name="gr7" draw:text-style-name="P1" draw:layer="layout" svg:width="0cm" svg:height="0cm" svg:x="5.159cm" svg:y="5.182cm" svg:viewBox="0 0 0 0" draw:points="0,0">
          <text:p/>
        </draw:polygon>
        <draw:path draw:style-name="gr6" draw:text-style-name="P3" draw:layer="layout" svg:width="4.792cm" svg:height="2.4cm" svg:x="2.34cm" svg:y="1.631cm" svg:viewBox="0 0 4793 2401" svg:d="M4217 1148l372-169 204 60-415 189-191-56-1002 456c7-3 14-4 20-2l191 55c-6-2-13-1-19 2l-1578 718-341-99 404-184 1038-473-1038-302 42-19 13-6-13-80 754-343-2658-773 269-122z">
          <text:p/>
        </draw:path>
        <draw:polygon draw:style-name="gr7" draw:text-style-name="P1" draw:layer="layout" svg:width="0cm" svg:height="0cm" svg:x="5.159cm" svg:y="5.182cm" svg:viewBox="0 0 0 0" draw:points="0,0">
          <text:p/>
        </draw:polygon>
        <draw:path draw:style-name="gr6" draw:text-style-name="P3" draw:layer="layout" svg:width="1.188cm" svg:height="2.216cm" svg:x="4.201cm" svg:y="5.686cm" svg:viewBox="0 0 1189 2217" svg:d="M1177 2142l12-45v-1856c0-123-47-215-121-237-29-8-60-5-91 8-3 0-5 1-7 3l3-2-211 96v823c0 208-89 375-237 442 148-67 237-234 237-442v-823l-29 13-138 631c50 199-12 383-150 446l-305 138c132 76 270 89 385 37l262-119c148-67 238-235 238-442v-620c0-74-17-138-48-181 31 43 48 107 48 181v620c0 207-90 375-238 442l-262 119c-115 52-253 39-385-37l-140 64v469l1189 347c-16-11-22-43-12-75z">
          <text:p/>
        </draw:path>
        <draw:polygon draw:style-name="gr7" draw:text-style-name="P1" draw:layer="layout" svg:width="0cm" svg:height="0cm" svg:x="5.159cm" svg:y="5.182cm" svg:viewBox="0 0 0 0" draw:points="0,0">
          <text:p/>
        </draw:polygon>
        <draw:path draw:style-name="gr6" draw:text-style-name="P3" draw:layer="layout" svg:width="1.621cm" svg:height="1.731cm" svg:x="4.138cm" svg:y="3.311cm" svg:viewBox="0 0 1622 1732" svg:d="M1103 1088l-15 26-82 161-765 347-22 10-37 17-182 83v-1012l1579-717c6-3 13-4 19-2 13 4 21 18 24 37 2 20-3 43-12 62z">
          <text:p/>
        </draw:path>
        <draw:polygon draw:style-name="gr7" draw:text-style-name="P1" draw:layer="layout" svg:width="0cm" svg:height="0cm" svg:x="5.159cm" svg:y="5.182cm" svg:viewBox="0 0 0 0" draw:points="0,0">
          <text:p/>
        </draw:polygon>
        <draw:polygon draw:style-name="gr6" draw:text-style-name="P3" draw:layer="layout" svg:width="1.02cm" svg:height="1.031cm" svg:x="3.914cm" svg:y="5.808cm" svg:viewBox="0 0 1021 1032" draw:points="1021,0 883,631 0,1032 0,439 33,449 99,419 224,456 728,227 757,120">
          <text:p/>
        </draw:polygon>
        <draw:polygon draw:style-name="gr7" draw:text-style-name="P1" draw:layer="layout" svg:width="0cm" svg:height="0cm" svg:x="5.159cm" svg:y="5.182cm" svg:viewBox="0 0 0 0" draw:points="0,0">
          <text:p/>
        </draw:polygon>
        <draw:path draw:style-name="gr6" draw:text-style-name="P3" draw:layer="layout" svg:width="2.303cm" svg:height="3.161cm" svg:x="4.201cm" svg:y="4.8cm" svg:viewBox="0 0 2304 3162" svg:d="M1892 1257l239-851h1c-1 0-1 0-2 0-41-12-66-62-66-130 0-62 21-130 57-179 35-48 79-71 117-61 8 3 15 7 22 12 13 10 24 25 31 43 8 20 12 43 13 69 2 62-19 130-54 181-35 50-80 75-118 65-1 0-1 0-2 0h1l-28-8c-16-5-29-15-40-30-17-24-27-59-27-100 0-49 14-101 37-146 23-44 55-77 88-90 17-7 34-8 49-4l28 8c-38-10-82 13-117 61-36 49-57 117-57 179 0 68 25 118 66 130h1l-28-8c-16-5-29-15-40-30l-26-8c-11 2-20 2-30-1l4-2-31-6c-12-4-23-11-33-22 10 11 21 18 33 22l31 6-4 2c-38-11-62-59-62-123 0-58 20-122 54-168 33-46 75-68 110-58-35-10-77 12-110 58-34 46-54 110-54 168 0 64 24 112 62 123 10 3 19 3 30 1l-26-3 4-3c-37-11-61-56-61-118 0-57 20-118 52-162 32-45 73-66 107-56l21 7-23-11-2-4c9 3 18 8 25 15l-23-11-29-12c-13-3-28-3-42 2-32 11-63 41-86 83-23 43-37 94-37 141 0 42 11 78 30 101l-759 2653-12 45c-10 32-4 64 12 76l-1184-345-4-2c2 1 5 3 7 3l1380 403-1383-404 1363 325c-11 38-2 72 20 79l-20-79 426-1490-19-5c-10 1-20 1-29-2-38-11-62-59-62-123 0-58 20-122 53-168 34-46 76-68 111-57 9 2 17 7 25 14-8-7-16-12-25-14l1 3-29-11c-35-11-77 11-110 57s-54 110-54 168c0-58 21-122 54-168s75-68 110-57l29 11-165 222c0-58 20-122 53-168 34-46 76-68 111-57l-102 348c-38-11-62-59-62-123l66 121-31-6c-39-11-63-58-63-123 0 65 24 112 63 123l31 6 25 4c-10 1-20 1-29-2l29 2-25-4 4-3c-37-10-61-56-61-118 0-56 20-118 52-162s72-65 106-56l22 7-24-11 44 16-20-5z">
          <text:p/>
        </draw:path>
        <draw:polygon draw:style-name="gr7" draw:text-style-name="P1" draw:layer="layout" svg:width="0cm" svg:height="0cm" svg:x="5.159cm" svg:y="5.182cm" svg:viewBox="0 0 0 0" draw:points="0,0">
          <text:p/>
        </draw:polygon>
        <draw:polygon draw:style-name="gr6" draw:text-style-name="P3" draw:layer="layout" svg:width="1.038cm" svg:height="0.774cm" svg:x="4.201cm" svg:y="2.974cm" svg:viewBox="0 0 1039 775" draw:points="0,0 0,775 1039,302">
          <text:p/>
        </draw:polygon>
        <draw:polygon draw:style-name="gr7" draw:text-style-name="P1" draw:layer="layout" svg:width="0cm" svg:height="0cm" svg:x="5.159cm" svg:y="5.182cm" svg:viewBox="0 0 0 0" draw:points="0,0">
          <text:p/>
        </draw:polygon>
        <draw:path draw:style-name="gr6" draw:text-style-name="P3" draw:layer="layout" svg:width="1.106cm" svg:height="0.402cm" svg:x="4.622cm" svg:y="2.702cm" svg:viewBox="0 0 1107 403" svg:d="M1090 250c11-16 17-32 17-49 0-111-248-201-553-201-306 0-554 90-554 201 0 17 6 33 17 49 4 6 8 11 13 16 11 12 24 22 40 33 35 24 82 44 138 60 127 37 293 52 453 40 159-11 297-47 376-100 16-11 29-21 40-33 5-5 9-10 13-16z">
          <text:p/>
        </draw:path>
        <draw:polygon draw:style-name="gr7" draw:text-style-name="P1" draw:layer="layout" svg:width="0cm" svg:height="0cm" svg:x="5.159cm" svg:y="5.182cm" svg:viewBox="0 0 0 0" draw:points="0,0">
          <text:p/>
        </draw:polygon>
        <draw:polygon draw:style-name="gr6" draw:text-style-name="P3" draw:layer="layout" svg:width="0.341cm" svg:height="1.11cm" svg:x="3.797cm" svg:y="3.932cm" svg:viewBox="0 0 342 1111" draw:points="342,1111 342,99 0,0 0,1010 37,1021">
          <text:p/>
        </draw:polygon>
        <draw:polygon draw:style-name="gr7" draw:text-style-name="P1" draw:layer="layout" svg:width="0cm" svg:height="0cm" svg:x="5.159cm" svg:y="5.182cm" svg:viewBox="0 0 0 0" draw:points="0,0">
          <text:p/>
        </draw:polygon>
        <draw:polygon draw:style-name="gr6" draw:text-style-name="P3" draw:layer="layout" svg:width="0.678cm" svg:height="0.879cm" svg:x="4.138cm" svg:y="5.385cm" svg:viewBox="0 0 679 880" draw:points="679,0 533,544 504,651 0,880 0,308">
          <text:p/>
        </draw:polygon>
        <draw:polygon draw:style-name="gr7" draw:text-style-name="P1" draw:layer="layout" svg:width="0cm" svg:height="0cm" svg:x="5.159cm" svg:y="5.182cm" svg:viewBox="0 0 0 0" draw:points="0,0">
          <text:p/>
        </draw:polygon>
        <draw:path draw:style-name="gr6" draw:text-style-name="P3" draw:layer="layout" svg:width="0.911cm" svg:height="0.784cm" svg:x="3.902cm" svg:y="6.439cm" svg:viewBox="0 0 912 785" svg:d="M0 785l300-136 140-64 305-138c138-63 200-248 150-447l-883 401v256c0 44-4 87-12 128z">
          <text:p/>
        </draw:path>
        <draw:polygon draw:style-name="gr7" draw:text-style-name="P1" draw:layer="layout" svg:width="0cm" svg:height="0cm" svg:x="5.159cm" svg:y="5.182cm" svg:viewBox="0 0 0 0" draw:points="0,0">
          <text:p/>
        </draw:polygon>
        <draw:path draw:style-name="gr6" draw:text-style-name="P3" draw:layer="layout" svg:width="0.355cm" svg:height="1.667cm" svg:x="6.362cm" svg:y="2.803cm" svg:viewBox="0 0 356 1668" svg:d="M180 1668l176-1612-192-56-164 1508c17-6 33-7 48-3l28 8c43 13 69 70 66 144z">
          <text:p/>
        </draw:path>
        <draw:polygon draw:style-name="gr7" draw:text-style-name="P1" draw:layer="layout" svg:width="0cm" svg:height="0cm" svg:x="5.159cm" svg:y="5.182cm" svg:viewBox="0 0 0 0" draw:points="0,0">
          <text:p/>
        </draw:polygon>
        <draw:polygon draw:style-name="gr6" draw:text-style-name="P3" draw:layer="layout" svg:width="0.369cm" svg:height="0.704cm" svg:x="3.797cm" svg:y="4.97cm" svg:viewBox="0 0 370 705" draw:points="0,0 370,107 370,705 37,608 0,598">
          <text:p/>
        </draw:polygon>
        <draw:polygon draw:style-name="gr7" draw:text-style-name="P1" draw:layer="layout" svg:width="0cm" svg:height="0cm" svg:x="5.159cm" svg:y="5.182cm" svg:viewBox="0 0 0 0" draw:points="0,0">
          <text:p/>
        </draw:polygon>
        <draw:path draw:style-name="gr6" draw:text-style-name="P3" draw:layer="layout" svg:width="0.966cm" svg:height="0.206cm" svg:x="4.692cm" svg:y="2.898cm" svg:viewBox="0 0 967 207" svg:d="M138 163c127 37 292 52 452 40 160-11 298-47 377-99-98-65-282-104-484-104-201 0-385 39-483 104 35 23 82 43 138 59z">
          <text:p/>
        </draw:path>
        <draw:polygon draw:style-name="gr7" draw:text-style-name="P1" draw:layer="layout" svg:width="0cm" svg:height="0cm" svg:x="5.159cm" svg:y="5.182cm" svg:viewBox="0 0 0 0" draw:points="0,0">
          <text:p/>
        </draw:polygon>
        <draw:path draw:style-name="gr6" draw:text-style-name="P3" draw:layer="layout" svg:width="0.366cm" svg:height="0.45cm" svg:x="2.373cm" svg:y="4.856cm" svg:viewBox="0 0 367 451" svg:d="M281 439c87-39 113-167 58-285-53-118-166-182-252-143zM87 11c-86 39-113 166-58 284 53 119 166 183 252 144z">
          <text:p/>
        </draw:path>
        <draw:polygon draw:style-name="gr7" draw:text-style-name="P1" draw:layer="layout" svg:width="0cm" svg:height="0cm" svg:x="5.159cm" svg:y="5.182cm" svg:viewBox="0 0 0 0" draw:points="0,0">
          <text:p/>
        </draw:polygon>
        <draw:path draw:style-name="gr6" draw:text-style-name="P3" draw:layer="layout" svg:width="0.366cm" svg:height="0.45cm" svg:x="4.019cm" svg:y="2.402cm" svg:viewBox="0 0 367 451" svg:d="M281 439c86-39 112-166 58-284-54-119-167-183-253-144zM86 11c-86 39-112 167-58 285 53 118 167 182 253 143z">
          <text:p/>
        </draw:path>
        <draw:polygon draw:style-name="gr7" draw:text-style-name="P1" draw:layer="layout" svg:width="0cm" svg:height="0cm" svg:x="5.159cm" svg:y="5.182cm" svg:viewBox="0 0 0 0" draw:points="0,0">
          <text:p/>
        </draw:polygon>
        <draw:path draw:style-name="gr6" draw:text-style-name="P3" draw:layer="layout" svg:width="1.106cm" svg:height="0.25cm" svg:x="4.622cm" svg:y="2.702cm" svg:viewBox="0 0 1107 251" svg:d="M1090 251c11-16 17-32 17-49 0-112-248-202-553-202-306 0-554 90-554 202 0 17 6 33 17 49 5-8 11-15 19-22 81-79 287-131 518-131 230 0 436 52 517 131 8 7 14 14 19 22z">
          <text:p/>
        </draw:path>
        <draw:polygon draw:style-name="gr7" draw:text-style-name="P1" draw:layer="layout" svg:width="0cm" svg:height="0cm" svg:x="5.159cm" svg:y="5.182cm" svg:viewBox="0 0 0 0" draw:points="0,0">
          <text:p/>
        </draw:polygon>
        <draw:path draw:style-name="gr6" draw:text-style-name="P3" draw:layer="layout" svg:width="0.387cm" svg:height="0.408cm" svg:x="7.648cm" svg:y="6.97cm" svg:viewBox="0 0 388 409" svg:d="M322 37c59 17 83 114 53 217-29 102-102 170-162 153l-27-8c-16-4-29-14-40-30-17-24-27-59-27-100 0-49 14-102 37-146 23-45 55-77 88-91 17-7 35-8 50-3-15-5-33-4-50 3l-27-7-23-11-157 223c0-56 20-119 52-163s73-65 106-56l-97 337c-37-10-61-56-61-118l82 125-23-5 23 5c-10 1-19 1-29-2l6-3-33-5c-38-11-63-59-63-123 0-58 21-123 54-169 34-46 75-68 111-57l29 11-2-4c9 3 18 8 25 15-7-7-16-12-25-15l2 4-29-11c-36-11-77 11-111 57-33 46-54 111-54 169 0 64 25 112 63 123l33 5-6 3c-38-11-62-59-62-123 0-58 20-123 54-169 33-46 75-68 110-58-35-10-77 12-110 58-34 46-54 111-54 169 0 64 24 112 62 123 10 3 19 3 29 2l27 7c11 16 24 26 40 30l27 8c-41-12-66-62-66-130 0-62 21-131 57-179 35-49 80-72 118-61 59 17 83 114 53 217-29 102-102 170-162 153-41-12-66-62-66-130 0-62 21-131 57-179 35-49 80-72 118-61l-28-8z">
          <text:p/>
        </draw:path>
        <draw:polygon draw:style-name="gr7" draw:text-style-name="P1" draw:layer="layout" svg:width="0cm" svg:height="0cm" svg:x="5.159cm" svg:y="5.182cm" svg:viewBox="0 0 0 0" draw:points="0,0">
          <text:p/>
        </draw:polygon>
        <draw:path draw:style-name="gr6" draw:text-style-name="P3" draw:layer="layout" svg:width="0.387cm" svg:height="0.409cm" svg:x="7.974cm" svg:y="5.017cm" svg:viewBox="0 0 388 410" svg:d="M320 36c61 17 85 115 55 217s-103 171-162 154l-28-8c-15-5-29-15-40-30 11 15 25 25 40 30l28 8c-41-12-67-63-67-130 0-63 22-130 57-179 36-50 80-73 117-62 61 17 85 115 55 217s-103 171-162 154c-41-12-67-63-67-130 0-63 22-130 57-179 36-50 80-73 117-62l-27-8c-16-4-33-3-50 4l-26-8-24-10-156 223c0-57 20-118 52-164 32-44 72-65 106-55l-98 337c-37-11-60-57-60-118l82 124-25-4 25 4c-10 2-20 1-29-1l4-3-31-5c-39-11-63-59-63-123 0-59 20-122 54-169 33-46 75-68 110-58l29 12-1-4c9 3 17 7 25 14-8-7-16-11-25-14l1 4-29-12c-35-10-77 12-110 58-34 47-54 110-54 169 0 64 24 112 63 123l31 5-4 3c-38-12-63-59-63-123 0-59 21-122 54-169 34-46 75-68 111-58-36-10-77 12-111 58-33 47-54 110-54 169 0 64 25 111 63 123 9 2 19 3 29 1l26 8c-17-24-26-60-26-100 0-49 13-102 37-146 23-45 55-78 87-91 17-7 34-8 50-4z">
          <text:p/>
        </draw:path>
        <draw:polygon draw:style-name="gr7" draw:text-style-name="P1" draw:layer="layout" svg:width="0cm" svg:height="0cm" svg:x="5.159cm" svg:y="5.182cm" svg:viewBox="0 0 0 0" draw:points="0,0">
          <text:p/>
        </draw:polygon>
        <draw:path draw:style-name="gr6" draw:text-style-name="P3" draw:layer="layout" svg:width="0.284cm" svg:height="0.443cm" svg:x="6.134cm" svg:y="6.493cm" svg:viewBox="0 0 285 444" svg:d="M285 157c0-69-22-123-61-146-37-22-85-11-129 31-7 8-14 16-21 24-52 66-81 166-73 250 1 11 3 22 5 32 22 90 88 121 158 74 69-48 121-161 121-265z">
          <text:p/>
        </draw:path>
        <draw:polygon draw:style-name="gr7" draw:text-style-name="P1" draw:layer="layout" svg:width="0cm" svg:height="0cm" svg:x="5.159cm" svg:y="5.182cm" svg:viewBox="0 0 0 0" draw:points="0,0">
          <text:p/>
        </draw:polygon>
        <draw:path draw:style-name="gr6" draw:text-style-name="P3" draw:layer="layout" svg:width="0.285cm" svg:height="0.443cm" svg:x="4.34cm" svg:y="5.55cm" svg:viewBox="0 0 286 444" svg:d="M286 157c0-69-23-123-60-146-38-22-86-11-129 32-7 7-15 15-21 23-54 67-83 166-74 250 1 11 3 22 5 32 22 90 89 121 158 74 70-49 121-161 121-265z">
          <text:p/>
        </draw:path>
        <draw:polygon draw:style-name="gr7" draw:text-style-name="P1" draw:layer="layout" svg:width="0cm" svg:height="0cm" svg:x="5.159cm" svg:y="5.182cm" svg:viewBox="0 0 0 0" draw:points="0,0">
          <text:p/>
        </draw:polygon>
        <draw:path draw:style-name="gr6" draw:text-style-name="P3" draw:layer="layout" svg:width="0.284cm" svg:height="0.443cm" svg:x="4.603cm" svg:y="3.801cm" svg:viewBox="0 0 285 444" svg:d="M285 157c0-68-22-122-60-145-37-23-85-11-129 31-7 7-15 15-22 24-52 66-81 165-73 249 1 11 3 22 5 32 22 91 90 122 159 74s120-160 120-265z">
          <text:p/>
        </draw:path>
        <draw:polygon draw:style-name="gr7" draw:text-style-name="P1" draw:layer="layout" svg:width="0cm" svg:height="0cm" svg:x="5.159cm" svg:y="5.182cm" svg:viewBox="0 0 0 0" draw:points="0,0">
          <text:p/>
        </draw:polygon>
        <draw:path draw:style-name="gr6" draw:text-style-name="P3" draw:layer="layout" svg:width="0.284cm" svg:height="0.443cm" svg:x="4.603cm" svg:y="4.323cm" svg:viewBox="0 0 285 444" svg:d="M285 158c0-69-22-123-60-146-37-23-85-11-129 31-7 7-15 15-22 24-52 66-81 166-73 250 1 12 3 22 5 32 22 90 90 121 159 74 69-48 120-161 120-265z">
          <text:p/>
        </draw:path>
        <draw:polygon draw:style-name="gr7" draw:text-style-name="P1" draw:layer="layout" svg:width="0cm" svg:height="0cm" svg:x="5.159cm" svg:y="5.182cm" svg:viewBox="0 0 0 0" draw:points="0,0">
          <text:p/>
        </draw:polygon>
        <draw:polygon draw:style-name="gr6" draw:text-style-name="P3" draw:layer="layout" svg:width="1.076cm" svg:height="0.544cm" svg:x="4.379cm" svg:y="4.424cm" svg:viewBox="0 0 1077 545" draw:points="848,0 1077,67 27,545 27,517 0,509 766,161">
          <text:p/>
        </draw:polygon>
        <draw:polygon draw:style-name="gr7" draw:text-style-name="P1" draw:layer="layout" svg:width="0cm" svg:height="0cm" svg:x="5.159cm" svg:y="5.182cm" svg:viewBox="0 0 0 0" draw:points="0,0">
          <text:p/>
        </draw:polygon>
        <draw:path draw:style-name="gr6" draw:text-style-name="P3" draw:layer="layout" svg:width="0.257cm" svg:height="0.315cm" svg:x="4.117cm" svg:y="2.449cm" svg:viewBox="0 0 258 316" svg:d="M60 8c62-27 141 18 178 100 38 83 20 173-40 200-40 18-90 5-132-33-41-39-66-99-66-155 0-52 23-95 60-112z">
          <text:p/>
        </draw:path>
        <draw:polygon draw:style-name="gr7" draw:text-style-name="P1" draw:layer="layout" svg:width="0cm" svg:height="0cm" svg:x="5.159cm" svg:y="5.182cm" svg:viewBox="0 0 0 0" draw:points="0,0">
          <text:p/>
        </draw:polygon>
        <draw:path draw:style-name="gr6" draw:text-style-name="P3" draw:layer="layout" svg:width="0.257cm" svg:height="0.316cm" svg:x="2.471cm" svg:y="4.903cm" svg:viewBox="0 0 258 317" svg:d="M61 8c60-27 139 18 177 100 38 83 20 172-41 201-40 18-90 5-131-35-40-39-66-98-66-153 0-53 23-96 61-113z">
          <text:p/>
        </draw:path>
        <draw:polygon draw:style-name="gr7" draw:text-style-name="P1" draw:layer="layout" svg:width="0cm" svg:height="0cm" svg:x="5.159cm" svg:y="5.182cm" svg:viewBox="0 0 0 0" draw:points="0,0">
          <text:p/>
        </draw:polygon>
        <draw:path draw:style-name="gr6" draw:text-style-name="P3" draw:layer="layout" svg:width="0.283cm" svg:height="0.443cm" svg:x="6.135cm" svg:y="6.493cm" svg:viewBox="0 0 284 444" svg:d="M0 316c10 21 24 36 42 41 31 10 67-10 96-50s46-95 46-146c0-56-21-97-54-107-18-5-38-1-57 12 7-8 14-16 21-24 44-42 92-53 130-31 38 23 60 77 60 146 0 104-51 217-121 265-70 47-136 16-158-74-2-10-4-21-5-32z">
          <text:p/>
        </draw:path>
        <draw:polygon draw:style-name="gr7" draw:text-style-name="P1" draw:layer="layout" svg:width="0cm" svg:height="0cm" svg:x="5.159cm" svg:y="5.182cm" svg:viewBox="0 0 0 0" draw:points="0,0">
          <text:p/>
        </draw:polygon>
        <draw:path draw:style-name="gr6" draw:text-style-name="P3" draw:layer="layout" svg:width="0.283cm" svg:height="0.443cm" svg:x="4.342cm" svg:y="5.55cm" svg:viewBox="0 0 284 444" svg:d="M0 316c10 21 24 36 43 41 30 9 67-10 96-50s46-95 46-146c0-56-21-97-54-107-18-5-38-1-57 12 6-8 14-16 21-23 43-43 91-54 129-32 37 23 60 77 60 146 0 104-51 216-121 265-69 47-136 16-158-74-2-10-4-21-5-32z">
          <text:p/>
        </draw:path>
        <draw:polygon draw:style-name="gr7" draw:text-style-name="P1" draw:layer="layout" svg:width="0cm" svg:height="0cm" svg:x="5.159cm" svg:y="5.182cm" svg:viewBox="0 0 0 0" draw:points="0,0">
          <text:p/>
        </draw:polygon>
        <draw:path draw:style-name="gr6" draw:text-style-name="P3" draw:layer="layout" svg:width="0.283cm" svg:height="0.443cm" svg:x="4.604cm" svg:y="4.323cm" svg:viewBox="0 0 284 444" svg:d="M0 317c10 22 24 36 42 42 32 8 68-11 97-51s46-96 46-146c0-56-21-97-54-107-18-5-38-1-57 12 7-9 14-17 21-24 44-42 92-54 129-31 38 23 60 77 60 146 0 104-51 217-120 265-69 47-137 16-159-74-2-10-4-20-5-32z">
          <text:p/>
        </draw:path>
        <draw:polygon draw:style-name="gr7" draw:text-style-name="P1" draw:layer="layout" svg:width="0cm" svg:height="0cm" svg:x="5.159cm" svg:y="5.182cm" svg:viewBox="0 0 0 0" draw:points="0,0">
          <text:p/>
        </draw:polygon>
        <draw:path draw:style-name="gr6" draw:text-style-name="P3" draw:layer="layout" svg:width="0.283cm" svg:height="0.443cm" svg:x="4.604cm" svg:y="3.801cm" svg:viewBox="0 0 284 444" svg:d="M0 316c10 22 24 36 42 41 32 9 68-10 97-50s46-95 46-146c0-55-21-97-54-106-18-5-38-1-57 12 7-9 14-17 21-24 44-42 92-54 129-31 38 23 60 77 60 145 0 105-51 217-120 265s-137 17-159-74c-2-10-4-21-5-32z">
          <text:p/>
        </draw:path>
        <draw:polygon draw:style-name="gr7" draw:text-style-name="P1" draw:layer="layout" svg:width="0cm" svg:height="0cm" svg:x="5.159cm" svg:y="5.182cm" svg:viewBox="0 0 0 0" draw:points="0,0">
          <text:p/>
        </draw:polygon>
        <draw:path draw:style-name="gr6" draw:text-style-name="P3" draw:layer="layout" svg:width="0.252cm" svg:height="0.443cm" svg:x="6.491cm" svg:y="4.54cm" svg:viewBox="0 0 253 444" svg:d="M0 353c4 2 8 4 12 5 30 9 66-10 95-50s47-95 47-146c0-55-21-97-54-107-18-5-38-1-58 12 7-9 14-17 22-24 43-42 91-54 130-31 37 23 59 77 59 146 0 85-33 177-86 234-52 57-113 69-154 30-1-26-5-49-13-69z">
          <text:p/>
        </draw:path>
        <draw:polygon draw:style-name="gr7" draw:text-style-name="P1" draw:layer="layout" svg:width="0cm" svg:height="0cm" svg:x="5.159cm" svg:y="5.182cm" svg:viewBox="0 0 0 0" draw:points="0,0">
          <text:p/>
        </draw:polygon>
        <draw:path draw:style-name="gr6" draw:text-style-name="P3" draw:layer="layout" svg:width="1.046cm" svg:height="0.149cm" svg:x="4.652cm" svg:y="2.852cm" svg:viewBox="0 0 1047 150" svg:d="M1007 150c16-11 29-21 40-33-101-71-303-117-523-117s-422 46-524 117c11 12 24 22 40 33 99-64 283-103 484-103s385 39 483 103z">
          <text:p/>
        </draw:path>
        <draw:polygon draw:style-name="gr7" draw:text-style-name="P1" draw:layer="layout" svg:width="0cm" svg:height="0cm" svg:x="5.159cm" svg:y="5.182cm" svg:viewBox="0 0 0 0" draw:points="0,0">
          <text:p/>
        </draw:polygon>
        <draw:path draw:style-name="gr6" draw:text-style-name="P3" draw:layer="layout" svg:width="0.185cm" svg:height="0.306cm" svg:x="4.603cm" svg:y="3.854cm" svg:viewBox="0 0 186 307" svg:d="M186 108c0-55-21-97-54-106-19-5-39-1-58 12-52 66-81 165-73 249 10 23 24 37 42 42 31 9 67-10 97-51 29-40 46-95 46-146z">
          <text:p/>
        </draw:path>
        <draw:polygon draw:style-name="gr7" draw:text-style-name="P1" draw:layer="layout" svg:width="0cm" svg:height="0cm" svg:x="5.159cm" svg:y="5.182cm" svg:viewBox="0 0 0 0" draw:points="0,0">
          <text:p/>
        </draw:polygon>
        <draw:path draw:style-name="gr6" draw:text-style-name="P3" draw:layer="layout" svg:width="0.186cm" svg:height="0.307cm" svg:x="4.34cm" svg:y="5.602cm" svg:viewBox="0 0 187 308" svg:d="M187 110c0-57-21-98-54-108-18-5-38-1-57 12-53 68-83 167-74 251 11 21 25 36 43 41 30 9 67-10 96-50s46-95 46-146z">
          <text:p/>
        </draw:path>
        <draw:polygon draw:style-name="gr7" draw:text-style-name="P1" draw:layer="layout" svg:width="0cm" svg:height="0cm" svg:x="5.159cm" svg:y="5.182cm" svg:viewBox="0 0 0 0" draw:points="0,0">
          <text:p/>
        </draw:polygon>
        <draw:path draw:style-name="gr6" draw:text-style-name="P3" draw:layer="layout" svg:width="0.185cm" svg:height="0.307cm" svg:x="4.603cm" svg:y="4.375cm" svg:viewBox="0 0 186 308" svg:d="M186 110c0-57-21-98-54-108-19-5-39-1-58 12-52 67-81 167-73 251 10 21 24 35 42 41 31 8 67-11 97-50 29-40 46-96 46-146z">
          <text:p/>
        </draw:path>
        <draw:polygon draw:style-name="gr7" draw:text-style-name="P1" draw:layer="layout" svg:width="0cm" svg:height="0cm" svg:x="5.159cm" svg:y="5.182cm" svg:viewBox="0 0 0 0" draw:points="0,0">
          <text:p/>
        </draw:polygon>
        <draw:path draw:style-name="gr6" draw:text-style-name="P3" draw:layer="layout" svg:width="0.185cm" svg:height="0.307cm" svg:x="6.134cm" svg:y="6.545cm" svg:viewBox="0 0 186 308" svg:d="M186 110c0-56-21-98-54-108-18-5-38-1-57 12-53 67-82 167-74 251 10 21 24 36 42 41 32 9 68-10 97-50s46-95 46-146z">
          <text:p/>
        </draw:path>
        <draw:polygon draw:style-name="gr7" draw:text-style-name="P1" draw:layer="layout" svg:width="0cm" svg:height="0cm" svg:x="5.159cm" svg:y="5.182cm" svg:viewBox="0 0 0 0" draw:points="0,0">
          <text:p/>
        </draw:polygon>
        <draw:path draw:style-name="gr6" draw:text-style-name="P3" draw:layer="layout" svg:width="0.186cm" svg:height="0.306cm" svg:x="6.459cm" svg:y="4.592cm" svg:viewBox="0 0 187 307" svg:d="M187 108c0-55-21-96-54-106-18-5-39-1-59 12-50 64-79 160-73 243 13 10 24 25 31 43 4 2 8 4 12 5 30 9 67-10 96-50s47-95 47-147z">
          <text:p/>
        </draw:path>
        <draw:polygon draw:style-name="gr7" draw:text-style-name="P1" draw:layer="layout" svg:width="0cm" svg:height="0cm" svg:x="5.159cm" svg:y="5.182cm" svg:viewBox="0 0 0 0" draw:points="0,0">
          <text:p/>
        </draw:polygon>
        <draw:path draw:style-name="gr6" draw:text-style-name="P3" draw:layer="layout" svg:width="0.306cm" svg:height="0.531cm" svg:x="6.236cm" svg:y="4.304cm" svg:viewBox="0 0 307 532" svg:d="M203 532l104-367-38-11c-3 61-26 125-61 171-35 45-77 66-113 55l-27-7c-8-3-16-7-23-12-6-5-12-11-17-18-18-24-28-60-28-101 0-49 14-102 38-146 23-45 55-77 88-90l1-1c17-6 33-7 48-3l28 8c43 13 69 70 66 144-3 61-26 125-61 171-35 45-77 66-113 55-41-11-66-62-66-130 0-63 21-130 57-179 35-49 79-72 117-61-38-11-82 12-117 61-36 49-57 116-57 179 0 68 25 119 66 130l-27-7c-8-3-16-7-23-12l-41 139c15-5 30-5 43-2l27 8c9 3 18 8 25 15l27 7c17-7 34-8 49-4z">
          <text:p/>
        </draw:path>
        <draw:polygon draw:style-name="gr7" draw:text-style-name="P1" draw:layer="layout" svg:width="0cm" svg:height="0cm" svg:x="5.159cm" svg:y="5.182cm" svg:viewBox="0 0 0 0" draw:points="0,0">
          <text:p/>
        </draw:polygon>
        <draw:path draw:style-name="gr6" draw:text-style-name="P3" draw:layer="layout" svg:width="0.175cm" svg:height="0.273cm" svg:x="6.836cm" svg:y="6.798cm" svg:viewBox="0 0 176 274" svg:d="M176 97c0-49-19-86-48-95-43-12-97 38-118 112-22 75-5 146 40 158 27 8 59-9 85-44 25-36 41-85 41-131z">
          <text:p/>
        </draw:path>
        <draw:polygon draw:style-name="gr7" draw:text-style-name="P1" draw:layer="layout" svg:width="0cm" svg:height="0cm" svg:x="5.159cm" svg:y="5.182cm" svg:viewBox="0 0 0 0" draw:points="0,0">
          <text:p/>
        </draw:polygon>
        <draw:path draw:style-name="gr6" draw:text-style-name="P3" draw:layer="layout" svg:width="0.175cm" svg:height="0.272cm" svg:x="6.836cm" svg:y="3.67cm" svg:viewBox="0 0 176 273" svg:d="M176 96c0-49-19-86-48-94-43-14-97 37-118 111-22 75-5 145 40 158 27 8 59-9 85-45 25-35 41-84 41-130z">
          <text:p/>
        </draw:path>
        <draw:polygon draw:style-name="gr7" draw:text-style-name="P1" draw:layer="layout" svg:width="0cm" svg:height="0cm" svg:x="5.159cm" svg:y="5.182cm" svg:viewBox="0 0 0 0" draw:points="0,0">
          <text:p/>
        </draw:polygon>
        <draw:path draw:style-name="gr6" draw:text-style-name="P3" draw:layer="layout" svg:width="0.207cm" svg:height="0.352cm" svg:x="7.685cm" svg:y="6.986cm" svg:viewBox="0 0 208 353" svg:d="M62 339c-38-10-62-56-62-119l83 126-23-5 50 12-27-7 27 7c-17-24-27-59-27-100 0-50 14-102 37-146 23-45 55-77 88-91l-27-7-22-7c-33-9-74 12-106 56-33 44-53 106-53 162z">
          <text:p/>
        </draw:path>
        <draw:polygon draw:style-name="gr7" draw:text-style-name="P1" draw:layer="layout" svg:width="0cm" svg:height="0cm" svg:x="5.159cm" svg:y="5.182cm" svg:viewBox="0 0 0 0" draw:points="0,0">
          <text:p/>
        </draw:polygon>
        <draw:path draw:style-name="gr6" draw:text-style-name="P3" draw:layer="layout" svg:width="0.207cm" svg:height="0.352cm" svg:x="6.154cm" svg:y="4.294cm" svg:viewBox="0 0 208 353" svg:d="M208 16l-27-8-21-6c-35-10-76 11-108 55-32 45-52 107-52 163 0 62 24 108 61 119l22 6 26 8c-17-24-27-60-27-101 0-48 14-101 37-145 24-46 56-78 89-91z">
          <text:p/>
        </draw:path>
        <draw:polygon draw:style-name="gr7" draw:text-style-name="P1" draw:layer="layout" svg:width="0cm" svg:height="0cm" svg:x="5.159cm" svg:y="5.182cm" svg:viewBox="0 0 0 0" draw:points="0,0">
          <text:p/>
        </draw:polygon>
        <draw:path draw:style-name="gr6" draw:text-style-name="P3" draw:layer="layout" svg:width="0.207cm" svg:height="0.352cm" svg:x="6.154cm" svg:y="4.816cm" svg:viewBox="0 0 208 353" svg:d="M109 353c-17-24-27-59-27-101 0-49 14-101 37-146 24-44 56-77 89-90l-27-7-21-7c-35-10-76 11-108 56-32 44-52 105-52 162 0 62 24 108 61 119l22 6z">
          <text:p/>
        </draw:path>
        <draw:polygon draw:style-name="gr7" draw:text-style-name="P1" draw:layer="layout" svg:width="0cm" svg:height="0cm" svg:x="5.159cm" svg:y="5.182cm" svg:viewBox="0 0 0 0" draw:points="0,0">
          <text:p/>
        </draw:polygon>
        <draw:path draw:style-name="gr6" draw:text-style-name="P3" draw:layer="layout" svg:width="0.206cm" svg:height="0.352cm" svg:x="5.892cm" svg:y="6.043cm" svg:viewBox="0 0 207 353" svg:d="M109 353c-18-24-27-59-27-100 0-48 13-101 37-146 23-45 55-77 88-91l-4-1-23-6-22-7c-34-9-74 12-106 56s-52 107-52 163c0 62 24 108 61 118l21 7 21 6z">
          <text:p/>
        </draw:path>
        <draw:polygon draw:style-name="gr7" draw:text-style-name="P1" draw:layer="layout" svg:width="0cm" svg:height="0cm" svg:x="5.159cm" svg:y="5.182cm" svg:viewBox="0 0 0 0" draw:points="0,0">
          <text:p/>
        </draw:polygon>
        <draw:path draw:style-name="gr6" draw:text-style-name="P3" draw:layer="layout" svg:width="0.206cm" svg:height="0.352cm" svg:x="8.011cm" svg:y="5.033cm" svg:viewBox="0 0 207 353" svg:d="M60 339c-37-11-60-57-60-118l82 124-22-6 48 14-26-8 26 8c-17-24-26-60-26-100 0-49 13-102 37-146 24-45 56-78 88-91l-26-8-22-6c-35-10-75 11-107 55-32 46-52 107-52 164z">
          <text:p/>
        </draw:path>
        <draw:polygon draw:style-name="gr7" draw:text-style-name="P1" draw:layer="layout" svg:width="0cm" svg:height="0cm" svg:x="5.159cm" svg:y="5.182cm" svg:viewBox="0 0 0 0" draw:points="0,0">
          <text:p/>
        </draw:polygon>
        <draw:path draw:style-name="gr6" draw:text-style-name="P3" draw:layer="layout" svg:width="1.034cm" svg:height="0.13cm" svg:x="4.658cm" svg:y="2.8cm" svg:viewBox="0 0 1035 131" svg:d="M1035 131c-121-61-313-97-518-97s-397 36-517 97c81-79 287-131 517-131s436 52 518 131z">
          <text:p/>
        </draw:path>
        <draw:polygon draw:style-name="gr7" draw:text-style-name="P1" draw:layer="layout" svg:width="0cm" svg:height="0cm" svg:x="5.159cm" svg:y="5.182cm" svg:viewBox="0 0 0 0" draw:points="0,0">
          <text:p/>
        </draw:polygon>
        <draw:path draw:style-name="gr6" draw:text-style-name="P3" draw:layer="layout" svg:width="1.072cm" svg:height="0.134cm" svg:x="4.639cm" svg:y="2.834cm" svg:viewBox="0 0 1073 135" svg:d="M1060 135c5-5 9-10 13-16-5-8-11-15-19-22-120-61-312-97-517-97s-398 36-518 97c-8 7-14 14-19 22 4 6 8 11 13 16 101-71 304-117 524-117s422 46 523 117z">
          <text:p/>
        </draw:path>
        <draw:polygon draw:style-name="gr7" draw:text-style-name="P1" draw:layer="layout" svg:width="0cm" svg:height="0cm" svg:x="5.159cm" svg:y="5.182cm" svg:viewBox="0 0 0 0" draw:points="0,0">
          <text:p/>
        </draw:polygon>
        <draw:path draw:style-name="gr6" draw:text-style-name="P3" draw:layer="layout" svg:width="0.131cm" svg:height="0.204cm" svg:x="6.056cm" svg:y="6.146cm" svg:viewBox="0 0 132 205" svg:d="M96 2c32 9 45 62 29 118s-55 94-88 84c-23-6-37-34-37-71 0-34 12-71 31-98 20-27 45-39 65-33z">
          <text:p/>
        </draw:path>
        <draw:polygon draw:style-name="gr7" draw:text-style-name="P1" draw:layer="layout" svg:width="0cm" svg:height="0cm" svg:x="5.159cm" svg:y="5.182cm" svg:viewBox="0 0 0 0" draw:points="0,0">
          <text:p/>
        </draw:polygon>
        <draw:path draw:style-name="gr6" draw:text-style-name="P3" draw:layer="layout" svg:width="0.131cm" svg:height="0.204cm" svg:x="7.849cm" svg:y="7.089cm" svg:viewBox="0 0 132 205" svg:d="M96 2c33 9 46 62 29 117-16 57-56 95-88 85-23-6-37-34-37-72 0-34 12-71 31-97 20-27 44-39 65-33z">
          <text:p/>
        </draw:path>
        <draw:polygon draw:style-name="gr7" draw:text-style-name="P1" draw:layer="layout" svg:width="0cm" svg:height="0cm" svg:x="5.159cm" svg:y="5.182cm" svg:viewBox="0 0 0 0" draw:points="0,0">
          <text:p/>
        </draw:polygon>
        <draw:path draw:style-name="gr6" draw:text-style-name="P3" draw:layer="layout" svg:width="0.132cm" svg:height="0.205cm" svg:x="6.318cm" svg:y="4.919cm" svg:viewBox="0 0 133 206" svg:d="M96 1c33 10 46 63 30 119-17 56-56 93-88 84-24-7-38-34-38-71 0-34 12-72 31-98 21-27 45-40 65-34z">
          <text:p/>
        </draw:path>
        <draw:polygon draw:style-name="gr7" draw:text-style-name="P1" draw:layer="layout" svg:width="0cm" svg:height="0cm" svg:x="5.159cm" svg:y="5.182cm" svg:viewBox="0 0 0 0" draw:points="0,0">
          <text:p/>
        </draw:polygon>
        <draw:path draw:style-name="gr6" draw:text-style-name="P3" draw:layer="layout" svg:width="0.131cm" svg:height="0.205cm" svg:x="8.175cm" svg:y="5.136cm" svg:viewBox="0 0 132 206" svg:d="M96 1c32 10 45 62 29 119-16 56-55 93-88 84-22-7-37-34-37-71 0-34 12-72 32-99 19-26 43-39 64-33z">
          <text:p/>
        </draw:path>
        <draw:polygon draw:style-name="gr7" draw:text-style-name="P1" draw:layer="layout" svg:width="0cm" svg:height="0cm" svg:x="5.159cm" svg:y="5.182cm" svg:viewBox="0 0 0 0" draw:points="0,0">
          <text:p/>
        </draw:polygon>
        <draw:path draw:style-name="gr6" draw:text-style-name="P3" draw:layer="layout" svg:width="0.132cm" svg:height="0.205cm" svg:x="6.318cm" svg:y="4.398cm" svg:viewBox="0 0 133 206" svg:d="M96 1c33 9 46 62 30 118-17 55-56 94-88 85-24-7-38-35-38-72 0-34 12-71 31-98 21-26 45-39 65-33z">
          <text:p/>
        </draw:path>
        <draw:polygon draw:style-name="gr7" draw:text-style-name="P1" draw:layer="layout" svg:width="0cm" svg:height="0cm" svg:x="5.159cm" svg:y="5.182cm" svg:viewBox="0 0 0 0" draw:points="0,0">
          <text:p/>
        </draw:polygon>
        <draw:polygon draw:style-name="gr6" draw:text-style-name="P3" draw:layer="layout" svg:width="0.587cm" svg:height="0.124cm" svg:x="3.797cm" svg:y="4.953cm" svg:viewBox="0 0 588 125" draw:points="588,25 524,6 342,90 38,0 0,17 370,125">
          <text:p/>
        </draw:polygon>
        <draw:polygon draw:style-name="gr7" draw:text-style-name="P1" draw:layer="layout" svg:width="0cm" svg:height="0cm" svg:x="5.159cm" svg:y="5.182cm" svg:viewBox="0 0 0 0" draw:points="0,0">
          <text:p/>
        </draw:polygon>
        <draw:polygon draw:style-name="gr6" draw:text-style-name="P3" draw:layer="layout" svg:width="1.014cm" svg:height="0.309cm" svg:x="3.797cm" svg:y="5.384cm" svg:viewBox="0 0 1015 310" draw:points="369,291 1015,0 369,291 37,194 0,211 341,310 1015,0">
          <text:p/>
        </draw:polygon>
        <draw:polygon draw:style-name="gr7" draw:text-style-name="P1" draw:layer="layout" svg:width="0cm" svg:height="0cm" svg:x="5.159cm" svg:y="5.182cm" svg:viewBox="0 0 0 0" draw:points="0,0">
          <text:p/>
        </draw:polygon>
        <draw:path draw:style-name="gr6" draw:text-style-name="P3" draw:layer="layout" svg:width="0.156cm" svg:height="0.056cm" svg:x="5.248cm" svg:y="4.385cm" svg:viewBox="0 0 157 57" svg:d="M157 57c-19-27-44-44-71-52s-56-6-86 5z">
          <text:p/>
        </draw:path>
        <draw:polygon draw:style-name="gr7" draw:text-style-name="P1" draw:layer="layout" svg:width="0cm" svg:height="0cm" svg:x="5.159cm" svg:y="5.182cm" svg:viewBox="0 0 0 0" draw:points="0,0">
          <text:p/>
        </draw:polygon>
        <draw:polygon draw:style-name="gr6" draw:text-style-name="P3" draw:layer="layout" svg:width="0.066cm" svg:height="0.049cm" svg:x="3.947cm" svg:y="6.208cm" svg:viewBox="0 0 67 50" draw:points="67,20 0,50 0,0">
          <text:p/>
        </draw:polygon>
        <draw:polygon draw:style-name="gr7" draw:text-style-name="P1" draw:layer="layout" svg:width="0cm" svg:height="0cm" svg:x="5.159cm" svg:y="5.182cm" svg:viewBox="0 0 0 0" draw:points="0,0">
          <text:p/>
        </draw:polygon>
        <draw:polygon draw:style-name="gr6" draw:text-style-name="P3" draw:layer="layout" svg:width="0.064cm" svg:height="0.036cm" svg:x="4.32cm" svg:y="4.942cm" svg:viewBox="0 0 65 37" draw:points="65,37 65,8 37,0 0,18">
          <text:p/>
        </draw:polygon>
        <draw:polygon draw:style-name="gr7" draw:text-style-name="P1" draw:layer="layout" svg:width="0cm" svg:height="0cm" svg:x="5.159cm" svg:y="5.182cm" svg:viewBox="0 0 0 0" draw:points="0,0">
          <text:p/>
        </draw:polygon>
        <draw:polygon draw:style-name="gr6" draw:text-style-name="P3" draw:layer="layout" svg:width="0.013cm" svg:height="0.086cm" svg:x="4.243cm" svg:y="2.869cm" svg:viewBox="0 0 14 87" draw:points="0,87 14,81 0,0">
          <text:p/>
        </draw:polygon>
        <draw:polygon draw:style-name="gr7" draw:text-style-name="P1" draw:layer="layout" svg:width="0cm" svg:height="0cm" svg:x="5.159cm" svg:y="5.182cm" svg:viewBox="0 0 0 0" draw:points="0,0">
          <text:p/>
        </draw:polygon>
        <draw:polygon draw:style-name="gr6" draw:text-style-name="P3" draw:layer="layout" svg:width="0.049cm" svg:height="0.018cm" svg:x="4.357cm" svg:y="4.932cm" svg:viewBox="0 0 50 19" draw:points="22,0 50,9 27,19 0,11">
          <text:p/>
        </draw:polygon>
        <draw:polygon draw:style-name="gr7" draw:text-style-name="P1" draw:layer="layout" svg:width="0cm" svg:height="0cm" svg:x="5.159cm" svg:y="5.182cm" svg:viewBox="0 0 0 0" draw:points="0,0">
          <text:p/>
        </draw:polygon>
        <draw:path draw:style-name="gr8" draw:text-style-name="P1" draw:layer="layout" svg:width="0.189cm" svg:height="0.158cm" svg:x="4.698cm" svg:y="4.323cm" svg:viewBox="0 0 190 159" svg:d="M190 159c0-70-22-124-60-147s-86-11-130 31">
          <text:p/>
        </draw:path>
        <draw:path draw:style-name="gr8" draw:text-style-name="P1" draw:layer="layout" svg:width="0.095cm" svg:height="0.305cm" svg:x="4.603cm" svg:y="4.365cm" svg:viewBox="0 0 96 306" svg:d="M96 0c-73 72-113 207-89 306">
          <text:p/>
        </draw:path>
        <draw:path draw:style-name="gr8" draw:text-style-name="P1" draw:layer="layout" svg:width="0.278cm" svg:height="0.286cm" svg:x="4.609cm" svg:y="4.48cm" svg:viewBox="0 0 279 287" svg:d="M0 190c22 91 89 122 158 75 69-49 121-161 121-265">
          <text:p/>
        </draw:path>
        <draw:line draw:style-name="gr8" draw:text-style-name="P1" draw:layer="layout" svg:x1="5.748cm" svg:y1="3.411cm" svg:x2="5.144cm" svg:y2="4.586cm">
          <text:p/>
        </draw:line>
        <draw:path draw:style-name="gr8" draw:text-style-name="P1" draw:layer="layout" svg:width="0.019cm" svg:height="0.003cm" svg:x="5.716cm" svg:y="3.311cm" svg:viewBox="0 0 20 4" svg:d="M0 4c6-4 14-6 20-3">
          <text:p/>
        </draw:path>
        <draw:path draw:style-name="gr8" draw:text-style-name="P1" draw:layer="layout" svg:width="0.024cm" svg:height="0.099cm" svg:x="5.735cm" svg:y="3.312cm" svg:viewBox="0 0 25 100" svg:d="M0 0c14 4 22 19 25 38 2 20-3 43-13 62">
          <text:p/>
        </draw:path>
        <draw:line draw:style-name="gr8" draw:text-style-name="P1" draw:layer="layout" svg:x1="5.145cm" svg:y1="4.585cm" svg:x2="4.379cm" svg:y2="4.933cm">
          <text:p/>
        </draw:line>
        <draw:line draw:style-name="gr8" draw:text-style-name="P1" draw:layer="layout" svg:x1="5.717cm" svg:y1="3.314cm" svg:x2="4.138cm" svg:y2="4.032cm">
          <text:p/>
        </draw:line>
        <draw:line draw:style-name="gr8" draw:text-style-name="P1" draw:layer="layout" svg:x1="4.381cm" svg:y1="4.932cm" svg:x2="4.357cm" svg:y2="4.943cm">
          <text:p/>
        </draw:line>
        <draw:line draw:style-name="gr8" draw:text-style-name="P1" draw:layer="layout" svg:x1="4.138cm" svg:y1="5.042cm" svg:x2="4.138cm" svg:y2="4.031cm">
          <text:p/>
        </draw:line>
        <draw:line draw:style-name="gr8" draw:text-style-name="P1" draw:layer="layout" svg:x1="4.358cm" svg:y1="4.942cm" svg:x2="4.138cm" svg:y2="5.043cm">
          <text:p/>
        </draw:line>
        <draw:path draw:style-name="gr8" draw:text-style-name="P1" draw:layer="layout" svg:width="0.189cm" svg:height="0.156cm" svg:x="4.698cm" svg:y="3.801cm" svg:viewBox="0 0 190 157" svg:d="M190 157c0-68-22-122-60-146-38-23-86-11-130 32">
          <text:p/>
        </draw:path>
        <draw:path draw:style-name="gr8" draw:text-style-name="P1" draw:layer="layout" svg:width="0.095cm" svg:height="0.305cm" svg:x="4.603cm" svg:y="3.844cm" svg:viewBox="0 0 96 306" svg:d="M96 0c-73 71-113 206-89 306">
          <text:p/>
        </draw:path>
        <draw:path draw:style-name="gr8" draw:text-style-name="P1" draw:layer="layout" svg:width="0.278cm" svg:height="0.286cm" svg:x="4.609cm" svg:y="3.958cm" svg:viewBox="0 0 279 287" svg:d="M0 192c22 90 89 121 158 73 69-47 121-160 121-265">
          <text:p/>
        </draw:path>
        <draw:path draw:style-name="gr8" draw:text-style-name="P1" draw:layer="layout" svg:width="0.02cm" svg:height="0.004cm" svg:x="5.524cm" svg:y="3.256cm" svg:viewBox="0 0 21 5" svg:d="M0 5c7-5 14-6 21-3">
          <text:p/>
        </draw:path>
        <draw:path draw:style-name="gr8" draw:text-style-name="P1" draw:layer="layout" svg:width="0.188cm" svg:height="0.157cm" svg:x="6.555cm" svg:y="4.54cm" svg:viewBox="0 0 189 158" svg:d="M189 158c0-68-22-123-59-146-39-23-87-11-130 31">
          <text:p/>
        </draw:path>
        <draw:path draw:style-name="gr8" draw:text-style-name="P1" draw:layer="layout" svg:width="0.096cm" svg:height="0.266cm" svg:x="6.459cm" svg:y="4.582cm" svg:viewBox="0 0 97 267" svg:d="M97 0c-64 62-103 172-96 267">
          <text:p/>
        </draw:path>
        <draw:path draw:style-name="gr8" draw:text-style-name="P1" draw:layer="layout" svg:width="0.239cm" svg:height="0.287cm" svg:x="6.504cm" svg:y="4.696cm" svg:viewBox="0 0 240 288" svg:d="M0 265c41 40 103 27 155-30s85-149 85-235">
          <text:p/>
        </draw:path>
        <draw:line draw:style-name="gr8" draw:text-style-name="P1" draw:layer="layout" svg:x1="7.133cm" svg:y1="7.265cm" svg:x2="5.607cm" svg:y2="7.96cm">
          <text:p/>
        </draw:line>
        <draw:path draw:style-name="gr8" draw:text-style-name="P1" draw:layer="layout" svg:width="0.025cm" svg:height="0.078cm" svg:x="5.563cm" svg:y="7.883cm" svg:viewBox="0 0 26 79" svg:d="M5 0c-11 38-2 72 21 79">
          <text:p/>
        </draw:path>
        <draw:path draw:style-name="gr8" draw:text-style-name="P1" draw:layer="layout" svg:width="0.019cm" svg:height="0.003cm" svg:x="5.588cm" svg:y="7.959cm" svg:viewBox="0 0 20 4" svg:d="M0 3c6 1 13 1 20-3">
          <text:p/>
        </draw:path>
        <draw:line draw:style-name="gr8" draw:text-style-name="P1" draw:layer="layout" svg:x1="7.132cm" svg:y1="7.265cm" svg:x2="7.132cm" svg:y2="6.63cm">
          <text:p/>
        </draw:line>
        <draw:line draw:style-name="gr8" draw:text-style-name="P1" draw:layer="layout" svg:x1="5.568cm" svg:y1="7.884cm" svg:x2="5.994cm" svg:y2="6.393cm">
          <text:p/>
        </draw:line>
        <draw:line draw:style-name="gr8" draw:text-style-name="P1" draw:layer="layout" svg:x1="6.089cm" svg:y1="6.058cm" svg:x2="6.333cm" svg:y2="5.206cm">
          <text:p/>
        </draw:line>
        <draw:line draw:style-name="gr8" draw:text-style-name="P1" draw:layer="layout" svg:x1="6.438cm" svg:y1="4.837cm" svg:x2="6.543cm" svg:y2="4.47cm">
          <text:p/>
        </draw:line>
        <draw:line draw:style-name="gr8" draw:text-style-name="P1" draw:layer="layout" svg:x1="6.761cm" svg:y1="6.245cm" svg:x2="7.133cm" svg:y2="6.631cm">
          <text:p/>
        </draw:line>
        <draw:line draw:style-name="gr8" draw:text-style-name="P1" draw:layer="layout" svg:x1="6.542cm" svg:y1="4.471cm" svg:x2="6.718cm" svg:y2="2.859cm">
          <text:p/>
        </draw:line>
        <draw:line draw:style-name="gr8" draw:text-style-name="P1" draw:layer="layout" svg:x1="6.761cm" svg:y1="4.501cm" svg:x2="6.761cm" svg:y2="6.245cm">
          <text:p/>
        </draw:line>
        <draw:line draw:style-name="gr8" draw:text-style-name="P1" draw:layer="layout" svg:x1="7.133cm" svg:y1="2.67cm" svg:x2="6.717cm" svg:y2="2.86cm">
          <text:p/>
        </draw:line>
        <draw:line draw:style-name="gr8" draw:text-style-name="P1" draw:layer="layout" svg:x1="7.133cm" svg:y1="3.778cm" svg:x2="6.761cm" svg:y2="4.502cm">
          <text:p/>
        </draw:line>
        <draw:line draw:style-name="gr8" draw:text-style-name="P1" draw:layer="layout" svg:x1="7.132cm" svg:y1="3.778cm" svg:x2="7.132cm" svg:y2="2.67cm">
          <text:p/>
        </draw:line>
        <draw:path draw:style-name="gr8" draw:text-style-name="P1" draw:layer="layout" svg:width="0.048cm" svg:height="0.095cm" svg:x="6.963cm" svg:y="6.8cm" svg:viewBox="0 0 49 96" svg:d="M49 96c0-49-19-87-49-96">
          <text:p/>
        </draw:path>
        <draw:path draw:style-name="gr8" draw:text-style-name="P1" draw:layer="layout" svg:width="0.127cm" svg:height="0.271cm" svg:x="6.836cm" svg:y="6.798cm" svg:viewBox="0 0 128 272" svg:d="M128 2c-43-12-96 38-118 113-22 74-5 145 40 157">
          <text:p/>
        </draw:path>
        <draw:path draw:style-name="gr8" draw:text-style-name="P1" draw:layer="layout" svg:width="0.126cm" svg:height="0.176cm" svg:x="6.885cm" svg:y="6.895cm" svg:viewBox="0 0 127 177" svg:d="M0 175c27 8 59-9 85-44 26-36 42-85 42-131">
          <text:p/>
        </draw:path>
        <draw:path draw:style-name="gr8" draw:text-style-name="P1" draw:layer="layout" svg:width="0.048cm" svg:height="0.094cm" svg:x="6.963cm" svg:y="3.672cm" svg:viewBox="0 0 49 95" svg:d="M49 95c0-49-19-87-49-95">
          <text:p/>
        </draw:path>
        <draw:path draw:style-name="gr8" draw:text-style-name="P1" draw:layer="layout" svg:width="0.127cm" svg:height="0.271cm" svg:x="6.836cm" svg:y="3.67cm" svg:viewBox="0 0 128 272" svg:d="M128 2c-43-13-96 37-118 111-22 75-5 146 40 159">
          <text:p/>
        </draw:path>
        <draw:path draw:style-name="gr8" draw:text-style-name="P1" draw:layer="layout" svg:width="0.126cm" svg:height="0.177cm" svg:x="6.885cm" svg:y="3.766cm" svg:viewBox="0 0 127 178" svg:d="M0 176c27 7 59-10 85-46 26-35 42-84 42-130">
          <text:p/>
        </draw:path>
        <draw:path draw:style-name="gr8" draw:text-style-name="P1" draw:layer="layout" svg:width="0.189cm" svg:height="0.157cm" svg:x="6.229cm" svg:y="6.493cm" svg:viewBox="0 0 190 158" svg:d="M190 158c0-70-22-124-60-147-37-22-86-11-130 31">
          <text:p/>
        </draw:path>
        <draw:path draw:style-name="gr8" draw:text-style-name="P1" draw:layer="layout" svg:width="0.096cm" svg:height="0.306cm" svg:x="6.134cm" svg:y="6.535cm" svg:viewBox="0 0 97 307" svg:d="M97 0c-74 72-114 208-90 307">
          <text:p/>
        </draw:path>
        <draw:path draw:style-name="gr8" draw:text-style-name="P1" draw:layer="layout" svg:width="0.278cm" svg:height="0.286cm" svg:x="6.14cm" svg:y="6.65cm" svg:viewBox="0 0 279 287" svg:d="M0 192c22 89 88 120 159 73 69-48 120-160 120-265">
          <text:p/>
        </draw:path>
        <draw:path draw:style-name="gr8" draw:text-style-name="P1" draw:layer="layout" svg:width="0.054cm" svg:height="0.106cm" svg:x="6.591cm" svg:y="4.594cm" svg:viewBox="0 0 55 107" svg:d="M55 107c0-55-21-97-55-107">
          <text:p/>
        </draw:path>
        <draw:path draw:style-name="gr8" draw:text-style-name="P1" draw:layer="layout" svg:width="0.058cm" svg:height="0.014cm" svg:x="6.533cm" svg:y="4.592cm" svg:viewBox="0 0 59 15" svg:d="M59 2c-19-5-39-1-59 13">
          <text:p/>
        </draw:path>
        <draw:path draw:style-name="gr8" draw:text-style-name="P1" draw:layer="layout" svg:width="0.012cm" svg:height="0.005cm" svg:x="6.491cm" svg:y="4.891cm" svg:viewBox="0 0 13 6" svg:d="M0 0c4 2 9 5 13 6">
          <text:p/>
        </draw:path>
        <draw:path draw:style-name="gr8" draw:text-style-name="P1" draw:layer="layout" svg:width="0.142cm" svg:height="0.198cm" svg:x="6.503cm" svg:y="4.7cm" svg:viewBox="0 0 143 199" svg:d="M0 197c30 9 66-10 95-50 30-41 48-96 48-147">
          <text:p/>
        </draw:path>
        <draw:path draw:style-name="gr8" draw:text-style-name="P1" draw:layer="layout" svg:width="0.017cm" svg:height="0.075cm" svg:x="5.372cm" svg:y="7.827cm" svg:viewBox="0 0 18 76" svg:d="M5 0c-10 32-4 65 13 76">
          <text:p/>
        </draw:path>
        <draw:line draw:style-name="gr8" draw:text-style-name="P1" draw:layer="layout" svg:x1="5.39cm" svg:y1="7.903cm" svg:x2="4.201cm" svg:y2="7.556cm">
          <text:p/>
        </draw:line>
        <draw:path draw:style-name="gr8" draw:text-style-name="P1" draw:layer="layout" svg:width="0.007cm" svg:height="0.003cm" svg:x="4.201cm" svg:y="7.556cm" svg:viewBox="0 0 8 4" svg:d="M0 0c3 1 6 4 8 4">
          <text:p/>
        </draw:path>
        <draw:line draw:style-name="gr8" draw:text-style-name="P1" draw:layer="layout" svg:x1="6.543cm" svg:y1="4.471cm" svg:x2="6.504cm" svg:y2="4.459cm">
          <text:p/>
        </draw:line>
        <draw:line draw:style-name="gr8" draw:text-style-name="P1" draw:layer="layout" svg:x1="5.377cm" svg:y1="7.828cm" svg:x2="5.39cm" svg:y2="7.782cm">
          <text:p/>
        </draw:line>
        <draw:line draw:style-name="gr8" draw:text-style-name="P1" draw:layer="layout" svg:x1="5.389cm" svg:y1="7.783cm" svg:x2="6.148cm" svg:y2="5.129cm">
          <text:p/>
        </draw:line>
        <draw:line draw:style-name="gr8" draw:text-style-name="P1" draw:layer="layout" svg:x1="6.24cm" svg:y1="4.805cm" svg:x2="6.281cm" svg:y2="4.665cm">
          <text:p/>
        </draw:line>
        <draw:line draw:style-name="gr8" draw:text-style-name="P1" draw:layer="layout" svg:x1="6.362cm" svg:y1="4.311cm" svg:x2="6.527cm" svg:y2="2.803cm">
          <text:p/>
        </draw:line>
        <draw:line draw:style-name="gr8" draw:text-style-name="P1" draw:layer="layout" svg:x1="6.718cm" svg:y1="2.86cm" svg:x2="6.526cm" svg:y2="2.803cm">
          <text:p/>
        </draw:line>
        <draw:line draw:style-name="gr8" draw:text-style-name="P1" draw:layer="layout" svg:x1="6.928cm" svg:y1="2.61cm" svg:x2="7.133cm" svg:y2="2.671cm">
          <text:p/>
        </draw:line>
        <draw:path draw:style-name="gr8" draw:text-style-name="P1" draw:layer="layout" svg:width="0.054cm" svg:height="0.107cm" svg:x="6.265cm" svg:y="6.547cm" svg:viewBox="0 0 55 108" svg:d="M55 108c0-57-21-98-55-108">
          <text:p/>
        </draw:path>
        <draw:path draw:style-name="gr8" draw:text-style-name="P1" draw:layer="layout" svg:width="0.057cm" svg:height="0.014cm" svg:x="6.208cm" svg:y="6.545cm" svg:viewBox="0 0 58 15" svg:d="M58 2c-18-6-39-1-58 13">
          <text:p/>
        </draw:path>
        <draw:path draw:style-name="gr8" draw:text-style-name="P1" draw:layer="layout" svg:width="0.042cm" svg:height="0.041cm" svg:x="6.135cm" svg:y="6.809cm" svg:viewBox="0 0 43 42" svg:d="M0 0c10 22 24 37 43 42">
          <text:p/>
        </draw:path>
        <draw:path draw:style-name="gr8" draw:text-style-name="P1" draw:layer="layout" svg:width="0.142cm" svg:height="0.198cm" svg:x="6.177cm" svg:y="6.654cm" svg:viewBox="0 0 143 199" svg:d="M0 197c31 9 67-10 96-50 29-41 47-96 47-147">
          <text:p/>
        </draw:path>
        <draw:line draw:style-name="gr8" draw:text-style-name="P1" draw:layer="layout" svg:x1="4.201cm" svg:y1="7.087cm" svg:x2="4.201cm" svg:y2="7.556cm">
          <text:p/>
        </draw:line>
        <draw:line draw:style-name="gr8" draw:text-style-name="P1" draw:layer="layout" svg:x1="5.389cm" svg:y1="7.782cm" svg:x2="5.389cm" svg:y2="5.927cm">
          <text:p/>
        </draw:line>
        <draw:line draw:style-name="gr8" draw:text-style-name="P1" draw:layer="layout" svg:x1="5.226cm" svg:y1="5.879cm" svg:x2="5.226cm" svg:y2="6.499cm">
          <text:p/>
        </draw:line>
        <draw:path draw:style-name="gr8" draw:text-style-name="P1" draw:layer="layout" svg:width="0.238cm" svg:height="0.442cm" svg:x="4.988cm" svg:y="6.499cm" svg:viewBox="0 0 239 443" svg:d="M0 443c149-67 239-236 239-443">
          <text:p/>
        </draw:path>
        <draw:path draw:style-name="gr8" draw:text-style-name="P1" draw:layer="layout" svg:width="0.07cm" svg:height="0.051cm" svg:x="5.334cm" svg:y="4.39cm" svg:viewBox="0 0 71 52" svg:d="M71 52c-19-26-43-44-71-52">
          <text:p/>
        </draw:path>
        <draw:path draw:style-name="gr8" draw:text-style-name="P1" draw:layer="layout" svg:width="0.095cm" svg:height="0.014cm" svg:x="5.239cm" svg:y="4.385cm" svg:viewBox="0 0 96 15" svg:d="M96 6c-29-10-63-7-96 9">
          <text:p/>
        </draw:path>
        <draw:line draw:style-name="gr8" draw:text-style-name="P1" draw:layer="layout" svg:x1="6.527cm" svg:y1="2.803cm" svg:x2="5.524cm" svg:y2="3.26cm">
          <text:p/>
        </draw:line>
        <draw:line draw:style-name="gr8" draw:text-style-name="P1" draw:layer="layout" svg:x1="3.947cm" svg:y1="6.208cm" svg:x2="3.947cm" svg:y2="6.257cm">
          <text:p/>
        </draw:line>
        <draw:path draw:style-name="gr8" draw:text-style-name="P1" draw:layer="layout" svg:width="0.12cm" svg:height="0.237cm" svg:x="5.269cm" svg:y="5.69cm" svg:viewBox="0 0 121 238" svg:d="M121 238c0-123-46-216-121-238">
          <text:p/>
        </draw:path>
        <draw:path draw:style-name="gr8" draw:text-style-name="P1" draw:layer="layout" svg:width="0.098cm" svg:height="0.015cm" svg:x="5.171cm" svg:y="5.686cm" svg:viewBox="0 0 99 16" svg:d="M99 4c-31-8-64-5-99 12">
          <text:p/>
        </draw:path>
        <draw:line draw:style-name="gr8" draw:text-style-name="P1" draw:layer="layout" svg:x1="5.172cm" svg:y1="5.701cm" svg:x2="4.67cm" svg:y2="5.929cm">
          <text:p/>
        </draw:line>
        <draw:line draw:style-name="gr8" draw:text-style-name="P1" draw:layer="layout" svg:x1="4.014cm" svg:y1="6.227cm" svg:x2="3.947cm" svg:y2="6.258cm">
          <text:p/>
        </draw:line>
        <draw:line draw:style-name="gr8" draw:text-style-name="P1" draw:layer="layout" svg:x1="3.797cm" svg:y1="3.932cm" svg:x2="3.797cm" svg:y2="4.942cm">
          <text:p/>
        </draw:line>
        <draw:line draw:style-name="gr8" draw:text-style-name="P1" draw:layer="layout" svg:x1="4.139cm" svg:y1="4.032cm" svg:x2="3.797cm" svg:y2="3.932cm">
          <text:p/>
        </draw:line>
        <draw:line draw:style-name="gr8" draw:text-style-name="P1" draw:layer="layout" svg:x1="4.139cm" svg:y1="5.043cm" svg:x2="3.797cm" svg:y2="4.942cm">
          <text:p/>
        </draw:line>
        <draw:line draw:style-name="gr8" draw:text-style-name="P1" draw:layer="layout" svg:x1="6.556cm" svg:y1="2.78cm" svg:x2="6.929cm" svg:y2="2.61cm">
          <text:p/>
        </draw:line>
        <draw:line draw:style-name="gr8" draw:text-style-name="P1" draw:layer="layout" svg:x1="4.201cm" svg:y1="2.974cm" svg:x2="4.201cm" svg:y2="3.748cm">
          <text:p/>
        </draw:line>
        <draw:line draw:style-name="gr8" draw:text-style-name="P1" draw:layer="layout" svg:x1="4.201cm" svg:y1="2.974cm" svg:x2="5.24cm" svg:y2="3.277cm">
          <text:p/>
        </draw:line>
        <draw:line draw:style-name="gr8" draw:text-style-name="P1" draw:layer="layout" svg:x1="4.201cm" svg:y1="2.975cm" svg:x2="4.257cm" svg:y2="2.949cm">
          <text:p/>
        </draw:line>
        <draw:line draw:style-name="gr8" draw:text-style-name="P1" draw:layer="layout" svg:x1="4.257cm" svg:y1="2.95cm" svg:x2="4.243cm" svg:y2="2.869cm">
          <text:p/>
        </draw:line>
        <draw:line draw:style-name="gr8" draw:text-style-name="P1" draw:layer="layout" svg:x1="4.243cm" svg:y1="2.869cm" svg:x2="4.243cm" svg:y2="2.955cm">
          <text:p/>
        </draw:line>
        <draw:line draw:style-name="gr8" draw:text-style-name="P1" draw:layer="layout" svg:x1="4.243cm" svg:y1="2.87cm" svg:x2="4.998cm" svg:y2="2.526cm">
          <text:p/>
        </draw:line>
        <draw:path draw:style-name="gr8" draw:text-style-name="P1" draw:layer="layout" svg:width="0.048cm" svg:height="0.181cm" svg:x="5.178cm" svg:y="5.698cm" svg:viewBox="0 0 49 182" svg:d="M49 182c0-74-17-138-49-182">
          <text:p/>
        </draw:path>
        <draw:line draw:style-name="gr8" draw:text-style-name="P1" draw:layer="layout" svg:x1="4.963cm" svg:y1="5.795cm" svg:x2="4.963cm" svg:y2="6.618cm">
          <text:p/>
        </draw:line>
        <draw:path draw:style-name="gr8" draw:text-style-name="P1" draw:layer="layout" svg:width="0.385cm" svg:height="0.068cm" svg:x="4.341cm" svg:y="7.023cm" svg:viewBox="0 0 386 69" svg:d="M0 0c133 77 271 90 386 37">
          <text:p/>
        </draw:path>
        <draw:path draw:style-name="gr8" draw:text-style-name="P1" draw:layer="layout" svg:width="0.237cm" svg:height="0.442cm" svg:x="4.726cm" svg:y="6.618cm" svg:viewBox="0 0 238 443" svg:d="M0 443c149-67 238-235 238-443">
          <text:p/>
        </draw:path>
        <draw:line draw:style-name="gr8" draw:text-style-name="P1" draw:layer="layout" svg:x1="4.817cm" svg:y1="5.386cm" svg:x2="4.806cm" svg:y2="5.383cm">
          <text:p/>
        </draw:line>
        <draw:line draw:style-name="gr8" draw:text-style-name="P1" draw:layer="layout" svg:x1="4.817cm" svg:y1="5.385cm" svg:x2="4.641cm" svg:y2="6.036cm">
          <text:p/>
        </draw:line>
        <draw:line draw:style-name="gr8" draw:text-style-name="P1" draw:layer="layout" svg:x1="4.642cm" svg:y1="6.035cm" svg:x2="4.138cm" svg:y2="6.265cm">
          <text:p/>
        </draw:line>
        <draw:line draw:style-name="gr8" draw:text-style-name="P1" draw:layer="layout" svg:x1="4.139cm" svg:y1="6.265cm" svg:x2="3.947cm" svg:y2="6.208cm">
          <text:p/>
        </draw:line>
        <draw:line draw:style-name="gr8" draw:text-style-name="P1" draw:layer="layout" svg:x1="3.783cm" svg:y1="6.209cm" svg:x2="3.783cm" svg:y2="7.154cm">
          <text:p/>
        </draw:line>
        <draw:path draw:style-name="gr8" draw:text-style-name="P1" draw:layer="layout" svg:width="0.774cm" svg:height="1.139cm" svg:x="2.773cm" svg:y="6.489cm" svg:viewBox="0 0 775 1140" svg:d="M136 0c-173 171-182 508-20 788 161 282 443 418 659 320">
          <text:p/>
        </draw:path>
        <draw:path draw:style-name="gr8" draw:text-style-name="P1" draw:layer="layout" svg:width="0.237cm" svg:height="0.442cm" svg:x="3.546cm" svg:y="7.154cm" svg:viewBox="0 0 238 443" svg:d="M0 443c148-67 238-234 238-443">
          <text:p/>
        </draw:path>
        <draw:line draw:style-name="gr8" draw:text-style-name="P1" draw:layer="layout" svg:x1="3.798cm" svg:y1="5.61cm" svg:x2="2.908cm" svg:y2="6.49cm">
          <text:p/>
        </draw:line>
        <draw:line draw:style-name="gr8" draw:text-style-name="P1" draw:layer="layout" svg:x1="3.797cm" svg:y1="5.594cm" svg:x2="3.797cm" svg:y2="5.61cm">
          <text:p/>
        </draw:line>
        <draw:line draw:style-name="gr8" draw:text-style-name="P1" draw:layer="layout" svg:x1="4.139cm" svg:y1="5.694cm" svg:x2="3.797cm" svg:y2="5.594cm">
          <text:p/>
        </draw:line>
        <draw:line draw:style-name="gr8" draw:text-style-name="P1" draw:layer="layout" svg:x1="4.138cm" svg:y1="6.264cm" svg:x2="4.138cm" svg:y2="5.693cm">
          <text:p/>
        </draw:line>
        <draw:line draw:style-name="gr8" draw:text-style-name="P1" draw:layer="layout" svg:x1="3.783cm" svg:y1="6.209cm" svg:x2="3.948cm" svg:y2="6.258cm">
          <text:p/>
        </draw:line>
        <draw:path draw:style-name="gr8" draw:text-style-name="P1" draw:layer="layout" svg:width="0.054cm" svg:height="0.107cm" svg:x="4.734cm" svg:y="4.377cm" svg:viewBox="0 0 55 108" svg:d="M55 108c0-56-22-98-55-108">
          <text:p/>
        </draw:path>
        <draw:path draw:style-name="gr8" draw:text-style-name="P1" draw:layer="layout" svg:width="0.057cm" svg:height="0.014cm" svg:x="4.677cm" svg:y="4.375cm" svg:viewBox="0 0 58 15" svg:d="M58 2c-18-6-39-1-58 13">
          <text:p/>
        </draw:path>
        <draw:path draw:style-name="gr8" draw:text-style-name="P1" draw:layer="layout" svg:width="0.042cm" svg:height="0.041cm" svg:x="4.604cm" svg:y="4.639cm" svg:viewBox="0 0 43 42" svg:d="M0 0c11 21 25 36 43 42">
          <text:p/>
        </draw:path>
        <draw:path draw:style-name="gr8" draw:text-style-name="P1" draw:layer="layout" svg:width="0.142cm" svg:height="0.198cm" svg:x="4.646cm" svg:y="4.484cm" svg:viewBox="0 0 143 199" svg:d="M0 197c31 8 67-11 96-50 30-41 47-97 47-147">
          <text:p/>
        </draw:path>
        <draw:line draw:style-name="gr8" draw:text-style-name="P1" draw:layer="layout" svg:x1="4.357cm" svg:y1="4.942cm" svg:x2="4.385cm" svg:y2="4.951cm">
          <text:p/>
        </draw:line>
        <draw:line draw:style-name="gr8" draw:text-style-name="P1" draw:layer="layout" svg:x1="4.407cm" svg:y1="4.94cm" svg:x2="4.384cm" svg:y2="4.951cm">
          <text:p/>
        </draw:line>
        <draw:line draw:style-name="gr8" draw:text-style-name="P1" draw:layer="layout" svg:x1="4.379cm" svg:y1="4.932cm" svg:x2="4.407cm" svg:y2="4.941cm">
          <text:p/>
        </draw:line>
        <draw:path draw:style-name="gr8" draw:text-style-name="P1" draw:layer="layout" svg:width="0.054cm" svg:height="0.106cm" svg:x="4.734cm" svg:y="3.856cm" svg:viewBox="0 0 55 107" svg:d="M55 107c0-55-22-98-55-107">
          <text:p/>
        </draw:path>
        <draw:path draw:style-name="gr8" draw:text-style-name="P1" draw:layer="layout" svg:width="0.057cm" svg:height="0.014cm" svg:x="4.677cm" svg:y="3.854cm" svg:viewBox="0 0 58 15" svg:d="M58 2c-18-5-39-1-58 13">
          <text:p/>
        </draw:path>
        <draw:path draw:style-name="gr8" draw:text-style-name="P1" draw:layer="layout" svg:width="0.042cm" svg:height="0.041cm" svg:x="4.604cm" svg:y="4.117cm" svg:viewBox="0 0 43 42" svg:d="M0 0c11 22 25 37 43 42">
          <text:p/>
        </draw:path>
        <draw:path draw:style-name="gr8" draw:text-style-name="P1" draw:layer="layout" svg:width="0.142cm" svg:height="0.198cm" svg:x="4.646cm" svg:y="3.962cm" svg:viewBox="0 0 143 199" svg:d="M0 197c31 9 67-10 96-50 30-40 47-96 47-147">
          <text:p/>
        </draw:path>
        <draw:path draw:style-name="gr8" draw:text-style-name="P1" draw:layer="layout" svg:width="0.167cm" svg:height="0.446cm" svg:x="4.646cm" svg:y="6.439cm" svg:viewBox="0 0 168 447" svg:d="M0 447c139-63 201-247 151-447">
          <text:p/>
        </draw:path>
        <draw:line draw:style-name="gr8" draw:text-style-name="P1" draw:layer="layout" svg:x1="4.935cm" svg:y1="5.808cm" svg:x2="4.796cm" svg:y2="6.44cm">
          <text:p/>
        </draw:line>
        <draw:path draw:style-name="gr8" draw:text-style-name="P1" draw:layer="layout" svg:width="0.189cm" svg:height="0.157cm" svg:x="4.436cm" svg:y="5.55cm" svg:viewBox="0 0 190 158" svg:d="M190 158c0-70-24-124-61-147-38-22-86-11-129 32">
          <text:p/>
        </draw:path>
        <draw:path draw:style-name="gr8" draw:text-style-name="P1" draw:layer="layout" svg:width="0.096cm" svg:height="0.305cm" svg:x="4.34cm" svg:y="5.593cm" svg:viewBox="0 0 97 306" svg:d="M97 0c-74 71-113 207-90 306">
          <text:p/>
        </draw:path>
        <draw:path draw:style-name="gr8" draw:text-style-name="P1" draw:layer="layout" svg:width="0.278cm" svg:height="0.286cm" svg:x="4.347cm" svg:y="5.707cm" svg:viewBox="0 0 279 287" svg:d="M0 192c22 89 88 120 157 73 71-48 122-161 122-265">
          <text:p/>
        </draw:path>
        <draw:line draw:style-name="gr8" draw:text-style-name="P1" draw:layer="layout" svg:x1="4.138cm" svg:y1="5.694cm" svg:x2="4.817cm" svg:y2="5.385cm">
          <text:p/>
        </draw:line>
        <draw:line draw:style-name="gr8" draw:text-style-name="P1" draw:layer="layout" svg:x1="3.914cm" svg:y1="6.247cm" svg:x2="3.914cm" svg:y2="7.095cm">
          <text:p/>
        </draw:line>
        <draw:path draw:style-name="gr8" draw:text-style-name="P1" draw:layer="layout" svg:width="0.237cm" svg:height="0.442cm" svg:x="3.677cm" svg:y="7.095cm" svg:viewBox="0 0 238 443" svg:d="M0 443c148-67 238-234 238-443">
          <text:p/>
        </draw:path>
        <draw:line draw:style-name="gr8" draw:text-style-name="P1" draw:layer="layout" svg:x1="4.797cm" svg:y1="6.439cm" svg:x2="3.914cm" svg:y2="6.84cm">
          <text:p/>
        </draw:line>
        <draw:line draw:style-name="gr8" draw:text-style-name="P1" draw:layer="layout" svg:x1="4.406cm" svg:y1="4.94cm" svg:x2="4.406cm" svg:y2="4.968cm">
          <text:p/>
        </draw:line>
        <draw:line draw:style-name="gr8" draw:text-style-name="P1" draw:layer="layout" svg:x1="4.406cm" svg:y1="4.969cm" svg:x2="5.456cm" svg:y2="4.491cm">
          <text:p/>
        </draw:line>
        <draw:path draw:style-name="gr8" draw:text-style-name="P1" draw:layer="layout" svg:width="0.2cm" svg:height="0.607cm" svg:x="5.455cm" svg:y="4.481cm" svg:viewBox="0 0 201 608" svg:d="M0 608c94-42 175-174 196-319 21-144-22-264-105-289">
          <text:p/>
        </draw:path>
        <draw:path draw:style-name="gr8" draw:text-style-name="P1" draw:layer="layout" svg:width="0.09cm" svg:height="0.014cm" svg:x="5.455cm" svg:y="4.477cm" svg:viewBox="0 0 91 15" svg:d="M91 5c-28-9-59-5-91 10">
          <text:p/>
        </draw:path>
        <draw:line draw:style-name="gr8" draw:text-style-name="P1" draw:layer="layout" svg:x1="4.166cm" svg:y1="5.675cm" svg:x2="5.456cm" svg:y2="5.088cm">
          <text:p/>
        </draw:line>
        <draw:line draw:style-name="gr8" draw:text-style-name="P1" draw:layer="layout" svg:x1="4.166cm" svg:y1="5.077cm" svg:x2="4.166cm" svg:y2="5.674cm">
          <text:p/>
        </draw:line>
        <draw:line draw:style-name="gr8" draw:text-style-name="P1" draw:layer="layout" svg:x1="4.166cm" svg:y1="5.078cm" svg:x2="4.385cm" svg:y2="4.978cm">
          <text:p/>
        </draw:line>
        <draw:line draw:style-name="gr8" draw:text-style-name="P1" draw:layer="layout" svg:x1="4.384cm" svg:y1="4.978cm" svg:x2="4.384cm" svg:y2="4.95cm">
          <text:p/>
        </draw:line>
        <draw:path draw:style-name="gr8" draw:text-style-name="P1" draw:layer="layout" svg:width="0.054cm" svg:height="0.107cm" svg:x="4.472cm" svg:y="5.604cm" svg:viewBox="0 0 55 108" svg:d="M55 108c0-57-22-98-55-108">
          <text:p/>
        </draw:path>
        <draw:path draw:style-name="gr8" draw:text-style-name="P1" draw:layer="layout" svg:width="0.057cm" svg:height="0.014cm" svg:x="4.415cm" svg:y="5.602cm" svg:viewBox="0 0 58 15" svg:d="M58 2c-18-5-38-1-58 13">
          <text:p/>
        </draw:path>
        <draw:path draw:style-name="gr8" draw:text-style-name="P1" draw:layer="layout" svg:width="0.042cm" svg:height="0.041cm" svg:x="4.342cm" svg:y="5.866cm" svg:viewBox="0 0 43 42" svg:d="M0 0c10 21 24 37 43 42">
          <text:p/>
        </draw:path>
        <draw:path draw:style-name="gr8" draw:text-style-name="P1" draw:layer="layout" svg:width="0.142cm" svg:height="0.198cm" svg:x="4.384cm" svg:y="5.711cm" svg:viewBox="0 0 143 199" svg:d="M0 197c30 9 67-10 97-50 29-40 46-96 46-147">
          <text:p/>
        </draw:path>
        <draw:line draw:style-name="gr8" draw:text-style-name="P1" draw:layer="layout" svg:x1="2.34cm" svg:y1="6.348cm" svg:x2="2.891cm" svg:y2="6.509cm">
          <text:p/>
        </draw:line>
        <draw:line draw:style-name="gr8" draw:text-style-name="P1" draw:layer="layout" svg:x1="2.34cm" svg:y1="1.753cm" svg:x2="2.34cm" svg:y2="6.348cm">
          <text:p/>
        </draw:line>
        <draw:line draw:style-name="gr8" draw:text-style-name="P1" draw:layer="layout" svg:x1="2.34cm" svg:y1="1.754cm" svg:x2="2.609cm" svg:y2="1.631cm">
          <text:p/>
        </draw:line>
        <draw:path draw:style-name="gr8" draw:text-style-name="P1" draw:layer="layout" svg:width="0.966cm" svg:height="0.103cm" svg:x="4.692cm" svg:y="2.898cm" svg:viewBox="0 0 967 104" svg:d="M967 104c-98-64-282-104-484-104-201 0-385 40-483 104">
          <text:p/>
        </draw:path>
        <draw:path draw:style-name="gr8" draw:text-style-name="P1" draw:layer="layout" svg:width="1.046cm" svg:height="0.116cm" svg:x="4.652cm" svg:y="2.852cm" svg:viewBox="0 0 1047 117" svg:d="M1047 117c-101-72-303-117-523-117s-422 45-524 117">
          <text:p/>
        </draw:path>
        <draw:path draw:style-name="gr8" draw:text-style-name="P1" draw:layer="layout" svg:width="0.898cm" svg:height="0.201cm" svg:x="4.83cm" svg:y="2.903cm" svg:viewBox="0 0 899 202" svg:d="M0 157c167 49 394 59 585 24 192-33 314-104 314-181">
          <text:p/>
        </draw:path>
        <draw:path draw:style-name="gr8" draw:text-style-name="P1" draw:layer="layout" svg:width="1.106cm" svg:height="0.201cm" svg:x="4.622cm" svg:y="2.702cm" svg:viewBox="0 0 1107 202" svg:d="M1107 202c0-111-248-202-553-202-306 0-554 91-554 202">
          <text:p/>
        </draw:path>
        <draw:path draw:style-name="gr8" draw:text-style-name="P1" draw:layer="layout" svg:width="0.208cm" svg:height="0.157cm" svg:x="4.622cm" svg:y="2.903cm" svg:viewBox="0 0 209 158" svg:d="M0 0c0 61 78 119 209 158">
          <text:p/>
        </draw:path>
        <draw:path draw:style-name="gr8" draw:text-style-name="P1" draw:layer="layout" svg:width="1.072cm" svg:height="0.152cm" svg:x="4.639cm" svg:y="2.8cm" svg:viewBox="0 0 1073 153" svg:d="M1073 153c-61-89-282-153-536-153-253 0-476 64-537 153">
          <text:p/>
        </draw:path>
        <draw:path draw:style-name="gr8" draw:text-style-name="P1" draw:layer="layout" svg:width="1.034cm" svg:height="0.096cm" svg:x="4.658cm" svg:y="2.834cm" svg:viewBox="0 0 1035 97" svg:d="M1035 97c-121-61-313-97-518-97s-397 36-517 97">
          <text:p/>
        </draw:path>
        <draw:line draw:style-name="gr8" draw:text-style-name="P1" draw:layer="layout" svg:x1="6.557cm" svg:y1="2.78cm" svg:x2="2.608cm" svg:y2="1.631cm">
          <text:p/>
        </draw:line>
        <draw:path draw:style-name="gr8" draw:text-style-name="P1" draw:layer="layout" svg:width="0.366cm" svg:height="0.45cm" svg:x="2.373cm" svg:y="4.856cm" svg:viewBox="0 0 367 451" svg:d="M281 439c87-39 113-167 58-285-53-118-166-182-252-143M87 11c-86 39-113 166-58 284 53 119 166 183 252 144">
          <text:p/>
        </draw:path>
        <draw:path draw:style-name="gr8" draw:text-style-name="P1" draw:layer="layout" svg:width="0.061cm" svg:height="0.113cm" svg:x="2.471cm" svg:y="4.911cm" svg:viewBox="0 0 62 114" svg:d="M0 114c0-54 24-97 62-114">
          <text:p/>
        </draw:path>
        <draw:path draw:style-name="gr8" draw:text-style-name="P1" draw:layer="layout" svg:width="0.196cm" svg:height="0.308cm" svg:x="2.532cm" svg:y="4.903cm" svg:viewBox="0 0 197 309" svg:d="M0 8c60-27 140 18 177 100 38 84 20 173-40 201">
          <text:p/>
        </draw:path>
        <draw:path draw:style-name="gr8" draw:text-style-name="P1" draw:layer="layout" svg:width="0.197cm" svg:height="0.195cm" svg:x="2.471cm" svg:y="5.024cm" svg:viewBox="0 0 198 196" svg:d="M198 188c-41 18-91 5-132-34-40-40-66-99-66-154">
          <text:p/>
        </draw:path>
        <draw:path draw:style-name="gr8" draw:text-style-name="P1" draw:layer="layout" svg:width="0.06cm" svg:height="0.112cm" svg:x="4.117cm" svg:y="2.457cm" svg:viewBox="0 0 61 113" svg:d="M0 113c0-53 23-96 61-113">
          <text:p/>
        </draw:path>
        <draw:path draw:style-name="gr8" draw:text-style-name="P1" draw:layer="layout" svg:width="0.197cm" svg:height="0.307cm" svg:x="4.177cm" svg:y="2.449cm" svg:viewBox="0 0 198 308" svg:d="M0 8c62-27 141 18 178 100 38 84 20 173-40 200">
          <text:p/>
        </draw:path>
        <draw:path draw:style-name="gr8" draw:text-style-name="P1" draw:layer="layout" svg:width="0.197cm" svg:height="0.195cm" svg:x="4.117cm" svg:y="2.569cm" svg:viewBox="0 0 198 196" svg:d="M198 188c-40 18-90 5-132-33-41-39-66-99-66-155">
          <text:p/>
        </draw:path>
        <draw:path draw:style-name="gr8" draw:text-style-name="P1" draw:layer="layout" svg:width="0.366cm" svg:height="0.45cm" svg:x="4.019cm" svg:y="2.402cm" svg:viewBox="0 0 367 451" svg:d="M281 439c86-39 112-166 58-284-54-119-167-183-253-144M86 11c-86 39-112 167-58 285 53 118 167 182 253 143">
          <text:p/>
        </draw:path>
        <draw:line draw:style-name="gr8" draw:text-style-name="P1" draw:layer="layout" svg:x1="4.998cm" svg:y1="2.527cm" svg:x2="2.34cm" svg:y2="1.753cm">
          <text:p/>
        </draw:line>
        <draw:line draw:style-name="gr8" draw:text-style-name="P1" draw:layer="layout" svg:x1="3.797cm" svg:y1="3.933cm" svg:x2="5.24cm" svg:y2="3.276cm">
          <text:p/>
        </draw:line>
        <draw:line draw:style-name="gr8" draw:text-style-name="P1" draw:layer="layout" svg:x1="3.797cm" svg:y1="4.97cm" svg:x2="3.797cm" svg:y2="5.567cm">
          <text:p/>
        </draw:line>
        <draw:line draw:style-name="gr8" draw:text-style-name="P1" draw:layer="layout" svg:x1="4.167cm" svg:y1="5.675cm" svg:x2="3.797cm" svg:y2="5.567cm">
          <text:p/>
        </draw:line>
        <draw:line draw:style-name="gr8" draw:text-style-name="P1" draw:layer="layout" svg:x1="3.797cm" svg:y1="4.97cm" svg:x2="4.167cm" svg:y2="5.078cm">
          <text:p/>
        </draw:line>
        <draw:line draw:style-name="gr8" draw:text-style-name="P1" draw:layer="layout" svg:x1="3.835cm" svg:y1="4.953cm" svg:x2="3.797cm" svg:y2="4.971cm">
          <text:p/>
        </draw:line>
        <draw:line draw:style-name="gr8" draw:text-style-name="P1" draw:layer="layout" svg:x1="3.835cm" svg:y1="5.577cm" svg:x2="3.797cm" svg:y2="5.595cm">
          <text:p/>
        </draw:line>
        <draw:line draw:style-name="gr8" draw:text-style-name="P1" draw:layer="layout" svg:x1="4.385cm" svg:y1="4.979cm" svg:x2="4.32cm" svg:y2="4.959cm">
          <text:p/>
        </draw:line>
        <draw:line draw:style-name="gr8" draw:text-style-name="P1" draw:layer="layout" svg:x1="5.226cm" svg:y1="4.424cm" svg:x2="5.456cm" svg:y2="4.492cm">
          <text:p/>
        </draw:line>
        <draw:path draw:style-name="gr8" draw:text-style-name="P1" draw:layer="layout" svg:width="0.095cm" svg:height="0.132cm" svg:x="6.056cm" svg:y="6.146cm" svg:viewBox="0 0 96 133" svg:d="M0 133c0-34 13-71 32-98s44-39 64-33">
          <text:p/>
        </draw:path>
        <draw:path draw:style-name="gr8" draw:text-style-name="P1" draw:layer="layout" svg:width="0.095cm" svg:height="0.203cm" svg:x="6.092cm" svg:y="6.148cm" svg:viewBox="0 0 96 204" svg:d="M59 0c33 9 46 63 30 118-16 56-56 94-89 84">
          <text:p/>
        </draw:path>
        <draw:path draw:style-name="gr8" draw:text-style-name="P1" draw:layer="layout" svg:width="0.036cm" svg:height="0.071cm" svg:x="6.056cm" svg:y="6.278cm" svg:viewBox="0 0 37 72" svg:d="M37 72c-22-6-37-35-37-72">
          <text:p/>
        </draw:path>
        <draw:path draw:style-name="gr8" draw:text-style-name="P1" draw:layer="layout" svg:width="0.174cm" svg:height="0.242cm" svg:x="6.001cm" svg:y="6.061cm" svg:viewBox="0 0 175 243" svg:d="M0 243c0-62 22-130 57-179 36-49 80-72 118-61">
          <text:p/>
        </draw:path>
        <draw:path draw:style-name="gr8" draw:text-style-name="P1" draw:layer="layout" svg:width="0.174cm" svg:height="0.372cm" svg:x="6.068cm" svg:y="6.064cm" svg:viewBox="0 0 175 373" svg:d="M108 0c60 17 84 115 54 217s-103 170-162 153">
          <text:p/>
        </draw:path>
        <draw:path draw:style-name="gr8" draw:text-style-name="P1" draw:layer="layout" svg:width="0.067cm" svg:height="0.13cm" svg:x="6.001cm" svg:y="6.303cm" svg:viewBox="0 0 68 131" svg:d="M68 131c-42-12-68-62-68-131">
          <text:p/>
        </draw:path>
        <draw:path draw:style-name="gr8" draw:text-style-name="P1" draw:layer="layout" svg:width="0.174cm" svg:height="0.242cm" svg:x="5.974cm" svg:y="6.053cm" svg:viewBox="0 0 175 243" svg:d="M0 243c0-62 22-130 57-179 36-49 80-72 118-61">
          <text:p/>
        </draw:path>
        <draw:path draw:style-name="gr8" draw:text-style-name="P1" draw:layer="layout" svg:width="0.067cm" svg:height="0.13cm" svg:x="5.974cm" svg:y="6.295cm" svg:viewBox="0 0 68 131" svg:d="M68 131c-42-12-68-62-68-131">
          <text:p/>
        </draw:path>
        <draw:path draw:style-name="gr8" draw:text-style-name="P1" draw:layer="layout" svg:width="0.158cm" svg:height="0.22cm" svg:x="5.892cm" svg:y="6.043cm" svg:viewBox="0 0 159 221" svg:d="M0 221c0-57 20-119 53-163 32-44 72-65 106-56">
          <text:p/>
        </draw:path>
        <draw:path draw:style-name="gr8" draw:text-style-name="P1" draw:layer="layout" svg:width="0.061cm" svg:height="0.118cm" svg:x="5.892cm" svg:y="6.263cm" svg:viewBox="0 0 62 119" svg:d="M62 119c-37-10-62-56-62-119">
          <text:p/>
        </draw:path>
        <draw:path draw:style-name="gr8" draw:text-style-name="P1" draw:layer="layout" svg:width="0.164cm" svg:height="0.228cm" svg:x="5.883cm" svg:y="6.035cm" svg:viewBox="0 0 165 229" svg:d="M0 229c0-58 20-122 53-168 34-46 77-69 112-58">
          <text:p/>
        </draw:path>
        <draw:path draw:style-name="gr8" draw:text-style-name="P1" draw:layer="layout" svg:width="0.025cm" svg:height="0.014cm" svg:x="6.047cm" svg:y="6.038cm" svg:viewBox="0 0 26 15" svg:d="M0 0c9 2 18 8 26 15">
          <text:p/>
        </draw:path>
        <draw:path draw:style-name="gr8" draw:text-style-name="P1" draw:layer="layout" svg:width="0.029cm" svg:height="0.003cm" svg:x="5.945cm" svg:y="6.386cm" svg:viewBox="0 0 30 4" svg:d="M30 3c-10 2-21 2-30-3">
          <text:p/>
        </draw:path>
        <draw:path draw:style-name="gr8" draw:text-style-name="P1" draw:layer="layout" svg:width="0.062cm" svg:height="0.123cm" svg:x="5.883cm" svg:y="6.263cm" svg:viewBox="0 0 63 124" svg:d="M63 124c-39-11-63-59-63-124">
          <text:p/>
        </draw:path>
        <draw:path draw:style-name="gr8" draw:text-style-name="P1" draw:layer="layout" svg:width="0.164cm" svg:height="0.228cm" svg:x="5.855cm" svg:y="6.027cm" svg:viewBox="0 0 165 229" svg:d="M0 229c0-58 21-122 54-168 33-47 75-69 111-58">
          <text:p/>
        </draw:path>
        <draw:path draw:style-name="gr8" draw:text-style-name="P1" draw:layer="layout" svg:width="0.063cm" svg:height="0.123cm" svg:x="5.855cm" svg:y="6.255cm" svg:viewBox="0 0 64 124" svg:d="M64 124c-39-11-64-58-64-124">
          <text:p/>
        </draw:path>
        <draw:path draw:style-name="gr8" draw:text-style-name="P1" draw:layer="layout" svg:width="0.095cm" svg:height="0.132cm" svg:x="8.175cm" svg:y="5.136cm" svg:viewBox="0 0 96 133" svg:d="M0 133c0-34 12-71 31-99 20-26 44-39 65-33">
          <text:p/>
        </draw:path>
        <draw:path draw:style-name="gr8" draw:text-style-name="P1" draw:layer="layout" svg:width="0.095cm" svg:height="0.203cm" svg:x="8.211cm" svg:y="5.137cm" svg:viewBox="0 0 96 204" svg:d="M60 0c32 10 45 63 29 119s-55 93-89 84">
          <text:p/>
        </draw:path>
        <draw:path draw:style-name="gr8" draw:text-style-name="P1" draw:layer="layout" svg:width="0.036cm" svg:height="0.071cm" svg:x="8.175cm" svg:y="5.268cm" svg:viewBox="0 0 37 72" svg:d="M37 72c-23-7-37-34-37-72">
          <text:p/>
        </draw:path>
        <draw:path draw:style-name="gr8" draw:text-style-name="P1" draw:layer="layout" svg:width="0.174cm" svg:height="0.243cm" svg:x="8.12cm" svg:y="5.051cm" svg:viewBox="0 0 175 244" svg:d="M0 244c0-63 22-131 57-180 36-49 81-72 118-61">
          <text:p/>
        </draw:path>
        <draw:path draw:style-name="gr8" draw:text-style-name="P1" draw:layer="layout" svg:width="0.174cm" svg:height="0.373cm" svg:x="8.187cm" svg:y="5.053cm" svg:viewBox="0 0 175 374" svg:d="M108 0c60 17 84 114 54 216s-102 172-162 155">
          <text:p/>
        </draw:path>
        <draw:path draw:style-name="gr8" draw:text-style-name="P1" draw:layer="layout" svg:width="0.067cm" svg:height="0.13cm" svg:x="8.12cm" svg:y="5.293cm" svg:viewBox="0 0 68 131" svg:d="M68 131c-42-12-68-64-68-131">
          <text:p/>
        </draw:path>
        <draw:path draw:style-name="gr8" draw:text-style-name="P1" draw:layer="layout" svg:width="0.174cm" svg:height="0.243cm" svg:x="8.093cm" svg:y="5.043cm" svg:viewBox="0 0 175 244" svg:d="M0 244c0-63 22-131 57-180s81-72 118-61">
          <text:p/>
        </draw:path>
        <draw:path draw:style-name="gr8" draw:text-style-name="P1" draw:layer="layout" svg:width="0.066cm" svg:height="0.13cm" svg:x="8.093cm" svg:y="5.285cm" svg:viewBox="0 0 67 131" svg:d="M67 131c-41-12-67-64-67-131">
          <text:p/>
        </draw:path>
        <draw:path draw:style-name="gr8" draw:text-style-name="P1" draw:layer="layout" svg:width="0.158cm" svg:height="0.22cm" svg:x="8.011cm" svg:y="5.033cm" svg:viewBox="0 0 159 221" svg:d="M0 221c0-57 20-119 52-164 32-44 72-65 107-55">
          <text:p/>
        </draw:path>
        <draw:path draw:style-name="gr8" draw:text-style-name="P1" draw:layer="layout" svg:width="0.06cm" svg:height="0.118cm" svg:x="8.011cm" svg:y="5.253cm" svg:viewBox="0 0 61 119" svg:d="M61 119c-38-12-61-58-61-119">
          <text:p/>
        </draw:path>
        <draw:path draw:style-name="gr8" draw:text-style-name="P1" draw:layer="layout" svg:width="0.165cm" svg:height="0.228cm" svg:x="8.001cm" svg:y="5.025cm" svg:viewBox="0 0 166 229" svg:d="M0 229c0-59 21-122 54-169 34-46 76-68 112-58">
          <text:p/>
        </draw:path>
        <draw:path draw:style-name="gr8" draw:text-style-name="P1" draw:layer="layout" svg:width="0.025cm" svg:height="0.014cm" svg:x="8.166cm" svg:y="5.027cm" svg:viewBox="0 0 26 15" svg:d="M0 0c9 3 17 8 26 15">
          <text:p/>
        </draw:path>
        <draw:path draw:style-name="gr8" draw:text-style-name="P1" draw:layer="layout" svg:width="0.029cm" svg:height="0.002cm" svg:x="8.064cm" svg:y="5.376cm" svg:viewBox="0 0 30 3" svg:d="M30 2c-10 3-21 1-30-2">
          <text:p/>
        </draw:path>
        <draw:path draw:style-name="gr8" draw:text-style-name="P1" draw:layer="layout" svg:width="0.063cm" svg:height="0.123cm" svg:x="8.001cm" svg:y="5.253cm" svg:viewBox="0 0 64 124" svg:d="M64 124c-39-12-64-59-64-124">
          <text:p/>
        </draw:path>
        <draw:path draw:style-name="gr8" draw:text-style-name="P1" draw:layer="layout" svg:width="0.164cm" svg:height="0.228cm" svg:x="7.974cm" svg:y="5.017cm" svg:viewBox="0 0 165 229" svg:d="M0 229c0-59 20-123 54-169 33-46 75-68 111-58">
          <text:p/>
        </draw:path>
        <draw:path draw:style-name="gr8" draw:text-style-name="P1" draw:layer="layout" svg:width="0.063cm" svg:height="0.123cm" svg:x="7.974cm" svg:y="5.245cm" svg:viewBox="0 0 64 124" svg:d="M64 124c-40-11-64-59-64-124">
          <text:p/>
        </draw:path>
        <draw:path draw:style-name="gr8" draw:text-style-name="P1" draw:layer="layout" svg:width="0.095cm" svg:height="0.132cm" svg:x="6.318cm" svg:y="4.398cm" svg:viewBox="0 0 96 133" svg:d="M0 133c0-35 12-72 32-99 20-26 44-39 64-33">
          <text:p/>
        </draw:path>
        <draw:path draw:style-name="gr8" draw:text-style-name="P1" draw:layer="layout" svg:width="0.095cm" svg:height="0.203cm" svg:x="6.355cm" svg:y="4.399cm" svg:viewBox="0 0 96 204" svg:d="M58 0c34 9 47 62 31 118-18 56-57 94-89 85">
          <text:p/>
        </draw:path>
        <draw:path draw:style-name="gr8" draw:text-style-name="P1" draw:layer="layout" svg:width="0.038cm" svg:height="0.071cm" svg:x="6.318cm" svg:y="4.53cm" svg:viewBox="0 0 39 72" svg:d="M39 72c-24-7-39-35-39-72">
          <text:p/>
        </draw:path>
        <draw:path draw:style-name="gr8" draw:text-style-name="P1" draw:layer="layout" svg:width="0.174cm" svg:height="0.242cm" svg:x="6.264cm" svg:y="4.312cm" svg:viewBox="0 0 175 243" svg:d="M0 243c0-62 21-130 58-179 35-49 79-72 117-61">
          <text:p/>
        </draw:path>
        <draw:path draw:style-name="gr8" draw:text-style-name="P1" draw:layer="layout" svg:width="0.174cm" svg:height="0.372cm" svg:x="6.33cm" svg:y="4.315cm" svg:viewBox="0 0 175 373" svg:d="M108 0c60 17 84 114 54 216s-102 172-162 154">
          <text:p/>
        </draw:path>
        <draw:path draw:style-name="gr8" draw:text-style-name="P1" draw:layer="layout" svg:width="0.066cm" svg:height="0.13cm" svg:x="6.264cm" svg:y="4.554cm" svg:viewBox="0 0 67 131" svg:d="M67 131c-42-11-67-62-67-131">
          <text:p/>
        </draw:path>
        <draw:path draw:style-name="gr8" draw:text-style-name="P1" draw:layer="layout" svg:width="0.174cm" svg:height="0.242cm" svg:x="6.236cm" svg:y="4.304cm" svg:viewBox="0 0 175 243" svg:d="M0 243c0-62 22-130 57-179 37-49 81-72 118-61">
          <text:p/>
        </draw:path>
        <draw:path draw:style-name="gr8" draw:text-style-name="P1" draw:layer="layout" svg:width="0.068cm" svg:height="0.131cm" svg:x="6.236cm" svg:y="4.546cm" svg:viewBox="0 0 69 132" svg:d="M69 132c-42-12-69-64-69-132">
          <text:p/>
        </draw:path>
        <draw:path draw:style-name="gr8" draw:text-style-name="P1" draw:layer="layout" svg:width="0.159cm" svg:height="0.219cm" svg:x="6.154cm" svg:y="4.294cm" svg:viewBox="0 0 160 220" svg:d="M0 220c0-57 20-118 52-163 32-44 74-65 108-55">
          <text:p/>
        </draw:path>
        <draw:path draw:style-name="gr8" draw:text-style-name="P1" draw:layer="layout" svg:width="0.061cm" svg:height="0.119cm" svg:x="6.154cm" svg:y="4.514cm" svg:viewBox="0 0 62 120" svg:d="M62 120c-38-11-62-57-62-120">
          <text:p/>
        </draw:path>
        <draw:path draw:style-name="gr8" draw:text-style-name="P1" draw:layer="layout" svg:width="0.164cm" svg:height="0.228cm" svg:x="6.145cm" svg:y="4.286cm" svg:viewBox="0 0 165 229" svg:d="M0 229c0-59 21-124 55-170 33-46 75-67 110-57">
          <text:p/>
        </draw:path>
        <draw:path draw:style-name="gr8" draw:text-style-name="P1" draw:layer="layout" svg:width="0.025cm" svg:height="0.014cm" svg:x="6.309cm" svg:y="4.289cm" svg:viewBox="0 0 26 15" svg:d="M0 0c10 3 19 8 26 15">
          <text:p/>
        </draw:path>
        <draw:path draw:style-name="gr8" draw:text-style-name="P1" draw:layer="layout" svg:width="0.03cm" svg:height="0.002cm" svg:x="6.207cm" svg:y="4.638cm" svg:viewBox="0 0 31 3" svg:d="M31 2c-11 3-21 1-31-2">
          <text:p/>
        </draw:path>
        <draw:path draw:style-name="gr8" draw:text-style-name="P1" draw:layer="layout" svg:width="0.062cm" svg:height="0.123cm" svg:x="6.145cm" svg:y="4.515cm" svg:viewBox="0 0 63 124" svg:d="M63 124c-38-12-63-59-63-124">
          <text:p/>
        </draw:path>
        <draw:path draw:style-name="gr8" draw:text-style-name="P1" draw:layer="layout" svg:width="0.165cm" svg:height="0.228cm" svg:x="6.117cm" svg:y="4.278cm" svg:viewBox="0 0 166 229" svg:d="M0 229c0-59 21-124 55-170s75-67 111-57">
          <text:p/>
        </draw:path>
        <draw:path draw:style-name="gr8" draw:text-style-name="P1" draw:layer="layout" svg:width="0.063cm" svg:height="0.123cm" svg:x="6.117cm" svg:y="4.507cm" svg:viewBox="0 0 64 124" svg:d="M64 124c-39-12-64-60-64-124">
          <text:p/>
        </draw:path>
        <draw:path draw:style-name="gr8" draw:text-style-name="P1" draw:layer="layout" svg:width="0.095cm" svg:height="0.132cm" svg:x="7.849cm" svg:y="7.089cm" svg:viewBox="0 0 96 133" svg:d="M0 133c0-34 12-71 31-98 20-27 44-39 65-33">
          <text:p/>
        </draw:path>
        <draw:path draw:style-name="gr8" draw:text-style-name="P1" draw:layer="layout" svg:width="0.094cm" svg:height="0.203cm" svg:x="7.886cm" svg:y="7.091cm" svg:viewBox="0 0 95 204" svg:d="M59 0c33 9 46 62 29 118-16 56-56 94-88 84">
          <text:p/>
        </draw:path>
        <draw:path draw:style-name="gr8" draw:text-style-name="P1" draw:layer="layout" svg:width="0.037cm" svg:height="0.071cm" svg:x="7.849cm" svg:y="7.221cm" svg:viewBox="0 0 38 72" svg:d="M38 72c-24-6-38-34-38-72">
          <text:p/>
        </draw:path>
        <draw:path draw:style-name="gr8" draw:text-style-name="P1" draw:layer="layout" svg:width="0.174cm" svg:height="0.242cm" svg:x="7.795cm" svg:y="7.004cm" svg:viewBox="0 0 175 243" svg:d="M0 243c0-62 21-130 57-179s80-72 118-61">
          <text:p/>
        </draw:path>
        <draw:path draw:style-name="gr8" draw:text-style-name="P1" draw:layer="layout" svg:width="0.174cm" svg:height="0.372cm" svg:x="7.861cm" svg:y="7.007cm" svg:viewBox="0 0 175 373" svg:d="M109 0c59 17 84 114 53 216-29 103-102 171-162 154">
          <text:p/>
        </draw:path>
        <draw:path draw:style-name="gr8" draw:text-style-name="P1" draw:layer="layout" svg:width="0.066cm" svg:height="0.13cm" svg:x="7.795cm" svg:y="7.246cm" svg:viewBox="0 0 67 131" svg:d="M67 131c-42-12-67-63-67-131">
          <text:p/>
        </draw:path>
        <draw:path draw:style-name="gr8" draw:text-style-name="P1" draw:layer="layout" svg:width="0.174cm" svg:height="0.242cm" svg:x="7.767cm" svg:y="6.996cm" svg:viewBox="0 0 175 243" svg:d="M0 243c0-62 22-131 57-179 36-49 81-72 118-61">
          <text:p/>
        </draw:path>
        <draw:path draw:style-name="gr8" draw:text-style-name="P1" draw:layer="layout" svg:width="0.067cm" svg:height="0.13cm" svg:x="7.767cm" svg:y="7.238cm" svg:viewBox="0 0 68 131" svg:d="M68 131c-42-12-68-63-68-131">
          <text:p/>
        </draw:path>
        <draw:path draw:style-name="gr8" draw:text-style-name="P1" draw:layer="layout" svg:width="0.158cm" svg:height="0.22cm" svg:x="7.685cm" svg:y="6.986cm" svg:viewBox="0 0 159 221" svg:d="M0 221c0-56 20-119 52-163s73-65 107-56">
          <text:p/>
        </draw:path>
        <draw:path draw:style-name="gr8" draw:text-style-name="P1" draw:layer="layout" svg:width="0.061cm" svg:height="0.118cm" svg:x="7.685cm" svg:y="7.206cm" svg:viewBox="0 0 62 119" svg:d="M62 119c-38-10-62-56-62-119">
          <text:p/>
        </draw:path>
        <draw:path draw:style-name="gr8" draw:text-style-name="P1" draw:layer="layout" svg:width="0.164cm" svg:height="0.228cm" svg:x="7.676cm" svg:y="6.978cm" svg:viewBox="0 0 165 229" svg:d="M0 229c0-59 20-123 54-169 33-46 76-68 111-58">
          <text:p/>
        </draw:path>
        <draw:path draw:style-name="gr8" draw:text-style-name="P1" draw:layer="layout" svg:width="0.025cm" svg:height="0.015cm" svg:x="7.84cm" svg:y="6.98cm" svg:viewBox="0 0 26 16" svg:d="M0 0c9 3 18 8 26 16">
          <text:p/>
        </draw:path>
        <draw:path draw:style-name="gr8" draw:text-style-name="P1" draw:layer="layout" svg:width="0.029cm" svg:height="0.003cm" svg:x="7.738cm" svg:y="7.329cm" svg:viewBox="0 0 30 4" svg:d="M30 3c-11 1-20 1-30-3">
          <text:p/>
        </draw:path>
        <draw:path draw:style-name="gr8" draw:text-style-name="P1" draw:layer="layout" svg:width="0.062cm" svg:height="0.123cm" svg:x="7.676cm" svg:y="7.206cm" svg:viewBox="0 0 63 124" svg:d="M63 124c-39-11-63-59-63-124">
          <text:p/>
        </draw:path>
        <draw:path draw:style-name="gr8" draw:text-style-name="P1" draw:layer="layout" svg:width="0.165cm" svg:height="0.228cm" svg:x="7.648cm" svg:y="6.97cm" svg:viewBox="0 0 166 229" svg:d="M0 229c0-59 21-123 54-169 34-46 75-68 112-57">
          <text:p/>
        </draw:path>
        <draw:path draw:style-name="gr8" draw:text-style-name="P1" draw:layer="layout" svg:width="0.063cm" svg:height="0.123cm" svg:x="7.648cm" svg:y="7.198cm" svg:viewBox="0 0 64 124" svg:d="M64 124c-38-11-64-59-64-124">
          <text:p/>
        </draw:path>
        <draw:path draw:style-name="gr8" draw:text-style-name="P1" draw:layer="layout" svg:width="0.095cm" svg:height="0.132cm" svg:x="6.318cm" svg:y="4.919cm" svg:viewBox="0 0 96 133" svg:d="M0 133c0-35 12-72 32-98 20-27 44-40 64-34">
          <text:p/>
        </draw:path>
        <draw:path draw:style-name="gr8" draw:text-style-name="P1" draw:layer="layout" svg:width="0.095cm" svg:height="0.203cm" svg:x="6.355cm" svg:y="4.92cm" svg:viewBox="0 0 96 204" svg:d="M58 0c34 10 47 64 31 119-18 56-57 93-89 84">
          <text:p/>
        </draw:path>
        <draw:path draw:style-name="gr8" draw:text-style-name="P1" draw:layer="layout" svg:width="0.038cm" svg:height="0.071cm" svg:x="6.318cm" svg:y="5.051cm" svg:viewBox="0 0 39 72" svg:d="M39 72c-24-7-39-34-39-72">
          <text:p/>
        </draw:path>
        <draw:path draw:style-name="gr8" draw:text-style-name="P1" draw:layer="layout" svg:width="0.174cm" svg:height="0.242cm" svg:x="6.264cm" svg:y="4.834cm" svg:viewBox="0 0 175 243" svg:d="M0 243c0-62 21-130 58-180 35-48 79-71 117-61">
          <text:p/>
        </draw:path>
        <draw:path draw:style-name="gr8" draw:text-style-name="P1" draw:layer="layout" svg:width="0.174cm" svg:height="0.373cm" svg:x="6.33cm" svg:y="4.836cm" svg:viewBox="0 0 175 374" svg:d="M108 0c60 18 84 114 54 217-30 102-102 171-162 154">
          <text:p/>
        </draw:path>
        <draw:path draw:style-name="gr8" draw:text-style-name="P1" draw:layer="layout" svg:width="0.066cm" svg:height="0.13cm" svg:x="6.264cm" svg:y="5.076cm" svg:viewBox="0 0 67 131" svg:d="M67 131c-42-12-67-62-67-131">
          <text:p/>
        </draw:path>
        <draw:path draw:style-name="gr8" draw:text-style-name="P1" draw:layer="layout" svg:width="0.174cm" svg:height="0.242cm" svg:x="6.236cm" svg:y="4.826cm" svg:viewBox="0 0 175 243" svg:d="M0 243c0-62 22-131 57-180 37-48 81-71 118-61">
          <text:p/>
        </draw:path>
        <draw:path draw:style-name="gr8" draw:text-style-name="P1" draw:layer="layout" svg:width="0.068cm" svg:height="0.13cm" svg:x="6.236cm" svg:y="5.068cm" svg:viewBox="0 0 69 131" svg:d="M69 131c-42-12-69-62-69-131">
          <text:p/>
        </draw:path>
        <draw:path draw:style-name="gr8" draw:text-style-name="P1" draw:layer="layout" svg:width="0.159cm" svg:height="0.22cm" svg:x="6.154cm" svg:y="4.816cm" svg:viewBox="0 0 160 221" svg:d="M0 221c0-57 20-119 52-163 32-45 74-66 108-56">
          <text:p/>
        </draw:path>
        <draw:path draw:style-name="gr8" draw:text-style-name="P1" draw:layer="layout" svg:width="0.061cm" svg:height="0.118cm" svg:x="6.154cm" svg:y="5.036cm" svg:viewBox="0 0 62 119" svg:d="M62 119c-38-11-62-57-62-119">
          <text:p/>
        </draw:path>
        <draw:path draw:style-name="gr8" draw:text-style-name="P1" draw:layer="layout" svg:width="0.164cm" svg:height="0.228cm" svg:x="6.145cm" svg:y="4.808cm" svg:viewBox="0 0 165 229" svg:d="M0 229c0-58 21-122 55-169 33-46 75-68 110-58">
          <text:p/>
        </draw:path>
        <draw:path draw:style-name="gr8" draw:text-style-name="P1" draw:layer="layout" svg:width="0.025cm" svg:height="0.015cm" svg:x="6.309cm" svg:y="4.81cm" svg:viewBox="0 0 26 16" svg:d="M0 0c10 3 19 8 26 16">
          <text:p/>
        </draw:path>
        <draw:path draw:style-name="gr8" draw:text-style-name="P1" draw:layer="layout" svg:width="0.03cm" svg:height="0.002cm" svg:x="6.207cm" svg:y="5.159cm" svg:viewBox="0 0 31 3" svg:d="M31 1c-11 3-21 3-31-1">
          <text:p/>
        </draw:path>
        <draw:path draw:style-name="gr8" draw:text-style-name="P1" draw:layer="layout" svg:width="0.062cm" svg:height="0.123cm" svg:x="6.145cm" svg:y="5.036cm" svg:viewBox="0 0 63 124" svg:d="M63 124c-38-11-63-59-63-124">
          <text:p/>
        </draw:path>
        <draw:path draw:style-name="gr8" draw:text-style-name="P1" draw:layer="layout" svg:width="0.165cm" svg:height="0.228cm" svg:x="6.117cm" svg:y="4.8cm" svg:viewBox="0 0 166 229" svg:d="M0 229c0-58 21-122 55-169 34-46 75-68 111-58">
          <text:p/>
        </draw:path>
        <draw:path draw:style-name="gr8" draw:text-style-name="P1" draw:layer="layout" svg:width="0.063cm" svg:height="0.123cm" svg:x="6.117cm" svg:y="5.028cm" svg:viewBox="0 0 64 124" svg:d="M64 124c-39-11-64-59-64-124">
          <text:p/>
        </draw:path>
        <draw:line draw:style-name="gr8" draw:text-style-name="P1" draw:layer="layout" svg:x1="5.736cm" svg:y1="3.313cm" svg:x2="5.544cm" svg:y2="3.257cm">
          <text:p/>
        </draw:line>
        <draw:line draw:style-name="gr8" draw:text-style-name="P1" draw:layer="layout" svg:x1="5.589cm" svg:y1="7.962cm" svg:x2="4.208cm" svg:y2="7.559cm">
          <text:p/>
        </draw:line>
        <draw:line draw:style-name="gr8" draw:text-style-name="P1" draw:layer="layout" svg:x1="4.989cm" svg:y1="6.941cm" svg:x2="4.726cm" svg:y2="7.061cm">
          <text:p/>
        </draw:line>
        <draw:line draw:style-name="gr8" draw:text-style-name="P1" draw:layer="layout" svg:x1="3.678cm" svg:y1="7.537cm" svg:x2="3.546cm" svg:y2="7.597cm">
          <text:p/>
        </draw:line>
        <draw:line draw:style-name="gr8" draw:text-style-name="P1" draw:layer="layout" svg:x1="3.902cm" svg:y1="7.224cm" svg:x2="4.647cm" svg:y2="6.885cm">
          <text:p/>
        </draw:line>
        <draw:line draw:style-name="gr8" draw:text-style-name="P1" draw:layer="layout" svg:x1="5.248cm" svg:y1="4.395cm" svg:x2="5.546cm" svg:y2="4.482cm">
          <text:p/>
        </draw:line>
        <draw:line draw:style-name="gr8" draw:text-style-name="P1" draw:layer="layout" svg:x1="6.069cm" svg:y1="6.434cm" svg:x2="6.041cm" svg:y2="6.425cm">
          <text:p/>
        </draw:line>
        <draw:line draw:style-name="gr8" draw:text-style-name="P1" draw:layer="layout" svg:x1="6.176cm" svg:y1="6.065cm" svg:x2="6.148cm" svg:y2="6.056cm">
          <text:p/>
        </draw:line>
        <draw:line draw:style-name="gr8" draw:text-style-name="P1" draw:layer="layout" svg:x1="6.002cm" svg:y1="6.396cm" svg:x2="5.953cm" svg:y2="6.381cm">
          <text:p/>
        </draw:line>
        <draw:line draw:style-name="gr8" draw:text-style-name="P1" draw:layer="layout" svg:x1="6.099cm" svg:y1="6.06cm" svg:x2="6.05cm" svg:y2="6.045cm">
          <text:p/>
        </draw:line>
        <draw:line draw:style-name="gr8" draw:text-style-name="P1" draw:layer="layout" svg:x1="5.946cm" svg:y1="6.387cm" svg:x2="5.918cm" svg:y2="6.378cm">
          <text:p/>
        </draw:line>
        <draw:line draw:style-name="gr8" draw:text-style-name="P1" draw:layer="layout" svg:x1="6.048cm" svg:y1="6.04cm" svg:x2="6.019cm" svg:y2="6.03cm">
          <text:p/>
        </draw:line>
        <draw:line draw:style-name="gr8" draw:text-style-name="P1" draw:layer="layout" svg:x1="8.188cm" svg:y1="5.424cm" svg:x2="8.159cm" svg:y2="5.415cm">
          <text:p/>
        </draw:line>
        <draw:line draw:style-name="gr8" draw:text-style-name="P1" draw:layer="layout" svg:x1="8.295cm" svg:y1="5.054cm" svg:x2="8.267cm" svg:y2="5.045cm">
          <text:p/>
        </draw:line>
        <draw:line draw:style-name="gr8" draw:text-style-name="P1" draw:layer="layout" svg:x1="8.12cm" svg:y1="5.386cm" svg:x2="8.071cm" svg:y2="5.371cm">
          <text:p/>
        </draw:line>
        <draw:line draw:style-name="gr8" draw:text-style-name="P1" draw:layer="layout" svg:x1="8.218cm" svg:y1="5.05cm" svg:x2="8.169cm" svg:y2="5.035cm">
          <text:p/>
        </draw:line>
        <draw:line draw:style-name="gr8" draw:text-style-name="P1" draw:layer="layout" svg:x1="8.065cm" svg:y1="5.377cm" svg:x2="8.037cm" svg:y2="5.368cm">
          <text:p/>
        </draw:line>
        <draw:line draw:style-name="gr8" draw:text-style-name="P1" draw:layer="layout" svg:x1="8.167cm" svg:y1="5.028cm" svg:x2="8.138cm" svg:y2="5.019cm">
          <text:p/>
        </draw:line>
        <draw:line draw:style-name="gr8" draw:text-style-name="P1" draw:layer="layout" svg:x1="6.331cm" svg:y1="4.685cm" svg:x2="6.303cm" svg:y2="4.677cm">
          <text:p/>
        </draw:line>
        <draw:line draw:style-name="gr8" draw:text-style-name="P1" draw:layer="layout" svg:x1="6.439cm" svg:y1="4.316cm" svg:x2="6.41cm" svg:y2="4.307cm">
          <text:p/>
        </draw:line>
        <draw:line draw:style-name="gr8" draw:text-style-name="P1" draw:layer="layout" svg:x1="6.264cm" svg:y1="4.648cm" svg:x2="6.215cm" svg:y2="4.633cm">
          <text:p/>
        </draw:line>
        <draw:line draw:style-name="gr8" draw:text-style-name="P1" draw:layer="layout" svg:x1="6.362cm" svg:y1="4.312cm" svg:x2="6.313cm" svg:y2="4.297cm">
          <text:p/>
        </draw:line>
        <draw:line draw:style-name="gr8" draw:text-style-name="P1" draw:layer="layout" svg:x1="6.208cm" svg:y1="4.64cm" svg:x2="6.18cm" svg:y2="4.63cm">
          <text:p/>
        </draw:line>
        <draw:line draw:style-name="gr8" draw:text-style-name="P1" draw:layer="layout" svg:x1="6.31cm" svg:y1="4.29cm" svg:x2="6.282cm" svg:y2="4.281cm">
          <text:p/>
        </draw:line>
        <draw:line draw:style-name="gr8" draw:text-style-name="P1" draw:layer="layout" svg:x1="7.862cm" svg:y1="7.377cm" svg:x2="7.834cm" svg:y2="7.368cm">
          <text:p/>
        </draw:line>
        <draw:line draw:style-name="gr8" draw:text-style-name="P1" draw:layer="layout" svg:x1="7.97cm" svg:y1="7.008cm" svg:x2="7.941cm" svg:y2="6.999cm">
          <text:p/>
        </draw:line>
        <draw:line draw:style-name="gr8" draw:text-style-name="P1" draw:layer="layout" svg:x1="7.795cm" svg:y1="7.339cm" svg:x2="7.746cm" svg:y2="7.324cm">
          <text:p/>
        </draw:line>
        <draw:line draw:style-name="gr8" draw:text-style-name="P1" draw:layer="layout" svg:x1="7.893cm" svg:y1="7.003cm" svg:x2="7.843cm" svg:y2="6.988cm">
          <text:p/>
        </draw:line>
        <draw:line draw:style-name="gr8" draw:text-style-name="P1" draw:layer="layout" svg:x1="7.739cm" svg:y1="7.33cm" svg:x2="7.711cm" svg:y2="7.321cm">
          <text:p/>
        </draw:line>
        <draw:line draw:style-name="gr8" draw:text-style-name="P1" draw:layer="layout" svg:x1="7.841cm" svg:y1="6.981cm" svg:x2="7.813cm" svg:y2="6.973cm">
          <text:p/>
        </draw:line>
        <draw:line draw:style-name="gr8" draw:text-style-name="P1" draw:layer="layout" svg:x1="6.331cm" svg:y1="5.207cm" svg:x2="6.303cm" svg:y2="5.198cm">
          <text:p/>
        </draw:line>
        <draw:line draw:style-name="gr8" draw:text-style-name="P1" draw:layer="layout" svg:x1="6.439cm" svg:y1="4.837cm" svg:x2="6.41cm" svg:y2="4.828cm">
          <text:p/>
        </draw:line>
        <draw:line draw:style-name="gr8" draw:text-style-name="P1" draw:layer="layout" svg:x1="6.264cm" svg:y1="5.17cm" svg:x2="6.215cm" svg:y2="5.154cm">
          <text:p/>
        </draw:line>
        <draw:line draw:style-name="gr8" draw:text-style-name="P1" draw:layer="layout" svg:x1="6.362cm" svg:y1="4.833cm" svg:x2="6.313cm" svg:y2="4.818cm">
          <text:p/>
        </draw:line>
        <draw:line draw:style-name="gr8" draw:text-style-name="P1" draw:layer="layout" svg:x1="6.208cm" svg:y1="5.16cm" svg:x2="6.18cm" svg:y2="5.151cm">
          <text:p/>
        </draw:line>
        <draw:line draw:style-name="gr8" draw:text-style-name="P1" draw:layer="layout" svg:x1="6.31cm" svg:y1="4.811cm" svg:x2="6.282cm" svg:y2="4.802cm">
          <text:p/>
        </draw:line>
        <draw:path draw:style-name="gr6" draw:text-style-name="P3" draw:layer="layout" svg:width="6.877cm" svg:height="5.353cm" svg:x="12.87cm" svg:y="2.008cm" svg:viewBox="0 0 6878 5354" svg:d="M6091 35h19 31 26 21 16 9 3 662v437h-1059-215l-358 475v856h-62l-117 149h-854v3402h-304-2969-841-99v-927h99 322v-4129h-421v-263h419c0 0 15 0 41 0h18 5c5 0 10 0 16 0 7 0 14 0 22 0 15 0 30 0 46 0 8 0 16 0 23 0 8 0 15 0 23 0 7 0 14 0 21 0 6 0 12 0 19 0 5 0 10 0 16 0 4 0 8 0 13 0 3 0 6 0 9 0 2 0 4 0 6 0 1 0 2 0 2 0h625 132c0 0 6 0 18 0 11 0 28 0 49 0 10 0 19 0 29 0 11 0 22 0 33 0 12 0 24 0 36 0 25 0 50 0 75 0 13 0 26 0 38 0s25 0 37 0c11 0 22 0 34 0 10 0 20 0 30 0 9 0 18 0 26 0s15 0 22 0c5 0 10 0 15 0 3 0 7 0 10 0 1 0 2 0 3 0h547c0 0 6 0 17 0 12 0 29 0 50 0h122 147 41c-26 0-41 0-41 0 0 0 15 0 41 0 6 0 12 0 18 0 7 0 14 0 20 0 8 0 15 0 22 0 16 0 31 0 47 0 8 0 16 0 23 0 8 0 15 0 23 0 7 0 14 0 21 0 6 0 12 0 18 0s11 0 17 0c4 0 8 0 13 0 3 0 6 0 9 0 2 0 4 0 6 0 1 0 1 0 2 0h414v263h-841v-263h147 41c6 0 12 0 18 0 7 0 14 0 20 0 8 0 15 0 22 0 16 0 31 0 47 0 8 0 16 0 23 0 8 0 15 0 23 0 7 0 14 0 21 0 6 0 12 0 18 0s11 0 17 0c4 0 8 0 13 0 3 0 6 0 9 0 2 0 4 0 6 0 1 0 1 0 2 0h414 470v245h96 5 14 10v-280c2 0 3 0 5 0 4 0 9 0 13 0 7 0 15 0 22 0 10 0 20 0 30 0 12 0 25 0 37 0 14 0 29 0 43 0 16 0 32 0 48 0 17 0 34 0 52 0 36 0 72 0 107 0 18 0 36 0 53 0s34 0 51 0c15 0 31 0 46 0 14 0 27 0 41 0h1188 22 23 227z">
          <text:p/>
        </draw:path>
        <draw:polygon draw:style-name="gr7" draw:text-style-name="P1" draw:layer="layout" svg:width="0cm" svg:height="0cm" svg:x="16.309cm" svg:y="4.685cm" svg:viewBox="0 0 0 0" draw:points="0,0">
          <text:p/>
        </draw:polygon>
        <draw:path draw:style-name="gr6" draw:text-style-name="P3" draw:layer="layout" svg:width="3.488cm" svg:height="5.318cm" svg:x="13.291cm" svg:y="2.043cm" svg:viewBox="0 0 3489 5319" svg:d="M3489 263v5056h-2970v-927h-519v-4129h62 216 625v-263h132 67c10 0 19 0 29 0 11 0 22 0 33 0 12 0 24 0 36 0 25 0 50 0 75 0 13 0 26 0 38 0s25 0 37 0c11 0 22 0 34 0 10 0 20 0 30 0 9 0 18 0 26 0s15 0 22 0c5 0 10 0 15 0 3 0 7 0 10 0 1 0 2 0 3 0h547 67 122v263h842z">
          <text:p/>
        </draw:path>
        <draw:polygon draw:style-name="gr7" draw:text-style-name="P1" draw:layer="layout" svg:width="0cm" svg:height="0cm" svg:x="16.309cm" svg:y="4.685cm" svg:viewBox="0 0 0 0" draw:points="0,0">
          <text:p/>
        </draw:polygon>
        <draw:path draw:style-name="gr6" draw:text-style-name="P3" draw:layer="layout" svg:width="3.389cm" svg:height="5.318cm" svg:x="16.358cm" svg:y="2.043cm" svg:viewBox="0 0 3390 5319" svg:d="M1604 0h273 66 330c1 0 2 0 3 0s2 0 2 0c2 0 6 0 8 0 10 0 25 0 45 0h9 11 18 7 227 19 31 26 21 16 9 3 662v437h-1059-216-358v475 856h-62l-117 149h-853v3402h-304v-5056h-421v-263h470v245h96 29 547 21 322 119c-3 0-6 0-9 0s-7 0-10 0c-4 0-7 0-11 0-15 0-32 0-46 0-4 0-7 0-11 0-3 0-6 0-9 0s-5 0-8 0c-2 0-4 0-7 0-1 0-3 0-4 0s-2 0-3 0-1 0-1 0v-245h1c1 0 2 0 3 0s3 0 4 0c3 0 5 0 7 0 3 0 5 0 8 0s6 0 9 0c4 0 7 0 11 0 14 0 31 0 46 0 4 0 7 0 11 0 3 0 7 0 10 0s6 0 9 0z">
          <text:p/>
        </draw:path>
        <draw:polygon draw:style-name="gr7" draw:text-style-name="P1" draw:layer="layout" svg:width="0cm" svg:height="0cm" svg:x="16.309cm" svg:y="4.685cm" svg:viewBox="0 0 0 0" draw:points="0,0">
          <text:p/>
        </draw:polygon>
        <draw:polygon draw:style-name="gr6" draw:text-style-name="P3" draw:layer="layout" svg:width="0.841cm" svg:height="0.927cm" svg:x="12.969cm" svg:y="6.434cm" svg:viewBox="0 0 842 928" draw:points="0,0 323,0 842,0 842,928 0,928">
          <text:p/>
        </draw:polygon>
        <draw:polygon draw:style-name="gr7" draw:text-style-name="P1" draw:layer="layout" svg:width="0cm" svg:height="0cm" svg:x="16.309cm" svg:y="4.685cm" svg:viewBox="0 0 0 0" draw:points="0,0">
          <text:p/>
        </draw:polygon>
        <draw:path draw:style-name="gr6" draw:text-style-name="P3" draw:layer="layout" svg:width="0.782cm" svg:height="1.105cm" svg:x="17.186cm" svg:y="2.619cm" svg:viewBox="0 0 783 1106" svg:d="M392 1106c216 0 391-247 391-553 0-305-175-553-391-553-14 0-26 0-38 2-13 2-25 4-38 8-183 50-316 279-316 543 0 265 133 493 316 543 13 3 25 6 38 8 12 1 24 2 38 2z">
          <text:p/>
        </draw:path>
        <draw:polygon draw:style-name="gr7" draw:text-style-name="P1" draw:layer="layout" svg:width="0cm" svg:height="0cm" svg:x="16.309cm" svg:y="4.685cm" svg:viewBox="0 0 0 0" draw:points="0,0">
          <text:p/>
        </draw:polygon>
        <draw:path draw:style-name="gr6" draw:text-style-name="P3" draw:layer="layout" svg:width="0.633cm" svg:height="1.085cm" svg:x="17.186cm" svg:y="2.629cm" svg:viewBox="0 0 634 1086" svg:d="M317 1086c184-50 317-278 317-543 0-264-133-493-317-543-184 50-317 279-317 543 0 265 133 493 317 543z">
          <text:p/>
        </draw:path>
        <draw:polygon draw:style-name="gr7" draw:text-style-name="P1" draw:layer="layout" svg:width="0cm" svg:height="0cm" svg:x="16.309cm" svg:y="4.685cm" svg:viewBox="0 0 0 0" draw:points="0,0">
          <text:p/>
        </draw:polygon>
        <draw:path draw:style-name="gr6" draw:text-style-name="P3" draw:layer="layout" svg:width="0.965cm" svg:height="0.559cm" svg:x="14.561cm" svg:y="2.892cm" svg:viewBox="0 0 966 560" svg:d="M768 560c66 0 127-46 164-122 45-95 45-220 0-316-37-77-98-122-164-122h-371-199c-109 0-198 125-198 280s89 280 198 280h199z">
          <text:p/>
        </draw:path>
        <draw:polygon draw:style-name="gr7" draw:text-style-name="P1" draw:layer="layout" svg:width="0cm" svg:height="0cm" svg:x="16.309cm" svg:y="4.685cm" svg:viewBox="0 0 0 0" draw:points="0,0">
          <text:p/>
        </draw:polygon>
        <draw:path draw:style-name="gr6" draw:text-style-name="P3" draw:layer="layout" svg:width="0.733cm" svg:height="0.559cm" svg:x="14.759cm" svg:y="2.892cm" svg:viewBox="0 0 734 560" svg:d="M734 122c-49 21-82 86-82 158 0 73 33 136 82 158-37 76-98 122-164 122h-372c-109 0-198-125-198-280s89-280 198-280h372c66 0 127 45 164 122z">
          <text:p/>
        </draw:path>
        <draw:polygon draw:style-name="gr7" draw:text-style-name="P1" draw:layer="layout" svg:width="0cm" svg:height="0cm" svg:x="16.309cm" svg:y="4.685cm" svg:viewBox="0 0 0 0" draw:points="0,0">
          <text:p/>
        </draw:polygon>
        <draw:path draw:style-name="gr6" draw:text-style-name="P3" draw:layer="layout" svg:width="0.347cm" svg:height="0.49cm" svg:x="15.611cm" svg:y="4.312cm" svg:viewBox="0 0 348 491" svg:d="M249 386c54 0 99-64 99-141 0-135-78-245-173-245-97 0-175 110-175 245 0 136 78 246 175 246 95 0 173-110 173-246 0-77-45-140-99-140-55 0-99 63-99 140s44 141 99 141c54 0 99-64 99-141 0-135-78-245-173-245-97 0-175 110-175 245 0 136 78 246 175 246 95 0 173-110 173-246 0-77-45-140-99-140-55 0-99 63-99 140s44 141 99 141z">
          <text:p/>
        </draw:path>
        <draw:polygon draw:style-name="gr7" draw:text-style-name="P1" draw:layer="layout" svg:width="0cm" svg:height="0cm" svg:x="16.309cm" svg:y="4.685cm" svg:viewBox="0 0 0 0" draw:points="0,0">
          <text:p/>
        </draw:polygon>
        <draw:path draw:style-name="gr6" draw:text-style-name="P3" draw:layer="layout" svg:width="0.347cm" svg:height="0.49cm" svg:x="14.127cm" svg:y="4.312cm" svg:viewBox="0 0 348 491" svg:d="M249 386c54 0 99-64 99-141 0-135-78-245-175-245-95 0-173 110-173 245 0 136 78 246 173 246 97 0 175-110 175-246 0-135-78-245-175-245-95 0-173 110-173 245 0 136 78 246 173 246 97 0 175-110 175-246 0-77-45-140-99-140-56 0-100 63-100 140s44 141 100 141c54 0 99-64 99-141s-45-140-99-140c-56 0-100 63-100 140s44 141 100 141z">
          <text:p/>
        </draw:path>
        <draw:polygon draw:style-name="gr7" draw:text-style-name="P1" draw:layer="layout" svg:width="0cm" svg:height="0cm" svg:x="16.309cm" svg:y="4.685cm" svg:viewBox="0 0 0 0" draw:points="0,0">
          <text:p/>
        </draw:polygon>
        <draw:polygon draw:style-name="gr6" draw:text-style-name="P3" draw:layer="layout" svg:width="0.606cm" svg:height="0.748cm" svg:x="14.199cm" svg:y="4.812cm" svg:viewBox="0 0 607 749" draw:points="154,749 607,364 0,389 154,749 458,0 0,389 458,0 607,364">
          <text:p/>
        </draw:polygon>
        <draw:polygon draw:style-name="gr7" draw:text-style-name="P1" draw:layer="layout" svg:width="0cm" svg:height="0cm" svg:x="16.309cm" svg:y="4.685cm" svg:viewBox="0 0 0 0" draw:points="0,0">
          <text:p/>
        </draw:polygon>
        <draw:polygon draw:style-name="gr6" draw:text-style-name="P3" draw:layer="layout" svg:width="0.606cm" svg:height="0.748cm" svg:x="15.19cm" svg:y="4.812cm" svg:viewBox="0 0 607 749" draw:points="454,749 607,389 149,0 0,364">
          <text:p/>
        </draw:polygon>
        <draw:polygon draw:style-name="gr7" draw:text-style-name="P1" draw:layer="layout" svg:width="0cm" svg:height="0cm" svg:x="16.309cm" svg:y="4.685cm" svg:viewBox="0 0 0 0" draw:points="0,0">
          <text:p/>
        </draw:polygon>
        <draw:path draw:style-name="gr6" draw:text-style-name="P3" draw:layer="layout" svg:width="0.841cm" svg:height="0.263cm" svg:x="13.353cm" svg:y="2.043cm" svg:viewBox="0 0 842 264" svg:d="M842 264v-264h-626c0 0-1 0-2 0-2 0-4 0-6 0-3 0-6 0-9 0-5 0-9 0-13 0-6 0-11 0-16 0-7 0-13 0-19 0-7 0-14 0-21 0-8 0-15 0-23 0-7 0-15 0-23 0-16 0-31 0-46 0-8 0-15 0-22 0-6 0-11 0-16 0v264h216z">
          <text:p/>
        </draw:path>
        <draw:polygon draw:style-name="gr7" draw:text-style-name="P1" draw:layer="layout" svg:width="0cm" svg:height="0cm" svg:x="16.309cm" svg:y="4.685cm" svg:viewBox="0 0 0 0" draw:points="0,0">
          <text:p/>
        </draw:polygon>
        <draw:polygon draw:style-name="gr6" draw:text-style-name="P3" draw:layer="layout" svg:width="0.347cm" svg:height="0.63cm" svg:x="14.824cm" svg:y="3.549cm" svg:viewBox="0 0 348 631" draw:points="347,631 348,631 348,0 0,0 0,139 0,491 0,631">
          <text:p/>
        </draw:polygon>
        <draw:polygon draw:style-name="gr7" draw:text-style-name="P1" draw:layer="layout" svg:width="0cm" svg:height="0cm" svg:x="16.309cm" svg:y="4.685cm" svg:viewBox="0 0 0 0" draw:points="0,0">
          <text:p/>
        </draw:polygon>
        <draw:path draw:style-name="gr6" draw:text-style-name="P3" draw:layer="layout" svg:width="0.403cm" svg:height="0.385cm" svg:x="13.906cm" svg:y="2.979cm" svg:viewBox="0 0 404 386" svg:d="M247 14l27-3c71 0 130 81 130 181 0 102-59 183-130 183l-27-3 2 3c-11 0-22-2-33-6-17 11-36 17-56 17h-24c-76 0-136-86-136-194 0-106 60-192 136-192h24c20 0 39 6 57 17l30-3-3 3c69 0 125 79 125 175 0 98-56 176-125 176l-27 1 30 3-30-4c0 1-1 1-1 1-17 11-36 17-56 17h-24c-76 0-136-86-136-194 0-106 60-192 136-192 75 0 136 86 136 192 0 108-61 194-136 194 75 0 136-86 136-194 0-106-61-192-136-192h24c20 0 39 6 57 17 48 32 79 100 79 175 0 76-31 145-79 176 0 1-1 1-1 1 11 4 22 6 33 6 71 0 130-81 130-183 0-100-59-181-130-181z">
          <text:p/>
        </draw:path>
        <draw:polygon draw:style-name="gr7" draw:text-style-name="P1" draw:layer="layout" svg:width="0cm" svg:height="0cm" svg:x="16.309cm" svg:y="4.685cm" svg:viewBox="0 0 0 0" draw:points="0,0">
          <text:p/>
        </draw:polygon>
        <draw:path draw:style-name="gr6" draw:text-style-name="P3" draw:layer="layout" svg:width="0.547cm" svg:height="0.28cm" svg:x="16.953cm" svg:y="2.008cm" svg:viewBox="0 0 548 281" svg:d="M0 281h548v-281c-14 0-27 0-41 0-15 0-31 0-46 0-17 0-34 0-51 0s-35 0-53 0c-35 0-71 0-108 0-17 0-34 0-51 0-16 0-32 0-48 0-14 0-29 0-43 0-12 0-25 0-37 0-10 0-20 0-30 0-7 0-15 0-22 0-4 0-9 0-13 0-2 0-3 0-5 0z">
          <text:p/>
        </draw:path>
        <draw:polygon draw:style-name="gr7" draw:text-style-name="P1" draw:layer="layout" svg:width="0cm" svg:height="0cm" svg:x="16.309cm" svg:y="4.685cm" svg:viewBox="0 0 0 0" draw:points="0,0">
          <text:p/>
        </draw:polygon>
        <draw:path draw:style-name="gr6" draw:text-style-name="P3" draw:layer="layout" svg:width="0.403cm" svg:height="0.385cm" svg:x="13.337cm" svg:y="2.979cm" svg:viewBox="0 0 404 386" svg:d="M248 14l27-3c71 0 129 81 129 181 0 102-58 183-129 183l-27-3 2 3c-11 0-22-2-33-6-17 11-36 17-56 17 20 0 39-6 56-17 1 0 1 0 1-1v1l30 3-3-355c69 0 124 79 124 175 0 98-55 176-124 176l-27-351 30-3-87-14c20 0 39 6 57 17l-81-17h24-24c75 0 136 86 136 192 0 108-61 194-136 194h24-24c-77 0-137-86-137-194 0-106 60-192 137-192 75 0 136 86 136 192 0 108-61 194-136 194-77 0-137-86-137-194 0-106 60-192 137-192h24c20 0 39 6 57 17 48 32 79 100 79 175 0 76-31 145-79 176 0 1 0 1-1 1 11 4 22 6 33 6 71 0 129-81 129-183 0-100-58-181-129-181z">
          <text:p/>
        </draw:path>
        <draw:polygon draw:style-name="gr7" draw:text-style-name="P1" draw:layer="layout" svg:width="0cm" svg:height="0cm" svg:x="16.309cm" svg:y="4.685cm" svg:viewBox="0 0 0 0" draw:points="0,0">
          <text:p/>
        </draw:polygon>
        <draw:path draw:style-name="gr6" draw:text-style-name="P3" draw:layer="layout" svg:width="0.483cm" svg:height="0.263cm" svg:x="12.87cm" svg:y="2.043cm" svg:viewBox="0 0 484 264" svg:d="M484 264v-264h-5-18c-26 0-41 0-41 0h-420v264h422z">
          <text:p/>
        </draw:path>
        <draw:polygon draw:style-name="gr7" draw:text-style-name="P1" draw:layer="layout" svg:width="0cm" svg:height="0cm" svg:x="16.309cm" svg:y="4.685cm" svg:viewBox="0 0 0 0" draw:points="0,0">
          <text:p/>
        </draw:polygon>
        <draw:path draw:style-name="gr6" draw:text-style-name="P3" draw:layer="layout" svg:width="1.19cm" svg:height="0.28cm" svg:x="17.5cm" svg:y="2.008cm" svg:viewBox="0 0 1191 281" svg:d="M1132 35c1 0 2 0 3 0s2 0 2 0c2 0 5 0 7 0 10 0 25 0 45 0h-388 331-397 66-339 273-273c-3 0-6 0-9 0s-7 0-10 0c-4 0-7 0-11 0-15 0-32 0-46 0-4 0-7 0-11 0-3 0-6 0-9 0s-5 0-8 0c-2 0-4 0-7 0-1 0-3 0-4 0s-2 0-3 0-1 0-1 0v246h-322-21v-281h1189l2 35z">
          <text:p/>
        </draw:path>
        <draw:polygon draw:style-name="gr7" draw:text-style-name="P1" draw:layer="layout" svg:width="0cm" svg:height="0cm" svg:x="16.309cm" svg:y="4.685cm" svg:viewBox="0 0 0 0" draw:points="0,0">
          <text:p/>
        </draw:polygon>
        <draw:path draw:style-name="gr6" draw:text-style-name="P3" draw:layer="layout" svg:width="0.331cm" svg:height="0.469cm" svg:x="15.619cm" svg:y="6.85cm" svg:viewBox="0 0 332 470" svg:d="M167 0c91 0 165 105 165 234 0 130-74 236-165 236-93 0-167-106-167-236 0-129 74-234 167-234z">
          <text:p/>
        </draw:path>
        <draw:polygon draw:style-name="gr7" draw:text-style-name="P1" draw:layer="layout" svg:width="0cm" svg:height="0cm" svg:x="16.309cm" svg:y="4.685cm" svg:viewBox="0 0 0 0" draw:points="0,0">
          <text:p/>
        </draw:polygon>
        <draw:polygon draw:style-name="gr7" draw:text-style-name="P1" draw:layer="layout" svg:width="0cm" svg:height="0cm" svg:x="16.309cm" svg:y="4.685cm" svg:viewBox="0 0 0 0" draw:points="0,0">
          <text:p/>
        </draw:polygon>
        <draw:path draw:style-name="gr6" draw:text-style-name="P3" draw:layer="layout" svg:width="0.396cm" svg:height="0.559cm" svg:x="14.561cm" svg:y="2.892cm" svg:viewBox="0 0 397 560" svg:d="M198 0h199c-109 0-199 125-199 280s90 280 199 280h-199c-109 0-198-125-198-280s89-280 198-280z">
          <text:p/>
        </draw:path>
        <draw:polygon draw:style-name="gr7" draw:text-style-name="P1" draw:layer="layout" svg:width="0cm" svg:height="0cm" svg:x="16.309cm" svg:y="4.685cm" svg:viewBox="0 0 0 0" draw:points="0,0">
          <text:p/>
        </draw:polygon>
        <draw:polygon draw:style-name="gr6" draw:text-style-name="P3" draw:layer="layout" svg:width="0.197cm" svg:height="0.63cm" svg:x="14.973cm" svg:y="3.549cm" svg:viewBox="0 0 198 631" draw:points="198,631 198,0 0,139 0,491">
          <text:p/>
        </draw:polygon>
        <draw:polygon draw:style-name="gr7" draw:text-style-name="P1" draw:layer="layout" svg:width="0cm" svg:height="0cm" svg:x="16.309cm" svg:y="4.685cm" svg:viewBox="0 0 0 0" draw:points="0,0">
          <text:p/>
        </draw:polygon>
        <draw:polygon draw:style-name="gr6" draw:text-style-name="P3" draw:layer="layout" svg:width="0.099cm" svg:height="0.927cm" svg:x="12.87cm" svg:y="6.434cm" svg:viewBox="0 0 100 928" draw:points="100,0 100,928 0,928 0,0">
          <text:p/>
        </draw:polygon>
        <draw:polygon draw:style-name="gr7" draw:text-style-name="P1" draw:layer="layout" svg:width="0cm" svg:height="0cm" svg:x="16.309cm" svg:y="4.685cm" svg:viewBox="0 0 0 0" draw:points="0,0">
          <text:p/>
        </draw:polygon>
        <draw:polygon draw:style-name="gr6" draw:text-style-name="P3" draw:layer="layout" svg:width="0.521cm" svg:height="0.436cm" svg:x="15.275cm" svg:y="4.812cm" svg:viewBox="0 0 522 437" draw:points="522,389 288,437 0,192 64,0">
          <text:p/>
        </draw:polygon>
        <draw:polygon draw:style-name="gr7" draw:text-style-name="P1" draw:layer="layout" svg:width="0cm" svg:height="0cm" svg:x="16.309cm" svg:y="4.685cm" svg:viewBox="0 0 0 0" draw:points="0,0">
          <text:p/>
        </draw:polygon>
        <draw:polygon draw:style-name="gr6" draw:text-style-name="P3" draw:layer="layout" svg:width="0.517cm" svg:height="0.433cm" svg:x="14.287cm" svg:y="5.127cm" svg:viewBox="0 0 518 434" draw:points="64,434 518,48 285,0 0,242">
          <text:p/>
        </draw:polygon>
        <draw:polygon draw:style-name="gr7" draw:text-style-name="P1" draw:layer="layout" svg:width="0cm" svg:height="0cm" svg:x="16.309cm" svg:y="4.685cm" svg:viewBox="0 0 0 0" draw:points="0,0">
          <text:p/>
        </draw:polygon>
        <draw:polygon draw:style-name="gr6" draw:text-style-name="P3" draw:layer="layout" svg:width="0.358cm" svg:height="0.474cm" svg:x="18.115cm" svg:y="2.48cm" svg:viewBox="0 0 359 475" draw:points="359,0 0,475 0,0">
          <text:p/>
        </draw:polygon>
        <draw:polygon draw:style-name="gr7" draw:text-style-name="P1" draw:layer="layout" svg:width="0cm" svg:height="0cm" svg:x="16.309cm" svg:y="4.685cm" svg:viewBox="0 0 0 0" draw:points="0,0">
          <text:p/>
        </draw:polygon>
        <draw:path draw:style-name="gr6" draw:text-style-name="P3" draw:layer="layout" svg:width="0.428cm" svg:height="1.105cm" svg:x="17.54cm" svg:y="2.619cm" svg:viewBox="0 0 429 1106" svg:d="M0 1104c48-7 96-26 139-58 133-94 215-284 215-493 0-208-82-398-215-494-43-31-91-50-139-57 12-2 24-2 37-2 217 0 392 248 392 553 0 306-175 553-392 553-13 0-25-1-37-2z">
          <text:p/>
        </draw:path>
        <draw:polygon draw:style-name="gr7" draw:text-style-name="P1" draw:layer="layout" svg:width="0cm" svg:height="0cm" svg:x="16.309cm" svg:y="4.685cm" svg:viewBox="0 0 0 0" draw:points="0,0">
          <text:p/>
        </draw:polygon>
        <draw:path draw:style-name="gr6" draw:text-style-name="P3" draw:layer="layout" svg:width="0.367cm" svg:height="1.101cm" svg:x="17.502cm" svg:y="2.621cm" svg:viewBox="0 0 368 1102" svg:d="M0 1094c13 3 25 6 38 8 48-7 96-26 139-58 119-108 191-294 191-493s-72-384-191-494c-43-31-91-50-139-57-13 2-25 4-38 8 184 50 318 279 318 543 0 265-134 493-318 543z">
          <text:p/>
        </draw:path>
        <draw:polygon draw:style-name="gr7" draw:text-style-name="P1" draw:layer="layout" svg:width="0cm" svg:height="0cm" svg:x="16.309cm" svg:y="4.685cm" svg:viewBox="0 0 0 0" draw:points="0,0">
          <text:p/>
        </draw:polygon>
        <draw:path draw:style-name="gr6" draw:text-style-name="P3" draw:layer="layout" svg:width="0.233cm" svg:height="0.329cm" svg:x="14.841cm" svg:y="3.007cm" svg:viewBox="0 0 234 330" svg:d="M223 233c14-43 14-92 0-136-19-59-60-97-107-97-64 0-116 74-116 165s52 165 116 165c47 0 88-38 107-97z">
          <text:p/>
        </draw:path>
        <draw:polygon draw:style-name="gr7" draw:text-style-name="P1" draw:layer="layout" svg:width="0cm" svg:height="0cm" svg:x="16.309cm" svg:y="4.685cm" svg:viewBox="0 0 0 0" draw:points="0,0">
          <text:p/>
        </draw:polygon>
        <draw:path draw:style-name="gr6" draw:text-style-name="P3" draw:layer="layout" svg:width="0.233cm" svg:height="0.329cm" svg:x="14.184cm" svg:y="6.92cm" svg:viewBox="0 0 234 330" svg:d="M117 0c-65 0-117 74-117 165s52 165 117 165 117-74 117-165-52-165-117-165z">
          <text:p/>
        </draw:path>
        <draw:polygon draw:style-name="gr7" draw:text-style-name="P1" draw:layer="layout" svg:width="0cm" svg:height="0cm" svg:x="16.309cm" svg:y="4.685cm" svg:viewBox="0 0 0 0" draw:points="0,0">
          <text:p/>
        </draw:polygon>
        <draw:path draw:style-name="gr6" draw:text-style-name="P3" draw:layer="layout" svg:width="0.232cm" svg:height="0.329cm" svg:x="16.411cm" svg:y="4.812cm" svg:viewBox="0 0 233 330" svg:d="M116 0c-64 0-116 74-116 165 0 90 52 165 116 165 65 0 117-75 117-165 0-91-52-165-117-165z">
          <text:p/>
        </draw:path>
        <draw:polygon draw:style-name="gr7" draw:text-style-name="P1" draw:layer="layout" svg:width="0cm" svg:height="0cm" svg:x="16.309cm" svg:y="4.685cm" svg:viewBox="0 0 0 0" draw:points="0,0">
          <text:p/>
        </draw:polygon>
        <draw:path draw:style-name="gr6" draw:text-style-name="P3" draw:layer="layout" svg:width="0.232cm" svg:height="0.329cm" svg:x="13.442cm" svg:y="4.812cm" svg:viewBox="0 0 233 330" svg:d="M116 0c-64 0-116 74-116 165 0 90 52 165 116 165 65 0 117-75 117-165 0-91-52-165-117-165z">
          <text:p/>
        </draw:path>
        <draw:polygon draw:style-name="gr7" draw:text-style-name="P1" draw:layer="layout" svg:width="0cm" svg:height="0cm" svg:x="16.309cm" svg:y="4.685cm" svg:viewBox="0 0 0 0" draw:points="0,0">
          <text:p/>
        </draw:polygon>
        <draw:path draw:style-name="gr6" draw:text-style-name="P3" draw:layer="layout" svg:width="0.233cm" svg:height="0.329cm" svg:x="14.881cm" svg:y="4.539cm" svg:viewBox="0 0 234 330" svg:d="M118 0c-66 0-118 74-118 165 0 92 52 165 118 165 64 0 116-73 116-165 0-91-52-165-116-165z">
          <text:p/>
        </draw:path>
        <draw:polygon draw:style-name="gr7" draw:text-style-name="P1" draw:layer="layout" svg:width="0cm" svg:height="0cm" svg:x="16.309cm" svg:y="4.685cm" svg:viewBox="0 0 0 0" draw:points="0,0">
          <text:p/>
        </draw:polygon>
        <draw:path draw:style-name="gr6" draw:text-style-name="P3" draw:layer="layout" svg:width="0.222cm" svg:height="0.329cm" svg:x="14.841cm" svg:y="3.007cm" svg:viewBox="0 0 223 330" svg:d="M223 233c-6-15-12-34-13-59-1-12 0-22 1-33 3-18 7-32 12-44-19-59-60-97-107-97-64 0-116 74-116 165s52 165 116 165c47 0 88-38 107-97z">
          <text:p/>
        </draw:path>
        <draw:polygon draw:style-name="gr7" draw:text-style-name="P1" draw:layer="layout" svg:width="0cm" svg:height="0cm" svg:x="16.309cm" svg:y="4.685cm" svg:viewBox="0 0 0 0" draw:points="0,0">
          <text:p/>
        </draw:polygon>
        <draw:polygon draw:style-name="gr6" draw:text-style-name="P3" draw:layer="layout" svg:width="0.149cm" svg:height="0.352cm" svg:x="14.824cm" svg:y="3.688cm" svg:viewBox="0 0 150 353" draw:points="150,353 150,0 0,0 0,353">
          <text:p/>
        </draw:polygon>
        <draw:polygon draw:style-name="gr7" draw:text-style-name="P1" draw:layer="layout" svg:width="0cm" svg:height="0cm" svg:x="16.309cm" svg:y="4.685cm" svg:viewBox="0 0 0 0" draw:points="0,0">
          <text:p/>
        </draw:polygon>
        <draw:polygon draw:style-name="gr6" draw:text-style-name="P3" draw:layer="layout" svg:width="0.282cm" svg:height="0.363cm" svg:x="14.522cm" svg:y="4.812cm" svg:viewBox="0 0 283 364" draw:points="135,0 283,364 51,316 0,193">
          <text:p/>
        </draw:polygon>
        <draw:polygon draw:style-name="gr7" draw:text-style-name="P1" draw:layer="layout" svg:width="0cm" svg:height="0cm" svg:x="16.309cm" svg:y="4.685cm" svg:viewBox="0 0 0 0" draw:points="0,0">
          <text:p/>
        </draw:polygon>
        <draw:polygon draw:style-name="gr6" draw:text-style-name="P3" draw:layer="layout" svg:width="0.285cm" svg:height="0.36cm" svg:x="15.511cm" svg:y="5.2cm" svg:viewBox="0 0 286 361" draw:points="133,361 286,0 52,49 0,170">
          <text:p/>
        </draw:polygon>
        <draw:polygon draw:style-name="gr7" draw:text-style-name="P1" draw:layer="layout" svg:width="0cm" svg:height="0cm" svg:x="16.309cm" svg:y="4.685cm" svg:viewBox="0 0 0 0" draw:points="0,0">
          <text:p/>
        </draw:polygon>
        <draw:polygon draw:style-name="gr6" draw:text-style-name="P3" draw:layer="layout" svg:width="0.337cm" svg:height="0.365cm" svg:x="14.235cm" svg:y="5.004cm" svg:viewBox="0 0 338 366" draw:points="288,0 338,123 53,366 0,244">
          <text:p/>
        </draw:polygon>
        <draw:polygon draw:style-name="gr7" draw:text-style-name="P1" draw:layer="layout" svg:width="0cm" svg:height="0cm" svg:x="16.309cm" svg:y="4.685cm" svg:viewBox="0 0 0 0" draw:points="0,0">
          <text:p/>
        </draw:polygon>
        <draw:polygon draw:style-name="gr6" draw:text-style-name="P3" draw:layer="layout" svg:width="0.337cm" svg:height="0.365cm" svg:x="15.225cm" svg:y="5.004cm" svg:viewBox="0 0 338 366" draw:points="0,123 287,366 338,244 50,0">
          <text:p/>
        </draw:polygon>
        <draw:polygon draw:style-name="gr7" draw:text-style-name="P1" draw:layer="layout" svg:width="0cm" svg:height="0cm" svg:x="16.309cm" svg:y="4.685cm" svg:viewBox="0 0 0 0" draw:points="0,0">
          <text:p/>
        </draw:polygon>
        <draw:polygon draw:style-name="gr6" draw:text-style-name="P3" draw:layer="layout" svg:width="0.346cm" svg:height="0.139cm" svg:x="14.824cm" svg:y="4.04cm" svg:viewBox="0 0 347 140" draw:points="347,140 149,0 0,0 0,140">
          <text:p/>
        </draw:polygon>
        <draw:polygon draw:style-name="gr7" draw:text-style-name="P1" draw:layer="layout" svg:width="0cm" svg:height="0cm" svg:x="16.309cm" svg:y="4.685cm" svg:viewBox="0 0 0 0" draw:points="0,0">
          <text:p/>
        </draw:polygon>
        <draw:polygon draw:style-name="gr6" draw:text-style-name="P3" draw:layer="layout" svg:width="0.346cm" svg:height="0.139cm" svg:x="14.824cm" svg:y="3.549cm" svg:viewBox="0 0 347 140" draw:points="347,0 0,0 347,0 149,140 0,140 0,0">
          <text:p/>
        </draw:polygon>
        <draw:polygon draw:style-name="gr7" draw:text-style-name="P1" draw:layer="layout" svg:width="0cm" svg:height="0cm" svg:x="16.309cm" svg:y="4.685cm" svg:viewBox="0 0 0 0" draw:points="0,0">
          <text:p/>
        </draw:polygon>
        <draw:polygon draw:style-name="gr6" draw:text-style-name="P3" draw:layer="layout" svg:width="0.457cm" svg:height="0.436cm" svg:x="14.199cm" svg:y="4.812cm" svg:viewBox="0 0 458 437" draw:points="458,0 324,192 36,437 0,389">
          <text:p/>
        </draw:polygon>
        <draw:polygon draw:style-name="gr7" draw:text-style-name="P1" draw:layer="layout" svg:width="0cm" svg:height="0cm" svg:x="16.309cm" svg:y="4.685cm" svg:viewBox="0 0 0 0" draw:points="0,0">
          <text:p/>
        </draw:polygon>
        <draw:polygon draw:style-name="gr6" draw:text-style-name="P3" draw:layer="layout" svg:width="0.453cm" svg:height="0.433cm" svg:x="15.19cm" svg:y="5.127cm" svg:viewBox="0 0 454 434" draw:points="35,0 0,48 454,434 321,242">
          <text:p/>
        </draw:polygon>
        <draw:polygon draw:style-name="gr7" draw:text-style-name="P1" draw:layer="layout" svg:width="0cm" svg:height="0cm" svg:x="16.309cm" svg:y="4.685cm" svg:viewBox="0 0 0 0" draw:points="0,0">
          <text:p/>
        </draw:polygon>
        <draw:path draw:style-name="gr6" draw:text-style-name="P3" draw:layer="layout" svg:width="0.116cm" svg:height="0.315cm" svg:x="15.41cm" svg:y="3.014cm" svg:viewBox="0 0 117 316" svg:d="M83 0c-50 21-83 85-83 157 0 73 33 137 83 159 45-96 45-221 0-316z">
          <text:p/>
        </draw:path>
        <draw:polygon draw:style-name="gr7" draw:text-style-name="P1" draw:layer="layout" svg:width="0cm" svg:height="0cm" svg:x="16.309cm" svg:y="4.685cm" svg:viewBox="0 0 0 0" draw:points="0,0">
          <text:p/>
        </draw:polygon>
        <draw:path draw:style-name="gr6" draw:text-style-name="P3" draw:layer="layout" svg:width="0.149cm" svg:height="0.21cm" svg:x="13.967cm" svg:y="3.066cm" svg:viewBox="0 0 150 211" svg:d="M85 1c27 5 50 31 60 67 6 24 6 51 0 75-11 42-39 68-69 68-41 0-76-48-76-106s35-105 76-105c3 0 6 1 9 1z">
          <text:p/>
        </draw:path>
        <draw:polygon draw:style-name="gr7" draw:text-style-name="P1" draw:layer="layout" svg:width="0cm" svg:height="0cm" svg:x="16.309cm" svg:y="4.685cm" svg:viewBox="0 0 0 0" draw:points="0,0">
          <text:p/>
        </draw:polygon>
        <draw:path draw:style-name="gr6" draw:text-style-name="P3" draw:layer="layout" svg:width="0.149cm" svg:height="0.21cm" svg:x="13.398cm" svg:y="3.066cm" svg:viewBox="0 0 150 211" svg:d="M84 1c27 5 50 31 61 67 6 24 6 51 0 75-12 42-40 68-70 68-41 0-75-48-75-106s34-105 75-105c3 0 6 1 9 1z">
          <text:p/>
        </draw:path>
        <draw:polygon draw:style-name="gr7" draw:text-style-name="P1" draw:layer="layout" svg:width="0cm" svg:height="0cm" svg:x="16.309cm" svg:y="4.685cm" svg:viewBox="0 0 0 0" draw:points="0,0">
          <text:p/>
        </draw:polygon>
        <draw:path draw:style-name="gr6" draw:text-style-name="P3" draw:layer="layout" svg:width="0.144cm" svg:height="0.21cm" svg:x="13.967cm" svg:y="3.066cm" svg:viewBox="0 0 145 211" svg:d="M145 143c-7-24-7-51 0-75-10-36-34-62-61-67-8 15-14 32-18 50 4-18 10-35 18-50-3 0-6-1-9-1-41 0-75 47-75 105s34 106 75 106c30 0 59-26 70-68z">
          <text:p/>
        </draw:path>
        <draw:polygon draw:style-name="gr7" draw:text-style-name="P1" draw:layer="layout" svg:width="0cm" svg:height="0cm" svg:x="16.309cm" svg:y="4.685cm" svg:viewBox="0 0 0 0" draw:points="0,0">
          <text:p/>
        </draw:polygon>
        <draw:path draw:style-name="gr6" draw:text-style-name="P3" draw:layer="layout" svg:width="0.144cm" svg:height="0.21cm" svg:x="13.398cm" svg:y="3.066cm" svg:viewBox="0 0 145 211" svg:d="M145 143c-7-24-7-51 0-75-10-36-34-62-61-67-8 15-14 32-18 50 4-18 10-35 18-50-3 0-6-1-9-1-41 0-75 47-75 105s34 106 75 106c30 0 59-26 70-68z">
          <text:p/>
        </draw:path>
        <draw:polygon draw:style-name="gr7" draw:text-style-name="P1" draw:layer="layout" svg:width="0cm" svg:height="0cm" svg:x="16.309cm" svg:y="4.685cm" svg:viewBox="0 0 0 0" draw:points="0,0">
          <text:p/>
        </draw:polygon>
        <draw:path draw:style-name="gr6" draw:text-style-name="P3" draw:layer="layout" svg:width="0.151cm" svg:height="0.35cm" svg:x="14.123cm" svg:y="2.996cm" svg:viewBox="0 0 152 351" svg:d="M0 0h27c69 0 125 79 125 175 0 97-56 176-125 176h-27c48-32 79-100 79-176 0-75-31-143-79-175z">
          <text:p/>
        </draw:path>
        <draw:polygon draw:style-name="gr7" draw:text-style-name="P1" draw:layer="layout" svg:width="0cm" svg:height="0cm" svg:x="16.309cm" svg:y="4.685cm" svg:viewBox="0 0 0 0" draw:points="0,0">
          <text:p/>
        </draw:polygon>
        <draw:path draw:style-name="gr6" draw:text-style-name="P3" draw:layer="layout" svg:width="0.151cm" svg:height="0.35cm" svg:x="13.554cm" svg:y="2.996cm" svg:viewBox="0 0 152 351" svg:d="M0 0h27c69 0 125 79 125 175 0 97-56 176-125 176h-27c48-32 79-100 79-176 0-75-31-143-79-175z">
          <text:p/>
        </draw:path>
        <draw:polygon draw:style-name="gr7" draw:text-style-name="P1" draw:layer="layout" svg:width="0cm" svg:height="0cm" svg:x="16.309cm" svg:y="4.685cm" svg:viewBox="0 0 0 0" draw:points="0,0">
          <text:p/>
        </draw:polygon>
        <draw:path draw:style-name="gr6" draw:text-style-name="P3" draw:layer="layout" svg:width="0.214cm" svg:height="0.986cm" svg:x="17.679cm" svg:y="2.678cm" svg:viewBox="0 0 215 987" svg:d="M0 987c133-94 215-285 215-494 0-208-82-398-215-493 119 109 191 294 191 493s-72 386-191 494z">
          <text:p/>
        </draw:path>
        <draw:polygon draw:style-name="gr7" draw:text-style-name="P1" draw:layer="layout" svg:width="0cm" svg:height="0cm" svg:x="16.309cm" svg:y="4.685cm" svg:viewBox="0 0 0 0" draw:points="0,0">
          <text:p/>
        </draw:polygon>
        <draw:path draw:style-name="gr6" draw:text-style-name="P3" draw:layer="layout" svg:width="0.154cm" svg:height="0.363cm" svg:x="13.586cm" svg:y="2.99cm" svg:viewBox="0 0 155 364" svg:d="M0 0h25c71 0 130 81 130 182s-59 182-130 182h-25c71 0 130-81 130-182s-59-182-130-182z">
          <text:p/>
        </draw:path>
        <draw:polygon draw:style-name="gr7" draw:text-style-name="P1" draw:layer="layout" svg:width="0cm" svg:height="0cm" svg:x="16.309cm" svg:y="4.685cm" svg:viewBox="0 0 0 0" draw:points="0,0">
          <text:p/>
        </draw:polygon>
        <draw:path draw:style-name="gr6" draw:text-style-name="P3" draw:layer="layout" svg:width="0.154cm" svg:height="0.363cm" svg:x="14.155cm" svg:y="2.99cm" svg:viewBox="0 0 155 364" svg:d="M0 0h25c71 0 130 81 130 182s-59 182-130 182h-25c71 0 129-81 129-182s-58-182-129-182z">
          <text:p/>
        </draw:path>
        <draw:polygon draw:style-name="gr7" draw:text-style-name="P1" draw:layer="layout" svg:width="0cm" svg:height="0cm" svg:x="16.309cm" svg:y="4.685cm" svg:viewBox="0 0 0 0" draw:points="0,0">
          <text:p/>
        </draw:polygon>
        <draw:path draw:style-name="gr6" draw:text-style-name="P3" draw:layer="layout" svg:width="0.227cm" svg:height="0.035cm" svg:x="18.733cm" svg:y="2.008cm" svg:viewBox="0 0 228 36" svg:d="M0 36c9 0 18 0 26 0 12 0 24 0 36 0 13 0 25 0 38 0 25 0 52 0 77 0 12 0 24 0 36 0 5 0 10 0 15 0v-36h-228z">
          <text:p/>
        </draw:path>
        <draw:polygon draw:style-name="gr7" draw:text-style-name="P1" draw:layer="layout" svg:width="0cm" svg:height="0cm" svg:x="16.309cm" svg:y="4.685cm" svg:viewBox="0 0 0 0" draw:points="0,0">
          <text:p/>
        </draw:polygon>
        <draw:polygon draw:style-name="gr6" draw:text-style-name="P3" draw:layer="layout" svg:width="0.152cm" svg:height="0.36cm" svg:x="14.199cm" svg:y="5.2cm" svg:viewBox="0 0 153 361" draw:points="0,0 153,361 89,170 37,49">
          <text:p/>
        </draw:polygon>
        <draw:polygon draw:style-name="gr7" draw:text-style-name="P1" draw:layer="layout" svg:width="0cm" svg:height="0cm" svg:x="16.309cm" svg:y="4.685cm" svg:viewBox="0 0 0 0" draw:points="0,0">
          <text:p/>
        </draw:polygon>
        <draw:polygon draw:style-name="gr6" draw:text-style-name="P3" draw:layer="layout" svg:width="0.149cm" svg:height="0.363cm" svg:x="15.19cm" svg:y="4.812cm" svg:viewBox="0 0 150 364" draw:points="35,316 85,193 150,0 0,364">
          <text:p/>
        </draw:polygon>
        <draw:polygon draw:style-name="gr7" draw:text-style-name="P1" draw:layer="layout" svg:width="0cm" svg:height="0cm" svg:x="16.309cm" svg:y="4.685cm" svg:viewBox="0 0 0 0" draw:points="0,0">
          <text:p/>
        </draw:polygon>
        <draw:path draw:style-name="gr6" draw:text-style-name="P3" draw:layer="layout" svg:width="0.025cm" svg:height="0.135cm" svg:x="15.05cm" svg:y="3.104cm" svg:viewBox="0 0 26 136" svg:d="M14 136c-6-15-13-34-14-59-1-13 0-23 1-34 4-18 8-31 13-43 15 43 15 93 0 136z">
          <text:p/>
        </draw:path>
        <draw:polygon draw:style-name="gr7" draw:text-style-name="P1" draw:layer="layout" svg:width="0cm" svg:height="0cm" svg:x="16.309cm" svg:y="4.685cm" svg:viewBox="0 0 0 0" draw:points="0,0">
          <text:p/>
        </draw:polygon>
        <draw:polygon draw:style-name="gr6" draw:text-style-name="P3" draw:layer="layout" svg:width="0.025cm" svg:height="0.035cm" svg:x="18.708cm" svg:y="2.008cm" svg:viewBox="0 0 26 36" draw:points="0,36 18,36 26,36 26,0 2,0">
          <text:p/>
        </draw:polygon>
        <draw:polygon draw:style-name="gr7" draw:text-style-name="P1" draw:layer="layout" svg:width="0cm" svg:height="0cm" svg:x="16.309cm" svg:y="4.685cm" svg:viewBox="0 0 0 0" draw:points="0,0">
          <text:p/>
        </draw:polygon>
        <draw:polygon draw:style-name="gr6" draw:text-style-name="P3" draw:layer="layout" svg:width="0.02cm" svg:height="0.035cm" svg:x="18.688cm" svg:y="2.008cm" svg:viewBox="0 0 21 36" draw:points="21,36 21,0 0,0 5,36 0,36 10,36">
          <text:p/>
        </draw:polygon>
        <draw:polygon draw:style-name="gr7" draw:text-style-name="P1" draw:layer="layout" svg:width="0cm" svg:height="0cm" svg:x="16.309cm" svg:y="4.685cm" svg:viewBox="0 0 0 0" draw:points="0,0">
          <text:p/>
        </draw:polygon>
        <draw:path draw:style-name="gr6" draw:text-style-name="P3" draw:layer="layout" svg:width="0.01cm" svg:height="0.075cm" svg:x="13.537cm" svg:y="3.134cm" svg:viewBox="0 0 11 76" svg:d="M6 76c-8-25-8-52 0-76 6 24 6 51 0 76z">
          <text:p/>
        </draw:path>
        <draw:polygon draw:style-name="gr7" draw:text-style-name="P1" draw:layer="layout" svg:width="0cm" svg:height="0cm" svg:x="16.309cm" svg:y="4.685cm" svg:viewBox="0 0 0 0" draw:points="0,0">
          <text:p/>
        </draw:polygon>
        <draw:path draw:style-name="gr6" draw:text-style-name="P3" draw:layer="layout" svg:width="0.01cm" svg:height="0.075cm" svg:x="14.106cm" svg:y="3.134cm" svg:viewBox="0 0 11 76" svg:d="M6 76c-8-25-8-52 0-76 7 24 7 51 0 76z">
          <text:p/>
        </draw:path>
        <draw:polygon draw:style-name="gr7" draw:text-style-name="P1" draw:layer="layout" svg:width="0cm" svg:height="0cm" svg:x="16.309cm" svg:y="4.685cm" svg:viewBox="0 0 0 0" draw:points="0,0">
          <text:p/>
        </draw:polygon>
        <draw:polygon draw:style-name="gr6" draw:text-style-name="P3" draw:layer="layout" svg:width="0cm" svg:height="0.629cm" svg:x="15.17cm" svg:y="3.549cm" svg:viewBox="0 0 1 630" draw:points="0,630 1,630 1,0">
          <text:p/>
        </draw:polygon>
        <draw:polygon draw:style-name="gr7" draw:text-style-name="P1" draw:layer="layout" svg:width="0cm" svg:height="0cm" svg:x="16.309cm" svg:y="4.685cm" svg:viewBox="0 0 0 0" draw:points="0,0">
          <text:p/>
        </draw:polygon>
        <draw:polygon draw:style-name="gr6" draw:text-style-name="P3" draw:layer="layout" svg:width="0.452cm" svg:height="0.385cm" svg:x="14.352cm" svg:y="5.175cm" svg:viewBox="0 0 453 386" draw:points="0,386 453,0">
          <text:p/>
        </draw:polygon>
        <draw:polygon draw:style-name="gr7" draw:text-style-name="P1" draw:layer="layout" svg:width="0cm" svg:height="0cm" svg:x="16.309cm" svg:y="4.685cm" svg:viewBox="0 0 0 0" draw:points="0,0">
          <text:p/>
        </draw:polygon>
        <draw:polygon draw:style-name="gr6" draw:text-style-name="P3" draw:layer="layout" svg:width="0.148cm" svg:height="0.363cm" svg:x="14.656cm" svg:y="4.812cm" svg:viewBox="0 0 149 364" draw:points="0,0 149,364">
          <text:p/>
        </draw:polygon>
        <draw:polygon draw:style-name="gr7" draw:text-style-name="P1" draw:layer="layout" svg:width="0cm" svg:height="0cm" svg:x="16.309cm" svg:y="4.685cm" svg:viewBox="0 0 0 0" draw:points="0,0">
          <text:p/>
        </draw:polygon>
        <draw:polygon draw:style-name="gr6" draw:text-style-name="P3" draw:layer="layout" svg:width="0.153cm" svg:height="0.36cm" svg:x="15.643cm" svg:y="5.2cm" svg:viewBox="0 0 154 361" draw:points="0,361 154,0">
          <text:p/>
        </draw:polygon>
        <draw:polygon draw:style-name="gr7" draw:text-style-name="P1" draw:layer="layout" svg:width="0cm" svg:height="0cm" svg:x="16.309cm" svg:y="4.685cm" svg:viewBox="0 0 0 0" draw:points="0,0">
          <text:p/>
        </draw:polygon>
        <draw:path draw:style-name="gr6" draw:text-style-name="P3" draw:layer="layout" svg:width="0.165cm" svg:height="0.469cm" svg:x="15.785cm" svg:y="6.85cm" svg:viewBox="0 0 166 470" svg:d="M0 0c91 0 166 105 166 234 0 130-75 236-166 236 91 0 166-106 166-236 0-129-75-234-166-234z">
          <text:p/>
        </draw:path>
        <draw:polygon draw:style-name="gr7" draw:text-style-name="P1" draw:layer="layout" svg:width="0cm" svg:height="0cm" svg:x="16.309cm" svg:y="4.685cm" svg:viewBox="0 0 0 0" draw:points="0,0">
          <text:p/>
        </draw:polygon>
        <draw:path draw:style-name="gr6" draw:text-style-name="P3" draw:layer="layout" svg:width="0.166cm" svg:height="0.469cm" svg:x="15.619cm" svg:y="6.85cm" svg:viewBox="0 0 167 470" svg:d="M167 470c-93 0-167-106-167-236 0-129 74-234 167-234-93 0-167 105-167 234 0 130 74 236 167 236z">
          <text:p/>
        </draw:path>
        <draw:polygon draw:style-name="gr7" draw:text-style-name="P1" draw:layer="layout" svg:width="0cm" svg:height="0cm" svg:x="16.309cm" svg:y="4.685cm" svg:viewBox="0 0 0 0" draw:points="0,0">
          <text:p/>
        </draw:polygon>
        <draw:path draw:style-name="gr6" draw:text-style-name="P3" draw:layer="layout" svg:width="0.066cm" svg:height="0cm" svg:x="14.326cm" svg:y="2.043cm" svg:viewBox="0 0 67 0" svg:d="M0 0c0 0 6 0 18 0 11 0 28 0 49 0z">
          <text:p/>
        </draw:path>
        <draw:polygon draw:style-name="gr7" draw:text-style-name="P1" draw:layer="layout" svg:width="0cm" svg:height="0cm" svg:x="16.309cm" svg:y="4.685cm" svg:viewBox="0 0 0 0" draw:points="0,0">
          <text:p/>
        </draw:polygon>
        <draw:path draw:style-name="gr6" draw:text-style-name="P3" draw:layer="layout" svg:width="0.226cm" svg:height="0cm" svg:x="18.733cm" svg:y="2.043cm" svg:viewBox="0 0 227 0" svg:d="M0 0c9 0 18 0 26 0 12 0 24 0 36 0 13 0 25 0 38 0 25 0 51 0 76 0 12 0 24 0 36 0 5 0 10 0 15 0z">
          <text:p/>
        </draw:path>
        <draw:polygon draw:style-name="gr7" draw:text-style-name="P1" draw:layer="layout" svg:width="0cm" svg:height="0cm" svg:x="16.309cm" svg:y="4.685cm" svg:viewBox="0 0 0 0" draw:points="0,0">
          <text:p/>
        </draw:polygon>
        <draw:path draw:style-name="gr6" draw:text-style-name="P3" draw:layer="layout" svg:width="0.118cm" svg:height="0cm" svg:x="17.843cm" svg:y="2.288cm" svg:viewBox="0 0 119 0" svg:d="M119 0c-3 0-6 0-9 0s-7 0-10 0c-4 0-7 0-11 0-15 0-32 0-46 0-4 0-7 0-11 0-3 0-6 0-9 0s-5 0-8 0c-2 0-4 0-7 0-1 0-3 0-4 0s-2 0-3 0-1 0-1 0z">
          <text:p/>
        </draw:path>
        <draw:polygon draw:style-name="gr7" draw:text-style-name="P1" draw:layer="layout" svg:width="0cm" svg:height="0cm" svg:x="16.309cm" svg:y="4.685cm" svg:viewBox="0 0 0 0" draw:points="0,0">
          <text:p/>
        </draw:polygon>
        <draw:polygon draw:style-name="gr6" draw:text-style-name="P3" draw:layer="layout" svg:width="0.028cm" svg:height="0cm" svg:x="16.924cm" svg:y="2.288cm" svg:viewBox="0 0 29 0" draw:points="0,0 5,0 19,0 29,0">
          <text:p/>
        </draw:polygon>
        <draw:polygon draw:style-name="gr7" draw:text-style-name="P1" draw:layer="layout" svg:width="0cm" svg:height="0cm" svg:x="16.309cm" svg:y="4.685cm" svg:viewBox="0 0 0 0" draw:points="0,0">
          <text:p/>
        </draw:polygon>
        <draw:path draw:style-name="gr6" draw:text-style-name="P3" draw:layer="layout" svg:width="0.066cm" svg:height="0cm" svg:x="15.328cm" svg:y="2.043cm" svg:viewBox="0 0 67 0" svg:d="M0 0c0 0 6 0 17 0 12 0 29 0 50 0z">
          <text:p/>
        </draw:path>
        <draw:polygon draw:style-name="gr7" draw:text-style-name="P1" draw:layer="layout" svg:width="0cm" svg:height="0cm" svg:x="16.309cm" svg:y="4.685cm" svg:viewBox="0 0 0 0" draw:points="0,0">
          <text:p/>
        </draw:polygon>
        <draw:path draw:style-name="gr8" draw:text-style-name="P1" draw:layer="layout" svg:width="0.329cm" svg:height="0cm" svg:x="18.301cm" svg:y="2.043cm" svg:viewBox="0 0 330 0" svg:d="M0 0c7 0 14 0 20 0 7 0 14 0 22 0 7 0 15 0 23 0s16 0 24 0c9 0 17 0 26 0 17 0 34 0 52 0 9 0 17 0 26 0 17 0 34 0 51 0 8 0 16 0 24 0 7 0 15 0 22 0s14 0 21 0c6 0 12 0 19 0">
          <text:p/>
        </draw:path>
        <draw:path draw:style-name="gr8" draw:text-style-name="P1" draw:layer="layout" svg:width="0.065cm" svg:height="0cm" svg:x="18.235cm" svg:y="2.043cm" svg:viewBox="0 0 66 0" svg:d="M0 0c0 0 6 0 17 0 12 0 28 0 49 0">
          <text:p/>
        </draw:path>
        <draw:path draw:style-name="gr8" draw:text-style-name="P1" draw:layer="layout" svg:width="0.118cm" svg:height="0cm" svg:x="17.843cm" svg:y="2.043cm" svg:viewBox="0 0 119 0" svg:d="M119 0c-3 0-6 0-9 0s-7 0-10 0c-4 0-7 0-11 0-15 0-32 0-46 0-4 0-7 0-11 0-3 0-6 0-9 0s-5 0-8 0c-2 0-4 0-7 0-1 0-3 0-4 0s-2 0-3 0-1 0-1 0">
          <text:p/>
        </draw:path>
        <draw:line draw:style-name="gr8" draw:text-style-name="P1" draw:layer="layout" svg:x1="17.962cm" svg:y1="2.043cm" svg:x2="19.747cm" svg:y2="2.043cm">
          <text:p/>
        </draw:line>
        <draw:path draw:style-name="gr8" draw:text-style-name="P1" draw:layer="layout" svg:width="0.387cm" svg:height="0cm" svg:x="18.697cm" svg:y="2.043cm" svg:viewBox="0 0 388 0" svg:d="M0 0c10 0 20 0 29 0 11 0 22 0 33 0 12 0 24 0 36 0 25 0 50 0 76 0 12 0 25 0 38 0 12 0 24 0 36 0 11 0 23 0 34 0 10 0 20 0 31 0 8 0 17 0 26 0 7 0 14 0 21 0 5 0 11 0 16 0 3 0 6 0 9 0 1 0 2 0 3 0">
          <text:p/>
        </draw:path>
        <draw:path draw:style-name="gr8" draw:text-style-name="P1" draw:layer="layout" svg:width="0.065cm" svg:height="0cm" svg:x="18.631cm" svg:y="2.043cm" svg:viewBox="0 0 66 0" svg:d="M0 0c0 0 6 0 17 0s28 0 49 0">
          <text:p/>
        </draw:path>
        <draw:line draw:style-name="gr8" draw:text-style-name="P1" draw:layer="layout" svg:x1="17.843cm" svg:y1="2.043cm" svg:x2="17.843cm" svg:y2="2.288cm">
          <text:p/>
        </draw:line>
        <draw:path draw:style-name="gr8" draw:text-style-name="P1" draw:layer="layout" svg:width="0.118cm" svg:height="0cm" svg:x="17.843cm" svg:y="2.288cm" svg:viewBox="0 0 119 0" svg:d="M119 0c-3 0-6 0-9 0s-7 0-10 0c-4 0-7 0-11 0-15 0-32 0-46 0-4 0-7 0-11 0-3 0-6 0-9 0s-5 0-8 0c-2 0-4 0-7 0-1 0-3 0-4 0s-2 0-3 0-1 0-1 0">
          <text:p/>
        </draw:path>
        <draw:path draw:style-name="gr8" draw:text-style-name="P1" draw:layer="layout" svg:width="0.268cm" svg:height="0cm" svg:x="15.395cm" svg:y="2.043cm" svg:viewBox="0 0 269 0" svg:d="M0 0c5 0 10 0 15 0 6 0 11 0 17 0s12 0 17 0c13 0 25 0 39 0 13 0 26 0 40 0 48 0 98 0 141 0">
          <text:p/>
        </draw:path>
        <draw:path draw:style-name="gr8" draw:text-style-name="P1" draw:layer="layout" svg:width="0.066cm" svg:height="0cm" svg:x="15.328cm" svg:y="2.043cm" svg:viewBox="0 0 67 0" svg:d="M0 0c0 0 6 0 17 0 12 0 29 0 50 0">
          <text:p/>
        </draw:path>
        <draw:line draw:style-name="gr8" draw:text-style-name="P1" draw:layer="layout" svg:x1="12.87cm" svg:y1="2.043cm" svg:x2="13.353cm" svg:y2="2.043cm">
          <text:p/>
        </draw:line>
        <draw:line draw:style-name="gr8" draw:text-style-name="P1" draw:layer="layout" svg:x1="14.194cm" svg:y1="2.043cm" svg:x2="13.353cm" svg:y2="2.043cm">
          <text:p/>
        </draw:line>
        <draw:line draw:style-name="gr8" draw:text-style-name="P1" draw:layer="layout" svg:x1="15.517cm" svg:y1="2.043cm" svg:x2="14.194cm" svg:y2="2.043cm">
          <text:p/>
        </draw:line>
        <draw:line draw:style-name="gr8" draw:text-style-name="P1" draw:layer="layout" svg:x1="16.358cm" svg:y1="2.043cm" svg:x2="16.828cm" svg:y2="2.043cm">
          <text:p/>
        </draw:line>
        <draw:line draw:style-name="gr8" draw:text-style-name="P1" draw:layer="layout" svg:x1="15.517cm" svg:y1="2.043cm" svg:x2="16.358cm" svg:y2="2.043cm">
          <text:p/>
        </draw:line>
        <draw:path draw:style-name="gr8" draw:text-style-name="P1" draw:layer="layout" svg:width="0.238cm" svg:height="0cm" svg:x="13.33cm" svg:y="2.043cm" svg:viewBox="0 0 239 0" svg:d="M0 0c6 0 12 0 18 0 7 0 14 0 21 0s14 0 22 0c15 0 30 0 46 0 8 0 16 0 23 0 8 0 15 0 23 0 7 0 14 0 21 0 6 0 12 0 19 0 5 0 10 0 16 0 4 0 8 0 13 0 3 0 6 0 9 0 2 0 4 0 6 0 1 0 2 0 2 0">
          <text:p/>
        </draw:path>
        <draw:path draw:style-name="gr8" draw:text-style-name="P1" draw:layer="layout" svg:width="0.04cm" svg:height="0cm" svg:x="13.289cm" svg:y="2.043cm" svg:viewBox="0 0 41 0" svg:d="M0 0c0 0 15 0 41 0">
          <text:p/>
        </draw:path>
        <draw:path draw:style-name="gr8" draw:text-style-name="P1" draw:layer="layout" svg:width="0.238cm" svg:height="0cm" svg:x="15.705cm" svg:y="2.043cm" svg:viewBox="0 0 239 0" svg:d="M0 0c6 0 12 0 18 0 7 0 14 0 20 0 8 0 15 0 22 0 16 0 31 0 47 0 8 0 16 0 23 0 8 0 15 0 23 0 7 0 14 0 21 0 6 0 12 0 18 0s11 0 17 0c4 0 8 0 13 0 3 0 6 0 9 0 2 0 4 0 6 0 1 0 1 0 2 0">
          <text:p/>
        </draw:path>
        <draw:path draw:style-name="gr8" draw:text-style-name="P1" draw:layer="layout" svg:width="0.04cm" svg:height="0cm" svg:x="15.664cm" svg:y="2.043cm" svg:viewBox="0 0 41 0" svg:d="M0 0c0 0 15 0 41 0">
          <text:p/>
        </draw:path>
        <draw:path draw:style-name="gr8" draw:text-style-name="P1" draw:layer="layout" svg:width="0.387cm" svg:height="0cm" svg:x="14.393cm" svg:y="2.043cm" svg:viewBox="0 0 388 0" svg:d="M0 0c10 0 19 0 29 0 11 0 22 0 33 0 12 0 24 0 36 0 25 0 50 0 75 0 13 0 26 0 38 0s25 0 37 0c11 0 22 0 34 0 10 0 20 0 30 0 9 0 18 0 26 0s15 0 22 0c5 0 10 0 15 0 3 0 7 0 10 0 1 0 2 0 3 0">
          <text:p/>
        </draw:path>
        <draw:path draw:style-name="gr8" draw:text-style-name="P1" draw:layer="layout" svg:width="0.066cm" svg:height="0cm" svg:x="14.326cm" svg:y="2.043cm" svg:viewBox="0 0 67 0" svg:d="M0 0c0 0 6 0 18 0 11 0 28 0 49 0">
          <text:p/>
        </draw:path>
        <draw:line draw:style-name="gr8" draw:text-style-name="P1" draw:layer="layout" svg:x1="12.87cm" svg:y1="2.306cm" svg:x2="12.87cm" svg:y2="2.043cm">
          <text:p/>
        </draw:line>
        <draw:line draw:style-name="gr8" draw:text-style-name="P1" draw:layer="layout" svg:x1="13.353cm" svg:y1="2.306cm" svg:x2="13.353cm" svg:y2="2.043cm">
          <text:p/>
        </draw:line>
        <draw:line draw:style-name="gr8" draw:text-style-name="P1" draw:layer="layout" svg:x1="13.353cm" svg:y1="2.306cm" svg:x2="12.87cm" svg:y2="2.306cm">
          <text:p/>
        </draw:line>
        <draw:line draw:style-name="gr8" draw:text-style-name="P1" draw:layer="layout" svg:x1="13.353cm" svg:y1="2.306cm" svg:x2="14.194cm" svg:y2="2.306cm">
          <text:p/>
        </draw:line>
        <draw:line draw:style-name="gr8" draw:text-style-name="P1" draw:layer="layout" svg:x1="14.194cm" svg:y1="2.306cm" svg:x2="14.194cm" svg:y2="2.043cm">
          <text:p/>
        </draw:line>
        <draw:line draw:style-name="gr8" draw:text-style-name="P1" draw:layer="layout" svg:x1="16.828cm" svg:y1="2.043cm" svg:x2="16.828cm" svg:y2="2.288cm">
          <text:p/>
        </draw:line>
        <draw:line draw:style-name="gr8" draw:text-style-name="P1" draw:layer="layout" svg:x1="15.517cm" svg:y1="2.306cm" svg:x2="15.517cm" svg:y2="2.043cm">
          <text:p/>
        </draw:line>
        <draw:line draw:style-name="gr8" draw:text-style-name="P1" draw:layer="layout" svg:x1="16.358cm" svg:y1="2.306cm" svg:x2="16.358cm" svg:y2="2.043cm">
          <text:p/>
        </draw:line>
        <draw:line draw:style-name="gr8" draw:text-style-name="P1" draw:layer="layout" svg:x1="16.358cm" svg:y1="2.306cm" svg:x2="15.517cm" svg:y2="2.306cm">
          <text:p/>
        </draw:line>
        <draw:line draw:style-name="gr8" draw:text-style-name="P1" draw:layer="layout" svg:x1="14.194cm" svg:y1="2.306cm" svg:x2="13.569cm" svg:y2="2.306cm">
          <text:p/>
        </draw:line>
        <draw:path draw:style-name="gr8" draw:text-style-name="P1" draw:layer="layout" svg:width="0.596cm" svg:height="0cm" svg:x="16.924cm" svg:y="2.288cm" svg:viewBox="0 0 597 0" svg:d="M0 0c1 0 3 0 5 0 5 0 10 0 14 0 8 0 16 0 24 0 11 0 22 0 33 0 14 0 27 0 40 0 16 0 32 0 47 0 18 0 35 0 53 0s37 0 56 0c38 0 77 0 117 0 19 0 38 0 57 0s37 0 55 0c17 0 34 0 51 0 15 0 30 0 45 0">
          <text:p/>
        </draw:path>
        <draw:line draw:style-name="gr8" draw:text-style-name="P1" draw:layer="layout" svg:x1="16.828cm" svg:y1="2.288cm" svg:x2="17.962cm" svg:y2="2.288cm">
          <text:p/>
        </draw:line>
        <draw:line draw:style-name="gr8" draw:text-style-name="P1" draw:layer="layout" svg:x1="19.747cm" svg:y1="2.043cm" svg:x2="19.747cm" svg:y2="2.48cm">
          <text:p/>
        </draw:line>
        <draw:line draw:style-name="gr8" draw:text-style-name="P1" draw:layer="layout" svg:x1="16.779cm" svg:y1="2.306cm" svg:x2="16.358cm" svg:y2="2.306cm">
          <text:p/>
        </draw:line>
        <draw:line draw:style-name="gr8" draw:text-style-name="P1" draw:layer="layout" svg:x1="16.779cm" svg:y1="2.306cm" svg:x2="16.358cm" svg:y2="2.306cm">
          <text:p/>
        </draw:line>
        <draw:line draw:style-name="gr8" draw:text-style-name="P1" draw:layer="layout" svg:x1="18.115cm" svg:y1="3.81cm" svg:x2="18.115cm" svg:y2="2.48cm">
          <text:p/>
        </draw:line>
        <draw:line draw:style-name="gr8" draw:text-style-name="P1" draw:layer="layout" svg:x1="18.115cm" svg:y1="3.81cm" svg:x2="18.053cm" svg:y2="3.81cm">
          <text:p/>
        </draw:line>
        <draw:line draw:style-name="gr8" draw:text-style-name="P1" draw:layer="layout" svg:x1="18.054cm" svg:y1="3.81cm" svg:x2="17.936cm" svg:y2="3.96cm">
          <text:p/>
        </draw:line>
        <draw:line draw:style-name="gr8" draw:text-style-name="P1" draw:layer="layout" svg:x1="17.936cm" svg:y1="3.959cm" svg:x2="17.083cm" svg:y2="3.959cm">
          <text:p/>
        </draw:line>
        <draw:line draw:style-name="gr8" draw:text-style-name="P1" draw:layer="layout" svg:x1="18.474cm" svg:y1="2.48cm" svg:x2="18.115cm" svg:y2="2.955cm">
          <text:p/>
        </draw:line>
        <draw:line draw:style-name="gr8" draw:text-style-name="P1" draw:layer="layout" svg:x1="18.733cm" svg:y1="2.043cm" svg:x2="18.733cm" svg:y2="2.008cm">
          <text:p/>
        </draw:line>
        <draw:line draw:style-name="gr8" draw:text-style-name="P1" draw:layer="layout" svg:x1="18.708cm" svg:y1="2.008cm" svg:x2="18.733cm" svg:y2="2.008cm">
          <text:p/>
        </draw:line>
        <draw:line draw:style-name="gr8" draw:text-style-name="P1" draw:layer="layout" svg:x1="18.708cm" svg:y1="2.043cm" svg:x2="18.708cm" svg:y2="2.008cm">
          <text:p/>
        </draw:line>
        <draw:line draw:style-name="gr8" draw:text-style-name="P1" draw:layer="layout" svg:x1="18.708cm" svg:y1="2.008cm" svg:x2="18.688cm" svg:y2="2.008cm">
          <text:p/>
        </draw:line>
        <draw:line draw:style-name="gr8" draw:text-style-name="P1" draw:layer="layout" svg:x1="18.688cm" svg:y1="2.008cm" svg:x2="17.5cm" svg:y2="2.008cm">
          <text:p/>
        </draw:line>
        <draw:path draw:style-name="gr8" draw:text-style-name="P1" draw:layer="layout" svg:width="0.546cm" svg:height="0cm" svg:x="16.953cm" svg:y="2.008cm" svg:viewBox="0 0 547 0" svg:d="M0 0c2 0 3 0 5 0 4 0 9 0 13 0 7 0 15 0 22 0 10 0 20 0 30 0 12 0 25 0 37 0 14 0 29 0 43 0 16 0 32 0 48 0 17 0 34 0 51 0 36 0 72 0 107 0 18 0 36 0 53 0s34 0 51 0c15 0 31 0 46 0 14 0 27 0 41 0">
          <text:p/>
        </draw:path>
        <draw:line draw:style-name="gr8" draw:text-style-name="P1" draw:layer="layout" svg:x1="18.96cm" svg:y1="2.008cm" svg:x2="18.712cm" svg:y2="2.008cm">
          <text:p/>
        </draw:line>
        <draw:line draw:style-name="gr8" draw:text-style-name="P1" draw:layer="layout" svg:x1="12.87cm" svg:y1="7.361cm" svg:x2="12.87cm" svg:y2="6.434cm">
          <text:p/>
        </draw:line>
        <draw:line draw:style-name="gr8" draw:text-style-name="P1" draw:layer="layout" svg:x1="13.291cm" svg:y1="2.306cm" svg:x2="13.291cm" svg:y2="6.434cm">
          <text:p/>
        </draw:line>
        <draw:line draw:style-name="gr8" draw:text-style-name="P1" draw:layer="layout" svg:x1="12.969cm" svg:y1="6.434cm" svg:x2="12.87cm" svg:y2="6.434cm">
          <text:p/>
        </draw:line>
        <draw:line draw:style-name="gr8" draw:text-style-name="P1" draw:layer="layout" svg:x1="12.969cm" svg:y1="6.434cm" svg:x2="13.81cm" svg:y2="6.434cm">
          <text:p/>
        </draw:line>
        <draw:line draw:style-name="gr8" draw:text-style-name="P1" draw:layer="layout" svg:x1="12.969cm" svg:y1="6.434cm" svg:x2="12.969cm" svg:y2="7.361cm">
          <text:p/>
        </draw:line>
        <draw:line draw:style-name="gr8" draw:text-style-name="P1" draw:layer="layout" svg:x1="12.87cm" svg:y1="7.361cm" svg:x2="12.969cm" svg:y2="7.361cm">
          <text:p/>
        </draw:line>
        <draw:line draw:style-name="gr8" draw:text-style-name="P1" draw:layer="layout" svg:x1="13.81cm" svg:y1="7.361cm" svg:x2="12.969cm" svg:y2="7.361cm">
          <text:p/>
        </draw:line>
        <draw:line draw:style-name="gr8" draw:text-style-name="P1" draw:layer="layout" svg:x1="16.779cm" svg:y1="7.361cm" svg:x2="13.81cm" svg:y2="7.361cm">
          <text:p/>
        </draw:line>
        <draw:line draw:style-name="gr8" draw:text-style-name="P1" draw:layer="layout" svg:x1="17.083cm" svg:y1="7.361cm" svg:x2="16.779cm" svg:y2="7.361cm">
          <text:p/>
        </draw:line>
        <draw:line draw:style-name="gr8" draw:text-style-name="P1" draw:layer="layout" svg:x1="13.81cm" svg:y1="6.434cm" svg:x2="13.81cm" svg:y2="7.361cm">
          <text:p/>
        </draw:line>
        <draw:line draw:style-name="gr8" draw:text-style-name="P1" draw:layer="layout" svg:x1="14.759cm" svg:y1="2.892cm" svg:x2="15.328cm" svg:y2="2.892cm">
          <text:p/>
        </draw:line>
        <draw:line draw:style-name="gr8" draw:text-style-name="P1" draw:layer="layout" svg:x1="14.957cm" svg:y1="2.892cm" svg:x2="15.328cm" svg:y2="2.892cm">
          <text:p/>
        </draw:line>
        <draw:path draw:style-name="gr8" draw:text-style-name="P1" draw:layer="layout" svg:width="0.198cm" svg:height="0.559cm" svg:x="14.561cm" svg:y="2.892cm" svg:viewBox="0 0 199 560" svg:d="M199 0c-110 0-199 125-199 280s89 280 199 280">
          <text:p/>
        </draw:path>
        <draw:path draw:style-name="gr8" draw:text-style-name="P1" draw:layer="layout" svg:width="0.198cm" svg:height="0.559cm" svg:x="14.759cm" svg:y="2.892cm" svg:viewBox="0 0 199 560" svg:d="M199 0c-110 0-199 125-199 280s89 280 199 280">
          <text:p/>
        </draw:path>
        <draw:path draw:style-name="gr8" draw:text-style-name="P1" draw:layer="layout" svg:width="0.198cm" svg:height="0.559cm" svg:x="15.328cm" svg:y="2.892cm" svg:viewBox="0 0 199 560" svg:d="M0 560c109 0 199-125 199-280s-90-280-199-280">
          <text:p/>
        </draw:path>
        <draw:line draw:style-name="gr8" draw:text-style-name="P1" draw:layer="layout" svg:x1="15.328cm" svg:y1="3.451cm" svg:x2="14.759cm" svg:y2="3.451cm">
          <text:p/>
        </draw:line>
        <draw:path draw:style-name="gr8" draw:text-style-name="P1" draw:layer="layout" svg:width="0.116cm" svg:height="0.329cm" svg:x="14.957cm" svg:y="3.007cm" svg:viewBox="0 0 117 330" svg:d="M0 330c64 0 117-74 117-165s-53-165-117-165">
          <text:p/>
        </draw:path>
        <draw:path draw:style-name="gr8" draw:text-style-name="P1" draw:layer="layout" svg:width="0.116cm" svg:height="0.329cm" svg:x="14.841cm" svg:y="3.007cm" svg:viewBox="0 0 117 330" svg:d="M117 0c-65 0-117 74-117 165s52 165 117 165">
          <text:p/>
        </draw:path>
        <draw:path draw:style-name="gr8" draw:text-style-name="P1" draw:layer="layout" svg:width="0.082cm" svg:height="0.315cm" svg:x="15.41cm" svg:y="3.014cm" svg:viewBox="0 0 83 316" svg:d="M83 0c-50 21-83 85-83 157 0 73 33 137 83 159">
          <text:p/>
        </draw:path>
        <draw:path draw:style-name="gr8" draw:text-style-name="P1" draw:layer="layout" svg:width="0.013cm" svg:height="0.135cm" svg:x="15.05cm" svg:y="3.104cm" svg:viewBox="0 0 14 136" svg:d="M14 136c-7-15-13-34-14-59-1-13 0-23 1-34 3-18 7-31 13-43">
          <text:p/>
        </draw:path>
        <draw:path draw:style-name="gr8" draw:text-style-name="P1" draw:layer="layout" svg:width="0.317cm" svg:height="0.542cm" svg:x="17.502cm" svg:y="2.629cm" svg:viewBox="0 0 318 543" svg:d="M318 543c0-265-133-493-318-543">
          <text:p/>
        </draw:path>
        <draw:path draw:style-name="gr8" draw:text-style-name="P1" draw:layer="layout" svg:width="0.317cm" svg:height="0.543cm" svg:x="17.502cm" svg:y="3.171cm" svg:viewBox="0 0 318 544" svg:d="M0 544c185-50 318-279 318-544">
          <text:p/>
        </draw:path>
        <draw:path draw:style-name="gr8" draw:text-style-name="P1" draw:layer="layout" svg:width="0.19cm" svg:height="0.493cm" svg:x="17.679cm" svg:y="2.678cm" svg:viewBox="0 0 191 494" svg:d="M191 494c0-199-73-384-191-494">
          <text:p/>
        </draw:path>
        <draw:path draw:style-name="gr8" draw:text-style-name="P1" draw:layer="layout" svg:width="0.19cm" svg:height="0.493cm" svg:x="17.679cm" svg:y="3.171cm" svg:viewBox="0 0 191 494" svg:d="M0 494c118-108 191-294 191-494">
          <text:p/>
        </draw:path>
        <draw:path draw:style-name="gr8" draw:text-style-name="P1" draw:layer="layout" svg:width="0.391cm" svg:height="0.552cm" svg:x="17.577cm" svg:y="2.619cm" svg:viewBox="0 0 392 553" svg:d="M392 553c0-306-175-553-392-553">
          <text:p/>
        </draw:path>
        <draw:path draw:style-name="gr8" draw:text-style-name="P1" draw:layer="layout" svg:width="0.391cm" svg:height="1.105cm" svg:x="17.186cm" svg:y="2.619cm" svg:viewBox="0 0 392 1106" svg:d="M392 0c-216 0-392 248-392 553 0 306 176 553 392 553">
          <text:p/>
        </draw:path>
        <draw:path draw:style-name="gr8" draw:text-style-name="P1" draw:layer="layout" svg:width="0.391cm" svg:height="0.553cm" svg:x="17.577cm" svg:y="3.171cm" svg:viewBox="0 0 392 554" svg:d="M0 554c217 0 392-248 392-554">
          <text:p/>
        </draw:path>
        <draw:path draw:style-name="gr8" draw:text-style-name="P1" draw:layer="layout" svg:width="0.353cm" svg:height="0.55cm" svg:x="17.54cm" svg:y="2.621cm" svg:viewBox="0 0 354 551" svg:d="M354 551c0-286-154-524-354-551">
          <text:p/>
        </draw:path>
        <draw:path draw:style-name="gr8" draw:text-style-name="P1" draw:layer="layout" svg:width="0.353cm" svg:height="0.551cm" svg:x="17.54cm" svg:y="3.171cm" svg:viewBox="0 0 354 552" svg:d="M0 552c200-27 354-267 354-552">
          <text:p/>
        </draw:path>
        <draw:line draw:style-name="gr8" draw:text-style-name="P1" draw:layer="layout" svg:x1="16.779cm" svg:y1="2.306cm" svg:x2="16.779cm" svg:y2="7.361cm">
          <text:p/>
        </draw:line>
        <draw:line draw:style-name="gr8" draw:text-style-name="P1" draw:layer="layout" svg:x1="14.656cm" svg:y1="4.812cm" svg:x2="14.806cm" svg:y2="5.176cm">
          <text:p/>
        </draw:line>
        <draw:line draw:style-name="gr8" draw:text-style-name="P1" draw:layer="layout" svg:x1="14.352cm" svg:y1="5.561cm" svg:x2="14.806cm" svg:y2="5.175cm">
          <text:p/>
        </draw:line>
        <draw:line draw:style-name="gr8" draw:text-style-name="P1" draw:layer="layout" svg:x1="15.797cm" svg:y1="5.201cm" svg:x2="15.339cm" svg:y2="4.812cm">
          <text:p/>
        </draw:line>
        <draw:line draw:style-name="gr8" draw:text-style-name="P1" draw:layer="layout" svg:x1="15.644cm" svg:y1="5.561cm" svg:x2="15.797cm" svg:y2="5.2cm">
          <text:p/>
        </draw:line>
        <draw:line draw:style-name="gr8" draw:text-style-name="P1" draw:layer="layout" svg:x1="15.171cm" svg:y1="3.549cm" svg:x2="14.825cm" svg:y2="3.549cm">
          <text:p/>
        </draw:line>
        <draw:line draw:style-name="gr8" draw:text-style-name="P1" draw:layer="layout" svg:x1="15.171cm" svg:y1="4.179cm" svg:x2="15.171cm" svg:y2="3.549cm">
          <text:p/>
        </draw:line>
        <draw:line draw:style-name="gr8" draw:text-style-name="P1" draw:layer="layout" svg:x1="15.17cm" svg:y1="4.179cm" svg:x2="14.825cm" svg:y2="4.179cm">
          <text:p/>
        </draw:line>
        <draw:path draw:style-name="gr8" draw:text-style-name="P1" draw:layer="layout" svg:width="0.174cm" svg:height="0.245cm" svg:x="14.3cm" svg:y="4.557cm" svg:viewBox="0 0 175 246" svg:d="M0 246c96 0 175-111 175-246">
          <text:p/>
        </draw:path>
        <draw:path draw:style-name="gr8" draw:text-style-name="P1" draw:layer="layout" svg:width="0.347cm" svg:height="0.49cm" svg:x="14.127cm" svg:y="4.312cm" svg:viewBox="0 0 348 491" svg:d="M348 245c0-135-78-245-175-245-95 0-173 110-173 245 0 136 78 246 173 246">
          <text:p/>
        </draw:path>
        <draw:path draw:style-name="gr8" draw:text-style-name="P1" draw:layer="layout" svg:width="0.173cm" svg:height="0.245cm" svg:x="15.785cm" svg:y="4.557cm" svg:viewBox="0 0 174 246" svg:d="M0 246c96 0 174-111 174-246">
          <text:p/>
        </draw:path>
        <draw:path draw:style-name="gr8" draw:text-style-name="P1" draw:layer="layout" svg:width="0.347cm" svg:height="0.49cm" svg:x="15.611cm" svg:y="4.312cm" svg:viewBox="0 0 348 491" svg:d="M348 245c0-135-78-245-173-245-97 0-175 110-175 245 0 136 78 246 175 246">
          <text:p/>
        </draw:path>
        <draw:path draw:style-name="gr8" draw:text-style-name="P1" draw:layer="layout" svg:width="0.117cm" svg:height="0.329cm" svg:x="14.3cm" svg:y="6.92cm" svg:viewBox="0 0 118 330" svg:d="M0 330c66 0 118-74 118-165s-52-165-118-165">
          <text:p/>
        </draw:path>
        <draw:path draw:style-name="gr8" draw:text-style-name="P1" draw:layer="layout" svg:width="0.116cm" svg:height="0.329cm" svg:x="14.184cm" svg:y="6.92cm" svg:viewBox="0 0 117 330" svg:d="M117 0c-64 0-117 74-117 165s53 165 117 165">
          <text:p/>
        </draw:path>
        <draw:path draw:style-name="gr8" draw:text-style-name="P1" draw:layer="layout" svg:width="0.116cm" svg:height="0.329cm" svg:x="13.558cm" svg:y="4.812cm" svg:viewBox="0 0 117 330" svg:d="M0 330c64 0 117-75 117-165 0-91-53-165-117-165">
          <text:p/>
        </draw:path>
        <draw:path draw:style-name="gr8" draw:text-style-name="P1" draw:layer="layout" svg:width="0.116cm" svg:height="0.329cm" svg:x="13.442cm" svg:y="4.812cm" svg:viewBox="0 0 117 330" svg:d="M117 0c-65 0-117 74-117 165 0 90 52 165 117 165">
          <text:p/>
        </draw:path>
        <draw:path draw:style-name="gr8" draw:text-style-name="P1" draw:layer="layout" svg:width="0.116cm" svg:height="0.329cm" svg:x="16.527cm" svg:y="4.812cm" svg:viewBox="0 0 117 330" svg:d="M0 330c65 0 117-75 117-165 0-91-52-165-117-165">
          <text:p/>
        </draw:path>
        <draw:path draw:style-name="gr8" draw:text-style-name="P1" draw:layer="layout" svg:width="0.116cm" svg:height="0.329cm" svg:x="16.411cm" svg:y="4.812cm" svg:viewBox="0 0 117 330" svg:d="M117 0c-64 0-117 74-117 165 0 90 53 165 117 165">
          <text:p/>
        </draw:path>
        <draw:path draw:style-name="gr8" draw:text-style-name="P1" draw:layer="layout" svg:width="0.116cm" svg:height="0.329cm" svg:x="14.998cm" svg:y="4.539cm" svg:viewBox="0 0 117 330" svg:d="M0 330c65 0 117-73 117-165 0-91-52-165-117-165">
          <text:p/>
        </draw:path>
        <draw:path draw:style-name="gr8" draw:text-style-name="P1" draw:layer="layout" svg:width="0.117cm" svg:height="0.329cm" svg:x="14.881cm" svg:y="4.539cm" svg:viewBox="0 0 118 330" svg:d="M118 0c-65 0-118 74-118 165 0 92 53 165 118 165">
          <text:p/>
        </draw:path>
        <draw:line draw:style-name="gr8" draw:text-style-name="P1" draw:layer="layout" svg:x1="14.199cm" svg:y1="5.2cm" svg:x2="14.352cm" svg:y2="5.561cm">
          <text:p/>
        </draw:line>
        <draw:line draw:style-name="gr8" draw:text-style-name="P1" draw:layer="layout" svg:x1="14.352cm" svg:y1="5.56cm" svg:x2="14.351cm" svg:y2="5.56cm">
          <text:p/>
        </draw:line>
        <draw:line draw:style-name="gr8" draw:text-style-name="P1" draw:layer="layout" svg:x1="14.657cm" svg:y1="4.812cm" svg:x2="14.199cm" svg:y2="5.201cm">
          <text:p/>
        </draw:line>
        <draw:polyline draw:style-name="gr8" draw:text-style-name="P1" draw:layer="layout" svg:width="0cm" svg:height="0cm" svg:x="14.656cm" svg:y="4.812cm" svg:viewBox="0 0 0 0" draw:points="0,0">
          <text:p/>
        </draw:polyline>
        <draw:line draw:style-name="gr8" draw:text-style-name="P1" draw:layer="layout" svg:x1="14.805cm" svg:y1="5.175cm" svg:x2="14.804cm" svg:y2="5.175cm">
          <text:p/>
        </draw:line>
        <draw:line draw:style-name="gr8" draw:text-style-name="P1" draw:layer="layout" svg:x1="14.351cm" svg:y1="5.561cm" svg:x2="14.805cm" svg:y2="5.175cm">
          <text:p/>
        </draw:line>
        <draw:line draw:style-name="gr8" draw:text-style-name="P1" draw:layer="layout" svg:x1="14.199cm" svg:y1="5.2cm" svg:x2="14.236cm" svg:y2="5.249cm">
          <text:p/>
        </draw:line>
        <draw:line draw:style-name="gr8" draw:text-style-name="P1" draw:layer="layout" svg:x1="14.235cm" svg:y1="5.248cm" svg:x2="14.288cm" svg:y2="5.37cm">
          <text:p/>
        </draw:line>
        <draw:line draw:style-name="gr8" draw:text-style-name="P1" draw:layer="layout" svg:x1="14.352cm" svg:y1="5.561cm" svg:x2="14.287cm" svg:y2="5.369cm">
          <text:p/>
        </draw:line>
        <draw:line draw:style-name="gr8" draw:text-style-name="P1" draw:layer="layout" svg:x1="14.657cm" svg:y1="4.812cm" svg:x2="14.522cm" svg:y2="5.005cm">
          <text:p/>
        </draw:line>
        <draw:line draw:style-name="gr8" draw:text-style-name="P1" draw:layer="layout" svg:x1="14.523cm" svg:y1="5.004cm" svg:x2="14.235cm" svg:y2="5.249cm">
          <text:p/>
        </draw:line>
        <draw:line draw:style-name="gr8" draw:text-style-name="P1" draw:layer="layout" svg:x1="14.656cm" svg:y1="4.812cm" svg:x2="14.805cm" svg:y2="5.176cm">
          <text:p/>
        </draw:line>
        <draw:line draw:style-name="gr8" draw:text-style-name="P1" draw:layer="layout" svg:x1="14.287cm" svg:y1="5.37cm" svg:x2="14.573cm" svg:y2="5.127cm">
          <text:p/>
        </draw:line>
        <draw:line draw:style-name="gr8" draw:text-style-name="P1" draw:layer="layout" svg:x1="14.805cm" svg:y1="5.176cm" svg:x2="14.572cm" svg:y2="5.127cm">
          <text:p/>
        </draw:line>
        <draw:line draw:style-name="gr8" draw:text-style-name="P1" draw:layer="layout" svg:x1="14.522cm" svg:y1="5.004cm" svg:x2="14.573cm" svg:y2="5.128cm">
          <text:p/>
        </draw:line>
        <draw:line draw:style-name="gr8" draw:text-style-name="P1" draw:layer="layout" svg:x1="15.644cm" svg:y1="5.56cm" svg:x2="15.643cm" svg:y2="5.56cm">
          <text:p/>
        </draw:line>
        <draw:line draw:style-name="gr8" draw:text-style-name="P1" draw:layer="layout" svg:x1="15.19cm" svg:y1="5.175cm" svg:x2="15.644cm" svg:y2="5.561cm">
          <text:p/>
        </draw:line>
        <draw:line draw:style-name="gr8" draw:text-style-name="P1" draw:layer="layout" svg:x1="15.643cm" svg:y1="5.561cm" svg:x2="15.797cm" svg:y2="5.2cm">
          <text:p/>
        </draw:line>
        <draw:polyline draw:style-name="gr8" draw:text-style-name="P1" draw:layer="layout" svg:width="0cm" svg:height="0cm" svg:x="15.796cm" svg:y="5.2cm" svg:viewBox="0 0 0 0" draw:points="0,0">
          <text:p/>
        </draw:polyline>
        <draw:polyline draw:style-name="gr8" draw:text-style-name="P1" draw:layer="layout" svg:width="0cm" svg:height="0cm" svg:x="15.339cm" svg:y="4.812cm" svg:viewBox="0 0 0 0" draw:points="0,0">
          <text:p/>
        </draw:polyline>
        <draw:line draw:style-name="gr8" draw:text-style-name="P1" draw:layer="layout" svg:x1="15.797cm" svg:y1="5.201cm" svg:x2="15.339cm" svg:y2="4.812cm">
          <text:p/>
        </draw:line>
        <draw:line draw:style-name="gr8" draw:text-style-name="P1" draw:layer="layout" svg:x1="15.226cm" svg:y1="5.127cm" svg:x2="15.19cm" svg:y2="5.176cm">
          <text:p/>
        </draw:line>
        <draw:line draw:style-name="gr8" draw:text-style-name="P1" draw:layer="layout" svg:x1="15.225cm" svg:y1="5.127cm" svg:x2="15.512cm" svg:y2="5.37cm">
          <text:p/>
        </draw:line>
        <draw:line draw:style-name="gr8" draw:text-style-name="P1" draw:layer="layout" svg:x1="15.644cm" svg:y1="5.561cm" svg:x2="15.511cm" svg:y2="5.369cm">
          <text:p/>
        </draw:line>
        <draw:line draw:style-name="gr8" draw:text-style-name="P1" draw:layer="layout" svg:x1="15.19cm" svg:y1="5.176cm" svg:x2="15.34cm" svg:y2="4.812cm">
          <text:p/>
        </draw:line>
        <draw:line draw:style-name="gr8" draw:text-style-name="P1" draw:layer="layout" svg:x1="15.511cm" svg:y1="5.37cm" svg:x2="15.563cm" svg:y2="5.248cm">
          <text:p/>
        </draw:line>
        <draw:line draw:style-name="gr8" draw:text-style-name="P1" draw:layer="layout" svg:x1="15.797cm" svg:y1="5.2cm" svg:x2="15.562cm" svg:y2="5.249cm">
          <text:p/>
        </draw:line>
        <draw:line draw:style-name="gr8" draw:text-style-name="P1" draw:layer="layout" svg:x1="15.563cm" svg:y1="5.249cm" svg:x2="15.275cm" svg:y2="5.004cm">
          <text:p/>
        </draw:line>
        <draw:line draw:style-name="gr8" draw:text-style-name="P1" draw:layer="layout" svg:x1="15.275cm" svg:y1="5.005cm" svg:x2="15.34cm" svg:y2="4.812cm">
          <text:p/>
        </draw:line>
        <draw:line draw:style-name="gr8" draw:text-style-name="P1" draw:layer="layout" svg:x1="15.225cm" svg:y1="5.128cm" svg:x2="15.276cm" svg:y2="5.004cm">
          <text:p/>
        </draw:line>
        <draw:line draw:style-name="gr8" draw:text-style-name="P1" draw:layer="layout" svg:x1="15.171cm" svg:y1="3.549cm" svg:x2="15.17cm" svg:y2="3.549cm">
          <text:p/>
        </draw:line>
        <draw:line draw:style-name="gr8" draw:text-style-name="P1" draw:layer="layout" svg:x1="15.17cm" svg:y1="3.549cm" svg:x2="14.824cm" svg:y2="3.549cm">
          <text:p/>
        </draw:line>
        <draw:line draw:style-name="gr8" draw:text-style-name="P1" draw:layer="layout" svg:x1="15.17cm" svg:y1="4.179cm" svg:x2="15.17cm" svg:y2="3.549cm">
          <text:p/>
        </draw:line>
        <draw:line draw:style-name="gr8" draw:text-style-name="P1" draw:layer="layout" svg:x1="15.17cm" svg:y1="4.179cm" svg:x2="15.171cm" svg:y2="4.179cm">
          <text:p/>
        </draw:line>
        <draw:line draw:style-name="gr8" draw:text-style-name="P1" draw:layer="layout" svg:x1="15.17cm" svg:y1="4.179cm" svg:x2="14.824cm" svg:y2="4.179cm">
          <text:p/>
        </draw:line>
        <draw:line draw:style-name="gr8" draw:text-style-name="P1" draw:layer="layout" svg:x1="14.824cm" svg:y1="3.549cm" svg:x2="14.824cm" svg:y2="3.688cm">
          <text:p/>
        </draw:line>
        <draw:line draw:style-name="gr8" draw:text-style-name="P1" draw:layer="layout" svg:x1="14.824cm" svg:y1="3.688cm" svg:x2="14.824cm" svg:y2="4.04cm">
          <text:p/>
        </draw:line>
        <draw:line draw:style-name="gr8" draw:text-style-name="P1" draw:layer="layout" svg:x1="14.824cm" svg:y1="4.179cm" svg:x2="14.824cm" svg:y2="4.04cm">
          <text:p/>
        </draw:line>
        <draw:line draw:style-name="gr8" draw:text-style-name="P1" draw:layer="layout" svg:x1="15.171cm" svg:y1="3.549cm" svg:x2="14.973cm" svg:y2="3.689cm">
          <text:p/>
        </draw:line>
        <draw:line draw:style-name="gr8" draw:text-style-name="P1" draw:layer="layout" svg:x1="14.973cm" svg:y1="3.688cm" svg:x2="14.824cm" svg:y2="3.688cm">
          <text:p/>
        </draw:line>
        <draw:line draw:style-name="gr8" draw:text-style-name="P1" draw:layer="layout" svg:x1="15.171cm" svg:y1="4.18cm" svg:x2="14.973cm" svg:y2="4.04cm">
          <text:p/>
        </draw:line>
        <draw:line draw:style-name="gr8" draw:text-style-name="P1" draw:layer="layout" svg:x1="14.973cm" svg:y1="4.04cm" svg:x2="14.973cm" svg:y2="3.688cm">
          <text:p/>
        </draw:line>
        <draw:line draw:style-name="gr8" draw:text-style-name="P1" draw:layer="layout" svg:x1="14.973cm" svg:y1="4.04cm" svg:x2="14.824cm" svg:y2="4.04cm">
          <text:p/>
        </draw:line>
        <draw:path draw:style-name="gr8" draw:text-style-name="P1" draw:layer="layout" svg:width="0.099cm" svg:height="0.14cm" svg:x="14.375cm" svg:y="4.557cm" svg:viewBox="0 0 100 141" svg:d="M0 141c54 0 100-64 100-141">
          <text:p/>
        </draw:path>
        <draw:path draw:style-name="gr8" draw:text-style-name="P1" draw:layer="layout" svg:width="0.099cm" svg:height="0.14cm" svg:x="14.375cm" svg:y="4.417cm" svg:viewBox="0 0 100 141" svg:d="M100 141c0-78-46-141-100-141">
          <text:p/>
        </draw:path>
        <draw:path draw:style-name="gr8" draw:text-style-name="P1" draw:layer="layout" svg:width="0.099cm" svg:height="0.28cm" svg:x="14.276cm" svg:y="4.417cm" svg:viewBox="0 0 100 281" svg:d="M100 0c-56 0-100 63-100 140 0 78 44 141 100 141">
          <text:p/>
        </draw:path>
        <draw:path draw:style-name="gr8" draw:text-style-name="P1" draw:layer="layout" svg:width="0.099cm" svg:height="0.14cm" svg:x="15.859cm" svg:y="4.557cm" svg:viewBox="0 0 100 141" svg:d="M0 141c54 0 100-64 100-141">
          <text:p/>
        </draw:path>
        <draw:path draw:style-name="gr8" draw:text-style-name="P1" draw:layer="layout" svg:width="0.099cm" svg:height="0.14cm" svg:x="15.859cm" svg:y="4.417cm" svg:viewBox="0 0 100 141" svg:d="M100 141c0-78-46-141-100-141">
          <text:p/>
        </draw:path>
        <draw:path draw:style-name="gr8" draw:text-style-name="P1" draw:layer="layout" svg:width="0.099cm" svg:height="0.28cm" svg:x="15.76cm" svg:y="4.417cm" svg:viewBox="0 0 100 281" svg:d="M100 0c-56 0-100 63-100 140 0 78 44 141 100 141">
          <text:p/>
        </draw:path>
        <draw:polyline draw:style-name="gr8" draw:text-style-name="P1" draw:layer="layout" svg:width="0cm" svg:height="0cm" svg:x="15.785cm" svg:y="6.85cm" svg:viewBox="0 0 0 0" draw:points="0,0">
          <text:p/>
        </draw:polyline>
        <draw:line draw:style-name="gr8" draw:text-style-name="P1" draw:layer="layout" svg:x1="17.083cm" svg:y1="3.959cm" svg:x2="17.083cm" svg:y2="7.361cm">
          <text:p/>
        </draw:line>
        <draw:line draw:style-name="gr8" draw:text-style-name="P1" draw:layer="layout" svg:x1="19.747cm" svg:y1="2.48cm" svg:x2="18.115cm" svg:y2="2.48cm">
          <text:p/>
        </draw:line>
        <draw:line draw:style-name="gr8" draw:text-style-name="P1" draw:layer="layout" svg:x1="18.96cm" svg:y1="2.043cm" svg:x2="18.96cm" svg:y2="2.008cm">
          <text:p/>
        </draw:line>
        <draw:line draw:style-name="gr8" draw:text-style-name="P1" draw:layer="layout" svg:x1="18.115cm" svg:y1="2.48cm" svg:x2="18.688cm" svg:y2="2.48cm">
          <text:p/>
        </draw:line>
        <draw:line draw:style-name="gr8" draw:text-style-name="P1" draw:layer="layout" svg:x1="18.688cm" svg:y1="2.008cm" svg:x2="18.688cm" svg:y2="2.043cm">
          <text:p/>
        </draw:line>
        <draw:line draw:style-name="gr8" draw:text-style-name="P1" draw:layer="layout" svg:x1="17.5cm" svg:y1="2.288cm" svg:x2="17.5cm" svg:y2="2.008cm">
          <text:p/>
        </draw:line>
        <draw:path draw:style-name="gr8" draw:text-style-name="P1" draw:layer="layout" svg:width="0.074cm" svg:height="0.21cm" svg:x="13.473cm" svg:y="3.066cm" svg:viewBox="0 0 75 211" svg:d="M0 0c42 0 75 47 75 105s-33 106-75 106">
          <text:p/>
        </draw:path>
        <draw:path draw:style-name="gr8" draw:text-style-name="P1" draw:layer="layout" svg:width="0.075cm" svg:height="0.21cm" svg:x="13.398cm" svg:y="3.066cm" svg:viewBox="0 0 76 211" svg:d="M76 211c-41 0-76-48-76-106s35-105 76-105">
          <text:p/>
        </draw:path>
        <draw:path draw:style-name="gr8" draw:text-style-name="P1" draw:layer="layout" svg:width="0.136cm" svg:height="0.385cm" svg:x="13.473cm" svg:y="2.979cm" svg:viewBox="0 0 137 386" svg:d="M0 0c76 0 137 86 137 192 0 108-61 194-137 194">
          <text:p/>
        </draw:path>
        <draw:path draw:style-name="gr8" draw:text-style-name="P1" draw:layer="layout" svg:width="0.136cm" svg:height="0.385cm" svg:x="13.337cm" svg:y="2.979cm" svg:viewBox="0 0 137 386" svg:d="M137 386c-76 0-137-86-137-194 0-106 61-192 137-192">
          <text:p/>
        </draw:path>
        <draw:path draw:style-name="gr8" draw:text-style-name="P1" draw:layer="layout" svg:width="0.136cm" svg:height="0.385cm" svg:x="13.497cm" svg:y="2.979cm" svg:viewBox="0 0 137 386" svg:d="M0 0c76 0 137 86 137 192 0 108-61 194-137 194">
          <text:p/>
        </draw:path>
        <draw:line draw:style-name="gr8" draw:text-style-name="P1" draw:layer="layout" svg:x1="13.473cm" svg:y1="2.979cm" svg:x2="13.497cm" svg:y2="2.979cm">
          <text:p/>
        </draw:line>
        <draw:path draw:style-name="gr8" draw:text-style-name="P1" draw:layer="layout" svg:width="0.124cm" svg:height="0.35cm" svg:x="13.581cm" svg:y="2.996cm" svg:viewBox="0 0 125 351" svg:d="M0 0c70 0 125 79 125 175 0 97-55 176-125 176">
          <text:p/>
        </draw:path>
        <draw:path draw:style-name="gr8" draw:text-style-name="P1" draw:layer="layout" svg:width="0.018cm" svg:height="0.05cm" svg:x="13.464cm" svg:y="3.067cm" svg:viewBox="0 0 19 51" svg:d="M0 51c4-19 11-36 19-51">
          <text:p/>
        </draw:path>
        <draw:line draw:style-name="gr8" draw:text-style-name="P1" draw:layer="layout" svg:x1="13.554cm" svg:y1="2.996cm" svg:x2="13.581cm" svg:y2="2.996cm">
          <text:p/>
        </draw:line>
        <draw:path draw:style-name="gr8" draw:text-style-name="P1" draw:layer="layout" svg:width="0.129cm" svg:height="0.363cm" svg:x="13.586cm" svg:y="2.99cm" svg:viewBox="0 0 130 364" svg:d="M0 0c72 0 130 81 130 182s-58 182-130 182">
          <text:p/>
        </draw:path>
        <draw:path draw:style-name="gr8" draw:text-style-name="P1" draw:layer="layout" svg:width="0.033cm" svg:height="0.006cm" svg:x="13.553cm" svg:y="3.347cm" svg:viewBox="0 0 34 7" svg:d="M34 7c-12 0-23-2-34-7">
          <text:p/>
        </draw:path>
        <draw:path draw:style-name="gr8" draw:text-style-name="P1" draw:layer="layout" svg:width="0.129cm" svg:height="0.363cm" svg:x="13.611cm" svg:y="2.99cm" svg:viewBox="0 0 130 364" svg:d="M0 0c72 0 130 81 130 182s-58 182-130 182">
          <text:p/>
        </draw:path>
        <draw:line draw:style-name="gr8" draw:text-style-name="P1" draw:layer="layout" svg:x1="13.586cm" svg:y1="2.99cm" svg:x2="13.611cm" svg:y2="2.99cm">
          <text:p/>
        </draw:line>
        <draw:path draw:style-name="gr8" draw:text-style-name="P1" draw:layer="layout" svg:width="0.006cm" svg:height="0.075cm" svg:x="13.537cm" svg:y="3.134cm" svg:viewBox="0 0 7 76" svg:d="M7 76c-9-25-9-52 0-76">
          <text:p/>
        </draw:path>
        <draw:path draw:style-name="gr8" draw:text-style-name="P1" draw:layer="layout" svg:width="0.074cm" svg:height="0.21cm" svg:x="14.042cm" svg:y="3.066cm" svg:viewBox="0 0 75 211" svg:d="M0 0c41 0 75 47 75 105s-34 106-75 106">
          <text:p/>
        </draw:path>
        <draw:path draw:style-name="gr8" draw:text-style-name="P1" draw:layer="layout" svg:width="0.075cm" svg:height="0.21cm" svg:x="13.967cm" svg:y="3.066cm" svg:viewBox="0 0 76 211" svg:d="M76 211c-42 0-76-48-76-106s34-105 76-105">
          <text:p/>
        </draw:path>
        <draw:path draw:style-name="gr8" draw:text-style-name="P1" draw:layer="layout" svg:width="0.136cm" svg:height="0.385cm" svg:x="14.042cm" svg:y="2.979cm" svg:viewBox="0 0 137 386" svg:d="M0 0c76 0 137 86 137 192 0 108-61 194-137 194">
          <text:p/>
        </draw:path>
        <draw:path draw:style-name="gr8" draw:text-style-name="P1" draw:layer="layout" svg:width="0.136cm" svg:height="0.385cm" svg:x="13.906cm" svg:y="2.979cm" svg:viewBox="0 0 137 386" svg:d="M137 386c-76 0-137-86-137-194 0-106 61-192 137-192">
          <text:p/>
        </draw:path>
        <draw:path draw:style-name="gr8" draw:text-style-name="P1" draw:layer="layout" svg:width="0.136cm" svg:height="0.385cm" svg:x="14.066cm" svg:y="2.979cm" svg:viewBox="0 0 137 386" svg:d="M0 0c76 0 137 86 137 192 0 108-61 194-137 194">
          <text:p/>
        </draw:path>
        <draw:line draw:style-name="gr8" draw:text-style-name="P1" draw:layer="layout" svg:x1="14.042cm" svg:y1="2.979cm" svg:x2="14.066cm" svg:y2="2.979cm">
          <text:p/>
        </draw:line>
        <draw:path draw:style-name="gr8" draw:text-style-name="P1" draw:layer="layout" svg:width="0.124cm" svg:height="0.35cm" svg:x="14.15cm" svg:y="2.996cm" svg:viewBox="0 0 125 351" svg:d="M0 0c70 0 125 79 125 175 0 97-55 176-125 176">
          <text:p/>
        </draw:path>
        <draw:path draw:style-name="gr8" draw:text-style-name="P1" draw:layer="layout" svg:width="0.018cm" svg:height="0.05cm" svg:x="14.033cm" svg:y="3.067cm" svg:viewBox="0 0 19 51" svg:d="M0 51c4-19 10-36 19-51">
          <text:p/>
        </draw:path>
        <draw:line draw:style-name="gr8" draw:text-style-name="P1" draw:layer="layout" svg:x1="14.123cm" svg:y1="2.996cm" svg:x2="14.15cm" svg:y2="2.996cm">
          <text:p/>
        </draw:line>
        <draw:path draw:style-name="gr8" draw:text-style-name="P1" draw:layer="layout" svg:width="0.129cm" svg:height="0.363cm" svg:x="14.155cm" svg:y="2.99cm" svg:viewBox="0 0 130 364" svg:d="M0 0c71 0 130 81 130 182s-59 182-130 182">
          <text:p/>
        </draw:path>
        <draw:path draw:style-name="gr8" draw:text-style-name="P1" draw:layer="layout" svg:width="0.033cm" svg:height="0.006cm" svg:x="14.122cm" svg:y="3.347cm" svg:viewBox="0 0 34 7" svg:d="M34 7c-11 0-23-2-34-7">
          <text:p/>
        </draw:path>
        <draw:path draw:style-name="gr8" draw:text-style-name="P1" draw:layer="layout" svg:width="0.129cm" svg:height="0.363cm" svg:x="14.18cm" svg:y="2.99cm" svg:viewBox="0 0 130 364" svg:d="M0 0c71 0 130 81 130 182s-59 182-130 182">
          <text:p/>
        </draw:path>
        <draw:line draw:style-name="gr8" draw:text-style-name="P1" draw:layer="layout" svg:x1="14.155cm" svg:y1="2.99cm" svg:x2="14.18cm" svg:y2="2.99cm">
          <text:p/>
        </draw:line>
        <draw:path draw:style-name="gr8" draw:text-style-name="P1" draw:layer="layout" svg:width="0.006cm" svg:height="0.075cm" svg:x="14.106cm" svg:y="3.134cm" svg:viewBox="0 0 7 76" svg:d="M7 76c-9-25-9-52 0-76">
          <text:p/>
        </draw:path>
        <draw:polyline draw:style-name="gr8" draw:text-style-name="P1" draw:layer="layout" svg:width="0cm" svg:height="0cm" svg:x="15.785cm" svg:y="7.319cm" svg:viewBox="0 0 0 0" draw:points="0,0">
          <text:p/>
        </draw:polyline>
        <draw:line draw:style-name="gr8" draw:text-style-name="P1" draw:layer="layout" svg:x1="16.953cm" svg:y1="2.288cm" svg:x2="16.953cm" svg:y2="2.008cm">
          <text:p/>
        </draw:line>
        <draw:line draw:style-name="gr8" draw:text-style-name="P1" draw:layer="layout" svg:x1="13.473cm" svg:y1="3.364cm" svg:x2="13.497cm" svg:y2="3.364cm">
          <text:p/>
        </draw:line>
        <draw:line draw:style-name="gr8" draw:text-style-name="P1" draw:layer="layout" svg:x1="13.554cm" svg:y1="3.346cm" svg:x2="13.581cm" svg:y2="3.346cm">
          <text:p/>
        </draw:line>
        <draw:line draw:style-name="gr8" draw:text-style-name="P1" draw:layer="layout" svg:x1="13.586cm" svg:y1="3.353cm" svg:x2="13.611cm" svg:y2="3.353cm">
          <text:p/>
        </draw:line>
        <draw:line draw:style-name="gr8" draw:text-style-name="P1" draw:layer="layout" svg:x1="14.042cm" svg:y1="3.364cm" svg:x2="14.066cm" svg:y2="3.364cm">
          <text:p/>
        </draw:line>
        <draw:line draw:style-name="gr8" draw:text-style-name="P1" draw:layer="layout" svg:x1="14.123cm" svg:y1="3.346cm" svg:x2="14.15cm" svg:y2="3.346cm">
          <text:p/>
        </draw:line>
        <draw:line draw:style-name="gr8" draw:text-style-name="P1" draw:layer="layout" svg:x1="14.155cm" svg:y1="3.353cm" svg:x2="14.18cm" svg:y2="3.353cm">
          <text:p/>
        </draw:line>
        <draw:path draw:style-name="gr8" draw:text-style-name="P1" draw:layer="layout" svg:width="0.21cm" svg:height="0.082cm" svg:x="24.627cm" svg:y="3.552cm" svg:viewBox="0 0 211 83" svg:d="M0 83c0-46 47-83 105-83 59 0 106 37 106 83">
          <text:p/>
        </draw:path>
        <draw:path draw:style-name="gr8" draw:text-style-name="P1" draw:layer="layout" svg:width="0.21cm" svg:height="0.082cm" svg:x="24.627cm" svg:y="3.634cm" svg:viewBox="0 0 211 83" svg:d="M211 0c0 45-47 83-106 83-58 0-105-38-105-83">
          <text:p/>
        </draw:path>
        <draw:path draw:style-name="gr8" draw:text-style-name="P1" draw:layer="layout" svg:width="0.385cm" svg:height="0.15cm" svg:x="24.54cm" svg:y="3.484cm" svg:viewBox="0 0 386 151" svg:d="M0 151c0-83 86-151 192-151 108 0 194 68 194 151">
          <text:p/>
        </draw:path>
        <draw:path draw:style-name="gr8" draw:text-style-name="P1" draw:layer="layout" svg:width="0.385cm" svg:height="0.15cm" svg:x="24.54cm" svg:y="3.634cm" svg:viewBox="0 0 386 151" svg:d="M386 0c0 84-86 151-194 151-106 0-192-67-192-151">
          <text:p/>
        </draw:path>
        <draw:path draw:style-name="gr8" draw:text-style-name="P1" draw:layer="layout" svg:width="0.385cm" svg:height="0.15cm" svg:x="24.54cm" svg:y="3.462cm" svg:viewBox="0 0 386 151" svg:d="M0 151c0-83 86-151 192-151 108 0 194 68 194 151">
          <text:p/>
        </draw:path>
        <draw:line draw:style-name="gr8" draw:text-style-name="P1" draw:layer="layout" svg:x1="24.54cm" svg:y1="3.634cm" svg:x2="24.54cm" svg:y2="3.612cm">
          <text:p/>
        </draw:line>
        <draw:path draw:style-name="gr8" draw:text-style-name="P1" draw:layer="layout" svg:width="0.35cm" svg:height="0.137cm" svg:x="24.557cm" svg:y="3.401cm" svg:viewBox="0 0 351 138" svg:d="M0 138c0-76 80-138 176-138 97 0 175 62 175 138">
          <text:p/>
        </draw:path>
        <draw:line draw:style-name="gr8" draw:text-style-name="P1" draw:layer="layout" svg:x1="24.557cm" svg:y1="3.55cm" svg:x2="24.557cm" svg:y2="3.538cm">
          <text:p/>
        </draw:line>
        <draw:path draw:style-name="gr8" draw:text-style-name="P1" draw:layer="layout" svg:width="0.363cm" svg:height="0.142cm" svg:x="24.551cm" svg:y="3.392cm" svg:viewBox="0 0 364 143" svg:d="M0 143c0-79 81-143 181-143 101 0 183 64 183 143">
          <text:p/>
        </draw:path>
        <draw:path draw:style-name="gr8" draw:text-style-name="P1" draw:layer="layout" svg:width="0.003cm" svg:height="0.023cm" svg:x="24.911cm" svg:y="3.534cm" svg:viewBox="0 0 4 24" svg:d="M4 0c0 8-1 15-4 24">
          <text:p/>
        </draw:path>
        <draw:path draw:style-name="gr8" draw:text-style-name="P1" draw:layer="layout" svg:width="0.363cm" svg:height="0.142cm" svg:x="24.551cm" svg:y="3.37cm" svg:viewBox="0 0 364 143" svg:d="M0 143c0-80 81-143 181-143 101 0 183 63 183 143">
          <text:p/>
        </draw:path>
        <draw:line draw:style-name="gr8" draw:text-style-name="P1" draw:layer="layout" svg:x1="24.551cm" svg:y1="3.534cm" svg:x2="24.551cm" svg:y2="3.512cm">
          <text:p/>
        </draw:line>
        <draw:path draw:style-name="gr8" draw:text-style-name="P1" draw:layer="layout" svg:width="0.139cm" svg:height="0.021cm" svg:x="24.663cm" svg:y="3.573cm" svg:viewBox="0 0 140 22" svg:d="M140 0c-40 29-100 29-140 0">
          <text:p/>
        </draw:path>
        <draw:path draw:style-name="gr8" draw:text-style-name="P1" draw:layer="layout" svg:width="0.21cm" svg:height="0.082cm" svg:x="24.627cm" svg:y="6.83cm" svg:viewBox="0 0 211 83" svg:d="M0 83c0-45 47-83 105-83 59 0 106 38 106 83">
          <text:p/>
        </draw:path>
        <draw:path draw:style-name="gr8" draw:text-style-name="P1" draw:layer="layout" svg:width="0.21cm" svg:height="0.082cm" svg:x="24.627cm" svg:y="6.912cm" svg:viewBox="0 0 211 83" svg:d="M211 0c0 47-47 83-106 83-58 0-105-36-105-83">
          <text:p/>
        </draw:path>
        <draw:path draw:style-name="gr8" draw:text-style-name="P1" draw:layer="layout" svg:width="0.385cm" svg:height="0.15cm" svg:x="24.54cm" svg:y="6.762cm" svg:viewBox="0 0 386 151" svg:d="M0 151c0-83 86-151 192-151 108 0 194 68 194 151">
          <text:p/>
        </draw:path>
        <draw:path draw:style-name="gr8" draw:text-style-name="P1" draw:layer="layout" svg:width="0.385cm" svg:height="0.151cm" svg:x="24.54cm" svg:y="6.912cm" svg:viewBox="0 0 386 152" svg:d="M386 0c0 84-86 152-194 152-106 0-192-68-192-152">
          <text:p/>
        </draw:path>
        <draw:path draw:style-name="gr8" draw:text-style-name="P1" draw:layer="layout" svg:width="0.385cm" svg:height="0.151cm" svg:x="24.54cm" svg:y="6.74cm" svg:viewBox="0 0 386 152" svg:d="M0 152c0-84 86-152 192-152 108 0 194 68 194 152">
          <text:p/>
        </draw:path>
        <draw:line draw:style-name="gr8" draw:text-style-name="P1" draw:layer="layout" svg:x1="24.54cm" svg:y1="6.912cm" svg:x2="24.54cm" svg:y2="6.891cm">
          <text:p/>
        </draw:line>
        <draw:path draw:style-name="gr8" draw:text-style-name="P1" draw:layer="layout" svg:width="0.35cm" svg:height="0.136cm" svg:x="24.557cm" svg:y="6.68cm" svg:viewBox="0 0 351 137" svg:d="M0 137c0-75 80-137 176-137 97 0 175 62 175 137">
          <text:p/>
        </draw:path>
        <draw:line draw:style-name="gr8" draw:text-style-name="P1" draw:layer="layout" svg:x1="24.557cm" svg:y1="6.828cm" svg:x2="24.557cm" svg:y2="6.816cm">
          <text:p/>
        </draw:line>
        <draw:path draw:style-name="gr8" draw:text-style-name="P1" draw:layer="layout" svg:width="0.363cm" svg:height="0.142cm" svg:x="24.551cm" svg:y="6.67cm" svg:viewBox="0 0 364 143" svg:d="M0 143c0-78 81-143 181-143 101 0 183 65 183 143">
          <text:p/>
        </draw:path>
        <draw:path draw:style-name="gr8" draw:text-style-name="P1" draw:layer="layout" svg:width="0.003cm" svg:height="0.024cm" svg:x="24.911cm" svg:y="6.812cm" svg:viewBox="0 0 4 25" svg:d="M4 0c0 9-1 17-4 25">
          <text:p/>
        </draw:path>
        <draw:path draw:style-name="gr8" draw:text-style-name="P1" draw:layer="layout" svg:width="0.363cm" svg:height="0.142cm" svg:x="24.551cm" svg:y="6.648cm" svg:viewBox="0 0 364 143" svg:d="M0 143c0-78 81-143 181-143 101 0 183 65 183 143">
          <text:p/>
        </draw:path>
        <draw:line draw:style-name="gr8" draw:text-style-name="P1" draw:layer="layout" svg:x1="24.551cm" svg:y1="6.812cm" svg:x2="24.551cm" svg:y2="6.79cm">
          <text:p/>
        </draw:line>
        <draw:path draw:style-name="gr8" draw:text-style-name="P1" draw:layer="layout" svg:width="0.139cm" svg:height="0.021cm" svg:x="24.663cm" svg:y="6.851cm" svg:viewBox="0 0 140 22" svg:d="M140 0c-40 29-100 29-140 0">
          <text:p/>
        </draw:path>
        <draw:path draw:style-name="gr8" draw:text-style-name="P1" draw:layer="layout" svg:width="0.21cm" svg:height="0.082cm" svg:x="22.52cm" svg:y="6.011cm" svg:viewBox="0 0 211 83" svg:d="M0 83c0-45 47-83 105-83 59 0 106 38 106 83">
          <text:p/>
        </draw:path>
        <draw:path draw:style-name="gr8" draw:text-style-name="P1" draw:layer="layout" svg:width="0.21cm" svg:height="0.082cm" svg:x="22.52cm" svg:y="6.093cm" svg:viewBox="0 0 211 83" svg:d="M211 0c0 46-47 83-106 83-58 0-105-37-105-83">
          <text:p/>
        </draw:path>
        <draw:path draw:style-name="gr8" draw:text-style-name="P1" draw:layer="layout" svg:width="0.385cm" svg:height="0.15cm" svg:x="22.432cm" svg:y="5.943cm" svg:viewBox="0 0 386 151" svg:d="M0 151c0-84 87-151 194-151 106 0 192 67 192 151">
          <text:p/>
        </draw:path>
        <draw:path draw:style-name="gr8" draw:text-style-name="P1" draw:layer="layout" svg:width="0.385cm" svg:height="0.15cm" svg:x="22.432cm" svg:y="6.093cm" svg:viewBox="0 0 386 151" svg:d="M386 0c0 83-86 151-192 151-107 0-194-68-194-151">
          <text:p/>
        </draw:path>
        <draw:path draw:style-name="gr8" draw:text-style-name="P1" draw:layer="layout" svg:width="0.385cm" svg:height="0.15cm" svg:x="22.432cm" svg:y="5.921cm" svg:viewBox="0 0 386 151" svg:d="M0 151c0-83 87-151 194-151 106 0 192 68 192 151">
          <text:p/>
        </draw:path>
        <draw:line draw:style-name="gr8" draw:text-style-name="P1" draw:layer="layout" svg:x1="22.432cm" svg:y1="6.093cm" svg:x2="22.432cm" svg:y2="6.071cm">
          <text:p/>
        </draw:line>
        <draw:path draw:style-name="gr8" draw:text-style-name="P1" draw:layer="layout" svg:width="0.349cm" svg:height="0.137cm" svg:x="22.45cm" svg:y="5.86cm" svg:viewBox="0 0 350 138" svg:d="M0 138c0-76 79-138 176-138 96 0 174 62 174 138">
          <text:p/>
        </draw:path>
        <draw:line draw:style-name="gr8" draw:text-style-name="P1" draw:layer="layout" svg:x1="22.45cm" svg:y1="6.008cm" svg:x2="22.45cm" svg:y2="5.997cm">
          <text:p/>
        </draw:line>
        <draw:path draw:style-name="gr8" draw:text-style-name="P1" draw:layer="layout" svg:width="0.363cm" svg:height="0.141cm" svg:x="22.443cm" svg:y="5.851cm" svg:viewBox="0 0 364 142" svg:d="M0 142c0-78 81-142 182-142s182 64 182 142">
          <text:p/>
        </draw:path>
        <draw:path draw:style-name="gr8" draw:text-style-name="P1" draw:layer="layout" svg:width="0.002cm" svg:height="0.024cm" svg:x="22.804cm" svg:y="5.992cm" svg:viewBox="0 0 3 25" svg:d="M3 0c0 8-1 16-3 25">
          <text:p/>
        </draw:path>
        <draw:path draw:style-name="gr8" draw:text-style-name="P1" draw:layer="layout" svg:width="0.363cm" svg:height="0.141cm" svg:x="22.443cm" svg:y="5.829cm" svg:viewBox="0 0 364 142" svg:d="M0 142c0-78 81-142 182-142s182 64 182 142">
          <text:p/>
        </draw:path>
        <draw:line draw:style-name="gr8" draw:text-style-name="P1" draw:layer="layout" svg:x1="22.443cm" svg:y1="5.992cm" svg:x2="22.443cm" svg:y2="5.97cm">
          <text:p/>
        </draw:line>
        <draw:path draw:style-name="gr8" draw:text-style-name="P1" draw:layer="layout" svg:width="0.139cm" svg:height="0.02cm" svg:x="22.555cm" svg:y="6.032cm" svg:viewBox="0 0 140 21" svg:d="M140 0c-39 28-99 28-140 0">
          <text:p/>
        </draw:path>
        <draw:path draw:style-name="gr8" draw:text-style-name="P1" draw:layer="layout" svg:width="0cm" svg:height="0.014cm" svg:x="27.666cm" svg:y="2.806cm" svg:viewBox="0 0 0 15" svg:d="M0 15c0-10 0-15 0-15">
          <text:p/>
        </draw:path>
        <draw:line draw:style-name="gr8" draw:text-style-name="P1" draw:layer="layout" svg:x1="27.666cm" svg:y1="2.821cm" svg:x2="27.666cm" svg:y2="4.399cm">
          <text:p/>
        </draw:line>
        <draw:line draw:style-name="gr8" draw:text-style-name="P1" draw:layer="layout" svg:x1="27.666cm" svg:y1="5.246cm" svg:x2="27.666cm" svg:y2="4.399cm">
          <text:p/>
        </draw:line>
        <draw:path draw:style-name="gr8" draw:text-style-name="P1" draw:layer="layout" svg:width="0cm" svg:height="0.014cm" svg:x="27.421cm" svg:y="2.806cm" svg:viewBox="0 0 0 15" svg:d="M0 15c0-10 0-15 0-15">
          <text:p/>
        </draw:path>
        <draw:path draw:style-name="gr8" draw:text-style-name="P1" draw:layer="layout" svg:width="0cm" svg:height="0.053cm" svg:x="27.666cm" svg:y="6.743cm" svg:viewBox="0 0 0 54" svg:d="M0 0c0 15 0 29 0 39s0 15 0 15">
          <text:p/>
        </draw:path>
        <draw:line draw:style-name="gr8" draw:text-style-name="P1" draw:layer="layout" svg:x1="27.666cm" svg:y1="6.743cm" svg:x2="27.666cm" svg:y2="6.27cm">
          <text:p/>
        </draw:line>
        <draw:line draw:style-name="gr8" draw:text-style-name="P1" draw:layer="layout" svg:x1="27.666cm" svg:y1="2.806cm" svg:x2="27.666cm" svg:y2="1.82cm">
          <text:p/>
        </draw:line>
        <draw:line draw:style-name="gr8" draw:text-style-name="P1" draw:layer="layout" svg:x1="27.666cm" svg:y1="1.405cm" svg:x2="27.666cm" svg:y2="1.82cm">
          <text:p/>
        </draw:line>
        <draw:path draw:style-name="gr8" draw:text-style-name="P1" draw:layer="layout" svg:width="0cm" svg:height="0.053cm" svg:x="27.421cm" svg:y="6.743cm" svg:viewBox="0 0 0 54" svg:d="M0 0c0 15 0 29 0 39s0 15 0 15">
          <text:p/>
        </draw:path>
        <draw:polyline draw:style-name="gr8" draw:text-style-name="P1" draw:layer="layout" svg:width="0cm" svg:height="0cm" svg:x="27.421cm" svg:y="6.797cm" svg:viewBox="0 0 0 0" draw:points="0,0">
          <text:p/>
        </draw:polyline>
        <draw:line draw:style-name="gr8" draw:text-style-name="P1" draw:layer="layout" svg:x1="27.421cm" svg:y1="6.797cm" svg:x2="27.211cm" svg:y2="6.797cm">
          <text:p/>
        </draw:line>
        <draw:line draw:style-name="gr8" draw:text-style-name="P1" draw:layer="layout" svg:x1="26.049cm" svg:y1="6.797cm" svg:x2="25.899cm" svg:y2="6.797cm">
          <text:p/>
        </draw:line>
        <draw:line draw:style-name="gr8" draw:text-style-name="P1" draw:layer="layout" svg:x1="27.421cm" svg:y1="6.743cm" svg:x2="27.421cm" svg:y2="6.697cm">
          <text:p/>
        </draw:line>
        <draw:line draw:style-name="gr8" draw:text-style-name="P1" draw:layer="layout" svg:x1="27.421cm" svg:y1="2.806cm" svg:x2="27.421cm" svg:y2="1.82cm">
          <text:p/>
        </draw:line>
        <draw:line draw:style-name="gr8" draw:text-style-name="P1" draw:layer="layout" svg:x1="27.666cm" svg:y1="1.82cm" svg:x2="27.421cm" svg:y2="1.82cm">
          <text:p/>
        </draw:line>
        <draw:line draw:style-name="gr8" draw:text-style-name="P1" draw:layer="layout" svg:x1="27.404cm" svg:y1="1.405cm" svg:x2="27.666cm" svg:y2="1.405cm">
          <text:p/>
        </draw:line>
        <draw:line draw:style-name="gr8" draw:text-style-name="P1" draw:layer="layout" svg:x1="25.899cm" svg:y1="5.389cm" svg:x2="25.899cm" svg:y2="6.797cm">
          <text:p/>
        </draw:line>
        <draw:line draw:style-name="gr8" draw:text-style-name="P1" draw:layer="layout" svg:x1="25.899cm" svg:y1="5.334cm" svg:x2="25.899cm" svg:y2="5.389cm">
          <text:p/>
        </draw:line>
        <draw:line draw:style-name="gr8" draw:text-style-name="P1" draw:layer="layout" svg:x1="25.75cm" svg:y1="4.98cm" svg:x2="25.75cm" svg:y2="6.65cm">
          <text:p/>
        </draw:line>
        <draw:line draw:style-name="gr8" draw:text-style-name="P1" draw:layer="layout" svg:x1="25.75cm" svg:y1="6.65cm" svg:x2="25.9cm" svg:y2="6.755cm">
          <text:p/>
        </draw:line>
        <draw:path draw:style-name="gr8" draw:text-style-name="P1" draw:layer="layout" svg:width="0.047cm" svg:height="0.012cm" svg:x="25.852cm" svg:y="5.322cm" svg:viewBox="0 0 48 13" svg:d="M48 13c-15-4-32-9-48-13">
          <text:p/>
        </draw:path>
        <draw:line draw:style-name="gr8" draw:text-style-name="P1" draw:layer="layout" svg:x1="25.852cm" svg:y1="4.968cm" svg:x2="25.852cm" svg:y2="5.322cm">
          <text:p/>
        </draw:line>
        <draw:path draw:style-name="gr8" draw:text-style-name="P1" draw:layer="layout" svg:width="0.102cm" svg:height="0.014cm" svg:x="25.75cm" svg:y="4.968cm" svg:viewBox="0 0 103 15" svg:d="M103 0c-27 14-63 18-103 13">
          <text:p/>
        </draw:path>
        <draw:line draw:style-name="gr8" draw:text-style-name="P1" draw:layer="layout" svg:x1="25.75cm" svg:y1="4.98cm" svg:x2="25.75cm" svg:y2="4.452cm">
          <text:p/>
        </draw:line>
        <draw:line draw:style-name="gr8" draw:text-style-name="P1" draw:layer="layout" svg:x1="27.421cm" svg:y1="6.697cm" svg:x2="27.421cm" svg:y2="5.802cm">
          <text:p/>
        </draw:line>
        <draw:path draw:style-name="gr8" draw:text-style-name="P1" draw:layer="layout" svg:width="0.373cm" svg:height="0.515cm" svg:x="25.899cm" svg:y="4.874cm" svg:viewBox="0 0 374 516" svg:d="M0 516c231-109 374-304 374-516">
          <text:p/>
        </draw:path>
        <draw:path draw:style-name="gr8" draw:text-style-name="P1" draw:layer="layout" svg:width="0.373cm" svg:height="0.515cm" svg:x="25.899cm" svg:y="4.359cm" svg:viewBox="0 0 374 516" svg:d="M374 516c0-211-143-406-374-516">
          <text:p/>
        </draw:path>
        <draw:path draw:style-name="gr8" draw:text-style-name="P1" draw:layer="layout" svg:width="0.174cm" svg:height="0.345cm" svg:x="25.917cm" svg:y="5.316cm" svg:viewBox="0 0 175 346" svg:d="M175 0c-113 95-175 218-175 346">
          <text:p/>
        </draw:path>
        <draw:path draw:style-name="gr8" draw:text-style-name="P1" draw:layer="layout" svg:width="0.022cm" svg:height="0.131cm" svg:x="25.917cm" svg:y="5.661cm" svg:viewBox="0 0 23 132" svg:d="M0 0c0 45 7 89 23 132">
          <text:p/>
        </draw:path>
        <draw:line draw:style-name="gr8" draw:text-style-name="P1" draw:layer="layout" svg:x1="25.899cm" svg:y1="4.271cm" svg:x2="25.899cm" svg:y2="4.359cm">
          <text:p/>
        </draw:line>
        <draw:line draw:style-name="gr8" draw:text-style-name="P1" draw:layer="layout" svg:x1="27.23cm" svg:y1="4.363cm" svg:x2="26.091cm" svg:y2="5.317cm">
          <text:p/>
        </draw:line>
        <draw:line draw:style-name="gr8" draw:text-style-name="P1" draw:layer="layout" svg:x1="25.899cm" svg:y1="4.271cm" svg:x2="27.229cm" svg:y2="4.271cm">
          <text:p/>
        </draw:line>
        <draw:line draw:style-name="gr8" draw:text-style-name="P1" draw:layer="layout" svg:x1="27.421cm" svg:y1="1.82cm" svg:x2="27.421cm" svg:y2="2.821cm">
          <text:p/>
        </draw:line>
        <draw:line draw:style-name="gr8" draw:text-style-name="P1" draw:layer="layout" svg:x1="27.421cm" svg:y1="6.27cm" svg:x2="27.421cm" svg:y2="6.311cm">
          <text:p/>
        </draw:line>
        <draw:line draw:style-name="gr8" draw:text-style-name="P1" draw:layer="layout" svg:x1="27.229cm" svg:y1="4.399cm" svg:x2="27.229cm" svg:y2="5.246cm">
          <text:p/>
        </draw:line>
        <draw:line draw:style-name="gr8" draw:text-style-name="P1" draw:layer="layout" svg:x1="27.666cm" svg:y1="4.399cm" svg:x2="27.229cm" svg:y2="4.399cm">
          <text:p/>
        </draw:line>
        <draw:line draw:style-name="gr8" draw:text-style-name="P1" draw:layer="layout" svg:x1="27.666cm" svg:y1="5.246cm" svg:x2="27.229cm" svg:y2="5.246cm">
          <text:p/>
        </draw:line>
        <draw:line draw:style-name="gr8" draw:text-style-name="P1" draw:layer="layout" svg:x1="27.404cm" svg:y1="1.776cm" svg:x2="27.404cm" svg:y2="1.405cm">
          <text:p/>
        </draw:line>
        <draw:path draw:style-name="gr8" draw:text-style-name="P1" draw:layer="layout" svg:width="0.418cm" svg:height="0.492cm" svg:x="25.852cm" svg:y="4.83cm" svg:viewBox="0 0 419 493" svg:d="M0 493c241-96 399-283 419-493">
          <text:p/>
        </draw:path>
        <draw:path draw:style-name="gr8" draw:text-style-name="P1" draw:layer="layout" svg:width="0.07cm" svg:height="0.182cm" svg:x="25.852cm" svg:y="4.786cm" svg:viewBox="0 0 71 183" svg:d="M71 0c0 66-25 129-71 183">
          <text:p/>
        </draw:path>
        <draw:path draw:style-name="gr8" draw:text-style-name="P1" draw:layer="layout" svg:width="0.07cm" svg:height="0.181cm" svg:x="25.852cm" svg:y="4.605cm" svg:viewBox="0 0 71 182" svg:d="M0 0c46 55 71 118 71 182">
          <text:p/>
        </draw:path>
        <draw:line draw:style-name="gr8" draw:text-style-name="P1" draw:layer="layout" svg:x1="25.852cm" svg:y1="4.251cm" svg:x2="25.852cm" svg:y2="4.605cm">
          <text:p/>
        </draw:line>
        <draw:line draw:style-name="gr8" draw:text-style-name="P1" draw:layer="layout" svg:x1="25.899cm" svg:y1="2.956cm" svg:x2="25.899cm" svg:y2="3.881cm">
          <text:p/>
        </draw:line>
        <draw:line draw:style-name="gr8" draw:text-style-name="P1" draw:layer="layout" svg:x1="25.899cm" svg:y1="3.881cm" svg:x2="27.229cm" svg:y2="3.881cm">
          <text:p/>
        </draw:line>
        <draw:line draw:style-name="gr8" draw:text-style-name="P1" draw:layer="layout" svg:x1="25.899cm" svg:y1="2.956cm" svg:x2="27.229cm" svg:y2="2.956cm">
          <text:p/>
        </draw:line>
        <draw:line draw:style-name="gr8" draw:text-style-name="P1" draw:layer="layout" svg:x1="25.899cm" svg:y1="2.956cm" svg:x2="25.899cm" svg:y2="2.902cm">
          <text:p/>
        </draw:line>
        <draw:line draw:style-name="gr8" draw:text-style-name="P1" draw:layer="layout" svg:x1="25.899cm" svg:y1="2.956cm" svg:x2="25.899cm" svg:y2="3.881cm">
          <text:p/>
        </draw:line>
        <draw:path draw:style-name="gr8" draw:text-style-name="P1" draw:layer="layout" svg:width="0cm" svg:height="0.054cm" svg:x="25.899cm" svg:y="3.881cm" svg:viewBox="0 0 0 55" svg:d="M0 55c0-30 0-49 0-55">
          <text:p/>
        </draw:path>
        <draw:line draw:style-name="gr8" draw:text-style-name="P1" draw:layer="layout" svg:x1="25.9cm" svg:y1="2.903cm" svg:x2="25.75cm" svg:y2="2.799cm">
          <text:p/>
        </draw:line>
        <draw:line draw:style-name="gr8" draw:text-style-name="P1" draw:layer="layout" svg:x1="25.75cm" svg:y1="2.799cm" svg:x2="25.75cm" svg:y2="4.452cm">
          <text:p/>
        </draw:line>
        <draw:path draw:style-name="gr8" draw:text-style-name="P1" draw:layer="layout" svg:width="0.102cm" svg:height="0.153cm" svg:x="25.75cm" svg:y="4.452cm" svg:viewBox="0 0 103 154" svg:d="M0 0c40 50 76 103 103 154">
          <text:p/>
        </draw:path>
        <draw:path draw:style-name="gr8" draw:text-style-name="P1" draw:layer="layout" svg:width="0.047cm" svg:height="0.053cm" svg:x="25.852cm" svg:y="4.251cm" svg:viewBox="0 0 48 54" svg:d="M0 0c16 19 33 36 48 54">
          <text:p/>
        </draw:path>
        <draw:path draw:style-name="gr8" draw:text-style-name="P1" draw:layer="layout" svg:width="0.016cm" svg:height="0.171cm" svg:x="25.883cm" svg:y="3.936cm" svg:viewBox="0 0 17 172" svg:d="M17 172c-1-5-4-10-5-15-2-9-5-19-6-28-2-10-3-19-4-28-1-8-1-17-2-25 1-4 1-8 1-12s0-9 1-13c0-4 1-8 1-11 1-4 2-7 3-11 1-3 2-7 2-10 2-3 3-6 4-10 1-3 4-6 5-9">
          <text:p/>
        </draw:path>
        <draw:line draw:style-name="gr8" draw:text-style-name="P1" draw:layer="layout" svg:x1="25.75cm" svg:y1="2.799cm" svg:x2="25.75cm" svg:y2="2.045cm">
          <text:p/>
        </draw:line>
        <draw:line draw:style-name="gr8" draw:text-style-name="P1" draw:layer="layout" svg:x1="26.091cm" svg:y1="5.578cm" svg:x2="26.091cm" svg:y2="5.316cm">
          <text:p/>
        </draw:line>
        <draw:path draw:style-name="gr8" draw:text-style-name="P1" draw:layer="layout" svg:width="0.174cm" svg:height="0.345cm" svg:x="25.917cm" svg:y="5.578cm" svg:viewBox="0 0 175 346" svg:d="M175 0c-113 94-175 218-175 346">
          <text:p/>
        </draw:path>
        <draw:path draw:style-name="gr8" draw:text-style-name="P1" draw:layer="layout" svg:width="0.192cm" svg:height="0.361cm" svg:x="25.917cm" svg:y="5.923cm" svg:viewBox="0 0 193 362" svg:d="M0 0c0 136 69 266 193 362">
          <text:p/>
        </draw:path>
        <draw:path draw:style-name="gr8" draw:text-style-name="P1" draw:layer="layout" svg:width="0cm" svg:height="0.163cm" svg:x="25.899cm" svg:y="4.107cm" svg:viewBox="0 0 0 164" svg:d="M0 164c0-55 0-112 0-164">
          <text:p/>
        </draw:path>
        <draw:path draw:style-name="gr8" draw:text-style-name="P1" draw:layer="layout" svg:width="0cm" svg:height="0.075cm" svg:x="27.229cm" svg:y="3.88cm" svg:viewBox="0 0 0 76" svg:d="M0 0v1c0 1 0 1 0 2 0 2 0 4 0 7 0 2 0 6 0 9 0 2 0 4 0 6 0 5 0 9 0 14 0 6 0 11 0 17 0 7 0 13 0 20">
          <text:p/>
        </draw:path>
        <draw:line draw:style-name="gr8" draw:text-style-name="P1" draw:layer="layout" svg:x1="27.666cm" svg:y1="6.27cm" svg:x2="27.421cm" svg:y2="6.27cm">
          <text:p/>
        </draw:line>
        <draw:line draw:style-name="gr8" draw:text-style-name="P1" draw:layer="layout" svg:x1="27.211cm" svg:y1="6.311cm" svg:x2="27.211cm" svg:y2="7.103cm">
          <text:p/>
        </draw:line>
        <draw:path draw:style-name="gr8" draw:text-style-name="P1" draw:layer="layout" svg:width="0.174cm" svg:height="0.344cm" svg:x="25.917cm" svg:y="6.759cm" svg:viewBox="0 0 175 345" svg:d="M175 0c-113 93-175 216-175 345">
          <text:p/>
        </draw:path>
        <draw:path draw:style-name="gr8" draw:text-style-name="P1" draw:layer="layout" svg:width="1.294cm" svg:height="0.506cm" svg:x="25.917cm" svg:y="7.103cm" svg:viewBox="0 0 1295 507" svg:d="M0 0c0 280 289 507 648 507 357 0 647-227 647-507">
          <text:p/>
        </draw:path>
        <draw:line draw:style-name="gr8" draw:text-style-name="P1" draw:layer="layout" svg:x1="27.23cm" svg:y1="5.806cm" svg:x2="26.091cm" svg:y2="6.76cm">
          <text:p/>
        </draw:line>
        <draw:line draw:style-name="gr8" draw:text-style-name="P1" draw:layer="layout" svg:x1="27.229cm" svg:y1="5.792cm" svg:x2="27.229cm" svg:y2="5.806cm">
          <text:p/>
        </draw:line>
        <draw:line draw:style-name="gr8" draw:text-style-name="P1" draw:layer="layout" svg:x1="27.666cm" svg:y1="5.792cm" svg:x2="27.229cm" svg:y2="5.792cm">
          <text:p/>
        </draw:line>
        <draw:line draw:style-name="gr8" draw:text-style-name="P1" draw:layer="layout" svg:x1="27.666cm" svg:y1="6.27cm" svg:x2="27.666cm" svg:y2="5.792cm">
          <text:p/>
        </draw:line>
        <draw:line draw:style-name="gr8" draw:text-style-name="P1" draw:layer="layout" svg:x1="27.211cm" svg:y1="6.311cm" svg:x2="27.421cm" svg:y2="6.311cm">
          <text:p/>
        </draw:line>
        <draw:line draw:style-name="gr8" draw:text-style-name="P1" draw:layer="layout" svg:x1="27.666cm" svg:y1="5.027cm" svg:x2="27.701cm" svg:y2="5.027cm">
          <text:p/>
        </draw:line>
        <draw:line draw:style-name="gr8" draw:text-style-name="P1" draw:layer="layout" svg:x1="27.701cm" svg:y1="5.005cm" svg:x2="27.701cm" svg:y2="5.027cm">
          <text:p/>
        </draw:line>
        <draw:line draw:style-name="gr8" draw:text-style-name="P1" draw:layer="layout" svg:x1="27.666cm" svg:y1="5.005cm" svg:x2="27.701cm" svg:y2="5.005cm">
          <text:p/>
        </draw:line>
        <draw:line draw:style-name="gr8" draw:text-style-name="P1" draw:layer="layout" svg:x1="26.663cm" svg:y1="5.1cm" svg:x2="26.091cm" svg:y2="5.579cm">
          <text:p/>
        </draw:line>
        <draw:line draw:style-name="gr8" draw:text-style-name="P1" draw:layer="layout" svg:x1="26.663cm" svg:y1="5.1cm" svg:x2="26.184cm" svg:y2="5.729cm">
          <text:p/>
        </draw:line>
        <draw:path draw:style-name="gr8" draw:text-style-name="P1" draw:layer="layout" svg:width="0.075cm" svg:height="0.195cm" svg:x="26.109cm" svg:y="5.728cm" svg:viewBox="0 0 76 196" svg:d="M76 0c-50 59-76 127-76 196">
          <text:p/>
        </draw:path>
        <draw:line draw:style-name="gr8" draw:text-style-name="P1" draw:layer="layout" svg:x1="27.666cm" svg:y1="5.792cm" svg:x2="27.666cm" svg:y2="5.769cm">
          <text:p/>
        </draw:line>
        <draw:path draw:style-name="gr8" draw:text-style-name="P1" draw:layer="layout" svg:width="0.174cm" svg:height="0.344cm" svg:x="25.917cm" svg:y="6.628cm" svg:viewBox="0 0 175 345" svg:d="M175 0c-113 94-175 217-175 345">
          <text:p/>
        </draw:path>
        <draw:path draw:style-name="gr8" draw:text-style-name="P1" draw:layer="layout" svg:width="0.005cm" svg:height="0.066cm" svg:x="25.917cm" svg:y="6.972cm" svg:viewBox="0 0 6 67" svg:d="M0 0c0 23 2 45 6 67">
          <text:p/>
        </draw:path>
        <draw:line draw:style-name="gr8" draw:text-style-name="P1" draw:layer="layout" svg:x1="26.091cm" svg:y1="6.759cm" svg:x2="26.091cm" svg:y2="6.628cm">
          <text:p/>
        </draw:line>
        <draw:line draw:style-name="gr8" draw:text-style-name="P1" draw:layer="layout" svg:x1="27.701cm" svg:y1="5.005cm" svg:x2="27.701cm" svg:y2="3.979cm">
          <text:p/>
        </draw:line>
        <draw:path draw:style-name="gr8" draw:text-style-name="P1" draw:layer="layout" svg:width="0cm" svg:height="0.069cm" svg:x="27.701cm" svg:y="3.909cm" svg:viewBox="0 0 0 70" svg:d="M0 0c0 1 0 2 0 3 0 2 0 4 0 6 0 3 0 6 0 9 0 12 0 30 0 52">
          <text:p/>
        </draw:path>
        <draw:line draw:style-name="gr8" draw:text-style-name="P1" draw:layer="layout" svg:x1="27.701cm" svg:y1="5.269cm" svg:x2="27.701cm" svg:y2="5.769cm">
          <text:p/>
        </draw:line>
        <draw:line draw:style-name="gr8" draw:text-style-name="P1" draw:layer="layout" svg:x1="27.701cm" svg:y1="5.269cm" svg:x2="27.701cm" svg:y2="5.05cm">
          <text:p/>
        </draw:line>
        <draw:line draw:style-name="gr8" draw:text-style-name="P1" draw:layer="layout" svg:x1="27.701cm" svg:y1="5.05cm" svg:x2="27.701cm" svg:y2="5.027cm">
          <text:p/>
        </draw:line>
        <draw:line draw:style-name="gr8" draw:text-style-name="P1" draw:layer="layout" svg:x1="26.662cm" svg:y1="5.1cm" svg:x2="26.662cm" svg:y2="6.149cm">
          <text:p/>
        </draw:line>
        <draw:line draw:style-name="gr8" draw:text-style-name="P1" draw:layer="layout" svg:x1="26.184cm" svg:y1="5.728cm" svg:x2="26.184cm" svg:y2="6.549cm">
          <text:p/>
        </draw:line>
        <draw:line draw:style-name="gr8" draw:text-style-name="P1" draw:layer="layout" svg:x1="26.091cm" svg:y1="6.629cm" svg:x2="26.663cm" svg:y2="6.149cm">
          <text:p/>
        </draw:line>
        <draw:line draw:style-name="gr8" draw:text-style-name="P1" draw:layer="layout" svg:x1="22.348cm" svg:y1="5.896cm" svg:x2="22.47cm" svg:y2="5.896cm">
          <text:p/>
        </draw:line>
        <draw:line draw:style-name="gr8" draw:text-style-name="P1" draw:layer="layout" svg:x1="22.779cm" svg:y1="5.896cm" svg:x2="25.75cm" svg:y2="5.896cm">
          <text:p/>
        </draw:line>
        <draw:line draw:style-name="gr8" draw:text-style-name="P1" draw:layer="layout" svg:x1="22.348cm" svg:y1="2.045cm" svg:x2="22.348cm" svg:y2="5.896cm">
          <text:p/>
        </draw:line>
        <draw:line draw:style-name="gr8" draw:text-style-name="P1" draw:layer="layout" svg:x1="22.348cm" svg:y1="2.045cm" svg:x2="22.348cm" svg:y2="1.776cm">
          <text:p/>
        </draw:line>
        <draw:path draw:style-name="gr8" draw:text-style-name="P1" draw:layer="layout" svg:width="1.074cm" svg:height="0.263cm" svg:x="26.001cm" svg:y="2.3cm" svg:viewBox="0 0 1075 264" svg:d="M1075 264c-61-156-283-264-537-264-256 0-478 108-538 264">
          <text:p/>
        </draw:path>
        <draw:path draw:style-name="gr8" draw:text-style-name="P1" draw:layer="layout" svg:width="1.042cm" svg:height="0.198cm" svg:x="26.017cm" svg:y="2.25cm" svg:viewBox="0 0 1043 199" svg:d="M1043 199c-102-122-302-199-522-199-219 0-420 77-521 199">
          <text:p/>
        </draw:path>
        <draw:path draw:style-name="gr8" draw:text-style-name="P1" draw:layer="layout" svg:width="0.552cm" svg:height="0.345cm" svg:x="26.538cm" svg:y="2.481cm" svg:viewBox="0 0 553 346" svg:d="M0 346c306 0 553-154 553-346">
          <text:p/>
        </draw:path>
        <draw:path draw:style-name="gr8" draw:text-style-name="P1" draw:layer="layout" svg:width="1.105cm" svg:height="0.345cm" svg:x="25.985cm" svg:y="2.136cm" svg:viewBox="0 0 1106 346" svg:d="M1106 346c0-191-248-346-553-346-306 0-553 155-553 346">
          <text:p/>
        </draw:path>
        <draw:path draw:style-name="gr8" draw:text-style-name="P1" draw:layer="layout" svg:width="0.553cm" svg:height="0.345cm" svg:x="25.985cm" svg:y="2.481cm" svg:viewBox="0 0 554 346" svg:d="M0 0c0 192 248 346 554 346">
          <text:p/>
        </draw:path>
        <draw:path draw:style-name="gr8" draw:text-style-name="P1" draw:layer="layout" svg:width="1.097cm" svg:height="0.304cm" svg:x="25.989cm" svg:y="2.218cm" svg:viewBox="0 0 1098 305" svg:d="M1098 305c-33-174-269-305-549-305s-516 131-549 305">
          <text:p/>
        </draw:path>
        <draw:path draw:style-name="gr8" draw:text-style-name="P1" draw:layer="layout" svg:width="0.237cm" svg:height="0.008cm" svg:x="26.419cm" svg:y="2.219cm" svg:viewBox="0 0 238 9" svg:d="M238 9c-78-12-159-12-238 0">
          <text:p/>
        </draw:path>
        <draw:line draw:style-name="gr8" draw:text-style-name="P1" draw:layer="layout" svg:x1="27.404cm" svg:y1="1.776cm" svg:x2="22.348cm" svg:y2="1.776cm">
          <text:p/>
        </draw:line>
        <draw:path draw:style-name="gr8" draw:text-style-name="P1" draw:layer="layout" svg:width="0.159cm" svg:height="0.016cm" svg:x="22.545cm" svg:y="4.626cm" svg:viewBox="0 0 160 17" svg:d="M160 0c-50 22-111 22-160 0">
          <text:p/>
        </draw:path>
        <draw:path draw:style-name="gr8" draw:text-style-name="P1" draw:layer="layout" svg:width="0.159cm" svg:height="0.017cm" svg:x="24.653cm" svg:y="5.445cm" svg:viewBox="0 0 160 18" svg:d="M160 0c-49 24-111 24-160 0">
          <text:p/>
        </draw:path>
        <draw:path draw:style-name="gr8" draw:text-style-name="P1" draw:layer="layout" svg:width="0.159cm" svg:height="0.016cm" svg:x="24.653cm" svg:y="2.167cm" svg:viewBox="0 0 160 17" svg:d="M160 0c-49 23-111 23-160 0">
          <text:p/>
        </draw:path>
        <draw:path draw:style-name="gr8" draw:text-style-name="P1" draw:layer="layout" svg:width="0.104cm" svg:height="0.008cm" svg:x="25.1cm" svg:y="4.68cm" svg:viewBox="0 0 105 9" svg:d="M105 0c-33 12-70 12-105 0">
          <text:p/>
        </draw:path>
        <draw:path draw:style-name="gr8" draw:text-style-name="P1" draw:layer="layout" svg:width="0.28cm" svg:height="0.11cm" svg:x="25.012cm" svg:y="4.672cm" svg:viewBox="0 0 281 111" svg:d="M0 111c0-62 63-111 140-111 78 0 141 49 141 111">
          <text:p/>
        </draw:path>
        <draw:path draw:style-name="gr8" draw:text-style-name="P1" draw:layer="layout" svg:width="0.28cm" svg:height="0.109cm" svg:x="25.012cm" svg:y="4.782cm" svg:viewBox="0 0 281 110" svg:d="M281 0c0 60-63 110-141 110-77 0-140-50-140-110">
          <text:p/>
        </draw:path>
        <draw:path draw:style-name="gr8" draw:text-style-name="P1" draw:layer="layout" svg:width="0.104cm" svg:height="0.009cm" svg:x="25.1cm" svg:y="3.041cm" svg:viewBox="0 0 105 10" svg:d="M105 0c-33 13-70 13-105 0">
          <text:p/>
        </draw:path>
        <draw:path draw:style-name="gr8" draw:text-style-name="P1" draw:layer="layout" svg:width="0.28cm" svg:height="0.109cm" svg:x="25.012cm" svg:y="3.033cm" svg:viewBox="0 0 281 110" svg:d="M0 110c0-61 63-110 140-110 78 0 141 49 141 110">
          <text:p/>
        </draw:path>
        <draw:path draw:style-name="gr8" draw:text-style-name="P1" draw:layer="layout" svg:width="0.28cm" svg:height="0.11cm" svg:x="25.012cm" svg:y="3.142cm" svg:viewBox="0 0 281 111" svg:d="M281 0c0 61-63 111-141 111-77 0-140-50-140-111">
          <text:p/>
        </draw:path>
        <draw:path draw:style-name="gr8" draw:text-style-name="P1" draw:layer="layout" svg:width="0.469cm" svg:height="0.366cm" svg:x="22.39cm" svg:y="4.599cm" svg:viewBox="0 0 470 367" svg:d="M470 183c0-102-105-183-235-183s-235 81-235 183M0 183c0 101 105 184 235 184s235-83 235-184">
          <text:p/>
        </draw:path>
        <draw:path draw:style-name="gr8" draw:text-style-name="P1" draw:layer="layout" svg:width="0.329cm" svg:height="0.129cm" svg:x="22.46cm" svg:y="4.609cm" svg:viewBox="0 0 330 130" svg:d="M0 130c0-72 75-130 166-130 90 0 164 58 164 130">
          <text:p/>
        </draw:path>
        <draw:path draw:style-name="gr8" draw:text-style-name="P1" draw:layer="layout" svg:width="0.329cm" svg:height="0.128cm" svg:x="22.46cm" svg:y="4.738cm" svg:viewBox="0 0 330 129" svg:d="M330 0c0 72-74 129-164 129-91 0-166-57-166-129">
          <text:p/>
        </draw:path>
        <draw:path draw:style-name="gr8" draw:text-style-name="P1" draw:layer="layout" svg:width="0.329cm" svg:height="0.128cm" svg:x="24.568cm" svg:y="5.429cm" svg:viewBox="0 0 330 129" svg:d="M0 129c0-70 74-129 164-129 92 0 166 59 166 129">
          <text:p/>
        </draw:path>
        <draw:path draw:style-name="gr8" draw:text-style-name="P1" draw:layer="layout" svg:width="0.329cm" svg:height="0.129cm" svg:x="24.568cm" svg:y="5.557cm" svg:viewBox="0 0 330 130" svg:d="M330 0c0 72-74 130-166 130-90 0-164-58-164-130">
          <text:p/>
        </draw:path>
        <draw:path draw:style-name="gr8" draw:text-style-name="P1" draw:layer="layout" svg:width="0.469cm" svg:height="0.366cm" svg:x="24.498cm" svg:y="5.418cm" svg:viewBox="0 0 470 367" svg:d="M470 183c0-101-105-183-235-183-129 0-235 82-235 183M0 183c0 102 106 184 235 184 130 0 235-82 235-184">
          <text:p/>
        </draw:path>
        <draw:path draw:style-name="gr8" draw:text-style-name="P1" draw:layer="layout" svg:width="0.329cm" svg:height="0.128cm" svg:x="24.568cm" svg:y="2.151cm" svg:viewBox="0 0 330 129" svg:d="M0 129c0-72 74-129 164-129 92 0 166 57 166 129">
          <text:p/>
        </draw:path>
        <draw:path draw:style-name="gr8" draw:text-style-name="P1" draw:layer="layout" svg:width="0.329cm" svg:height="0.129cm" svg:x="24.568cm" svg:y="2.279cm" svg:viewBox="0 0 330 130" svg:d="M330 0c0 71-74 130-166 130-90 0-164-59-164-130">
          <text:p/>
        </draw:path>
        <draw:path draw:style-name="gr8" draw:text-style-name="P1" draw:layer="layout" svg:width="0.469cm" svg:height="0.366cm" svg:x="24.498cm" svg:y="2.14cm" svg:viewBox="0 0 470 367" svg:d="M470 183c0-101-105-183-235-183-129 0-235 82-235 183M0 183c0 102 106 184 235 184 130 0 235-82 235-184">
          <text:p/>
        </draw:path>
        <draw:path draw:style-name="gr8" draw:text-style-name="P1" draw:layer="layout" svg:width="0.281cm" svg:height="0.129cm" svg:x="24.841cm" svg:y="4.011cm" svg:viewBox="0 0 282 130" svg:d="M282 92c-47 37-117 48-179 28s-103-66-103-120">
          <text:p/>
        </draw:path>
        <draw:path draw:style-name="gr8" draw:text-style-name="P1" draw:layer="layout" svg:width="0.08cm" svg:height="0.11cm" svg:x="25.09cm" svg:y="3.901cm" svg:viewBox="0 0 81 111" svg:d="M0 0c49 24 81 66 81 111">
          <text:p/>
        </draw:path>
        <draw:path draw:style-name="gr8" draw:text-style-name="P1" draw:layer="layout" svg:width="0.048cm" svg:height="0.091cm" svg:x="25.122cm" svg:y="4.011cm" svg:viewBox="0 0 49 92" svg:d="M49 0c0 34-18 67-49 92">
          <text:p/>
        </draw:path>
        <draw:path draw:style-name="gr8" draw:text-style-name="P1" draw:layer="layout" svg:width="0.249cm" svg:height="0.128cm" svg:x="24.841cm" svg:y="3.883cm" svg:viewBox="0 0 250 129" svg:d="M0 129c0-46 32-88 84-112 52-23 115-22 166 1">
          <text:p/>
        </draw:path>
        <draw:line draw:style-name="gr8" draw:text-style-name="P1" draw:layer="layout" svg:x1="25.75cm" svg:y1="2.045cm" svg:x2="22.348cm" svg:y2="2.045cm">
          <text:p/>
        </draw:line>
        <draw:line draw:style-name="gr8" draw:text-style-name="P1" draw:layer="layout" svg:x1="27.229cm" svg:y1="4.399cm" svg:x2="27.229cm" svg:y2="2.956cm">
          <text:p/>
        </draw:line>
        <draw:path draw:style-name="gr8" draw:text-style-name="P1" draw:layer="layout" svg:width="0.454cm" svg:height="0.356cm" svg:x="25.275cm" svg:y="3.784cm" svg:viewBox="0 0 455 357" svg:d="M0 178c0 98 101 179 227 179s228-81 228-179M455 178c0-98-102-178-228-178s-227 80-227 178">
          <text:p/>
        </draw:path>
        <draw:path draw:style-name="gr8" draw:text-style-name="P1" draw:layer="layout" svg:width="0.315cm" svg:height="0.123cm" svg:x="25.345cm" svg:y="3.795cm" svg:viewBox="0 0 316 124" svg:d="M316 124c0-68-72-124-159-124s-157 56-157 124">
          <text:p/>
        </draw:path>
        <draw:path draw:style-name="gr8" draw:text-style-name="P1" draw:layer="layout" svg:width="0.315cm" svg:height="0.123cm" svg:x="25.345cm" svg:y="3.918cm" svg:viewBox="0 0 316 124" svg:d="M0 0c0 69 70 124 157 124s159-55 159-124">
          <text:p/>
        </draw:path>
        <draw:path draw:style-name="gr8" draw:text-style-name="P1" draw:layer="layout" svg:width="0.222cm" svg:height="0.036cm" svg:x="25.391cm" svg:y="3.831cm" svg:viewBox="0 0 223 37" svg:d="M0 0c62 49 161 49 223 0">
          <text:p/>
        </draw:path>
        <draw:line draw:style-name="gr8" draw:text-style-name="P1" draw:layer="layout" svg:x1="27.229cm" svg:y1="5.269cm" svg:x2="27.229cm" svg:y2="5.769cm">
          <text:p/>
        </draw:line>
        <draw:line draw:style-name="gr8" draw:text-style-name="P1" draw:layer="layout" svg:x1="27.701cm" svg:y1="5.769cm" svg:x2="27.229cm" svg:y2="5.769cm">
          <text:p/>
        </draw:line>
        <draw:line draw:style-name="gr8" draw:text-style-name="P1" draw:layer="layout" svg:x1="27.229cm" svg:y1="5.269cm" svg:x2="27.701cm" svg:y2="5.269cm">
          <text:p/>
        </draw:line>
        <draw:line draw:style-name="gr8" draw:text-style-name="P1" draw:layer="layout" svg:x1="27.229cm" svg:y1="3.979cm" svg:x2="27.229cm" svg:y2="5.027cm">
          <text:p/>
        </draw:line>
        <draw:path draw:style-name="gr8" draw:text-style-name="P1" draw:layer="layout" svg:width="0cm" svg:height="0.022cm" svg:x="27.229cm" svg:y="3.956cm" svg:viewBox="0 0 0 23" svg:d="M0 0c0 7 0 15 0 23">
          <text:p/>
        </draw:path>
        <draw:line draw:style-name="gr8" draw:text-style-name="P1" draw:layer="layout" svg:x1="27.229cm" svg:y1="5.05cm" svg:x2="27.229cm" svg:y2="5.269cm">
          <text:p/>
        </draw:line>
        <draw:line draw:style-name="gr8" draw:text-style-name="P1" draw:layer="layout" svg:x1="27.229cm" svg:y1="5.027cm" svg:x2="27.229cm" svg:y2="5.05cm">
          <text:p/>
        </draw:line>
        <draw:line draw:style-name="gr8" draw:text-style-name="P1" draw:layer="layout" svg:x1="27.229cm" svg:y1="5.769cm" svg:x2="27.229cm" svg:y2="5.792cm">
          <text:p/>
        </draw:line>
        <draw:line draw:style-name="gr8" draw:text-style-name="P1" draw:layer="layout" svg:x1="27.701cm" svg:y1="5.05cm" svg:x2="27.666cm" svg:y2="5.05cm">
          <text:p/>
        </draw:line>
        <draw:line draw:style-name="gr8" draw:text-style-name="P1" draw:layer="layout" svg:x1="27.666cm" svg:y1="3.979cm" svg:x2="27.701cm" svg:y2="3.979cm">
          <text:p/>
        </draw:line>
        <draw:line draw:style-name="gr8" draw:text-style-name="P1" draw:layer="layout" svg:x1="24.925cm" svg:y1="3.634cm" svg:x2="24.925cm" svg:y2="3.612cm">
          <text:p/>
        </draw:line>
        <draw:line draw:style-name="gr8" draw:text-style-name="P1" draw:layer="layout" svg:x1="24.907cm" svg:y1="3.55cm" svg:x2="24.907cm" svg:y2="3.538cm">
          <text:p/>
        </draw:line>
        <draw:line draw:style-name="gr8" draw:text-style-name="P1" draw:layer="layout" svg:x1="24.914cm" svg:y1="3.534cm" svg:x2="24.914cm" svg:y2="3.512cm">
          <text:p/>
        </draw:line>
        <draw:line draw:style-name="gr8" draw:text-style-name="P1" draw:layer="layout" svg:x1="24.925cm" svg:y1="6.912cm" svg:x2="24.925cm" svg:y2="6.891cm">
          <text:p/>
        </draw:line>
        <draw:line draw:style-name="gr8" draw:text-style-name="P1" draw:layer="layout" svg:x1="24.907cm" svg:y1="6.828cm" svg:x2="24.907cm" svg:y2="6.816cm">
          <text:p/>
        </draw:line>
        <draw:line draw:style-name="gr8" draw:text-style-name="P1" draw:layer="layout" svg:x1="24.914cm" svg:y1="6.812cm" svg:x2="24.914cm" svg:y2="6.79cm">
          <text:p/>
        </draw:line>
        <draw:line draw:style-name="gr8" draw:text-style-name="P1" draw:layer="layout" svg:x1="22.817cm" svg:y1="6.093cm" svg:x2="22.817cm" svg:y2="6.071cm">
          <text:p/>
        </draw:line>
        <draw:line draw:style-name="gr8" draw:text-style-name="P1" draw:layer="layout" svg:x1="22.799cm" svg:y1="6.008cm" svg:x2="22.799cm" svg:y2="5.997cm">
          <text:p/>
        </draw:line>
        <draw:line draw:style-name="gr8" draw:text-style-name="P1" draw:layer="layout" svg:x1="22.806cm" svg:y1="5.992cm" svg:x2="22.806cm" svg:y2="5.97cm">
          <text:p/>
        </draw:line>
        <draw:line draw:style-name="gr8" draw:text-style-name="P1" draw:layer="layout" svg:x1="27.666cm" svg:y1="2.806cm" svg:x2="27.421cm" svg:y2="2.806cm">
          <text:p/>
        </draw:line>
        <draw:line draw:style-name="gr8" draw:text-style-name="P1" draw:layer="layout" svg:x1="27.666cm" svg:y1="6.797cm" svg:x2="27.421cm" svg:y2="6.797cm">
          <text:p/>
        </draw:line>
        <draw:line draw:style-name="gr8" draw:text-style-name="P1" draw:layer="layout" svg:x1="25.917cm" svg:y1="5.661cm" svg:x2="25.917cm" svg:y2="5.923cm">
          <text:p/>
        </draw:line>
        <draw:line draw:style-name="gr8" draw:text-style-name="P1" draw:layer="layout" svg:x1="25.917cm" svg:y1="6.972cm" svg:x2="25.917cm" svg:y2="7.103cm">
          <text:p/>
        </draw:line>
        <draw:line draw:style-name="gr8" draw:text-style-name="P1" draw:layer="layout" svg:x1="26.109cm" svg:y1="6.612cm" svg:x2="26.109cm" svg:y2="5.923cm">
          <text:p/>
        </draw:line>
        <draw:line draw:style-name="gr8" draw:text-style-name="P1" draw:layer="layout" svg:x1="25.985cm" svg:y1="5.697cm" svg:x2="25.985cm" svg:y2="5.435cm">
          <text:p/>
        </draw:line>
        <draw:line draw:style-name="gr8" draw:text-style-name="P1" draw:layer="layout" svg:x1="27.666cm" svg:y1="3.909cm" svg:x2="27.701cm" svg:y2="3.909cm">
          <text:p/>
        </draw:line>
        <draw:path draw:style-name="gr6" draw:text-style-name="P3" draw:layer="layout" svg:width="5.353cm" svg:height="4.933cm" svg:x="22.374cm" svg:y="8.761cm" svg:viewBox="0 0 5354 4934" svg:d="M5354 1114v641l-35 2v28 612 1301 5 17 27 36 43 48 51 51 48 43 36 27 17 5 186 3 11 16 22 27 30 31 31 29 27 22 17 10 4 216c0 21 0 47 0 67 0 3 0 6 0 9 0 2 0 4 0 7 0 2 0 4 0 6s0 3 0 5c0 1 0 2 0 3s0 2 0 3h-1767-148-3404v-4934h3404 148 1330 192 245v1085h35z">
          <text:p/>
        </draw:path>
        <draw:polygon draw:style-name="gr7" draw:text-style-name="P1" draw:layer="layout" svg:width="0cm" svg:height="0cm" svg:x="25.051cm" svg:y="11.228cm" svg:viewBox="0 0 0 0" draw:points="0,0">
          <text:p/>
        </draw:polygon>
        <draw:path draw:style-name="gr6" draw:text-style-name="P3" draw:layer="layout" svg:width="3.574cm" svg:height="4.933cm" svg:x="22.374cm" svg:y="8.761cm" svg:viewBox="0 0 3575 4934" svg:d="M3404 0v2118c39 29 74 65 101 106 46 69 70 149 70 232s-24 163-70 232c-27 41-62 77-101 106v2140h-3404v-4934z">
          <text:p/>
        </draw:path>
        <draw:polygon draw:style-name="gr7" draw:text-style-name="P1" draw:layer="layout" svg:width="0cm" svg:height="0cm" svg:x="25.051cm" svg:y="11.228cm" svg:viewBox="0 0 0 0" draw:points="0,0">
          <text:p/>
        </draw:polygon>
        <draw:path draw:style-name="gr6" draw:text-style-name="P3" draw:layer="layout" svg:width="1.522cm" svg:height="3.234cm" svg:x="25.925cm" svg:y="10.446cm" svg:viewBox="0 0 1523 3235" svg:d="M1523 3149c0 29 0 67 0 86h-1523v-1804c232-139 373-389 373-660 0-270-141-520-373-659v-112h1331v70c0 20 0 29 0 30v17l-1139 1222c-198 212-231 530-80 778 151 247 448 364 729 286 279-78 472-333 472-623v-1016h210v3 6 11 15 19 23 26 30 32 34 37 37 39 39 1991z">
          <text:p/>
        </draw:path>
        <draw:polygon draw:style-name="gr7" draw:text-style-name="P1" draw:layer="layout" svg:width="0cm" svg:height="0cm" svg:x="25.051cm" svg:y="11.228cm" svg:viewBox="0 0 0 0" draw:points="0,0">
          <text:p/>
        </draw:polygon>
        <draw:path draw:style-name="gr6" draw:text-style-name="P3" draw:layer="layout" svg:width="1.749cm" svg:height="2.326cm" svg:x="25.943cm" svg:y="10.546cm" svg:viewBox="0 0 1750 2327" svg:d="M1750 612v-612h-245-192v17l-1139 1221c-198 212-231 530-80 778s448 365 728 287c279-79 473-334 473-624v-1015h210v-52z">
          <text:p/>
        </draw:path>
        <draw:polygon draw:style-name="gr7" draw:text-style-name="P1" draw:layer="layout" svg:width="0cm" svg:height="0cm" svg:x="25.051cm" svg:y="11.228cm" svg:viewBox="0 0 0 0" draw:points="0,0">
          <text:p/>
        </draw:polygon>
        <draw:path draw:style-name="gr6" draw:text-style-name="P3" draw:layer="layout" svg:width="1.33cm" svg:height="1.185cm" svg:x="25.925cm" svg:y="8.761cm" svg:viewBox="0 0 1331 1186" svg:d="M0 0h1331v1086 29 71h-1331l4-1010h-4c0 0 3 0 8 0-5 0-8 0-8 0l4-71v71l-4-71c0 0 3 0 8 0-5 0-8 0-8 0v-105l4 105z">
          <text:p/>
        </draw:path>
        <draw:polygon draw:style-name="gr7" draw:text-style-name="P1" draw:layer="layout" svg:width="0cm" svg:height="0cm" svg:x="25.051cm" svg:y="11.228cm" svg:viewBox="0 0 0 0" draw:points="0,0">
          <text:p/>
        </draw:polygon>
        <draw:path draw:style-name="gr6" draw:text-style-name="P3" draw:layer="layout" svg:width="1.345cm" svg:height="0.5cm" svg:x="25.91cm" svg:y="9.946cm" svg:viewBox="0 0 1346 501" svg:d="M15 501c0-39 0-88 0-141-10-35-15-72-15-110 0-37 5-74 15-109 0-53 0-102 0-141h1331v501z">
          <text:p/>
        </draw:path>
        <draw:polygon draw:style-name="gr7" draw:text-style-name="P1" draw:layer="layout" svg:width="0cm" svg:height="0cm" svg:x="25.051cm" svg:y="11.228cm" svg:viewBox="0 0 0 0" draw:points="0,0">
          <text:p/>
        </draw:polygon>
        <draw:path draw:style-name="gr6" draw:text-style-name="P3" draw:layer="layout" svg:width="1.767cm" svg:height="2.536cm" svg:x="25.925cm" svg:y="11.158cm" svg:viewBox="0 0 1768 2537" svg:d="M1768 2437c0 21 0 47 0 67 0 3 0 6 0 9 0 2 0 4 0 7 0 2 0 4 0 6s0 3 0 5c0 1 0 2 0 3s0 2 0 3h-1768c0 0 0-5 0-14h1523c0-19 0-57 0-86v-43-1991-39-39-37-38-34-32-29-26-23-19-15-11-6-3-52h245v1301 5 17 27 36 43 48 51 51 48 43 36 27 17 5 186 3 11 16 22 27 30 31 31 29 27 22 17 10 4z">
          <text:p/>
        </draw:path>
        <draw:polygon draw:style-name="gr7" draw:text-style-name="P1" draw:layer="layout" svg:width="0cm" svg:height="0cm" svg:x="25.051cm" svg:y="11.228cm" svg:viewBox="0 0 0 0" draw:points="0,0">
          <text:p/>
        </draw:polygon>
        <draw:path draw:style-name="gr6" draw:text-style-name="P3" draw:layer="layout" svg:width="0.437cm" svg:height="1.085cm" svg:x="27.255cm" svg:y="8.761cm" svg:viewBox="0 0 438 1086" svg:d="M438 1086v-1086l-245 1v-1c0 0 0 1 0 2 0-1 0-2 0-2v1l-193-1v1086z">
          <text:p/>
        </draw:path>
        <draw:polygon draw:style-name="gr7" draw:text-style-name="P1" draw:layer="layout" svg:width="0cm" svg:height="0cm" svg:x="25.051cm" svg:y="11.228cm" svg:viewBox="0 0 0 0" draw:points="0,0">
          <text:p/>
        </draw:polygon>
        <draw:path draw:style-name="gr6" draw:text-style-name="P3" draw:layer="layout" svg:width="0.42cm" svg:height="1.372cm" svg:x="25.878cm" svg:y="10.531cm" svg:viewBox="0 0 421 1373" svg:d="M47 1346c232-139 374-390 374-660s-142-520-374-659c-15-10-31-18-47-27v454c46 69 70 149 70 232s-24 163-70 232v455c16-9 32-17 47-27z">
          <text:p/>
        </draw:path>
        <draw:polygon draw:style-name="gr7" draw:text-style-name="P1" draw:layer="layout" svg:width="0cm" svg:height="0cm" svg:x="25.051cm" svg:y="11.228cm" svg:viewBox="0 0 0 0" draw:points="0,0">
          <text:p/>
        </draw:polygon>
        <draw:path draw:style-name="gr6" draw:text-style-name="P3" draw:layer="layout" svg:width="0.148cm" svg:height="2.245cm" svg:x="25.777cm" svg:y="11.449cm" svg:viewBox="0 0 149 2246" svg:d="M102 0v454c16-9 32-17 47-27v1805c0 9 0 14 0 14h-149v-2140c39-29 75-65 102-106z">
          <text:p/>
        </draw:path>
        <draw:polygon draw:style-name="gr7" draw:text-style-name="P1" draw:layer="layout" svg:width="0cm" svg:height="0cm" svg:x="25.051cm" svg:y="11.228cm" svg:viewBox="0 0 0 0" draw:points="0,0">
          <text:p/>
        </draw:polygon>
        <draw:polygon draw:style-name="gr6" draw:text-style-name="P3" draw:layer="layout" svg:width="0.472cm" svg:height="0.641cm" svg:x="27.255cm" svg:y="9.875cm" svg:viewBox="0 0 473 642" draw:points="0,0 473,0 473,642 438,642 192,642 0,642 0,572 0,72">
          <text:p/>
        </draw:polygon>
        <draw:polygon draw:style-name="gr7" draw:text-style-name="P1" draw:layer="layout" svg:width="0cm" svg:height="0cm" svg:x="25.051cm" svg:y="11.228cm" svg:viewBox="0 0 0 0" draw:points="0,0">
          <text:p/>
        </draw:polygon>
        <draw:path draw:style-name="gr6" draw:text-style-name="P3" draw:layer="layout" svg:width="0.148cm" svg:height="2.224cm" svg:x="25.777cm" svg:y="8.761cm" svg:viewBox="0 0 149 2225" svg:d="M149 1686v112c-15-10-31-18-47-27v454c-27-41-63-77-102-106v-2119h149v105 70 1010c0 39 0 89 0 142-10 35-15 72-15 109s5 74 15 109c0 53 0 102 0 141z">
          <text:p/>
        </draw:path>
        <draw:polygon draw:style-name="gr7" draw:text-style-name="P1" draw:layer="layout" svg:width="0cm" svg:height="0cm" svg:x="25.051cm" svg:y="11.228cm" svg:viewBox="0 0 0 0" draw:points="0,0">
          <text:p/>
        </draw:polygon>
        <draw:path draw:style-name="gr6" draw:text-style-name="P3" draw:layer="layout" svg:width="0.469cm" svg:height="0.469cm" svg:x="22.416cm" svg:y="12.032cm" svg:viewBox="0 0 470 470" svg:d="M470 235c0 129-105 235-235 235s-235-106-235-235c0-130 105-235 235-235s235 105 235 235z">
          <text:p/>
        </draw:path>
        <draw:polygon draw:style-name="gr7" draw:text-style-name="P1" draw:layer="layout" svg:width="0cm" svg:height="0cm" svg:x="25.051cm" svg:y="11.228cm" svg:viewBox="0 0 0 0" draw:points="0,0">
          <text:p/>
        </draw:polygon>
        <draw:path draw:style-name="gr6" draw:text-style-name="P3" draw:layer="layout" svg:width="0.469cm" svg:height="0.468cm" svg:x="24.524cm" svg:y="13.082cm" svg:viewBox="0 0 470 469" svg:d="M470 234c0 131-105 235-234 235-130 0-236-104-236-235 0-129 106-234 236-234 129 0 234 105 234 234z">
          <text:p/>
        </draw:path>
        <draw:polygon draw:style-name="gr7" draw:text-style-name="P1" draw:layer="layout" svg:width="0cm" svg:height="0cm" svg:x="25.051cm" svg:y="11.228cm" svg:viewBox="0 0 0 0" draw:points="0,0">
          <text:p/>
        </draw:polygon>
        <draw:path draw:style-name="gr6" draw:text-style-name="P3" draw:layer="layout" svg:width="0.469cm" svg:height="0.468cm" svg:x="24.524cm" svg:y="8.884cm" svg:viewBox="0 0 470 469" svg:d="M470 234c0 130-105 235-234 235-130 0-236-105-236-235s106-234 236-234c129 0 234 104 234 234z">
          <text:p/>
        </draw:path>
        <draw:polygon draw:style-name="gr7" draw:text-style-name="P1" draw:layer="layout" svg:width="0cm" svg:height="0cm" svg:x="25.051cm" svg:y="11.228cm" svg:viewBox="0 0 0 0" draw:points="0,0">
          <text:p/>
        </draw:polygon>
        <draw:path draw:style-name="gr6" draw:text-style-name="P3" draw:layer="layout" svg:width="0.455cm" svg:height="0.454cm" svg:x="25.301cm" svg:y="10.99cm" svg:viewBox="0 0 456 455" svg:d="M456 228c0 126-102 227-229 227-125 0-227-101-227-227 0-127 102-228 227-228 127 0 229 101 229 228z">
          <text:p/>
        </draw:path>
        <draw:polygon draw:style-name="gr7" draw:text-style-name="P1" draw:layer="layout" svg:width="0cm" svg:height="0cm" svg:x="25.051cm" svg:y="11.228cm" svg:viewBox="0 0 0 0" draw:points="0,0">
          <text:p/>
        </draw:polygon>
        <draw:path draw:style-name="gr6" draw:text-style-name="P3" draw:layer="layout" svg:width="0.329cm" svg:height="0.329cm" svg:x="24.867cm" svg:y="11.116cm" svg:viewBox="0 0 330 330" svg:d="M250 23c43 26 72 70 79 121 6 50-11 101-47 137-46 47-118 62-180 36-62-25-102-85-102-153 0-59 32-113 83-143 52-29 115-28 167 2z">
          <text:p/>
        </draw:path>
        <draw:polygon draw:style-name="gr7" draw:text-style-name="P1" draw:layer="layout" svg:width="0cm" svg:height="0cm" svg:x="25.051cm" svg:y="11.228cm" svg:viewBox="0 0 0 0" draw:points="0,0">
          <text:p/>
        </draw:polygon>
        <draw:path draw:style-name="gr6" draw:text-style-name="P3" draw:layer="layout" svg:width="0.329cm" svg:height="0.329cm" svg:x="22.486cm" svg:y="12.102cm" svg:viewBox="0 0 330 330" svg:d="M330 165c0 91-74 165-165 165s-165-74-165-165 74-165 165-165 165 74 165 165z">
          <text:p/>
        </draw:path>
        <draw:polygon draw:style-name="gr7" draw:text-style-name="P1" draw:layer="layout" svg:width="0cm" svg:height="0cm" svg:x="25.051cm" svg:y="11.228cm" svg:viewBox="0 0 0 0" draw:points="0,0">
          <text:p/>
        </draw:polygon>
        <draw:path draw:style-name="gr6" draw:text-style-name="P3" draw:layer="layout" svg:width="0.329cm" svg:height="0.329cm" svg:x="24.594cm" svg:y="8.953cm" svg:viewBox="0 0 330 330" svg:d="M330 166c0 91-74 164-165 164s-165-73-165-164 74-166 165-166 165 75 165 166z">
          <text:p/>
        </draw:path>
        <draw:polygon draw:style-name="gr7" draw:text-style-name="P1" draw:layer="layout" svg:width="0cm" svg:height="0cm" svg:x="25.051cm" svg:y="11.228cm" svg:viewBox="0 0 0 0" draw:points="0,0">
          <text:p/>
        </draw:polygon>
        <draw:path draw:style-name="gr6" draw:text-style-name="P3" draw:layer="layout" svg:width="0.329cm" svg:height="0.329cm" svg:x="24.594cm" svg:y="13.152cm" svg:viewBox="0 0 330 330" svg:d="M330 165c0 91-74 165-165 165s-165-74-165-165c0-92 74-165 165-165s165 73 165 165z">
          <text:p/>
        </draw:path>
        <draw:polygon draw:style-name="gr7" draw:text-style-name="P1" draw:layer="layout" svg:width="0cm" svg:height="0cm" svg:x="25.051cm" svg:y="11.228cm" svg:viewBox="0 0 0 0" draw:points="0,0">
          <text:p/>
        </draw:polygon>
        <draw:path draw:style-name="gr6" draw:text-style-name="P3" draw:layer="layout" svg:width="0.315cm" svg:height="0.314cm" svg:x="25.371cm" svg:y="11.06cm" svg:viewBox="0 0 316 315" svg:d="M316 158c0 87-71 157-159 157-87 0-157-70-157-157 0-88 70-158 157-158 88 0 159 70 159 158z">
          <text:p/>
        </draw:path>
        <draw:polygon draw:style-name="gr7" draw:text-style-name="P1" draw:layer="layout" svg:width="0cm" svg:height="0cm" svg:x="25.051cm" svg:y="11.228cm" svg:viewBox="0 0 0 0" draw:points="0,0">
          <text:p/>
        </draw:polygon>
        <draw:path draw:style-name="gr6" draw:text-style-name="P3" draw:layer="layout" svg:width="0.28cm" svg:height="0.279cm" svg:x="25.038cm" svg:y="12.127cm" svg:viewBox="0 0 281 280" svg:d="M281 141c0 77-62 139-141 139-77 0-140-62-140-139 0-78 63-141 140-141 79 0 141 63 141 141z">
          <text:p/>
        </draw:path>
        <draw:polygon draw:style-name="gr7" draw:text-style-name="P1" draw:layer="layout" svg:width="0cm" svg:height="0cm" svg:x="25.051cm" svg:y="11.228cm" svg:viewBox="0 0 0 0" draw:points="0,0">
          <text:p/>
        </draw:polygon>
        <draw:path draw:style-name="gr6" draw:text-style-name="P3" draw:layer="layout" svg:width="0.28cm" svg:height="0.279cm" svg:x="25.038cm" svg:y="10.028cm" svg:viewBox="0 0 281 280" svg:d="M281 139c0 79-62 141-141 141-77 0-140-62-140-141 0-77 63-139 140-139 79 0 141 62 141 139z">
          <text:p/>
        </draw:path>
        <draw:polygon draw:style-name="gr7" draw:text-style-name="P1" draw:layer="layout" svg:width="0cm" svg:height="0cm" svg:x="25.051cm" svg:y="11.228cm" svg:viewBox="0 0 0 0" draw:points="0,0">
          <text:p/>
        </draw:polygon>
        <draw:polygon draw:style-name="gr6" draw:text-style-name="P3" draw:layer="layout" svg:width="0.472cm" svg:height="0.029cm" svg:x="27.255cm" svg:y="9.846cm" svg:viewBox="0 0 473 30" draw:points="438,0 0,0 0,30 473,30 473,0">
          <text:p/>
        </draw:polygon>
        <draw:polygon draw:style-name="gr7" draw:text-style-name="P1" draw:layer="layout" svg:width="0cm" svg:height="0cm" svg:x="25.051cm" svg:y="11.228cm" svg:viewBox="0 0 0 0" draw:points="0,0">
          <text:p/>
        </draw:polygon>
        <draw:path draw:style-name="gr6" draw:text-style-name="P3" draw:layer="layout" svg:width="0.245cm" svg:height="0.03cm" svg:x="27.447cm" svg:y="10.516cm" svg:viewBox="0 0 246 31" svg:d="M246 31v-29l-246-2c0 20 0 30 0 31z">
          <text:p/>
        </draw:path>
        <draw:polygon draw:style-name="gr7" draw:text-style-name="P1" draw:layer="layout" svg:width="0cm" svg:height="0cm" svg:x="25.051cm" svg:y="11.228cm" svg:viewBox="0 0 0 0" draw:points="0,0">
          <text:p/>
        </draw:polygon>
        <draw:path draw:style-name="gr6" draw:text-style-name="P3" draw:layer="layout" svg:width="0.192cm" svg:height="0.03cm" svg:x="27.255cm" svg:y="10.516cm" svg:viewBox="0 0 193 31" svg:d="M193 31c0-1 0-11 0-31h-193c0 20 0 30 0 31z">
          <text:p/>
        </draw:path>
        <draw:polygon draw:style-name="gr7" draw:text-style-name="P1" draw:layer="layout" svg:width="0cm" svg:height="0cm" svg:x="25.051cm" svg:y="11.228cm" svg:viewBox="0 0 0 0" draw:points="0,0">
          <text:p/>
        </draw:polygon>
        <draw:path draw:style-name="gr6" draw:text-style-name="P3" draw:layer="layout" svg:width="0.047cm" svg:height="0.027cm" svg:x="25.878cm" svg:y="11.876cm" svg:viewBox="0 0 48 28" svg:d="M0 28c16-10 32-18 48-28-16 10-32 18-48 28z">
          <text:p/>
        </draw:path>
        <draw:polygon draw:style-name="gr7" draw:text-style-name="P1" draw:layer="layout" svg:width="0cm" svg:height="0cm" svg:x="25.051cm" svg:y="11.228cm" svg:viewBox="0 0 0 0" draw:points="0,0">
          <text:p/>
        </draw:polygon>
        <draw:path draw:style-name="gr6" draw:text-style-name="P3" draw:layer="layout" svg:width="0.047cm" svg:height="0.027cm" svg:x="25.878cm" svg:y="10.531cm" svg:viewBox="0 0 48 28" svg:d="M0 0c16 9 32 18 48 28-16-10-32-19-48-28z">
          <text:p/>
        </draw:path>
        <draw:polygon draw:style-name="gr7" draw:text-style-name="P1" draw:layer="layout" svg:width="0cm" svg:height="0cm" svg:x="25.051cm" svg:y="11.228cm" svg:viewBox="0 0 0 0" draw:points="0,0">
          <text:p/>
        </draw:polygon>
        <draw:line draw:style-name="gr8" draw:text-style-name="P1" draw:layer="layout" svg:x1="27.692cm" svg:y1="9.846cm" svg:x2="27.692cm" svg:y2="8.761cm">
          <text:p/>
        </draw:line>
        <draw:path draw:style-name="gr8" draw:text-style-name="P1" draw:layer="layout" svg:width="0cm" svg:height="0.001cm" svg:x="27.447cm" svg:y="8.761cm" svg:viewBox="0 0 0 2" svg:d="M0 0c0 0 0 1 0 2">
          <text:p/>
        </draw:path>
        <draw:path draw:style-name="gr8" draw:text-style-name="P1" draw:layer="layout" svg:width="0cm" svg:height="0.026cm" svg:x="27.692cm" svg:y="10.519cm" svg:viewBox="0 0 0 27" svg:d="M0 0c0 1 0 9 0 27">
          <text:p/>
        </draw:path>
        <draw:path draw:style-name="gr8" draw:text-style-name="P1" draw:layer="layout" svg:width="0cm" svg:height="0.099cm" svg:x="27.692cm" svg:y="13.594cm" svg:viewBox="0 0 0 100" svg:d="M0 0c0 21 0 47 0 67 0 3 0 6 0 9 0 2 0 4 0 7 0 2 0 4 0 6s0 3 0 5c0 1 0 2 0 3s0 2 0 3">
          <text:p/>
        </draw:path>
        <draw:line draw:style-name="gr8" draw:text-style-name="P1" draw:layer="layout" svg:x1="27.692cm" svg:y1="13.594cm" svg:x2="27.692cm" svg:y2="11.158cm">
          <text:p/>
        </draw:line>
        <draw:line draw:style-name="gr8" draw:text-style-name="P1" draw:layer="layout" svg:x1="27.692cm" svg:y1="10.546cm" svg:x2="27.692cm" svg:y2="10.516cm">
          <text:p/>
        </draw:line>
        <draw:polyline draw:style-name="gr8" draw:text-style-name="P1" draw:layer="layout" svg:width="0cm" svg:height="0.279cm" svg:x="27.692cm" svg:y="13.098cm" svg:viewBox="0 0 0 280" draw:points="0,0 0,3 0,14 0,30 0,52 0,79 0,109 0,140 0,171 0,200 0,227 0,249 0,266 0,276 0,280">
          <text:p/>
        </draw:polyline>
        <draw:polyline draw:style-name="gr8" draw:text-style-name="P1" draw:layer="layout" svg:width="0cm" svg:height="0.453cm" svg:x="27.692cm" svg:y="12.458cm" svg:viewBox="0 0 0 454" draw:points="0,0 0,5 0,22 0,49 0,85 0,128 0,176 0,227 0,278 0,326 0,369 0,405 0,432 0,449 0,454">
          <text:p/>
        </draw:polyline>
        <draw:path draw:style-name="gr8" draw:text-style-name="P1" draw:layer="layout" svg:width="0cm" svg:height="0.085cm" svg:x="27.447cm" svg:y="13.594cm" svg:viewBox="0 0 0 86" svg:d="M0 0c0 29 0 67 0 86">
          <text:p/>
        </draw:path>
        <draw:line draw:style-name="gr8" draw:text-style-name="P1" draw:layer="layout" svg:x1="27.447cm" svg:y1="13.68cm" svg:x2="25.925cm" svg:y2="13.68cm">
          <text:p/>
        </draw:line>
        <draw:path draw:style-name="gr8" draw:text-style-name="P1" draw:layer="layout" svg:width="0cm" svg:height="0.013cm" svg:x="25.925cm" svg:y="13.68cm" svg:viewBox="0 0 0 14" svg:d="M0 0c0 9 0 14 0 14">
          <text:p/>
        </draw:path>
        <draw:line draw:style-name="gr8" draw:text-style-name="P1" draw:layer="layout" svg:x1="27.692cm" svg:y1="13.694cm" svg:x2="25.925cm" svg:y2="13.694cm">
          <text:p/>
        </draw:line>
        <draw:line draw:style-name="gr8" draw:text-style-name="P1" draw:layer="layout" svg:x1="27.447cm" svg:y1="13.594cm" svg:x2="27.447cm" svg:y2="13.551cm">
          <text:p/>
        </draw:line>
        <draw:line draw:style-name="gr8" draw:text-style-name="P1" draw:layer="layout" svg:x1="25.925cm" svg:y1="11.876cm" svg:x2="25.925cm" svg:y2="13.68cm">
          <text:p/>
        </draw:line>
        <draw:line draw:style-name="gr8" draw:text-style-name="P1" draw:layer="layout" svg:x1="25.777cm" svg:y1="11.555cm" svg:x2="25.777cm" svg:y2="13.694cm">
          <text:p/>
        </draw:line>
        <draw:line draw:style-name="gr8" draw:text-style-name="P1" draw:layer="layout" svg:x1="25.777cm" svg:y1="13.694cm" svg:x2="25.925cm" svg:y2="13.694cm">
          <text:p/>
        </draw:line>
        <draw:path draw:style-name="gr8" draw:text-style-name="P1" draw:layer="layout" svg:width="0.047cm" svg:height="0.027cm" svg:x="25.878cm" svg:y="11.876cm" svg:viewBox="0 0 48 28" svg:d="M48 0c-16 10-32 18-48 28">
          <text:p/>
        </draw:path>
        <draw:line draw:style-name="gr8" draw:text-style-name="P1" draw:layer="layout" svg:x1="25.878cm" svg:y1="11.449cm" svg:x2="25.878cm" svg:y2="11.903cm">
          <text:p/>
        </draw:line>
        <draw:path draw:style-name="gr8" draw:text-style-name="P1" draw:layer="layout" svg:width="0.101cm" svg:height="0.106cm" svg:x="25.777cm" svg:y="11.449cm" svg:viewBox="0 0 102 107" svg:d="M102 0c-27 41-62 78-102 107">
          <text:p/>
        </draw:path>
        <draw:line draw:style-name="gr8" draw:text-style-name="P1" draw:layer="layout" svg:x1="27.447cm" svg:y1="13.551cm" svg:x2="27.447cm" svg:y2="11.56cm">
          <text:p/>
        </draw:line>
        <draw:path draw:style-name="gr8" draw:text-style-name="P1" draw:layer="layout" svg:width="0.373cm" svg:height="0.659cm" svg:x="25.925cm" svg:y="11.217cm" svg:viewBox="0 0 374 660" svg:d="M0 660c232-139 374-390 374-660">
          <text:p/>
        </draw:path>
        <draw:path draw:style-name="gr8" draw:text-style-name="P1" draw:layer="layout" svg:width="0.373cm" svg:height="0.659cm" svg:x="25.925cm" svg:y="10.558cm" svg:viewBox="0 0 374 660" svg:d="M374 660c0-270-142-521-374-660">
          <text:p/>
        </draw:path>
        <draw:line draw:style-name="gr8" draw:text-style-name="P1" draw:layer="layout" svg:x1="25.925cm" svg:y1="10.446cm" svg:x2="25.925cm" svg:y2="10.558cm">
          <text:p/>
        </draw:line>
        <draw:line draw:style-name="gr8" draw:text-style-name="P1" draw:layer="layout" svg:x1="25.925cm" svg:y1="10.446cm" svg:x2="27.255cm" svg:y2="10.446cm">
          <text:p/>
        </draw:line>
        <draw:path draw:style-name="gr8" draw:text-style-name="P1" draw:layer="layout" svg:width="0cm" svg:height="0.029cm" svg:x="27.447cm" svg:y="10.516cm" svg:viewBox="0 0 0 30" svg:d="M0 30c0-1 0-10 0-30">
          <text:p/>
        </draw:path>
        <draw:line draw:style-name="gr8" draw:text-style-name="P1" draw:layer="layout" svg:x1="27.447cm" svg:y1="11.158cm" svg:x2="27.447cm" svg:y2="11.21cm">
          <text:p/>
        </draw:line>
        <draw:polyline draw:style-name="gr8" draw:text-style-name="P1" draw:layer="layout" svg:width="0cm" svg:height="0.349cm" svg:x="27.447cm" svg:y="11.21cm" svg:viewBox="0 0 0 350" draw:points="0,350 0,311 0,272 0,235 0,198 0,164 0,132 0,103 0,77 0,54 0,35 0,20 0,9 0,3 0,0">
          <text:p/>
        </draw:polyline>
        <draw:line draw:style-name="gr8" draw:text-style-name="P1" draw:layer="layout" svg:x1="27.255cm" svg:y1="8.761cm" svg:x2="27.255cm" svg:y2="9.846cm">
          <text:p/>
        </draw:line>
        <draw:line draw:style-name="gr8" draw:text-style-name="P1" draw:layer="layout" svg:x1="27.692cm" svg:y1="8.761cm" svg:x2="27.255cm" svg:y2="8.761cm">
          <text:p/>
        </draw:line>
        <draw:line draw:style-name="gr8" draw:text-style-name="P1" draw:layer="layout" svg:x1="27.692cm" svg:y1="9.846cm" svg:x2="27.255cm" svg:y2="9.846cm">
          <text:p/>
        </draw:line>
        <draw:path draw:style-name="gr8" draw:text-style-name="P1" draw:layer="layout" svg:width="0.047cm" svg:height="0.027cm" svg:x="25.878cm" svg:y="11.876cm" svg:viewBox="0 0 48 28" svg:d="M0 28c16-10 32-18 48-28">
          <text:p/>
        </draw:path>
        <draw:path draw:style-name="gr8" draw:text-style-name="P1" draw:layer="layout" svg:width="0.07cm" svg:height="0.232cm" svg:x="25.878cm" svg:y="11.217cm" svg:viewBox="0 0 71 233" svg:d="M71 0c0 84-24 164-71 233">
          <text:p/>
        </draw:path>
        <draw:path draw:style-name="gr8" draw:text-style-name="P1" draw:layer="layout" svg:width="0.07cm" svg:height="0.232cm" svg:x="25.878cm" svg:y="10.985cm" svg:viewBox="0 0 71 233" svg:d="M0 0c47 70 71 150 71 233">
          <text:p/>
        </draw:path>
        <draw:line draw:style-name="gr8" draw:text-style-name="P1" draw:layer="layout" svg:x1="25.878cm" svg:y1="10.531cm" svg:x2="25.878cm" svg:y2="10.985cm">
          <text:p/>
        </draw:line>
        <draw:path draw:style-name="gr8" draw:text-style-name="P1" draw:layer="layout" svg:width="0.42cm" svg:height="0.686cm" svg:x="25.878cm" svg:y="10.531cm" svg:viewBox="0 0 421 687" svg:d="M421 687c0-289-163-554-421-687">
          <text:p/>
        </draw:path>
        <draw:line draw:style-name="gr8" draw:text-style-name="P1" draw:layer="layout" svg:x1="25.925cm" svg:y1="8.761cm" svg:x2="25.925cm" svg:y2="9.946cm">
          <text:p/>
        </draw:line>
        <draw:line draw:style-name="gr8" draw:text-style-name="P1" draw:layer="layout" svg:x1="25.925cm" svg:y1="9.946cm" svg:x2="27.255cm" svg:y2="9.946cm">
          <text:p/>
        </draw:line>
        <draw:line draw:style-name="gr8" draw:text-style-name="P1" draw:layer="layout" svg:x1="27.255cm" svg:y1="8.761cm" svg:x2="27.255cm" svg:y2="9.846cm">
          <text:p/>
        </draw:line>
        <draw:line draw:style-name="gr8" draw:text-style-name="P1" draw:layer="layout" svg:x1="25.925cm" svg:y1="8.761cm" svg:x2="27.255cm" svg:y2="8.761cm">
          <text:p/>
        </draw:line>
        <draw:line draw:style-name="gr8" draw:text-style-name="P1" draw:layer="layout" svg:x1="25.925cm" svg:y1="8.761cm" svg:x2="25.925cm" svg:y2="9.946cm">
          <text:p/>
        </draw:line>
        <draw:path draw:style-name="gr8" draw:text-style-name="P1" draw:layer="layout" svg:width="0cm" svg:height="0.14cm" svg:x="25.925cm" svg:y="9.946cm" svg:viewBox="0 0 0 141" svg:d="M0 141c0-53 0-102 0-141">
          <text:p/>
        </draw:path>
        <draw:line draw:style-name="gr8" draw:text-style-name="P1" draw:layer="layout" svg:x1="25.925cm" svg:y1="8.761cm" svg:x2="25.777cm" svg:y2="8.761cm">
          <text:p/>
        </draw:line>
        <draw:line draw:style-name="gr8" draw:text-style-name="P1" draw:layer="layout" svg:x1="25.777cm" svg:y1="8.761cm" svg:x2="25.777cm" svg:y2="10.879cm">
          <text:p/>
        </draw:line>
        <draw:path draw:style-name="gr8" draw:text-style-name="P1" draw:layer="layout" svg:width="0.101cm" svg:height="0.106cm" svg:x="25.777cm" svg:y="10.879cm" svg:viewBox="0 0 102 107" svg:d="M0 0c40 29 75 65 102 107">
          <text:p/>
        </draw:path>
        <draw:path draw:style-name="gr8" draw:text-style-name="P1" draw:layer="layout" svg:width="0.047cm" svg:height="0.027cm" svg:x="25.878cm" svg:y="10.531cm" svg:viewBox="0 0 48 28" svg:d="M0 0c16 9 32 18 48 28">
          <text:p/>
        </draw:path>
        <draw:path draw:style-name="gr8" draw:text-style-name="P1" draw:layer="layout" svg:width="0.015cm" svg:height="0.218cm" svg:x="25.91cm" svg:y="10.087cm" svg:viewBox="0 0 16 219" svg:d="M16 219c-10-35-16-72-16-109s6-75 16-110">
          <text:p/>
        </draw:path>
        <draw:path draw:style-name="gr8" draw:text-style-name="P1" draw:layer="layout" svg:width="0cm" svg:height="0.14cm" svg:x="25.925cm" svg:y="10.305cm" svg:viewBox="0 0 0 141" svg:d="M0 141c0-39 0-88 0-141">
          <text:p/>
        </draw:path>
        <draw:path draw:style-name="gr8" draw:text-style-name="P1" draw:layer="layout" svg:width="0cm" svg:height="0.029cm" svg:x="27.255cm" svg:y="10.516cm" svg:viewBox="0 0 0 30" svg:d="M0 30c0-1 0-10 0-30">
          <text:p/>
        </draw:path>
        <draw:line draw:style-name="gr8" draw:text-style-name="P1" draw:layer="layout" svg:x1="27.692cm" svg:y1="11.158cm" svg:x2="27.447cm" svg:y2="11.158cm">
          <text:p/>
        </draw:line>
        <draw:line draw:style-name="gr8" draw:text-style-name="P1" draw:layer="layout" svg:x1="27.237cm" svg:y1="11.21cm" svg:x2="27.237cm" svg:y2="12.225cm">
          <text:p/>
        </draw:line>
        <draw:path draw:style-name="gr8" draw:text-style-name="P1" draw:layer="layout" svg:width="1.294cm" svg:height="1.088cm" svg:x="25.943cm" svg:y="11.784cm" svg:viewBox="0 0 1295 1089" svg:d="M174 0c-198 212-231 530-80 779 151 247 448 364 729 286 279-78 472-333 472-624">
          <text:p/>
        </draw:path>
        <draw:line draw:style-name="gr8" draw:text-style-name="P1" draw:layer="layout" svg:x1="27.256cm" svg:y1="10.563cm" svg:x2="26.117cm" svg:y2="11.785cm">
          <text:p/>
        </draw:line>
        <draw:line draw:style-name="gr8" draw:text-style-name="P1" draw:layer="layout" svg:x1="27.255cm" svg:y1="10.546cm" svg:x2="27.255cm" svg:y2="10.563cm">
          <text:p/>
        </draw:line>
        <draw:line draw:style-name="gr8" draw:text-style-name="P1" draw:layer="layout" svg:x1="27.692cm" svg:y1="10.546cm" svg:x2="27.255cm" svg:y2="10.546cm">
          <text:p/>
        </draw:line>
        <draw:line draw:style-name="gr8" draw:text-style-name="P1" draw:layer="layout" svg:x1="27.692cm" svg:y1="11.158cm" svg:x2="27.692cm" svg:y2="10.546cm">
          <text:p/>
        </draw:line>
        <draw:line draw:style-name="gr8" draw:text-style-name="P1" draw:layer="layout" svg:x1="27.237cm" svg:y1="11.21cm" svg:x2="27.447cm" svg:y2="11.21cm">
          <text:p/>
        </draw:line>
        <draw:line draw:style-name="gr8" draw:text-style-name="P1" draw:layer="layout" svg:x1="27.692cm" svg:y1="9.846cm" svg:x2="27.727cm" svg:y2="9.846cm">
          <text:p/>
        </draw:line>
        <draw:polyline draw:style-name="gr8" draw:text-style-name="P1" draw:layer="layout" svg:width="0cm" svg:height="0.64cm" svg:x="27.727cm" svg:y="9.875cm" svg:viewBox="0 0 0 641" draw:points="0,641 0,633 0,610 0,571 0,521 0,460 0,392 0,321 0,249 0,182 0,121 0,70 0,32 0,8 0,0">
          <text:p/>
        </draw:polyline>
        <draw:line draw:style-name="gr8" draw:text-style-name="P1" draw:layer="layout" svg:x1="27.727cm" svg:y1="9.875cm" svg:x2="27.727cm" svg:y2="10.516cm">
          <text:p/>
        </draw:line>
        <draw:line draw:style-name="gr8" draw:text-style-name="P1" draw:layer="layout" svg:x1="27.727cm" svg:y1="9.875cm" svg:x2="27.727cm" svg:y2="9.846cm">
          <text:p/>
        </draw:line>
        <draw:line draw:style-name="gr8" draw:text-style-name="P1" draw:layer="layout" svg:x1="22.374cm" svg:y1="13.694cm" svg:x2="25.777cm" svg:y2="13.694cm">
          <text:p/>
        </draw:line>
        <draw:line draw:style-name="gr8" draw:text-style-name="P1" draw:layer="layout" svg:x1="22.374cm" svg:y1="8.761cm" svg:x2="22.374cm" svg:y2="13.694cm">
          <text:p/>
        </draw:line>
        <draw:path draw:style-name="gr8" draw:text-style-name="P1" draw:layer="layout" svg:width="0.007cm" svg:height="0cm" svg:x="25.925cm" svg:y="8.866cm" svg:viewBox="0 0 8 0" svg:d="M0 0c0 0 3 0 8 0">
          <text:p/>
        </draw:path>
        <draw:path draw:style-name="gr8" draw:text-style-name="P1" draw:layer="layout" svg:width="0.007cm" svg:height="0cm" svg:x="25.925cm" svg:y="8.936cm" svg:viewBox="0 0 8 0" svg:d="M0 0c0 0 3 0 8 0">
          <text:p/>
        </draw:path>
        <draw:path draw:style-name="gr8" draw:text-style-name="P1" draw:layer="layout" svg:width="0.28cm" svg:height="0.279cm" svg:x="25.038cm" svg:y="12.127cm" svg:viewBox="0 0 281 280" svg:d="M281 141c0 77-62 139-141 139-77 0-140-62-140-139 0-78 63-141 140-141 79 0 141 63 141 141z">
          <text:p/>
        </draw:path>
        <draw:path draw:style-name="gr8" draw:text-style-name="P1" draw:layer="layout" svg:width="0.28cm" svg:height="0.279cm" svg:x="25.038cm" svg:y="10.028cm" svg:viewBox="0 0 281 280" svg:d="M281 139c0 79-62 141-141 141-77 0-140-62-140-141 0-77 63-139 140-139 79 0 141 62 141 139z">
          <text:p/>
        </draw:path>
        <draw:path draw:style-name="gr8" draw:text-style-name="P1" draw:layer="layout" svg:width="0.469cm" svg:height="0.469cm" svg:x="22.416cm" svg:y="12.032cm" svg:viewBox="0 0 470 470" svg:d="M470 235c0 129-105 235-235 235s-235-106-235-235c0-130 105-235 235-235s235 105 235 235z">
          <text:p/>
        </draw:path>
        <draw:path draw:style-name="gr8" draw:text-style-name="P1" draw:layer="layout" svg:width="0.329cm" svg:height="0.329cm" svg:x="22.486cm" svg:y="12.102cm" svg:viewBox="0 0 330 330" svg:d="M330 165c0 91-74 165-165 165s-165-74-165-165 74-165 165-165 165 74 165 165z">
          <text:p/>
        </draw:path>
        <draw:path draw:style-name="gr8" draw:text-style-name="P1" draw:layer="layout" svg:width="0.329cm" svg:height="0.329cm" svg:x="24.594cm" svg:y="13.152cm" svg:viewBox="0 0 330 330" svg:d="M330 165c0 91-74 165-165 165s-165-74-165-165c0-92 74-165 165-165s165 73 165 165z">
          <text:p/>
        </draw:path>
        <draw:path draw:style-name="gr8" draw:text-style-name="P1" draw:layer="layout" svg:width="0.469cm" svg:height="0.468cm" svg:x="24.524cm" svg:y="13.082cm" svg:viewBox="0 0 470 469" svg:d="M470 234c0 131-105 235-234 235-130 0-236-104-236-235 0-129 106-234 236-234 129 0 234 105 234 234z">
          <text:p/>
        </draw:path>
        <draw:path draw:style-name="gr8" draw:text-style-name="P1" draw:layer="layout" svg:width="0.329cm" svg:height="0.329cm" svg:x="24.594cm" svg:y="8.953cm" svg:viewBox="0 0 330 330" svg:d="M330 166c0 91-74 164-165 164s-165-73-165-164 74-166 165-166 165 75 165 166z">
          <text:p/>
        </draw:path>
        <draw:path draw:style-name="gr8" draw:text-style-name="P1" draw:layer="layout" svg:width="0.469cm" svg:height="0.468cm" svg:x="24.524cm" svg:y="8.884cm" svg:viewBox="0 0 470 469" svg:d="M470 234c0 130-105 235-234 235-130 0-236-105-236-235s106-234 236-234c129 0 234 104 234 234z">
          <text:p/>
        </draw:path>
        <draw:path draw:style-name="gr8" draw:text-style-name="P1" draw:layer="layout" svg:width="0.281cm" svg:height="0.165cm" svg:x="24.867cm" svg:y="11.28cm" svg:viewBox="0 0 282 166" svg:d="M282 116c-46 48-117 63-179 37-62-25-103-86-103-153">
          <text:p/>
        </draw:path>
        <draw:path draw:style-name="gr8" draw:text-style-name="P1" draw:layer="layout" svg:width="0.08cm" svg:height="0.257cm" svg:x="25.116cm" svg:y="11.139cm" svg:viewBox="0 0 81 258" svg:d="M0 0c43 26 73 70 80 121 6 50-11 100-48 137">
          <text:p/>
        </draw:path>
        <draw:path draw:style-name="gr8" draw:text-style-name="P1" draw:layer="layout" svg:width="0.249cm" svg:height="0.164cm" svg:x="24.867cm" svg:y="11.116cm" svg:viewBox="0 0 250 165" svg:d="M0 165c0-60 32-114 84-144 52-29 115-28 166 2">
          <text:p/>
        </draw:path>
        <draw:line draw:style-name="gr8" draw:text-style-name="P1" draw:layer="layout" svg:x1="25.777cm" svg:y1="8.761cm" svg:x2="22.374cm" svg:y2="8.761cm">
          <text:p/>
        </draw:line>
        <draw:path draw:style-name="gr8" draw:text-style-name="P1" draw:layer="layout" svg:width="0.455cm" svg:height="0.454cm" svg:x="25.301cm" svg:y="10.99cm" svg:viewBox="0 0 456 455" svg:d="M456 228c0 126-102 227-229 227-125 0-227-101-227-227 0-127 102-228 227-228 127 0 229 101 229 228z">
          <text:p/>
        </draw:path>
        <draw:path draw:style-name="gr8" draw:text-style-name="P1" draw:layer="layout" svg:width="0.315cm" svg:height="0.314cm" svg:x="25.371cm" svg:y="11.06cm" svg:viewBox="0 0 316 315" svg:d="M316 158c0 87-71 157-159 157-87 0-157-70-157-157 0-88 70-158 157-158 88 0 159 70 159 158z">
          <text:p/>
        </draw:path>
        <draw:line draw:style-name="gr8" draw:text-style-name="P1" draw:layer="layout" svg:x1="27.255cm" svg:y1="9.875cm" svg:x2="27.255cm" svg:y2="10.516cm">
          <text:p/>
        </draw:line>
        <draw:line draw:style-name="gr8" draw:text-style-name="P1" draw:layer="layout" svg:x1="27.727cm" svg:y1="10.516cm" svg:x2="27.255cm" svg:y2="10.516cm">
          <text:p/>
        </draw:line>
        <draw:line draw:style-name="gr8" draw:text-style-name="P1" draw:layer="layout" svg:x1="27.255cm" svg:y1="9.875cm" svg:x2="27.727cm" svg:y2="9.875cm">
          <text:p/>
        </draw:line>
        <draw:line draw:style-name="gr8" draw:text-style-name="P1" draw:layer="layout" svg:x1="27.255cm" svg:y1="9.846cm" svg:x2="27.255cm" svg:y2="9.875cm">
          <text:p/>
        </draw:line>
        <draw:path draw:style-name="gr2" draw:text-style-name="P2" draw:layer="layout" svg:width="0.84cm" svg:height="0.84cm" svg:x="25.108cm" svg:y="10.797cm" svg:viewBox="0 0 841 841" svg:d="M420 841v-841zM841 420h-841z">
          <text:p/>
        </draw:path>
        <draw:path draw:style-name="gr2" draw:text-style-name="P2" draw:layer="layout" svg:width="0.84cm" svg:height="0.84cm" svg:x="26.17cm" svg:y="11.805cm" svg:viewBox="0 0 841 841" svg:d="M421 841v-841zM841 421h-841z">
          <text:p/>
        </draw:path>
        <draw:path draw:style-name="gr2" draw:text-style-name="P2" draw:layer="layout" svg:width="0.839cm" svg:height="0.839cm" svg:x="24.759cm" svg:y="11.847cm" svg:viewBox="0 0 840 840" svg:d="M419 840v-840zM840 421h-840z">
          <text:p/>
        </draw:path>
        <draw:path draw:style-name="gr2" draw:text-style-name="P2" draw:layer="layout" svg:width="0.839cm" svg:height="0.839cm" svg:x="24.759cm" svg:y="9.748cm" svg:viewBox="0 0 840 840" svg:d="M419 840v-840zM840 419h-840z">
          <text:p/>
        </draw:path>
        <draw:path draw:style-name="gr2" draw:text-style-name="P2" draw:layer="layout" svg:width="0.84cm" svg:height="0.839cm" svg:x="22.231cm" svg:y="11.847cm" svg:viewBox="0 0 841 840" svg:d="M421 840v-840zM841 421h-841z">
          <text:p/>
        </draw:path>
        <draw:path draw:style-name="gr2" draw:text-style-name="P2" draw:layer="layout" svg:width="0.839cm" svg:height="0.84cm" svg:x="24.339cm" svg:y="12.896cm" svg:viewBox="0 0 840 841" svg:d="M421 841v-841zM840 421h-840z">
          <text:p/>
        </draw:path>
        <draw:path draw:style-name="gr2" draw:text-style-name="P2" draw:layer="layout" svg:width="0.839cm" svg:height="0.84cm" svg:x="24.339cm" svg:y="8.698cm" svg:viewBox="0 0 840 841" svg:d="M421 841v-841zM840 421h-840z">
          <text:p/>
        </draw:path>
        <draw:path draw:style-name="gr2" draw:text-style-name="P2" draw:layer="layout" svg:width="0.839cm" svg:height="0.839cm" svg:x="24.612cm" svg:y="10.861cm" svg:viewBox="0 0 840 840" svg:d="M420 840v-840zM840 419h-840z">
          <text:p/>
        </draw:path>
        <draw:polygon draw:style-name="gr7" draw:text-style-name="P1" draw:layer="layout" svg:width="0cm" svg:height="0cm" svg:x="25.051cm" svg:y="11.228cm" svg:viewBox="0 0 0 0" draw:points="0,0">
          <text:p/>
        </draw:polygon>
        <draw:polyline draw:style-name="gr9" draw:text-style-name="P1" draw:layer="layout" svg:width="3.307cm" svg:height="1.93cm" svg:x="21.316cm" svg:y="9.211cm" svg:viewBox="0 0 3308 1931" draw:points="0,1931 501,1931 3308,0">
          <text:p/>
        </draw:polyline>
        <draw:polygon draw:style-name="gr10" draw:text-style-name="P2" draw:layer="layout" svg:width="0.321cm" svg:height="0.246cm" svg:x="24.302cm" svg:y="9.211cm" svg:viewBox="0 0 322 247" draw:points="322,0 0,151 66,247">
          <text:p/>
        </draw:polygon>
        <draw:polygon draw:style-name="gr7" draw:text-style-name="P1" draw:layer="layout" svg:width="0cm" svg:height="0cm" svg:x="25.051cm" svg:y="11.228cm" svg:viewBox="0 0 0 0" draw:points="0,0">
          <text:p/>
        </draw:polygon>
        <draw:polyline draw:style-name="gr9" draw:text-style-name="P1" draw:layer="layout" svg:width="1.217cm" svg:height="1.004cm" svg:x="21.338cm" svg:y="11.129cm" svg:viewBox="0 0 1218 1005" draw:points="0,0 500,0 1218,1005">
          <text:p/>
        </draw:polyline>
        <draw:polygon draw:style-name="gr10" draw:text-style-name="P2" draw:layer="layout" svg:width="0.251cm" svg:height="0.319cm" svg:x="22.304cm" svg:y="11.814cm" svg:viewBox="0 0 252 320" draw:points="252,320 96,0 0,68">
          <text:p/>
        </draw:polygon>
        <draw:polygon draw:style-name="gr7" draw:text-style-name="P1" draw:layer="layout" svg:width="0cm" svg:height="0cm" svg:x="25.051cm" svg:y="11.228cm" svg:viewBox="0 0 0 0" draw:points="0,0">
          <text:p/>
        </draw:polygon>
        <draw:polyline draw:style-name="gr9" draw:text-style-name="P1" draw:layer="layout" svg:width="3.289cm" svg:height="2.077cm" svg:x="21.338cm" svg:y="11.141cm" svg:viewBox="0 0 3290 2078" draw:points="0,0 501,0 3290,2078">
          <text:p/>
        </draw:polyline>
        <draw:polygon draw:style-name="gr10" draw:text-style-name="P2" draw:layer="layout" svg:width="0.316cm" svg:height="0.256cm" svg:x="24.311cm" svg:y="12.962cm" svg:viewBox="0 0 317 257" draw:points="317,257 70,0 0,94">
          <text:p/>
        </draw:polygon>
        <draw:path draw:style-name="gr6" draw:text-style-name="P3" draw:layer="layout" svg:width="2.512cm" svg:height="4.933cm" svg:x="5.254cm" svg:y="9.427cm" svg:viewBox="0 0 2513 4934" svg:d="M1919 2274v490l-1-518 1 28-1-222v194-210 16-268c0 3 0 6 0 8 0 4 0 8 0 11 0 4 0 9 0 13 0 5 0 10 0 15s0 11 0 16c0 6 0 12 0 18 0 7 0 14 0 20 0 7 0 14 0 21 0 8 0 15 0 23 0 7 0 15 0 23 0 16 0 32 0 49 0 11 0 23 0 35l140-392-139 140 594-595-455 455 455-455v-1189h-665l-280 1644-1540 3147-21 42c-10 22-9 47 4 68 13 20 35 33 59 33h2443v-683l-595-598v-4 8-396 3 9 15 21 26 30 33 37 38 39 39 37 36 25-646 258-469 211l1-239-1 28z">
          <text:p/>
        </draw:path>
        <draw:polygon draw:style-name="gr7" draw:text-style-name="P1" draw:layer="layout" svg:width="0cm" svg:height="0cm" svg:x="5.37cm" svg:y="11.893cm" svg:viewBox="0 0 0 0" draw:points="0,0">
          <text:p/>
        </draw:polygon>
        <draw:path draw:style-name="gr6" draw:text-style-name="P3" draw:layer="layout" svg:width="4.793cm" svg:height="4.933cm" svg:x="2.973cm" svg:y="9.427cm" svg:viewBox="0 0 4794 4934" svg:d="M4794 4934v-683l-596-598v-4 8-4l141-195v-406-70l-140-190v-28l140-140v-211l-140-139v-28l140-189v-71-342l455-455v-1189h-666-505-14-41-66-87-105-117-123-123-117-105-87-66-41-6c28 0 54 17 65 43s5 56-15 76l-966 965h-1224v30h1679c177 0 321 143 321 320s-144 321-321 321h-2064v-641h350v-30h-350v-1084h2521-4 8c28 0 54 17 65 43s5 56-15 76l-966 965h455c193 0 350 157 350 350s-157 350-350 350h-979l-280 612h-805v53-53-612h1085 979c193 0 350-157 350-350s-157-350-350-350h-455-1224-35-350v-1084h2521-4 8 6 41 66 87 105 117 123 123 117 105 87 66 41 14 505l-280 1644-1539 3147v-680-1313c0-193-157-349-350-349h-70-1679-210v1015 73 71 70 67 64 59 54 48 42 35 28 20 12 4h210v-4-12-20-28-35-42-48-3h1679v3 48 42 35 28 20 12 4h420v680l-21 42c-10 22-9 47 4 68 13 20 35 33 59 33z">
          <text:p/>
        </draw:path>
        <draw:polygon draw:style-name="gr7" draw:text-style-name="P1" draw:layer="layout" svg:width="0cm" svg:height="0cm" svg:x="5.37cm" svg:y="11.893cm" svg:viewBox="0 0 0 0" draw:points="0,0">
          <text:p/>
        </draw:polygon>
        <draw:path draw:style-name="gr6" draw:text-style-name="P3" draw:layer="layout" svg:width="2.385cm" svg:height="0.671cm" svg:x="2.973cm" svg:y="10.511cm" svg:viewBox="0 0 2386 672" svg:d="M0 30v642h2065c177 0 321-145 321-322s-144-320-321-320h-1680v-30h-35v30z">
          <text:p/>
        </draw:path>
        <draw:polygon draw:style-name="gr7" draw:text-style-name="P1" draw:layer="layout" svg:width="0cm" svg:height="0cm" svg:x="5.37cm" svg:y="11.893cm" svg:viewBox="0 0 0 0" draw:points="0,0">
          <text:p/>
        </draw:polygon>
        <draw:polygon draw:style-name="gr6" draw:text-style-name="P3" draw:layer="layout" svg:width="1.679cm" svg:height="0.874cm" svg:x="3.183cm" svg:y="11.876cm" svg:viewBox="0 0 1680 875" draw:points="1680,0 1680,875 0,875 0,0">
          <text:p/>
        </draw:polygon>
        <draw:polygon draw:style-name="gr7" draw:text-style-name="P1" draw:layer="layout" svg:width="0cm" svg:height="0cm" svg:x="5.37cm" svg:y="11.893cm" svg:viewBox="0 0 0 0" draw:points="0,0">
          <text:p/>
        </draw:polygon>
        <draw:polygon draw:style-name="gr6" draw:text-style-name="P3" draw:layer="layout" svg:width="1.679cm" svg:height="0.595cm" svg:x="3.183cm" svg:y="12.75cm" svg:viewBox="0 0 1680 596" draw:points="0,596 1680,596 1680,545 1680,486 1680,422 1680,355 1680,285 1680,214 1680,141 1680,0 0,0 0,141 0,214 0,285 0,355 0,422 0,486 0,545">
          <text:p/>
        </draw:polygon>
        <draw:polygon draw:style-name="gr7" draw:text-style-name="P1" draw:layer="layout" svg:width="0cm" svg:height="0cm" svg:x="5.37cm" svg:y="11.893cm" svg:viewBox="0 0 0 0" draw:points="0,0">
          <text:p/>
        </draw:polygon>
        <draw:path draw:style-name="gr6" draw:text-style-name="P3" draw:layer="layout" svg:width="0.42cm" svg:height="1.661cm" svg:x="4.862cm" svg:y="11.876cm" svg:viewBox="0 0 421 1662" svg:d="M421 1662v-1313c0-193-158-349-351-349h-70v875 140 73 71 70 67 64 59 51 3 48 42 35 28 20 12 4z">
          <text:p/>
        </draw:path>
        <draw:polygon draw:style-name="gr7" draw:text-style-name="P1" draw:layer="layout" svg:width="0cm" svg:height="0cm" svg:x="5.37cm" svg:y="11.893cm" svg:viewBox="0 0 0 0" draw:points="0,0">
          <text:p/>
        </draw:polygon>
        <draw:polygon draw:style-name="gr6" draw:text-style-name="P3" draw:layer="layout" svg:width="1.085cm" svg:height="0.612cm" svg:x="2.973cm" svg:y="11.211cm" svg:viewBox="0 0 1086 613" draw:points="1086,0 805,613 0,613 0,0">
          <text:p/>
        </draw:polygon>
        <draw:polygon draw:style-name="gr7" draw:text-style-name="P1" draw:layer="layout" svg:width="0cm" svg:height="0cm" svg:x="5.37cm" svg:y="11.893cm" svg:viewBox="0 0 0 0" draw:points="0,0">
          <text:p/>
        </draw:polygon>
        <draw:polygon draw:style-name="gr6" draw:text-style-name="P3" draw:layer="layout" svg:width="0.21cm" svg:height="1.661cm" svg:x="2.973cm" svg:y="11.876cm" svg:viewBox="0 0 211 1662" draw:points="211,1662 211,1658 211,1646 211,1626 211,1598 211,1563 211,1521 211,1473 211,1470 211,1419 211,1360 211,1296 211,1229 211,1159 211,1088 211,1015 211,875 211,0 0,0 0,1015 0,1088 0,1159 0,1229 0,1296 0,1360 0,1419 0,1473 0,1521 0,1563 0,1598 0,1626 0,1646 0,1658 0,1662">
          <text:p/>
        </draw:polygon>
        <draw:polygon draw:style-name="gr7" draw:text-style-name="P1" draw:layer="layout" svg:width="0cm" svg:height="0cm" svg:x="5.37cm" svg:y="11.893cm" svg:viewBox="0 0 0 0" draw:points="0,0">
          <text:p/>
        </draw:polygon>
        <draw:path draw:style-name="gr6" draw:text-style-name="P3" draw:layer="layout" svg:width="0.454cm" svg:height="0.454cm" svg:x="6.689cm" svg:y="11.185cm" svg:viewBox="0 0 455 455" svg:d="M455 227c0 126-101 228-228 228-126 0-227-102-227-228s101-227 227-227c127 0 228 101 228 227z">
          <text:p/>
        </draw:path>
        <draw:polygon draw:style-name="gr7" draw:text-style-name="P1" draw:layer="layout" svg:width="0cm" svg:height="0cm" svg:x="5.37cm" svg:y="11.893cm" svg:viewBox="0 0 0 0" draw:points="0,0">
          <text:p/>
        </draw:polygon>
        <draw:path draw:style-name="gr6" draw:text-style-name="P3" draw:layer="layout" svg:width="0.455cm" svg:height="0.455cm" svg:x="6.167cm" svg:y="13.123cm" svg:viewBox="0 0 456 456" svg:d="M456 227c0 127-103 229-228 229-126 0-228-102-228-229 0-125 102-227 228-227 125 0 228 102 228 227z">
          <text:p/>
        </draw:path>
        <draw:polygon draw:style-name="gr7" draw:text-style-name="P1" draw:layer="layout" svg:width="0cm" svg:height="0cm" svg:x="5.37cm" svg:y="11.893cm" svg:viewBox="0 0 0 0" draw:points="0,0">
          <text:p/>
        </draw:polygon>
        <draw:path draw:style-name="gr6" draw:text-style-name="P3" draw:layer="layout" svg:width="0.454cm" svg:height="0.455cm" svg:x="3.717cm" svg:y="9.486cm" svg:viewBox="0 0 455 456" svg:d="M455 228c0 126-101 228-227 228-127 0-228-102-228-228s101-228 228-228c126 0 227 102 227 228z">
          <text:p/>
        </draw:path>
        <draw:polygon draw:style-name="gr7" draw:text-style-name="P1" draw:layer="layout" svg:width="0cm" svg:height="0cm" svg:x="5.37cm" svg:y="11.893cm" svg:viewBox="0 0 0 0" draw:points="0,0">
          <text:p/>
        </draw:polygon>
        <draw:path draw:style-name="gr6" draw:text-style-name="P3" draw:layer="layout" svg:width="0.455cm" svg:height="0.455cm" svg:x="3.297cm" svg:y="11.235cm" svg:viewBox="0 0 456 456" svg:d="M456 228c0 126-102 228-228 228s-228-102-228-228 102-228 228-228 228 102 228 228z">
          <text:p/>
        </draw:path>
        <draw:polygon draw:style-name="gr7" draw:text-style-name="P1" draw:layer="layout" svg:width="0cm" svg:height="0cm" svg:x="5.37cm" svg:y="11.893cm" svg:viewBox="0 0 0 0" draw:points="0,0">
          <text:p/>
        </draw:polygon>
        <draw:path draw:style-name="gr6" draw:text-style-name="P3" draw:layer="layout" svg:width="0.454cm" svg:height="0.455cm" svg:x="3.717cm" svg:y="10.046cm" svg:viewBox="0 0 455 456" svg:d="M455 228c0 126-101 228-227 228-127 0-228-102-228-228s101-228 228-228c126 0 227 102 227 228z">
          <text:p/>
        </draw:path>
        <draw:polygon draw:style-name="gr7" draw:text-style-name="P1" draw:layer="layout" svg:width="0cm" svg:height="0cm" svg:x="5.37cm" svg:y="11.893cm" svg:viewBox="0 0 0 0" draw:points="0,0">
          <text:p/>
        </draw:polygon>
        <draw:path draw:style-name="gr6" draw:text-style-name="P3" draw:layer="layout" svg:width="0.314cm" svg:height="0.315cm" svg:x="3.787cm" svg:y="9.556cm" svg:viewBox="0 0 315 316" svg:d="M315 159c0 87-70 157-157 157-88 0-158-70-158-157s70-159 158-159c87 0 157 72 157 159z">
          <text:p/>
        </draw:path>
        <draw:polygon draw:style-name="gr7" draw:text-style-name="P1" draw:layer="layout" svg:width="0cm" svg:height="0cm" svg:x="5.37cm" svg:y="11.893cm" svg:viewBox="0 0 0 0" draw:points="0,0">
          <text:p/>
        </draw:polygon>
        <draw:polygon draw:style-name="gr7" draw:text-style-name="P1" draw:layer="layout" svg:width="0cm" svg:height="0cm" svg:x="5.37cm" svg:y="11.893cm" svg:viewBox="0 0 0 0" draw:points="0,0">
          <text:p/>
        </draw:polygon>
        <draw:path draw:style-name="gr6" draw:text-style-name="P3" draw:layer="layout" svg:width="0.315cm" svg:height="0.315cm" svg:x="6.758cm" svg:y="11.255cm" svg:viewBox="0 0 316 316" svg:d="M316 157c0 88-71 159-158 159s-158-71-158-159c0-87 71-157 158-157s158 70 158 157z">
          <text:p/>
        </draw:path>
        <draw:polygon draw:style-name="gr7" draw:text-style-name="P1" draw:layer="layout" svg:width="0cm" svg:height="0cm" svg:x="5.37cm" svg:y="11.893cm" svg:viewBox="0 0 0 0" draw:points="0,0">
          <text:p/>
        </draw:polygon>
        <draw:path draw:style-name="gr6" draw:text-style-name="P3" draw:layer="layout" svg:width="0.315cm" svg:height="0.315cm" svg:x="3.367cm" svg:y="11.305cm" svg:viewBox="0 0 316 316" svg:d="M316 159c0 87-71 157-159 157-87 0-157-70-157-157 0-88 70-159 157-159 88 0 159 71 159 159z">
          <text:p/>
        </draw:path>
        <draw:polygon draw:style-name="gr7" draw:text-style-name="P1" draw:layer="layout" svg:width="0cm" svg:height="0cm" svg:x="5.37cm" svg:y="11.893cm" svg:viewBox="0 0 0 0" draw:points="0,0">
          <text:p/>
        </draw:polygon>
        <draw:path draw:style-name="gr6" draw:text-style-name="P3" draw:layer="layout" svg:width="0.314cm" svg:height="0.315cm" svg:x="3.787cm" svg:y="10.116cm" svg:viewBox="0 0 315 316" svg:d="M315 158c0 87-70 158-157 158-88 0-158-71-158-158 0-88 70-158 158-158 87 0 157 70 157 158z">
          <text:p/>
        </draw:path>
        <draw:polygon draw:style-name="gr7" draw:text-style-name="P1" draw:layer="layout" svg:width="0cm" svg:height="0cm" svg:x="5.37cm" svg:y="11.893cm" svg:viewBox="0 0 0 0" draw:points="0,0">
          <text:p/>
        </draw:polygon>
        <draw:polygon draw:style-name="gr6" draw:text-style-name="P3" draw:layer="layout" svg:width="0.139cm" svg:height="0.646cm" svg:x="7.172cm" svg:y="12.429cm" svg:viewBox="0 0 140 647" draw:points="0,0 140,49 140,456 0,647">
          <text:p/>
        </draw:polygon>
        <draw:polygon draw:style-name="gr7" draw:text-style-name="P1" draw:layer="layout" svg:width="0cm" svg:height="0cm" svg:x="5.37cm" svg:y="11.893cm" svg:viewBox="0 0 0 0" draw:points="0,0">
          <text:p/>
        </draw:polygon>
        <draw:path draw:style-name="gr6" draw:text-style-name="P3" draw:layer="layout" svg:width="0.28cm" svg:height="0.28cm" svg:x="7.292cm" svg:y="13.763cm" svg:viewBox="0 0 281 281" svg:d="M248 231c21-25 33-57 33-90 0-54-32-105-81-128s-108-15-150 20c-40 35-58 89-46 140 12 52 52 92 105 104 51 12 105-6 139-46z">
          <text:p/>
        </draw:path>
        <draw:polygon draw:style-name="gr7" draw:text-style-name="P1" draw:layer="layout" svg:width="0cm" svg:height="0cm" svg:x="5.37cm" svg:y="11.893cm" svg:viewBox="0 0 0 0" draw:points="0,0">
          <text:p/>
        </draw:polygon>
        <draw:path draw:style-name="gr6" draw:text-style-name="P3" draw:layer="layout" svg:width="0.28cm" svg:height="0.279cm" svg:x="7.292cm" svg:y="10.405cm" svg:viewBox="0 0 281 280" svg:d="M281 140c0 78-63 140-140 140-78 0-141-62-141-140 0-77 63-140 141-140 77 0 140 63 140 140z">
          <text:p/>
        </draw:path>
        <draw:polygon draw:style-name="gr7" draw:text-style-name="P1" draw:layer="layout" svg:width="0cm" svg:height="0cm" svg:x="5.37cm" svg:y="11.893cm" svg:viewBox="0 0 0 0" draw:points="0,0">
          <text:p/>
        </draw:polygon>
        <draw:polygon draw:style-name="gr6" draw:text-style-name="P3" draw:layer="layout" svg:width="0.139cm" svg:height="0.49cm" svg:x="7.172cm" svg:y="11.701cm" svg:viewBox="0 0 140 491" draw:points="0,0 140,139 140,351 0,491">
          <text:p/>
        </draw:polygon>
        <draw:polygon draw:style-name="gr7" draw:text-style-name="P1" draw:layer="layout" svg:width="0cm" svg:height="0cm" svg:x="5.37cm" svg:y="11.893cm" svg:viewBox="0 0 0 0" draw:points="0,0">
          <text:p/>
        </draw:polygon>
        <draw:polygon draw:style-name="gr6" draw:text-style-name="P3" draw:layer="layout" svg:width="0.139cm" svg:height="0.392cm" svg:x="7.172cm" svg:y="11.071cm" svg:viewBox="0 0 140 393" draw:points="140,0 140,343 0,393 0,140">
          <text:p/>
        </draw:polygon>
        <draw:polygon draw:style-name="gr7" draw:text-style-name="P1" draw:layer="layout" svg:width="0cm" svg:height="0cm" svg:x="5.37cm" svg:y="11.893cm" svg:viewBox="0 0 0 0" draw:points="0,0">
          <text:p/>
        </draw:polygon>
        <draw:path draw:style-name="gr6" draw:text-style-name="P3" draw:layer="layout" svg:width="0.247cm" svg:height="0.247cm" svg:x="7.292cm" svg:y="13.796cm" svg:viewBox="0 0 248 248" svg:d="M50 0c-40 34-59 88-46 139 12 53 52 93 104 105 51 12 105-6 140-46z">
          <text:p/>
        </draw:path>
        <draw:polygon draw:style-name="gr7" draw:text-style-name="P1" draw:layer="layout" svg:width="0cm" svg:height="0cm" svg:x="5.37cm" svg:y="11.893cm" svg:viewBox="0 0 0 0" draw:points="0,0">
          <text:p/>
        </draw:polygon>
        <draw:path draw:style-name="gr6" draw:text-style-name="P3" draw:layer="layout" svg:width="0.23cm" svg:height="0.23cm" svg:x="7.342cm" svg:y="13.763cm" svg:viewBox="0 0 231 231" svg:d="M198 231c21-25 33-57 33-90 0-55-32-105-81-128-50-23-108-15-150 20z">
          <text:p/>
        </draw:path>
        <draw:polygon draw:style-name="gr7" draw:text-style-name="P1" draw:layer="layout" svg:width="0cm" svg:height="0cm" svg:x="5.37cm" svg:y="11.893cm" svg:viewBox="0 0 0 0" draw:points="0,0">
          <text:p/>
        </draw:polygon>
        <draw:polygon draw:style-name="gr6" draw:text-style-name="P3" draw:layer="layout" svg:width="0.139cm" svg:height="0.259cm" svg:x="7.172cm" svg:y="12.219cm" svg:viewBox="0 0 140 260" draw:points="0,211 140,260 140,190 0,0">
          <text:p/>
        </draw:polygon>
        <draw:polygon draw:style-name="gr7" draw:text-style-name="P1" draw:layer="layout" svg:width="0cm" svg:height="0cm" svg:x="5.37cm" svg:y="11.893cm" svg:viewBox="0 0 0 0" draw:points="0,0">
          <text:p/>
        </draw:polygon>
        <draw:polygon draw:style-name="gr6" draw:text-style-name="P3" draw:layer="layout" svg:width="0.139cm" svg:height="0.26cm" svg:x="7.172cm" svg:y="11.413cm" svg:viewBox="0 0 140 261" draw:points="140,71 140,0 0,50 0,261">
          <text:p/>
        </draw:polygon>
        <draw:polygon draw:style-name="gr7" draw:text-style-name="P1" draw:layer="layout" svg:width="0cm" svg:height="0cm" svg:x="5.37cm" svg:y="11.893cm" svg:viewBox="0 0 0 0" draw:points="0,0">
          <text:p/>
        </draw:polygon>
        <draw:polygon draw:style-name="gr6" draw:text-style-name="P3" draw:layer="layout" svg:width="0cm" svg:height="0.645cm" svg:x="7.171cm" svg:y="12.429cm" svg:viewBox="0 0 1 646" draw:points="0,0 1,646 0,646 0,621 0,585 0,548 0,509 0,470 0,432 0,395 0,362 0,332 0,306 0,285 0,270 0,261 0,258">
          <text:p/>
        </draw:polygon>
        <draw:polygon draw:style-name="gr7" draw:text-style-name="P1" draw:layer="layout" svg:width="0cm" svg:height="0cm" svg:x="5.37cm" svg:y="11.893cm" svg:viewBox="0 0 0 0" draw:points="0,0">
          <text:p/>
        </draw:polygon>
        <draw:polygon draw:style-name="gr6" draw:text-style-name="P3" draw:layer="layout" svg:width="0cm" svg:height="0.489cm" svg:x="7.172cm" svg:y="11.701cm" svg:viewBox="0 0 0 490" draw:points="0,0 0,490">
          <text:p/>
        </draw:polygon>
        <draw:polygon draw:style-name="gr7" draw:text-style-name="P1" draw:layer="layout" svg:width="0cm" svg:height="0cm" svg:x="5.37cm" svg:y="11.893cm" svg:viewBox="0 0 0 0" draw:points="0,0">
          <text:p/>
        </draw:polygon>
        <draw:path draw:style-name="gr6" draw:text-style-name="P3" draw:layer="layout" svg:width="0cm" svg:height="0.251cm" svg:x="7.171cm" svg:y="11.211cm" svg:viewBox="0 0 1 252" svg:d="M0 0l1 252h-1c0-12 0-24 0-35 0-17 0-33 0-49 0-8 0-16 0-23 0-8 0-15 0-23 0-7 0-14 0-21 0-6 0-13 0-20 0-6 0-12 0-18 0-5 0-11 0-16s0-10 0-15c0-4 0-9 0-13 0-3 0-7 0-11 0-2 0-5 0-8z">
          <text:p/>
        </draw:path>
        <draw:polygon draw:style-name="gr7" draw:text-style-name="P1" draw:layer="layout" svg:width="0cm" svg:height="0cm" svg:x="5.37cm" svg:y="11.893cm" svg:viewBox="0 0 0 0" draw:points="0,0">
          <text:p/>
        </draw:polygon>
        <draw:polygon draw:style-name="gr6" draw:text-style-name="P3" draw:layer="layout" svg:width="0cm" svg:height="0.209cm" svg:x="7.171cm" svg:y="12.219cm" svg:viewBox="0 0 1 210" draw:points="0,210 1,0">
          <text:p/>
        </draw:polygon>
        <draw:polygon draw:style-name="gr7" draw:text-style-name="P1" draw:layer="layout" svg:width="0cm" svg:height="0cm" svg:x="5.37cm" svg:y="11.893cm" svg:viewBox="0 0 0 0" draw:points="0,0">
          <text:p/>
        </draw:polygon>
        <draw:polygon draw:style-name="gr6" draw:text-style-name="P3" draw:layer="layout" svg:width="0cm" svg:height="0.209cm" svg:x="7.171cm" svg:y="11.463cm" svg:viewBox="0 0 1 210" draw:points="0,210 1,0 0,0 0,16">
          <text:p/>
        </draw:polygon>
        <draw:polygon draw:style-name="gr7" draw:text-style-name="P1" draw:layer="layout" svg:width="0cm" svg:height="0cm" svg:x="5.37cm" svg:y="11.893cm" svg:viewBox="0 0 0 0" draw:points="0,0">
          <text:p/>
        </draw:polygon>
        <draw:path draw:style-name="gr8" draw:text-style-name="P1" draw:layer="layout" svg:width="0.454cm" svg:height="0.455cm" svg:x="3.717cm" svg:y="10.046cm" svg:viewBox="0 0 455 456" svg:d="M455 228c0 126-101 228-227 228-127 0-228-102-228-228s101-228 228-228c126 0 227 102 227 228z">
          <text:p/>
        </draw:path>
        <draw:line draw:style-name="gr8" draw:text-style-name="P1" draw:layer="layout" svg:x1="5.549cm" svg:y1="9.546cm" svg:x2="4.582cm" svg:y2="10.512cm">
          <text:p/>
        </draw:line>
        <draw:path draw:style-name="gr8" draw:text-style-name="P1" draw:layer="layout" svg:width="0.07cm" svg:height="0.119cm" svg:x="5.498cm" svg:y="9.427cm" svg:viewBox="0 0 71 120" svg:d="M0 0c28 0 54 17 66 44 11 26 5 56-16 76">
          <text:p/>
        </draw:path>
        <draw:line draw:style-name="gr8" draw:text-style-name="P1" draw:layer="layout" svg:x1="4.582cm" svg:y1="10.511cm" svg:x2="3.358cm" svg:y2="10.511cm">
          <text:p/>
        </draw:line>
        <draw:line draw:style-name="gr8" draw:text-style-name="P1" draw:layer="layout" svg:x1="5.498cm" svg:y1="9.427cm" svg:x2="2.973cm" svg:y2="9.427cm">
          <text:p/>
        </draw:line>
        <draw:line draw:style-name="gr8" draw:text-style-name="P1" draw:layer="layout" svg:x1="2.973cm" svg:y1="10.511cm" svg:x2="2.973cm" svg:y2="9.427cm">
          <text:p/>
        </draw:line>
        <draw:line draw:style-name="gr8" draw:text-style-name="P1" draw:layer="layout" svg:x1="3.323cm" svg:y1="10.511cm" svg:x2="2.973cm" svg:y2="10.511cm">
          <text:p/>
        </draw:line>
        <draw:path draw:style-name="gr8" draw:text-style-name="P1" draw:layer="layout" svg:width="0.454cm" svg:height="0.455cm" svg:x="3.717cm" svg:y="9.486cm" svg:viewBox="0 0 455 456" svg:d="M455 228c0 126-101 228-227 228-127 0-228-102-228-228s101-228 228-228c126 0 227 102 227 228z">
          <text:p/>
        </draw:path>
        <draw:path draw:style-name="gr8" draw:text-style-name="P1" draw:layer="layout" svg:width="0.454cm" svg:height="0.454cm" svg:x="6.689cm" svg:y="11.185cm" svg:viewBox="0 0 455 455" svg:d="M455 227c0 126-101 228-228 228-126 0-227-102-227-228s101-227 227-227c127 0 228 101 228 227z">
          <text:p/>
        </draw:path>
        <draw:line draw:style-name="gr8" draw:text-style-name="P1" draw:layer="layout" svg:x1="7.766cm" svg:y1="14.36cm" svg:x2="5.324cm" svg:y2="14.36cm">
          <text:p/>
        </draw:line>
        <draw:path draw:style-name="gr8" draw:text-style-name="P1" draw:layer="layout" svg:width="0.07cm" svg:height="0.101cm" svg:x="5.254cm" svg:y="14.259cm" svg:viewBox="0 0 71 102" svg:d="M7 0c-10 22-9 47 4 68 13 20 36 34 60 34">
          <text:p/>
        </draw:path>
        <draw:line draw:style-name="gr8" draw:text-style-name="P1" draw:layer="layout" svg:x1="7.766cm" svg:y1="14.36cm" svg:x2="7.766cm" svg:y2="13.677cm">
          <text:p/>
        </draw:line>
        <draw:line draw:style-name="gr8" draw:text-style-name="P1" draw:layer="layout" svg:x1="5.261cm" svg:y1="14.26cm" svg:x2="6.822cm" svg:y2="11.071cm">
          <text:p/>
        </draw:line>
        <draw:line draw:style-name="gr8" draw:text-style-name="P1" draw:layer="layout" svg:x1="7.171cm" svg:y1="13.083cm" svg:x2="7.767cm" svg:y2="13.678cm">
          <text:p/>
        </draw:line>
        <draw:line draw:style-name="gr8" draw:text-style-name="P1" draw:layer="layout" svg:x1="6.821cm" svg:y1="11.072cm" svg:x2="7.102cm" svg:y2="9.427cm">
          <text:p/>
        </draw:line>
        <draw:line draw:style-name="gr8" draw:text-style-name="P1" draw:layer="layout" svg:x1="7.171cm" svg:y1="11.211cm" svg:x2="7.171cm" svg:y2="13.083cm">
          <text:p/>
        </draw:line>
        <draw:line draw:style-name="gr8" draw:text-style-name="P1" draw:layer="layout" svg:x1="7.766cm" svg:y1="9.427cm" svg:x2="7.101cm" svg:y2="9.427cm">
          <text:p/>
        </draw:line>
        <draw:line draw:style-name="gr8" draw:text-style-name="P1" draw:layer="layout" svg:x1="7.767cm" svg:y1="10.616cm" svg:x2="7.171cm" svg:y2="11.212cm">
          <text:p/>
        </draw:line>
        <draw:line draw:style-name="gr8" draw:text-style-name="P1" draw:layer="layout" svg:x1="7.766cm" svg:y1="10.616cm" svg:x2="7.766cm" svg:y2="9.427cm">
          <text:p/>
        </draw:line>
        <draw:path draw:style-name="gr8" draw:text-style-name="P1" draw:layer="layout" svg:width="0.28cm" svg:height="0.28cm" svg:x="7.292cm" svg:y="13.763cm" svg:viewBox="0 0 281 281" svg:d="M281 141c0 77-63 140-140 140-78 0-141-63-141-140s63-141 141-141c77 0 140 64 140 141z">
          <text:p/>
        </draw:path>
        <draw:path draw:style-name="gr8" draw:text-style-name="P1" draw:layer="layout" svg:width="0.28cm" svg:height="0.279cm" svg:x="7.292cm" svg:y="10.405cm" svg:viewBox="0 0 281 280" svg:d="M281 140c0 78-63 140-140 140-78 0-141-62-141-140 0-77 63-140 141-140 77 0 140 63 140 140z">
          <text:p/>
        </draw:path>
        <draw:path draw:style-name="gr8" draw:text-style-name="P1" draw:layer="layout" svg:width="0.455cm" svg:height="0.455cm" svg:x="6.167cm" svg:y="13.123cm" svg:viewBox="0 0 456 456" svg:d="M456 227c0 127-103 229-228 229-126 0-228-102-228-229 0-125 102-227 228-227 125 0 228 102 228 227z">
          <text:p/>
        </draw:path>
        <draw:path draw:style-name="gr8" draw:text-style-name="P1" draw:layer="layout" svg:width="0.315cm" svg:height="0.315cm" svg:x="6.758cm" svg:y="11.255cm" svg:viewBox="0 0 316 316" svg:d="M316 157c0 88-71 159-158 159s-158-71-158-159c0-87 71-157 158-157s158 70 158 157z">
          <text:p/>
        </draw:path>
        <draw:path draw:style-name="gr8" draw:text-style-name="P1" draw:layer="layout" svg:width="0.315cm" svg:height="0.315cm" svg:x="6.237cm" svg:y="13.193cm" svg:viewBox="0 0 316 316" svg:d="M316 158c0 87-70 158-158 158-87 0-158-71-158-158 0-88 71-158 158-158 88 0 158 70 158 158z">
          <text:p/>
        </draw:path>
        <draw:line draw:style-name="gr8" draw:text-style-name="P1" draw:layer="layout" svg:x1="5.282cm" svg:y1="14.217cm" svg:x2="5.282cm" svg:y2="12.225cm">
          <text:p/>
        </draw:line>
        <draw:line draw:style-name="gr8" draw:text-style-name="P1" draw:layer="layout" svg:x1="4.582cm" svg:y1="10.511cm" svg:x2="5.037cm" svg:y2="10.511cm">
          <text:p/>
        </draw:line>
        <draw:path draw:style-name="gr8" draw:text-style-name="P1" draw:layer="layout" svg:width="0.35cm" svg:height="0.7cm" svg:x="5.037cm" svg:y="10.511cm" svg:viewBox="0 0 351 701" svg:d="M0 701c194 0 351-157 351-350 0-194-157-351-351-351">
          <text:p/>
        </draw:path>
        <draw:line draw:style-name="gr8" draw:text-style-name="P1" draw:layer="layout" svg:x1="7.101cm" svg:y1="9.427cm" svg:x2="5.498cm" svg:y2="9.427cm">
          <text:p/>
        </draw:line>
        <draw:line draw:style-name="gr8" draw:text-style-name="P1" draw:layer="layout" svg:x1="4.058cm" svg:y1="11.211cm" svg:x2="5.037cm" svg:y2="11.211cm">
          <text:p/>
        </draw:line>
        <draw:line draw:style-name="gr8" draw:text-style-name="P1" draw:layer="layout" svg:x1="2.973cm" svg:y1="11.823cm" svg:x2="2.973cm" svg:y2="11.876cm">
          <text:p/>
        </draw:line>
        <draw:path draw:style-name="gr8" draw:text-style-name="P1" draw:layer="layout" svg:width="0.35cm" svg:height="0.349cm" svg:x="4.932cm" svg:y="11.876cm" svg:viewBox="0 0 351 350" svg:d="M351 350c0-194-157-350-351-350">
          <text:p/>
        </draw:path>
        <draw:line draw:style-name="gr8" draw:text-style-name="P1" draw:layer="layout" svg:x1="4.932cm" svg:y1="11.876cm" svg:x2="2.973cm" svg:y2="11.876cm">
          <text:p/>
        </draw:line>
        <draw:path draw:style-name="gr8" draw:text-style-name="P1" draw:layer="layout" svg:width="0.315cm" svg:height="0.315cm" svg:x="6.237cm" svg:y="13.193cm" svg:viewBox="0 0 316 316" svg:d="M316 158c0 87-70 158-158 158-87 0-158-71-158-158 0-88 71-158 158-158 88 0 158 70 158 158z">
          <text:p/>
        </draw:path>
        <draw:path draw:style-name="gr8" draw:text-style-name="P1" draw:layer="layout" svg:width="0.35cm" svg:height="0.349cm" svg:x="4.932cm" svg:y="11.876cm" svg:viewBox="0 0 351 350" svg:d="M351 350c0-194-157-350-351-350">
          <text:p/>
        </draw:path>
        <draw:line draw:style-name="gr8" draw:text-style-name="P1" draw:layer="layout" svg:x1="4.862cm" svg:y1="11.876cm" svg:x2="4.862cm" svg:y2="12.89cm">
          <text:p/>
        </draw:line>
        <draw:polyline draw:style-name="gr8" draw:text-style-name="P1" draw:layer="layout" svg:width="0cm" svg:height="0.646cm" svg:x="4.862cm" svg:y="12.89cm" svg:viewBox="0 0 0 647" draw:points="0,647 0,643 0,631 0,611 0,583 0,548 0,506 0,458 0,404 0,345 0,281 0,214 0,144 0,73 0,0">
          <text:p/>
        </draw:polyline>
        <draw:line draw:style-name="gr8" draw:text-style-name="P1" draw:layer="layout" svg:x1="4.059cm" svg:y1="11.211cm" svg:x2="3.778cm" svg:y2="11.824cm">
          <text:p/>
        </draw:line>
        <draw:line draw:style-name="gr8" draw:text-style-name="P1" draw:layer="layout" svg:x1="3.778cm" svg:y1="11.823cm" svg:x2="2.973cm" svg:y2="11.823cm">
          <text:p/>
        </draw:line>
        <draw:line draw:style-name="gr8" draw:text-style-name="P1" draw:layer="layout" svg:x1="2.973cm" svg:y1="11.876cm" svg:x2="2.973cm" svg:y2="12.89cm">
          <text:p/>
        </draw:line>
        <draw:polyline draw:style-name="gr8" draw:text-style-name="P1" draw:layer="layout" svg:width="0cm" svg:height="0.646cm" svg:x="2.973cm" svg:y="12.89cm" svg:viewBox="0 0 0 647" draw:points="0,647 0,643 0,631 0,611 0,583 0,548 0,506 0,458 0,404 0,345 0,281 0,214 0,144 0,73 0,0">
          <text:p/>
        </draw:polyline>
        <draw:line draw:style-name="gr8" draw:text-style-name="P1" draw:layer="layout" svg:x1="2.973cm" svg:y1="11.823cm" svg:x2="2.973cm" svg:y2="11.211cm">
          <text:p/>
        </draw:line>
        <draw:path draw:style-name="gr8" draw:text-style-name="P1" draw:layer="layout" svg:width="0.314cm" svg:height="0.315cm" svg:x="3.787cm" svg:y="10.116cm" svg:viewBox="0 0 315 316" svg:d="M315 158c0 87-70 158-157 158-88 0-158-71-158-158 0-88 70-158 158-158 87 0 157 70 157 158z">
          <text:p/>
        </draw:path>
        <draw:line draw:style-name="gr8" draw:text-style-name="P1" draw:layer="layout" svg:x1="3.358cm" svg:y1="10.511cm" svg:x2="3.323cm" svg:y2="10.511cm">
          <text:p/>
        </draw:line>
        <draw:path draw:style-name="gr8" draw:text-style-name="P1" draw:layer="layout" svg:width="0.314cm" svg:height="0.315cm" svg:x="3.787cm" svg:y="9.556cm" svg:viewBox="0 0 315 316" svg:d="M315 159c0 87-70 157-157 157-88 0-158-70-158-157s70-159 158-159c87 0 157 72 157 159z">
          <text:p/>
        </draw:path>
        <draw:path draw:style-name="gr8" draw:text-style-name="P1" draw:layer="layout" svg:width="0.455cm" svg:height="0.455cm" svg:x="3.297cm" svg:y="11.235cm" svg:viewBox="0 0 456 456" svg:d="M456 228c0 126-102 228-228 228s-228-102-228-228 102-228 228-228 228 102 228 228z">
          <text:p/>
        </draw:path>
        <draw:line draw:style-name="gr8" draw:text-style-name="P1" draw:layer="layout" svg:x1="2.973cm" svg:y1="11.211cm" svg:x2="4.058cm" svg:y2="11.211cm">
          <text:p/>
        </draw:line>
        <draw:line draw:style-name="gr8" draw:text-style-name="P1" draw:layer="layout" svg:x1="3.183cm" svg:y1="11.876cm" svg:x2="3.183cm" svg:y2="12.89cm">
          <text:p/>
        </draw:line>
        <draw:polyline draw:style-name="gr8" draw:text-style-name="P1" draw:layer="layout" svg:width="0cm" svg:height="0.646cm" svg:x="3.183cm" svg:y="12.89cm" svg:viewBox="0 0 0 647" draw:points="0,647 0,643 0,631 0,611 0,583 0,548 0,506 0,458 0,404 0,345 0,281 0,214 0,144 0,73 0,0">
          <text:p/>
        </draw:polyline>
        <draw:line draw:style-name="gr8" draw:text-style-name="P1" draw:layer="layout" svg:x1="4.862cm" svg:y1="12.75cm" svg:x2="3.183cm" svg:y2="12.75cm">
          <text:p/>
        </draw:line>
        <draw:line draw:style-name="gr8" draw:text-style-name="P1" draw:layer="layout" svg:x1="3.358cm" svg:y1="10.511cm" svg:x2="3.358cm" svg:y2="10.541cm">
          <text:p/>
        </draw:line>
        <draw:line draw:style-name="gr8" draw:text-style-name="P1" draw:layer="layout" svg:x1="3.358cm" svg:y1="10.541cm" svg:x2="5.037cm" svg:y2="10.541cm">
          <text:p/>
        </draw:line>
        <draw:path draw:style-name="gr8" draw:text-style-name="P1" draw:layer="layout" svg:width="0.321cm" svg:height="0.641cm" svg:x="5.037cm" svg:y="10.541cm" svg:viewBox="0 0 322 642" svg:d="M0 642c177 0 322-144 322-321s-145-321-322-321">
          <text:p/>
        </draw:path>
        <draw:line draw:style-name="gr8" draw:text-style-name="P1" draw:layer="layout" svg:x1="2.973cm" svg:y1="11.182cm" svg:x2="5.037cm" svg:y2="11.182cm">
          <text:p/>
        </draw:line>
        <draw:line draw:style-name="gr8" draw:text-style-name="P1" draw:layer="layout" svg:x1="2.973cm" svg:y1="10.541cm" svg:x2="2.973cm" svg:y2="11.182cm">
          <text:p/>
        </draw:line>
        <draw:line draw:style-name="gr8" draw:text-style-name="P1" draw:layer="layout" svg:x1="2.973cm" svg:y1="10.541cm" svg:x2="3.323cm" svg:y2="10.541cm">
          <text:p/>
        </draw:line>
        <draw:line draw:style-name="gr8" draw:text-style-name="P1" draw:layer="layout" svg:x1="3.323cm" svg:y1="10.541cm" svg:x2="3.323cm" svg:y2="10.511cm">
          <text:p/>
        </draw:line>
        <draw:path draw:style-name="gr8" draw:text-style-name="P1" draw:layer="layout" svg:width="0.315cm" svg:height="0.315cm" svg:x="3.367cm" svg:y="11.305cm" svg:viewBox="0 0 316 316" svg:d="M316 159c0 87-71 157-159 157-87 0-157-70-157-157 0-88 70-159 157-159 88 0 159 71 159 159z">
          <text:p/>
        </draw:path>
        <draw:path draw:style-name="gr8" draw:text-style-name="P1" draw:layer="layout" svg:width="0.315cm" svg:height="0.315cm" svg:x="3.367cm" svg:y="11.305cm" svg:viewBox="0 0 316 316" svg:d="M316 159c0 87-71 157-159 157-87 0-157-70-157-157 0-88 70-159 157-159 88 0 159 71 159 159z">
          <text:p/>
        </draw:path>
        <draw:line draw:style-name="gr8" draw:text-style-name="P1" draw:layer="layout" svg:x1="7.54cm" svg:y1="13.994cm" svg:x2="7.342cm" svg:y2="13.796cm">
          <text:p/>
        </draw:line>
        <draw:path draw:style-name="gr8" draw:text-style-name="P1" draw:layer="layout" svg:width="0cm" svg:height="0.267cm" svg:x="7.171cm" svg:y="11.211cm" svg:viewBox="0 0 0 268" svg:d="M0 0c0 3 0 6 0 8 0 4 0 8 0 11 0 4 0 9 0 13 0 5 0 10 0 15s0 11 0 16c0 6 0 12 0 18 0 7 0 14 0 20 0 7 0 14 0 21 0 8 0 15 0 23 0 7 0 15 0 23 0 16 0 32 0 49s0 34 0 51">
          <text:p/>
        </draw:path>
        <draw:polyline draw:style-name="gr8" draw:text-style-name="P1" draw:layer="layout" svg:width="1.105cm" svg:height="0cm" svg:x="5.49cm" svg:y="9.427cm" svg:viewBox="0 0 1106 0" draw:points="0,0 14,0 55,0 121,0 208,0 313,0 430,0 553,0 676,0 793,0 898,0 985,0 1051,0 1092,0 1106,0">
          <text:p/>
        </draw:polyline>
        <draw:polyline draw:style-name="gr8" draw:text-style-name="P1" draw:layer="layout" svg:width="0cm" svg:height="0.395cm" svg:x="7.171cm" svg:y="12.687cm" svg:viewBox="0 0 0 396" draw:points="0,0 0,3 0,12 0,27 0,48 0,74 0,104 0,137 0,174 0,212 0,251 0,290 0,327 0,363 0,396">
          <text:p/>
        </draw:polyline>
        <draw:line draw:style-name="gr8" draw:text-style-name="P1" draw:layer="layout" svg:x1="7.171cm" svg:y1="13.075cm" svg:x2="7.172cm" svg:y2="13.075cm">
          <text:p/>
        </draw:line>
        <draw:line draw:style-name="gr8" draw:text-style-name="P1" draw:layer="layout" svg:x1="7.172cm" svg:y1="12.429cm" svg:x2="7.172cm" svg:y2="13.075cm">
          <text:p/>
        </draw:line>
        <draw:line draw:style-name="gr8" draw:text-style-name="P1" draw:layer="layout" svg:x1="7.172cm" svg:y1="12.429cm" svg:x2="7.171cm" svg:y2="12.429cm">
          <text:p/>
        </draw:line>
        <draw:line draw:style-name="gr8" draw:text-style-name="P1" draw:layer="layout" svg:x1="7.171cm" svg:y1="12.219cm" svg:x2="7.172cm" svg:y2="12.219cm">
          <text:p/>
        </draw:line>
        <draw:line draw:style-name="gr8" draw:text-style-name="P1" draw:layer="layout" svg:x1="7.172cm" svg:y1="13.076cm" svg:x2="7.312cm" svg:y2="12.884cm">
          <text:p/>
        </draw:line>
        <draw:line draw:style-name="gr8" draw:text-style-name="P1" draw:layer="layout" svg:x1="7.172cm" svg:y1="12.429cm" svg:x2="7.312cm" svg:y2="12.479cm">
          <text:p/>
        </draw:line>
        <draw:line draw:style-name="gr8" draw:text-style-name="P1" draw:layer="layout" svg:x1="7.311cm" svg:y1="12.478cm" svg:x2="7.311cm" svg:y2="12.884cm">
          <text:p/>
        </draw:line>
        <draw:line draw:style-name="gr8" draw:text-style-name="P1" draw:layer="layout" svg:x1="7.172cm" svg:y1="12.429cm" svg:x2="7.172cm" svg:y2="12.219cm">
          <text:p/>
        </draw:line>
        <draw:line draw:style-name="gr8" draw:text-style-name="P1" draw:layer="layout" svg:x1="7.172cm" svg:y1="12.219cm" svg:x2="7.312cm" svg:y2="12.409cm">
          <text:p/>
        </draw:line>
        <draw:line draw:style-name="gr8" draw:text-style-name="P1" draw:layer="layout" svg:x1="7.311cm" svg:y1="12.478cm" svg:x2="7.311cm" svg:y2="12.408cm">
          <text:p/>
        </draw:line>
        <draw:line draw:style-name="gr8" draw:text-style-name="P1" draw:layer="layout" svg:x1="7.172cm" svg:y1="11.673cm" svg:x2="7.171cm" svg:y2="11.673cm">
          <text:p/>
        </draw:line>
        <draw:line draw:style-name="gr8" draw:text-style-name="P1" draw:layer="layout" svg:x1="7.171cm" svg:y1="11.463cm" svg:x2="7.172cm" svg:y2="11.463cm">
          <text:p/>
        </draw:line>
        <draw:line draw:style-name="gr8" draw:text-style-name="P1" draw:layer="layout" svg:x1="7.172cm" svg:y1="11.21cm" svg:x2="7.172cm" svg:y2="11.463cm">
          <text:p/>
        </draw:line>
        <draw:line draw:style-name="gr8" draw:text-style-name="P1" draw:layer="layout" svg:x1="7.312cm" svg:y1="11.484cm" svg:x2="7.172cm" svg:y2="11.674cm">
          <text:p/>
        </draw:line>
        <draw:line draw:style-name="gr8" draw:text-style-name="P1" draw:layer="layout" svg:x1="7.172cm" svg:y1="11.673cm" svg:x2="7.172cm" svg:y2="11.463cm">
          <text:p/>
        </draw:line>
        <draw:line draw:style-name="gr8" draw:text-style-name="P1" draw:layer="layout" svg:x1="7.311cm" svg:y1="11.071cm" svg:x2="7.311cm" svg:y2="11.413cm">
          <text:p/>
        </draw:line>
        <draw:line draw:style-name="gr8" draw:text-style-name="P1" draw:layer="layout" svg:x1="7.312cm" svg:y1="11.413cm" svg:x2="7.172cm" svg:y2="11.464cm">
          <text:p/>
        </draw:line>
        <draw:line draw:style-name="gr8" draw:text-style-name="P1" draw:layer="layout" svg:x1="7.311cm" svg:y1="11.484cm" svg:x2="7.311cm" svg:y2="11.413cm">
          <text:p/>
        </draw:line>
        <draw:line draw:style-name="gr8" draw:text-style-name="P1" draw:layer="layout" svg:x1="7.171cm" svg:y1="12.191cm" svg:x2="7.172cm" svg:y2="12.191cm">
          <text:p/>
        </draw:line>
        <draw:line draw:style-name="gr8" draw:text-style-name="P1" draw:layer="layout" svg:x1="7.171cm" svg:y1="11.701cm" svg:x2="7.172cm" svg:y2="11.701cm">
          <text:p/>
        </draw:line>
        <draw:line draw:style-name="gr8" draw:text-style-name="P1" draw:layer="layout" svg:x1="7.172cm" svg:y1="11.701cm" svg:x2="7.172cm" svg:y2="12.191cm">
          <text:p/>
        </draw:line>
        <draw:line draw:style-name="gr8" draw:text-style-name="P1" draw:layer="layout" svg:x1="7.172cm" svg:y1="12.192cm" svg:x2="7.312cm" svg:y2="12.051cm">
          <text:p/>
        </draw:line>
        <draw:line draw:style-name="gr8" draw:text-style-name="P1" draw:layer="layout" svg:x1="7.172cm" svg:y1="11.701cm" svg:x2="7.312cm" svg:y2="11.841cm">
          <text:p/>
        </draw:line>
        <draw:line draw:style-name="gr8" draw:text-style-name="P1" draw:layer="layout" svg:x1="7.311cm" svg:y1="11.84cm" svg:x2="7.311cm" svg:y2="12.051cm">
          <text:p/>
        </draw:line>
        <draw:line draw:style-name="gr8" draw:text-style-name="P1" draw:layer="layout" svg:x1="5.282cm" svg:y1="13.537cm" svg:x2="4.862cm" svg:y2="13.537cm">
          <text:p/>
        </draw:line>
        <draw:line draw:style-name="gr8" draw:text-style-name="P1" draw:layer="layout" svg:x1="3.183cm" svg:y1="13.537cm" svg:x2="2.973cm" svg:y2="13.537cm">
          <text:p/>
        </draw:line>
        <draw:line draw:style-name="gr8" draw:text-style-name="P1" draw:layer="layout" svg:x1="3.183cm" svg:y1="13.345cm" svg:x2="4.862cm" svg:y2="13.345cm">
          <text:p/>
        </draw:line>
        <draw:path draw:style-name="gr2" draw:text-style-name="P2" draw:layer="layout" svg:width="0.84cm" svg:height="0.839cm" svg:x="3.524cm" svg:y="9.854cm" svg:viewBox="0 0 841 840" svg:d="M421 840v-840zM841 419h-841z">
          <text:p/>
        </draw:path>
        <draw:path draw:style-name="gr2" draw:text-style-name="P2" draw:layer="layout" svg:width="0.84cm" svg:height="0.839cm" svg:x="5.078cm" svg:y="9.077cm" svg:viewBox="0 0 841 840" svg:d="M421 840v-840zM841 420h-841z">
          <text:p/>
        </draw:path>
        <draw:path draw:style-name="gr2" draw:text-style-name="P2" draw:layer="layout" svg:width="0.84cm" svg:height="0.839cm" svg:x="3.524cm" svg:y="9.294cm" svg:viewBox="0 0 841 840" svg:d="M421 840v-840zM841 421h-841z">
          <text:p/>
        </draw:path>
        <draw:path draw:style-name="gr2" draw:text-style-name="P2" draw:layer="layout" svg:width="0.84cm" svg:height="0.84cm" svg:x="6.496cm" svg:y="10.992cm" svg:viewBox="0 0 841 841" svg:d="M420 841v-841zM841 421h-841z">
          <text:p/>
        </draw:path>
        <draw:path draw:style-name="gr2" draw:text-style-name="P2" draw:layer="layout" svg:width="0.84cm" svg:height="0.839cm" svg:x="4.904cm" svg:y="13.87cm" svg:viewBox="0 0 841 840" svg:d="M420 840v-840zM841 420h-841z">
          <text:p/>
        </draw:path>
        <draw:path draw:style-name="gr2" draw:text-style-name="P2" draw:layer="layout" svg:width="0.84cm" svg:height="0.84cm" svg:x="7.012cm" svg:y="13.483cm" svg:viewBox="0 0 841 841" svg:d="M421 841v-841zM841 421h-841z">
          <text:p/>
        </draw:path>
        <draw:path draw:style-name="gr2" draw:text-style-name="P2" draw:layer="layout" svg:width="0.84cm" svg:height="0.839cm" svg:x="7.012cm" svg:y="10.125cm" svg:viewBox="0 0 841 840" svg:d="M421 840v-840zM841 420h-841z">
          <text:p/>
        </draw:path>
        <draw:path draw:style-name="gr2" draw:text-style-name="P2" draw:layer="layout" svg:width="0.839cm" svg:height="0.84cm" svg:x="5.975cm" svg:y="12.93cm" svg:viewBox="0 0 840 841" svg:d="M421 841v-841zM840 421h-840z">
          <text:p/>
        </draw:path>
        <draw:path draw:style-name="gr2" draw:text-style-name="P2" draw:layer="layout" svg:width="0.84cm" svg:height="0.84cm" svg:x="4.617cm" svg:y="10.441cm" svg:viewBox="0 0 841 841" svg:d="M420 841v-841zM841 421h-841z">
          <text:p/>
        </draw:path>
        <draw:path draw:style-name="gr2" draw:text-style-name="P2" draw:layer="layout" svg:width="0.84cm" svg:height="0.839cm" svg:x="4.512cm" svg:y="11.806cm" svg:viewBox="0 0 841 840" svg:d="M421 840v-840zM841 420h-841z">
          <text:p/>
        </draw:path>
        <draw:path draw:style-name="gr2" draw:text-style-name="P2" draw:layer="layout" svg:width="0.84cm" svg:height="0.84cm" svg:x="3.104cm" svg:y="11.043cm" svg:viewBox="0 0 841 841" svg:d="M420 841v-841zM841 421h-841z">
          <text:p/>
        </draw:path>
        <draw:polygon draw:style-name="gr7" draw:text-style-name="P1" draw:layer="layout" svg:width="0cm" svg:height="0cm" svg:x="5.37cm" svg:y="11.893cm" svg:viewBox="0 0 0 0" draw:points="0,0">
          <text:p/>
        </draw:polygon>
        <draw:polyline draw:style-name="gr9" draw:text-style-name="P1" draw:layer="layout" svg:width="5.097cm" svg:height="0.78cm" svg:x="4.168cm" svg:y="9.752cm" svg:viewBox="0 0 5098 781" draw:points="5098,781 4599,781 0,0">
          <text:p/>
        </draw:polyline>
        <draw:polygon draw:style-name="gr10" draw:text-style-name="P2" draw:layer="layout" svg:width="0.355cm" svg:height="0.116cm" svg:x="4.168cm" svg:y="9.752cm" svg:viewBox="0 0 356 117" draw:points="0,0 336,117 356,1">
          <text:p/>
        </draw:polygon>
        <draw:polygon draw:style-name="gr7" draw:text-style-name="P1" draw:layer="layout" svg:width="0cm" svg:height="0cm" svg:x="5.37cm" svg:y="11.893cm" svg:viewBox="0 0 0 0" draw:points="0,0">
          <text:p/>
        </draw:polygon>
        <draw:polyline draw:style-name="gr9" draw:text-style-name="P1" draw:layer="layout" svg:width="5.055cm" svg:height="0.22cm" svg:x="4.171cm" svg:y="10.284cm" svg:viewBox="0 0 5056 221" draw:points="5056,221 4556,221 0,0">
          <text:p/>
        </draw:polyline>
        <draw:polygon draw:style-name="gr10" draw:text-style-name="P2" draw:layer="layout" svg:width="0.352cm" svg:height="0.116cm" svg:x="4.171cm" svg:y="10.243cm" svg:viewBox="0 0 353 117" draw:points="0,42 348,117 353,0">
          <text:p/>
        </draw:polygon>
        <draw:polygon draw:style-name="gr7" draw:text-style-name="P1" draw:layer="layout" svg:width="0cm" svg:height="0cm" svg:x="5.37cm" svg:y="11.893cm" svg:viewBox="0 0 0 0" draw:points="0,0">
          <text:p/>
        </draw:polygon>
        <draw:polyline draw:style-name="gr9" draw:text-style-name="P1" draw:layer="layout" svg:width="5.527cm" svg:height="0.905cm" svg:x="3.748cm" svg:y="10.518cm" svg:viewBox="0 0 5528 906" draw:points="5528,0 5028,0 0,906">
          <text:p/>
        </draw:polyline>
        <draw:polygon draw:style-name="gr10" draw:text-style-name="P2" draw:layer="layout" svg:width="0.355cm" svg:height="0.12cm" svg:x="3.748cm" svg:y="11.303cm" svg:viewBox="0 0 356 121" draw:points="0,121 356,116 335,0">
          <text:p/>
        </draw:polygon>
        <draw:polygon draw:style-name="gr7" draw:text-style-name="P1" draw:layer="layout" svg:width="0cm" svg:height="0cm" svg:x="5.37cm" svg:y="11.893cm" svg:viewBox="0 0 0 0" draw:points="0,0">
          <text:p/>
        </draw:polygon>
        <draw:polyline draw:style-name="gr9" draw:text-style-name="P1" draw:layer="layout" svg:width="2.717cm" svg:height="2.674cm" svg:x="6.54cm" svg:y="10.501cm" svg:viewBox="0 0 2718 2675" draw:points="2718,0 2218,0 0,2675">
          <text:p/>
        </draw:polyline>
        <draw:polygon draw:style-name="gr10" draw:text-style-name="P2" draw:layer="layout" svg:width="0.268cm" svg:height="0.306cm" svg:x="6.54cm" svg:y="12.869cm" svg:viewBox="0 0 269 307" draw:points="0,307 269,74 179,0">
          <text:p/>
        </draw:polygon>
        <draw:polygon draw:style-name="gr7" draw:text-style-name="P1" draw:layer="layout" svg:width="0cm" svg:height="0cm" svg:x="5.37cm" svg:y="11.893cm" svg:viewBox="0 0 0 0" draw:points="0,0">
          <text:p/>
        </draw:polygon>
        <draw:polyline draw:style-name="gr9" draw:text-style-name="P1" draw:layer="layout" svg:width="2.134cm" svg:height="0.807cm" svg:x="7.12cm" svg:y="10.504cm" svg:viewBox="0 0 2135 808" draw:points="2135,0 1635,0 0,808">
          <text:p/>
        </draw:polyline>
        <draw:polygon draw:style-name="gr2" draw:text-style-name="P2" draw:layer="layout" svg:width="0.339cm" svg:height="0.207cm" svg:x="7.12cm" svg:y="11.104cm" svg:viewBox="0 0 340 208" draw:points="0,208 340,105 289,0">
          <text:p/>
        </draw:polygon>
        <draw:polygon draw:style-name="gr11" draw:text-style-name="P1" draw:layer="layout" svg:width="0.339cm" svg:height="0.207cm" svg:x="7.12cm" svg:y="11.104cm" svg:viewBox="0 0 340 208" draw:points="0,208 340,105 289,0">
          <text:p/>
        </draw:polygon>
        <draw:polygon draw:style-name="gr6" draw:text-style-name="P3" draw:layer="layout" svg:width="4.933cm" svg:height="5.353cm" svg:x="12.795cm" svg:y="8.447cm" svg:viewBox="0 0 4934 5354" draw:points="4934,297 4934,610 4934,1716 4934,5354 735,5354 140,5354 0,5354 0,4425 0,1802 0,1716 0,1702 0,1661 0,1595 0,1508 0,1403 0,1286 0,1163 0,1040 0,923 0,818 0,731 0,665 0,624 0,610 0,297 0,35 101,35 317,35 457,35 597,35 683,35 782,35 1010,35 1237,35 1277,35 2670,35 2721,35 2948,35 3149,35 3176,35 3178,0 3187,0 3210,0 3248,0 3299,0 3360,0 3428,0 3499,0 3570,0 3638,0 3699,0 3750,0 3788,0 3811,0 3819,0 3849,0 3849,35 3956,35 4087,35 4314,35 4419,35 4647,35 4815,35 4934,35 4934,280">
          <text:p/>
        </draw:polygon>
        <draw:polygon draw:style-name="gr7" draw:text-style-name="P1" draw:layer="layout" svg:width="0cm" svg:height="0cm" svg:x="15.262cm" svg:y="11.123cm" svg:viewBox="0 0 0 0" draw:points="0,0">
          <text:p/>
        </draw:polygon>
        <draw:path draw:style-name="gr6" draw:text-style-name="P3" draw:layer="layout" svg:width="4.933cm" svg:height="5.318cm" svg:x="12.795cm" svg:y="8.482cm" svg:viewBox="0 0 4934 5319" svg:d="M4934 262v313 1106 3638h-4199v-929h-595-140v-2623-86-14-41-66-87-105-117-123-123-117-105-87-66-41-14-313h683 594v-262h1393c0 0 18 0 51 0h1c1 0 3 0 4 0 3 0 5 0 7 0 4 0 7 0 10 0 4 0 8 0 12 0 5 0 10 0 15 0 6 0 11 0 17 0s13 0 19 0c7 0 14 0 21 0s15 0 22 0c8 0 16 0 24 0s16 0 24 0c17 0 34 0 51 0s34 0 51 0c8 0 16 0 24 0s16 0 24 0c7 0 14 0 22 0 7 0 14 0 21 0 6 0 12 0 19 0 5 0 11 0 17 0 5 0 10 0 14 0 3 0 6 0 9 0v245 17h595z">
          <text:p/>
        </draw:path>
        <draw:polygon draw:style-name="gr7" draw:text-style-name="P1" draw:layer="layout" svg:width="0cm" svg:height="0cm" svg:x="15.262cm" svg:y="11.123cm" svg:viewBox="0 0 0 0" draw:points="0,0">
          <text:p/>
        </draw:polygon>
        <draw:path draw:style-name="gr6" draw:text-style-name="P3" draw:layer="layout" svg:width="1.364cm" svg:height="0.56cm" svg:x="14.592cm" svg:y="9.33cm" svg:viewBox="0 0 1365 561" svg:d="M1084 561c156 0 281-126 281-281s-125-280-281-280h-804c-155 0-280 125-280 280s125 281 280 281z">
          <text:p/>
        </draw:path>
        <draw:polygon draw:style-name="gr7" draw:text-style-name="P1" draw:layer="layout" svg:width="0cm" svg:height="0cm" svg:x="15.262cm" svg:y="11.123cm" svg:viewBox="0 0 0 0" draw:points="0,0">
          <text:p/>
        </draw:polygon>
        <draw:polygon draw:style-name="gr6" draw:text-style-name="P3" draw:layer="layout" svg:width="0.595cm" svg:height="0.928cm" svg:x="12.935cm" svg:y="12.872cm" svg:viewBox="0 0 596 929" draw:points="0,0 596,0 596,929 0,929">
          <text:p/>
        </draw:polygon>
        <draw:polygon draw:style-name="gr7" draw:text-style-name="P1" draw:layer="layout" svg:width="0cm" svg:height="0cm" svg:x="15.262cm" svg:y="11.123cm" svg:viewBox="0 0 0 0" draw:points="0,0">
          <text:p/>
        </draw:polygon>
        <draw:polygon draw:style-name="gr6" draw:text-style-name="P3" draw:layer="layout" svg:width="0.856cm" svg:height="0.749cm" svg:x="14.08cm" svg:y="11.25cm" svg:viewBox="0 0 857 750" draw:points="647,0 857,365 217,750 0,390">
          <text:p/>
        </draw:polygon>
        <draw:polygon draw:style-name="gr7" draw:text-style-name="P1" draw:layer="layout" svg:width="0cm" svg:height="0cm" svg:x="15.262cm" svg:y="11.123cm" svg:viewBox="0 0 0 0" draw:points="0,0">
          <text:p/>
        </draw:polygon>
        <draw:polygon draw:style-name="gr6" draw:text-style-name="P3" draw:layer="layout" svg:width="0.857cm" svg:height="0.749cm" svg:x="15.482cm" svg:y="11.25cm" svg:viewBox="0 0 858 750" draw:points="0,365 642,750 858,390 210,0">
          <text:p/>
        </draw:polygon>
        <draw:polygon draw:style-name="gr7" draw:text-style-name="P1" draw:layer="layout" svg:width="0cm" svg:height="0cm" svg:x="15.262cm" svg:y="11.123cm" svg:viewBox="0 0 0 0" draw:points="0,0">
          <text:p/>
        </draw:polygon>
        <draw:path draw:style-name="gr6" draw:text-style-name="P3" draw:layer="layout" svg:width="1.189cm" svg:height="0.262cm" svg:x="16.539cm" svg:y="8.482cm" svg:viewBox="0 0 1190 263" svg:d="M1190 263l-1-17h1-2c2 0 2 0 2 0h-1l1-246h-1c-1 0-2 0-3 0s-3 0-4 0c-3 0-5 0-7 0-3 0-5 0-8 0s-6 0-9 0c-4 0-7 0-11 0-11 0-23 0-34 0-8 0-16 0-23 0-3 0-7 0-10 0s-6 0-9 0c-43 0-105 0-168 0-17 0-33 0-50 0-8 0-16 0-25 0-7 0-15 0-23 0s-15 0-23 0c-6 0-13 0-20 0s-13 0-19 0-12 0-17 0-10 0-15 0c-4 0-8 0-13 0-4 0-7 0-10 0s-5 0-7 0-3 0-5 0h-1-105-1c-2 0-3 0-5 0s-4 0-7 0-6 0-9 0c-5 0-9 0-13 0-5 0-10 0-15 0s-11 0-17 0-12 0-19 0c-6 0-13 0-20 0-8 0-15 0-23 0-7 0-15 0-23 0-16 0-33 0-50 0-8 0-17 0-25 0-47 0-93 0-131 0-1 0-1 0-1 0-1 0-2 0-3 0s-3 0-4 0c-2 0-4 0-6 0-3 0-5 0-8 0s-6 0-9 0c-4 0-7 0-10 0-4 0-8 0-12 0s-9 0-13 0c-5 0-9 0-14 0-9 0-18 0-27 0-10 0-20 0-30 0h-3c-26 0-51 0-72 0v263z">
          <text:p/>
        </draw:path>
        <draw:polygon draw:style-name="gr7" draw:text-style-name="P1" draw:layer="layout" svg:width="0cm" svg:height="0cm" svg:x="15.262cm" svg:y="11.123cm" svg:viewBox="0 0 0 0" draw:points="0,0">
          <text:p/>
        </draw:polygon>
        <draw:polygon draw:style-name="gr6" draw:text-style-name="P3" draw:layer="layout" svg:width="0.489cm" svg:height="0.63cm" svg:x="14.965cm" svg:y="9.988cm" svg:viewBox="0 0 490 631" draw:points="490,631 490,0 0,0 0,631">
          <text:p/>
        </draw:polygon>
        <draw:polygon draw:style-name="gr7" draw:text-style-name="P1" draw:layer="layout" svg:width="0cm" svg:height="0cm" svg:x="15.262cm" svg:y="11.123cm" svg:viewBox="0 0 0 0" draw:points="0,0">
          <text:p/>
        </draw:polygon>
        <draw:path draw:style-name="gr6" draw:text-style-name="P3" draw:layer="layout" svg:width="0.49cm" svg:height="0.489cm" svg:x="13.978cm" svg:y="10.751cm" svg:viewBox="0 0 491 490" svg:d="M491 244c0 137-111 246-246 246s-245-109-245-246c0-135 110-244 245-244s246 109 246 244z">
          <text:p/>
        </draw:path>
        <draw:polygon draw:style-name="gr7" draw:text-style-name="P1" draw:layer="layout" svg:width="0cm" svg:height="0cm" svg:x="15.262cm" svg:y="11.123cm" svg:viewBox="0 0 0 0" draw:points="0,0">
          <text:p/>
        </draw:polygon>
        <draw:path draw:style-name="gr6" draw:text-style-name="P3" draw:layer="layout" svg:width="0.49cm" svg:height="0.489cm" svg:x="16.077cm" svg:y="10.751cm" svg:viewBox="0 0 491 490" svg:d="M491 244c0 137-109 246-246 246-135 0-245-109-245-246 0-135 110-244 245-244 137 0 246 109 246 244z">
          <text:p/>
        </draw:path>
        <draw:polygon draw:style-name="gr7" draw:text-style-name="P1" draw:layer="layout" svg:width="0cm" svg:height="0cm" svg:x="15.262cm" svg:y="11.123cm" svg:viewBox="0 0 0 0" draw:points="0,0">
          <text:p/>
        </draw:polygon>
        <draw:path draw:style-name="gr6" draw:text-style-name="P3" draw:layer="layout" svg:width="0.683cm" svg:height="0.262cm" svg:x="12.795cm" svg:y="8.482cm" svg:viewBox="0 0 684 263" svg:d="M684 263v-263h-86-1c-1 0-2 0-3 0s-2 0-4 0-4 0-6 0-5 0-7 0c-4 0-7 0-10 0s-7 0-10 0c-4 0-8 0-12 0s-8 0-13 0c-9 0-18 0-29 0-15 0-30 0-46 0-10 0-21 0-31 0s-20 0-30 0c-4 0-9 0-13 0-5 0-9 0-13 0s-8 0-12 0c-3 0-7 0-10 0s-6 0-9 0-6 0-8 0-4 0-6 0-3 0-4 0-2 0-3 0h-1-216c-21 0-47 0-68 0-2 0-5 0-8 0-2 0-5 0-7 0s-4 0-6 0-3 0-5 0c-1 0-2 0-4 0 0 0-1 0-2 0h-1v263z">
          <text:p/>
        </draw:path>
        <draw:polygon draw:style-name="gr7" draw:text-style-name="P1" draw:layer="layout" svg:width="0cm" svg:height="0cm" svg:x="15.262cm" svg:y="11.123cm" svg:viewBox="0 0 0 0" draw:points="0,0">
          <text:p/>
        </draw:polygon>
        <draw:path draw:style-name="gr6" draw:text-style-name="P3" draw:layer="layout" svg:width="0.469cm" svg:height="0.469cm" svg:x="16.088cm" svg:y="13.289cm" svg:viewBox="0 0 470 470" svg:d="M470 235c0 130-105 235-235 235-129 0-235-105-235-235 0-129 106-235 235-235 130 0 235 106 235 235z">
          <text:p/>
        </draw:path>
        <draw:polygon draw:style-name="gr7" draw:text-style-name="P1" draw:layer="layout" svg:width="0cm" svg:height="0cm" svg:x="15.262cm" svg:y="11.123cm" svg:viewBox="0 0 0 0" draw:points="0,0">
          <text:p/>
        </draw:polygon>
        <draw:path draw:style-name="gr6" draw:text-style-name="P3" draw:layer="layout" svg:width="0.594cm" svg:height="0.262cm" svg:x="13.478cm" svg:y="8.482cm" svg:viewBox="0 0 595 263" svg:d="M0 263h595v-263h-40-1c-2 0-3 0-5 0s-4 0-7 0-6 0-9 0c-4 0-9 0-13 0-5 0-10 0-14 0-6 0-12 0-17 0-7 0-14 0-20 0-7 0-14 0-21 0-8 0-15 0-23 0-7 0-15 0-23 0-16 0-33 0-50 0-8 0-17 0-25 0-17 0-34 0-51 0-8 0-16 0-24 0s-16 0-24 0c-7 0-15 0-22 0s-14 0-21 0c-6 0-13 0-19 0s-11 0-17 0c-5 0-10 0-15 0-4 0-8 0-12 0-3 0-7 0-10 0-2 0-5 0-7 0-1 0-3 0-4 0s-1 0-2 0h-99z">
          <text:p/>
        </draw:path>
        <draw:polygon draw:style-name="gr7" draw:text-style-name="P1" draw:layer="layout" svg:width="0cm" svg:height="0cm" svg:x="15.262cm" svg:y="11.123cm" svg:viewBox="0 0 0 0" draw:points="0,0">
          <text:p/>
        </draw:polygon>
        <draw:path draw:style-name="gr6" draw:text-style-name="P3" draw:layer="layout" svg:width="0.595cm" svg:height="0.262cm" svg:x="15.944cm" svg:y="8.482cm" svg:viewBox="0 0 596 263" svg:d="M0 246v17h596v-263h-568-28 4 10 7 4 1l-26 246v-246 246c0 0 6 0 17 0-11 0-17 0-17 0z">
          <text:p/>
        </draw:path>
        <draw:polygon draw:style-name="gr7" draw:text-style-name="P1" draw:layer="layout" svg:width="0cm" svg:height="0cm" svg:x="15.262cm" svg:y="11.123cm" svg:viewBox="0 0 0 0" draw:points="0,0">
          <text:p/>
        </draw:polygon>
        <draw:polygon draw:style-name="gr6" draw:text-style-name="P3" draw:layer="layout" svg:width="0.14cm" svg:height="0.928cm" svg:x="12.795cm" svg:y="12.872cm" svg:viewBox="0 0 141 929" draw:points="141,0 141,929 0,929 0,0">
          <text:p/>
        </draw:polygon>
        <draw:polygon draw:style-name="gr7" draw:text-style-name="P1" draw:layer="layout" svg:width="0cm" svg:height="0cm" svg:x="15.262cm" svg:y="11.123cm" svg:viewBox="0 0 0 0" draw:points="0,0">
          <text:p/>
        </draw:polygon>
        <draw:polygon draw:style-name="gr6" draw:text-style-name="P3" draw:layer="layout" svg:width="0.646cm" svg:height="0.437cm" svg:x="14.08cm" svg:y="11.25cm" svg:viewBox="0 0 647 438" draw:points="647,0 598,193 191,438 0,390">
          <text:p/>
        </draw:polygon>
        <draw:polygon draw:style-name="gr7" draw:text-style-name="P1" draw:layer="layout" svg:width="0cm" svg:height="0cm" svg:x="15.262cm" svg:y="11.123cm" svg:viewBox="0 0 0 0" draw:points="0,0">
          <text:p/>
        </draw:polygon>
        <draw:polygon draw:style-name="gr6" draw:text-style-name="P3" draw:layer="layout" svg:width="0.647cm" svg:height="0.437cm" svg:x="15.692cm" svg:y="11.25cm" svg:viewBox="0 0 648 438" draw:points="648,390 457,438 50,193 0,0">
          <text:p/>
        </draw:polygon>
        <draw:polygon draw:style-name="gr7" draw:text-style-name="P1" draw:layer="layout" svg:width="0cm" svg:height="0cm" svg:x="15.262cm" svg:y="11.123cm" svg:viewBox="0 0 0 0" draw:points="0,0">
          <text:p/>
        </draw:polygon>
        <draw:path draw:style-name="gr6" draw:text-style-name="P3" draw:layer="layout" svg:width="0.329cm" svg:height="0.329cm" svg:x="17.207cm" svg:y="11.251cm" svg:viewBox="0 0 330 330" svg:d="M330 165c0 91-73 165-164 165s-166-74-166-165 75-165 166-165 164 74 164 165z">
          <text:p/>
        </draw:path>
        <draw:polygon draw:style-name="gr7" draw:text-style-name="P1" draw:layer="layout" svg:width="0cm" svg:height="0cm" svg:x="15.262cm" svg:y="11.123cm" svg:viewBox="0 0 0 0" draw:points="0,0">
          <text:p/>
        </draw:polygon>
        <draw:path draw:style-name="gr6" draw:text-style-name="P3" draw:layer="layout" svg:width="0.329cm" svg:height="0.329cm" svg:x="13.009cm" svg:y="11.251cm" svg:viewBox="0 0 330 330" svg:d="M330 165c0 91-75 165-165 165-91 0-165-74-165-165s74-165 165-165c90 0 165 74 165 165z">
          <text:p/>
        </draw:path>
        <draw:polygon draw:style-name="gr7" draw:text-style-name="P1" draw:layer="layout" svg:width="0cm" svg:height="0cm" svg:x="15.262cm" svg:y="11.123cm" svg:viewBox="0 0 0 0" draw:points="0,0">
          <text:p/>
        </draw:polygon>
        <draw:path draw:style-name="gr6" draw:text-style-name="P3" draw:layer="layout" svg:width="0.329cm" svg:height="0.328cm" svg:x="14.707cm" svg:y="9.446cm" svg:viewBox="0 0 330 329" svg:d="M330 164c0 92-73 165-165 165-91 0-165-73-165-165 0-91 74-164 165-164 92 0 165 73 165 164z">
          <text:p/>
        </draw:path>
        <draw:polygon draw:style-name="gr7" draw:text-style-name="P1" draw:layer="layout" svg:width="0cm" svg:height="0cm" svg:x="15.262cm" svg:y="11.123cm" svg:viewBox="0 0 0 0" draw:points="0,0">
          <text:p/>
        </draw:polygon>
        <draw:path draw:style-name="gr6" draw:text-style-name="P3" draw:layer="layout" svg:width="0.329cm" svg:height="0.329cm" svg:x="15.045cm" svg:y="10.978cm" svg:viewBox="0 0 330 330" svg:d="M330 165c0 91-74 165-166 165-90 0-164-74-164-165 0-90 74-165 164-165 92 0 166 75 166 165z">
          <text:p/>
        </draw:path>
        <draw:polygon draw:style-name="gr7" draw:text-style-name="P1" draw:layer="layout" svg:width="0cm" svg:height="0cm" svg:x="15.262cm" svg:y="11.123cm" svg:viewBox="0 0 0 0" draw:points="0,0">
          <text:p/>
        </draw:polygon>
        <draw:path draw:style-name="gr6" draw:text-style-name="P3" draw:layer="layout" svg:width="0.329cm" svg:height="0.328cm" svg:x="15.512cm" svg:y="9.446cm" svg:viewBox="0 0 330 329" svg:d="M330 164c0 92-74 165-165 165-90 0-165-73-165-165 0-91 75-164 165-164 91 0 165 73 165 164z">
          <text:p/>
        </draw:path>
        <draw:polygon draw:style-name="gr7" draw:text-style-name="P1" draw:layer="layout" svg:width="0cm" svg:height="0cm" svg:x="15.262cm" svg:y="11.123cm" svg:viewBox="0 0 0 0" draw:points="0,0">
          <text:p/>
        </draw:polygon>
        <draw:path draw:style-name="gr6" draw:text-style-name="P3" draw:layer="layout" svg:width="0.329cm" svg:height="0.329cm" svg:x="14.059cm" svg:y="13.359cm" svg:viewBox="0 0 330 330" svg:d="M330 164c0 92-74 166-166 166-91 0-164-74-164-166 0-91 73-164 164-164 92 0 166 73 166 164z">
          <text:p/>
        </draw:path>
        <draw:polygon draw:style-name="gr7" draw:text-style-name="P1" draw:layer="layout" svg:width="0cm" svg:height="0cm" svg:x="15.262cm" svg:y="11.123cm" svg:viewBox="0 0 0 0" draw:points="0,0">
          <text:p/>
        </draw:polygon>
        <draw:path draw:style-name="gr6" draw:text-style-name="P3" draw:layer="layout" svg:width="0.328cm" svg:height="0.328cm" svg:x="14.707cm" svg:y="9.446cm" svg:viewBox="0 0 329 329" svg:d="M164 329c-23 0-41-4-56-9-15-6-26-12-37-19-13-9-24-19-33-31-14-16-26-35-33-65-3-10-5-20-5-33-1-11 0-22 1-32 5-29 14-48 25-65 7-11 16-22 25-31 11-10 23-19 38-26 11-6 24-11 41-15 12-2 26-4 40-3 14 0 28 3 38 6 25 7 42 16 57 28 11 8 21 18 29 28 13 17 24 36 31 65 2 9 4 20 4 32s0 23-2 33c-5 29-15 49-26 66-9 12-18 22-29 32-8 7-17 13-27 19-19 10-44 20-81 20z">
          <text:p/>
        </draw:path>
        <draw:polygon draw:style-name="gr7" draw:text-style-name="P1" draw:layer="layout" svg:width="0cm" svg:height="0cm" svg:x="15.262cm" svg:y="11.123cm" svg:viewBox="0 0 0 0" draw:points="0,0">
          <text:p/>
        </draw:polygon>
        <draw:path draw:style-name="gr6" draw:text-style-name="P3" draw:layer="layout" svg:width="0.329cm" svg:height="0.328cm" svg:x="15.512cm" svg:y="9.446cm" svg:viewBox="0 0 330 329" svg:d="M165 329c-22 0-41-4-55-9-15-6-26-12-37-19-14-9-25-19-35-31-13-16-25-35-33-65-2-10-4-20-5-33 0-11 0-22 2-32 4-29 14-48 24-65 8-11 16-22 26-31 10-10 24-19 39-26 11-6 24-11 41-15 12-2 26-4 40-3 14 0 28 3 38 6 24 7 41 16 56 28 10 8 20 18 29 28 12 17 24 36 31 65 2 9 3 20 4 32 0 12-1 23-2 33-6 29-16 49-27 66-8 12-17 22-28 32-8 7-18 13-28 19-19 10-42 20-80 20z">
          <text:p/>
        </draw:path>
        <draw:polygon draw:style-name="gr7" draw:text-style-name="P1" draw:layer="layout" svg:width="0cm" svg:height="0cm" svg:x="15.262cm" svg:y="11.123cm" svg:viewBox="0 0 0 0" draw:points="0,0">
          <text:p/>
        </draw:polygon>
        <draw:polygon draw:style-name="gr6" draw:text-style-name="P3" draw:layer="layout" svg:width="0.64cm" svg:height="0.434cm" svg:x="14.296cm" svg:y="11.565cm" svg:viewBox="0 0 641 435" draw:points="0,435 641,49 452,0 48,243">
          <text:p/>
        </draw:polygon>
        <draw:polygon draw:style-name="gr7" draw:text-style-name="P1" draw:layer="layout" svg:width="0cm" svg:height="0cm" svg:x="15.262cm" svg:y="11.123cm" svg:viewBox="0 0 0 0" draw:points="0,0">
          <text:p/>
        </draw:polygon>
        <draw:polygon draw:style-name="gr6" draw:text-style-name="P3" draw:layer="layout" svg:width="0.641cm" svg:height="0.434cm" svg:x="15.482cm" svg:y="11.565cm" svg:viewBox="0 0 642 435" draw:points="189,0 0,49 642,435 594,243">
          <text:p/>
        </draw:polygon>
        <draw:polygon draw:style-name="gr7" draw:text-style-name="P1" draw:layer="layout" svg:width="0cm" svg:height="0cm" svg:x="15.262cm" svg:y="11.123cm" svg:viewBox="0 0 0 0" draw:points="0,0">
          <text:p/>
        </draw:polygon>
        <draw:polygon draw:style-name="gr6" draw:text-style-name="P3" draw:layer="layout" svg:width="0.211cm" svg:height="0.351cm" svg:x="15.104cm" svg:y="10.127cm" svg:viewBox="0 0 212 352" draw:points="212,352 212,0 0,0 0,352">
          <text:p/>
        </draw:polygon>
        <draw:polygon draw:style-name="gr7" draw:text-style-name="P1" draw:layer="layout" svg:width="0cm" svg:height="0cm" svg:x="15.262cm" svg:y="11.123cm" svg:viewBox="0 0 0 0" draw:points="0,0">
          <text:p/>
        </draw:polygon>
        <draw:polygon draw:style-name="gr6" draw:text-style-name="P3" draw:layer="layout" svg:width="0.139cm" svg:height="0.63cm" svg:x="15.315cm" svg:y="9.988cm" svg:viewBox="0 0 140 631" draw:points="140,631 140,0 0,139 0,491">
          <text:p/>
        </draw:polygon>
        <draw:polygon draw:style-name="gr7" draw:text-style-name="P1" draw:layer="layout" svg:width="0cm" svg:height="0cm" svg:x="15.262cm" svg:y="11.123cm" svg:viewBox="0 0 0 0" draw:points="0,0">
          <text:p/>
        </draw:polygon>
        <draw:polygon draw:style-name="gr6" draw:text-style-name="P3" draw:layer="layout" svg:width="0.139cm" svg:height="0.63cm" svg:x="14.965cm" svg:y="9.988cm" svg:viewBox="0 0 140 631" draw:points="0,0 140,139 140,491 0,631">
          <text:p/>
        </draw:polygon>
        <draw:polygon draw:style-name="gr7" draw:text-style-name="P1" draw:layer="layout" svg:width="0cm" svg:height="0cm" svg:x="15.262cm" svg:y="11.123cm" svg:viewBox="0 0 0 0" draw:points="0,0">
          <text:p/>
        </draw:polygon>
        <draw:polygon draw:style-name="gr6" draw:text-style-name="P3" draw:layer="layout" svg:width="0.476cm" svg:height="0.365cm" svg:x="14.271cm" svg:y="11.443cm" svg:viewBox="0 0 477 366" draw:points="407,0 477,123 73,366 0,245">
          <text:p/>
        </draw:polygon>
        <draw:polygon draw:style-name="gr7" draw:text-style-name="P1" draw:layer="layout" svg:width="0cm" svg:height="0cm" svg:x="15.262cm" svg:y="11.123cm" svg:viewBox="0 0 0 0" draw:points="0,0">
          <text:p/>
        </draw:polygon>
        <draw:polygon draw:style-name="gr6" draw:text-style-name="P3" draw:layer="layout" svg:width="0.477cm" svg:height="0.365cm" svg:x="15.671cm" svg:y="11.443cm" svg:viewBox="0 0 478 366" draw:points="0,123 405,366 478,245 71,0">
          <text:p/>
        </draw:polygon>
        <draw:polygon draw:style-name="gr7" draw:text-style-name="P1" draw:layer="layout" svg:width="0cm" svg:height="0cm" svg:x="15.262cm" svg:y="11.123cm" svg:viewBox="0 0 0 0" draw:points="0,0">
          <text:p/>
        </draw:polygon>
        <draw:path draw:style-name="gr6" draw:text-style-name="P3" draw:layer="layout" svg:width="0.28cm" svg:height="0.279cm" svg:x="16.182cm" svg:y="10.856cm" svg:viewBox="0 0 281 280" svg:d="M281 139c0 79-62 141-140 141s-141-62-141-141c0-77 63-139 141-139s140 62 140 139z">
          <text:p/>
        </draw:path>
        <draw:polygon draw:style-name="gr7" draw:text-style-name="P1" draw:layer="layout" svg:width="0cm" svg:height="0cm" svg:x="15.262cm" svg:y="11.123cm" svg:viewBox="0 0 0 0" draw:points="0,0">
          <text:p/>
        </draw:polygon>
        <draw:path draw:style-name="gr6" draw:text-style-name="P3" draw:layer="layout" svg:width="0.28cm" svg:height="0.279cm" svg:x="14.083cm" svg:y="10.856cm" svg:viewBox="0 0 281 280" svg:d="M281 139c0 79-63 141-140 141s-141-62-141-141c0-77 64-139 141-139s140 62 140 139z">
          <text:p/>
        </draw:path>
        <draw:polygon draw:style-name="gr7" draw:text-style-name="P1" draw:layer="layout" svg:width="0cm" svg:height="0cm" svg:x="15.262cm" svg:y="11.123cm" svg:viewBox="0 0 0 0" draw:points="0,0">
          <text:p/>
        </draw:polygon>
        <draw:polygon draw:style-name="gr6" draw:text-style-name="P3" draw:layer="layout" svg:width="0.489cm" svg:height="0.139cm" svg:x="14.965cm" svg:y="9.988cm" svg:viewBox="0 0 490 140" draw:points="490,0 350,140 139,140 0,0">
          <text:p/>
        </draw:polygon>
        <draw:polygon draw:style-name="gr7" draw:text-style-name="P1" draw:layer="layout" svg:width="0cm" svg:height="0cm" svg:x="15.262cm" svg:y="11.123cm" svg:viewBox="0 0 0 0" draw:points="0,0">
          <text:p/>
        </draw:polygon>
        <draw:polygon draw:style-name="gr6" draw:text-style-name="P3" draw:layer="layout" svg:width="0.489cm" svg:height="0.14cm" svg:x="14.965cm" svg:y="10.478cm" svg:viewBox="0 0 490 141" draw:points="490,141 350,0 139,0 0,141">
          <text:p/>
        </draw:polygon>
        <draw:polygon draw:style-name="gr7" draw:text-style-name="P1" draw:layer="layout" svg:width="0cm" svg:height="0cm" svg:x="15.262cm" svg:y="11.123cm" svg:viewBox="0 0 0 0" draw:points="0,0">
          <text:p/>
        </draw:polygon>
        <draw:polygon draw:style-name="gr6" draw:text-style-name="P3" draw:layer="layout" svg:width="0.259cm" svg:height="0.364cm" svg:x="14.677cm" svg:y="11.25cm" svg:viewBox="0 0 260 365" draw:points="49,0 260,365 70,316 0,194">
          <text:p/>
        </draw:polygon>
        <draw:polygon draw:style-name="gr7" draw:text-style-name="P1" draw:layer="layout" svg:width="0cm" svg:height="0cm" svg:x="15.262cm" svg:y="11.123cm" svg:viewBox="0 0 0 0" draw:points="0,0">
          <text:p/>
        </draw:polygon>
        <draw:polygon draw:style-name="gr6" draw:text-style-name="P3" draw:layer="layout" svg:width="0.26cm" svg:height="0.364cm" svg:x="15.482cm" svg:y="11.25cm" svg:viewBox="0 0 261 365" draw:points="190,316 261,194 211,0 0,365">
          <text:p/>
        </draw:polygon>
        <draw:polygon draw:style-name="gr7" draw:text-style-name="P1" draw:layer="layout" svg:width="0cm" svg:height="0cm" svg:x="15.262cm" svg:y="11.123cm" svg:viewBox="0 0 0 0" draw:points="0,0">
          <text:p/>
        </draw:polygon>
        <draw:polygon draw:style-name="gr6" draw:text-style-name="P3" draw:layer="layout" svg:width="0.264cm" svg:height="0.36cm" svg:x="14.08cm" svg:y="11.639cm" svg:viewBox="0 0 265 361" draw:points="0,0 216,361 265,170 191,49">
          <text:p/>
        </draw:polygon>
        <draw:polygon draw:style-name="gr7" draw:text-style-name="P1" draw:layer="layout" svg:width="0cm" svg:height="0cm" svg:x="15.262cm" svg:y="11.123cm" svg:viewBox="0 0 0 0" draw:points="0,0">
          <text:p/>
        </draw:polygon>
        <draw:polygon draw:style-name="gr6" draw:text-style-name="P3" draw:layer="layout" svg:width="0.264cm" svg:height="0.36cm" svg:x="16.075cm" svg:y="11.639cm" svg:viewBox="0 0 265 361" draw:points="48,361 265,0 73,49 0,170">
          <text:p/>
        </draw:polygon>
        <draw:polygon draw:style-name="gr7" draw:text-style-name="P1" draw:layer="layout" svg:width="0cm" svg:height="0cm" svg:x="15.262cm" svg:y="11.123cm" svg:viewBox="0 0 0 0" draw:points="0,0">
          <text:p/>
        </draw:polygon>
        <draw:polygon draw:style-name="gr6" draw:text-style-name="P3" draw:layer="layout" svg:width="0.641cm" svg:height="0.035cm" svg:x="15.973cm" svg:y="8.447cm" svg:viewBox="0 0 642 36" draw:points="567,36 640,36 642,0 634,0 611,0 573,0 522,0 461,0 393,0 321,0 250,0 182,0 121,0 70,0 32,0 9,0 0,0 0,36">
          <text:p/>
        </draw:polygon>
        <draw:polygon draw:style-name="gr7" draw:text-style-name="P1" draw:layer="layout" svg:width="0cm" svg:height="0cm" svg:x="15.262cm" svg:y="11.123cm" svg:viewBox="0 0 0 0" draw:points="0,0">
          <text:p/>
        </draw:polygon>
        <draw:polygon draw:style-name="gr6" draw:text-style-name="P3" draw:layer="layout" svg:width="0.03cm" svg:height="0.035cm" svg:x="16.614cm" svg:y="8.447cm" svg:viewBox="0 0 31 36" draw:points="0,36 31,36 31,0 0,0">
          <text:p/>
        </draw:polygon>
        <draw:polygon draw:style-name="gr7" draw:text-style-name="P1" draw:layer="layout" svg:width="0cm" svg:height="0cm" svg:x="15.262cm" svg:y="11.123cm" svg:viewBox="0 0 0 0" draw:points="0,0">
          <text:p/>
        </draw:polygon>
        <draw:path draw:style-name="gr6" draw:text-style-name="P3" draw:layer="layout" svg:width="0.329cm" svg:height="0.328cm" svg:x="15.512cm" svg:y="9.446cm" svg:viewBox="0 0 330 329" svg:d="M330 164c0 92-74 165-165 165-90 0-165-73-165-165 0-91 75-164 165-164 91 0 165 73 165 164l-165 165c-22 0-41-4-55-9-15-6-26-12-37-19-14-9-25-19-35-31-13-16-25-35-33-65-2-10-4-20-5-33 0-11 0-22 2-32 4-29 14-48 24-65 8-11 16-22 26-31 10-10 24-19 39-26 11-6 24-11 41-15 12-2 26-4 40-3 14 0 28 3 38 6 24 7 41 16 56 28 10 8 20 18 29 28 12 17 24 36 31 65 2 9 3 20 4 32 0 12-1 23-2 33-6 29-16 49-27 66-8 12-17 22-28 32-8 7-18 13-28 19-19 10-42 20-80 20z">
          <text:p/>
        </draw:path>
        <draw:polygon draw:style-name="gr7" draw:text-style-name="P1" draw:layer="layout" svg:width="0cm" svg:height="0cm" svg:x="15.262cm" svg:y="11.123cm" svg:viewBox="0 0 0 0" draw:points="0,0">
          <text:p/>
        </draw:polygon>
        <draw:path draw:style-name="gr6" draw:text-style-name="P3" draw:layer="layout" svg:width="0.329cm" svg:height="0.328cm" svg:x="14.707cm" svg:y="9.446cm" svg:viewBox="0 0 330 329" svg:d="M330 164c0 92-73 165-165 165-91 0-165-73-165-165 0-91 74-164 165-164 92 0 165 73 165 164l-165 165c-23 0-41-4-56-9-15-6-26-12-37-19-13-9-24-19-33-31-14-16-26-35-33-65-3-10-5-20-5-33-1-11 0-22 1-32 5-29 14-48 25-65 7-11 16-22 25-31 11-10 23-19 38-26 11-6 24-11 41-15 12-2 26-4 40-3 14 0 28 3 38 6 25 7 42 16 57 28 11 8 21 18 29 28 13 17 24 36 31 65 2 9 4 20 4 32s0 23-2 33c-5 29-15 49-26 66-9 12-18 22-29 32-8 7-17 13-27 19-19 10-44 20-81 20z">
          <text:p/>
        </draw:path>
        <draw:polygon draw:style-name="gr7" draw:text-style-name="P1" draw:layer="layout" svg:width="0cm" svg:height="0cm" svg:x="15.262cm" svg:y="11.123cm" svg:viewBox="0 0 0 0" draw:points="0,0">
          <text:p/>
        </draw:polygon>
        <draw:path draw:style-name="gr6" draw:text-style-name="P3" draw:layer="layout" svg:width="0.226cm" svg:height="0cm" svg:x="17.214cm" svg:y="8.482cm" svg:viewBox="0 0 227 0" svg:d="M0 0h227c-17 0-33 0-50 0-8 0-16 0-25 0-7 0-15 0-23 0s-15 0-23 0c-6 0-13 0-20 0s-13 0-19 0-12 0-17 0-10 0-15 0c-4 0-8 0-12 0s-7 0-10 0-5 0-7 0-3 0-5 0z">
          <text:p/>
        </draw:path>
        <draw:polygon draw:style-name="gr7" draw:text-style-name="P1" draw:layer="layout" svg:width="0cm" svg:height="0cm" svg:x="15.262cm" svg:y="11.123cm" svg:viewBox="0 0 0 0" draw:points="0,0">
          <text:p/>
        </draw:polygon>
        <draw:path draw:style-name="gr6" draw:text-style-name="P3" draw:layer="layout" svg:width="0.226cm" svg:height="0cm" svg:x="16.882cm" svg:y="8.482cm" svg:viewBox="0 0 227 0" svg:d="M0 0h227-1c-2 0-3 0-5 0s-4 0-7 0-6 0-9 0c-5 0-9 0-13 0-5 0-10 0-15 0s-11 0-17 0-12 0-19 0c-6 0-13 0-20 0-8 0-15 0-23 0-7 0-15 0-23 0-16 0-33 0-50 0-8 0-17 0-25 0z">
          <text:p/>
        </draw:path>
        <draw:polygon draw:style-name="gr7" draw:text-style-name="P1" draw:layer="layout" svg:width="0cm" svg:height="0cm" svg:x="15.262cm" svg:y="11.123cm" svg:viewBox="0 0 0 0" draw:points="0,0">
          <text:p/>
        </draw:polygon>
        <draw:path draw:style-name="gr6" draw:text-style-name="P3" draw:layer="layout" svg:width="0.13cm" svg:height="0cm" svg:x="16.751cm" svg:y="8.482cm" svg:viewBox="0 0 131 0" svg:d="M0 0h131c-47 0-93 0-131 0z">
          <text:p/>
        </draw:path>
        <draw:polygon draw:style-name="gr7" draw:text-style-name="P1" draw:layer="layout" svg:width="0cm" svg:height="0cm" svg:x="15.262cm" svg:y="11.123cm" svg:viewBox="0 0 0 0" draw:points="0,0">
          <text:p/>
        </draw:polygon>
        <draw:path draw:style-name="gr6" draw:text-style-name="P3" draw:layer="layout" svg:width="0.2cm" svg:height="0cm" svg:x="15.743cm" svg:y="8.482cm" svg:viewBox="0 0 201 0" svg:d="M201 0h-201c17 0 34 0 51 0 8 0 16 0 24 0s16 0 24 0c7 0 14 0 22 0 7 0 14 0 21 0 6 0 12 0 19 0 5 0 11 0 17 0 5 0 10 0 14 0 3 0 6 0 9 0z">
          <text:p/>
        </draw:path>
        <draw:polygon draw:style-name="gr7" draw:text-style-name="P1" draw:layer="layout" svg:width="0cm" svg:height="0cm" svg:x="15.262cm" svg:y="11.123cm" svg:viewBox="0 0 0 0" draw:points="0,0">
          <text:p/>
        </draw:polygon>
        <draw:path draw:style-name="gr6" draw:text-style-name="P3" draw:layer="layout" svg:width="0.106cm" svg:height="0cm" svg:x="16.644cm" svg:y="8.482cm" svg:viewBox="0 0 107 0" svg:d="M0 0h107c-1 0-1 0-1 0-1 0-2 0-3 0s-3 0-4 0c-2 0-4 0-6 0-3 0-5 0-8 0s-6 0-9 0c-4 0-7 0-10 0-4 0-8 0-12 0s-9 0-13 0c-5 0-9 0-14 0-9 0-18 0-27 0z">
          <text:p/>
        </draw:path>
        <draw:polygon draw:style-name="gr7" draw:text-style-name="P1" draw:layer="layout" svg:width="0cm" svg:height="0cm" svg:x="15.262cm" svg:y="11.123cm" svg:viewBox="0 0 0 0" draw:points="0,0">
          <text:p/>
        </draw:polygon>
        <draw:path draw:style-name="gr6" draw:text-style-name="P3" draw:layer="layout" svg:width="0.072cm" svg:height="0cm" svg:x="16.539cm" svg:y="8.482cm" svg:viewBox="0 0 73 0" svg:d="M0 0c21 0 46 0 72 0h-72 73z">
          <text:p/>
        </draw:path>
        <draw:polygon draw:style-name="gr7" draw:text-style-name="P1" draw:layer="layout" svg:width="0cm" svg:height="0cm" svg:x="15.262cm" svg:y="11.123cm" svg:viewBox="0 0 0 0" draw:points="0,0">
          <text:p/>
        </draw:polygon>
        <draw:path draw:style-name="gr6" draw:text-style-name="P3" draw:layer="layout" svg:width="0.139cm" svg:height="0cm" svg:x="13.112cm" svg:y="8.482cm" svg:viewBox="0 0 140 0" svg:d="M0 0h140c-10 0-21 0-31 0s-20 0-30 0c-4 0-9 0-13 0-5 0-9 0-13 0s-8 0-12 0c-3 0-7 0-10 0s-6 0-9 0-6 0-8 0-4 0-6 0-3 0-4 0-2 0-3 0z">
          <text:p/>
        </draw:path>
        <draw:polygon draw:style-name="gr7" draw:text-style-name="P1" draw:layer="layout" svg:width="0cm" svg:height="0cm" svg:x="15.262cm" svg:y="11.123cm" svg:viewBox="0 0 0 0" draw:points="0,0">
          <text:p/>
        </draw:polygon>
        <draw:polygon draw:style-name="gr6" draw:text-style-name="P3" draw:layer="layout" svg:width="0.002cm" svg:height="0cm" svg:x="16.611cm" svg:y="8.482cm" svg:viewBox="0 0 3 0" draw:points="0,0 3,0">
          <text:p/>
        </draw:polygon>
        <draw:polygon draw:style-name="gr7" draw:text-style-name="P1" draw:layer="layout" svg:width="0cm" svg:height="0cm" svg:x="15.262cm" svg:y="11.123cm" svg:viewBox="0 0 0 0" draw:points="0,0">
          <text:p/>
        </draw:polygon>
        <draw:path draw:style-name="gr6" draw:text-style-name="P3" draw:layer="layout" svg:width="0.1cm" svg:height="0cm" svg:x="12.795cm" svg:y="8.482cm" svg:viewBox="0 0 101 0" svg:d="M0 0h101c-21 0-47 0-68 0-2 0-5 0-8 0-2 0-5 0-7 0s-4 0-6 0-3 0-5 0c-1 0-2 0-4 0 0 0-1 0-2 0z">
          <text:p/>
        </draw:path>
        <draw:polygon draw:style-name="gr7" draw:text-style-name="P1" draw:layer="layout" svg:width="0cm" svg:height="0cm" svg:x="15.262cm" svg:y="11.123cm" svg:viewBox="0 0 0 0" draw:points="0,0">
          <text:p/>
        </draw:polygon>
        <draw:path draw:style-name="gr6" draw:text-style-name="P3" draw:layer="layout" svg:width="0.03cm" svg:height="0cm" svg:x="16.613cm" svg:y="8.482cm" svg:viewBox="0 0 31 0" svg:d="M0 0h31c-10 0-20 0-30 0z">
          <text:p/>
        </draw:path>
        <draw:polygon draw:style-name="gr7" draw:text-style-name="P1" draw:layer="layout" svg:width="0cm" svg:height="0cm" svg:x="15.262cm" svg:y="11.123cm" svg:viewBox="0 0 0 0" draw:points="0,0">
          <text:p/>
        </draw:polygon>
        <draw:path draw:style-name="gr6" draw:text-style-name="P3" draw:layer="layout" svg:width="0.139cm" svg:height="0cm" svg:x="13.252cm" svg:y="8.482cm" svg:viewBox="0 0 140 0" svg:d="M0 0h140-1c-1 0-2 0-3 0s-2 0-4 0-4 0-6 0-5 0-7 0c-4 0-7 0-10 0s-7 0-10 0c-4 0-8 0-12 0s-8 0-13 0c-9 0-18 0-28 0-15 0-30 0-46 0z">
          <text:p/>
        </draw:path>
        <draw:polygon draw:style-name="gr7" draw:text-style-name="P1" draw:layer="layout" svg:width="0cm" svg:height="0cm" svg:x="15.262cm" svg:y="11.123cm" svg:viewBox="0 0 0 0" draw:points="0,0">
          <text:p/>
        </draw:polygon>
        <draw:path draw:style-name="gr6" draw:text-style-name="P3" draw:layer="layout" svg:width="0.118cm" svg:height="0cm" svg:x="17.609cm" svg:y="8.482cm" svg:viewBox="0 0 119 0" svg:d="M0 0h119-1c-1 0-2 0-3 0s-3 0-4 0c-3 0-5 0-7 0-3 0-5 0-8 0s-6 0-9 0c-4 0-7 0-11 0-11 0-23 0-34 0-8 0-16 0-23 0-3 0-7 0-10 0s-6 0-9 0z">
          <text:p/>
        </draw:path>
        <draw:polygon draw:style-name="gr7" draw:text-style-name="P1" draw:layer="layout" svg:width="0cm" svg:height="0cm" svg:x="15.262cm" svg:y="11.123cm" svg:viewBox="0 0 0 0" draw:points="0,0">
          <text:p/>
        </draw:polygon>
        <draw:path draw:style-name="gr6" draw:text-style-name="P3" draw:layer="layout" svg:width="0.227cm" svg:height="0cm" svg:x="13.577cm" svg:y="8.482cm" svg:viewBox="0 0 228 0" svg:d="M228 0h-228c1 0 1 0 2 0s3 0 4 0c2 0 5 0 7 0 3 0 7 0 10 0 4 0 8 0 12 0 5 0 10 0 15 0 6 0 11 0 17 0s13 0 19 0c7 0 14 0 21 0s15 0 22 0c8 0 16 0 24 0s16 0 24 0c17 0 34 0 51 0z">
          <text:p/>
        </draw:path>
        <draw:polygon draw:style-name="gr7" draw:text-style-name="P1" draw:layer="layout" svg:width="0cm" svg:height="0cm" svg:x="15.262cm" svg:y="11.123cm" svg:viewBox="0 0 0 0" draw:points="0,0">
          <text:p/>
        </draw:polygon>
        <draw:path draw:style-name="gr6" draw:text-style-name="P3" draw:layer="layout" svg:width="0.226cm" svg:height="0cm" svg:x="13.805cm" svg:y="8.482cm" svg:viewBox="0 0 227 0" svg:d="M227 0h-227c8 0 17 0 25 0 17 0 34 0 50 0 8 0 16 0 23 0 8 0 15 0 23 0 7 0 14 0 21 0 6 0 12 0 19 0 5 0 11 0 17 0 4 0 9 0 14 0 4 0 9 0 13 0 3 0 6 0 9 0s5 0 7 0 3 0 5 0z">
          <text:p/>
        </draw:path>
        <draw:polygon draw:style-name="gr7" draw:text-style-name="P1" draw:layer="layout" svg:width="0cm" svg:height="0cm" svg:x="15.262cm" svg:y="11.123cm" svg:viewBox="0 0 0 0" draw:points="0,0">
          <text:p/>
        </draw:polygon>
        <draw:polygon draw:style-name="gr6" draw:text-style-name="P3" draw:layer="layout" svg:width="0.026cm" svg:height="0cm" svg:x="15.944cm" svg:y="8.482cm" svg:viewBox="0 0 27 0" draw:points="27,0 0,0 4,0 14,0 21,0 25,0 26,0">
          <text:p/>
        </draw:polygon>
        <draw:polygon draw:style-name="gr7" draw:text-style-name="P1" draw:layer="layout" svg:width="0cm" svg:height="0cm" svg:x="15.262cm" svg:y="11.123cm" svg:viewBox="0 0 0 0" draw:points="0,0">
          <text:p/>
        </draw:polygon>
        <draw:path draw:style-name="gr6" draw:text-style-name="P3" draw:layer="layout" svg:width="0.167cm" svg:height="0cm" svg:x="17.441cm" svg:y="8.482cm" svg:viewBox="0 0 168 0" svg:d="M0 0h168c-43 0-105 0-168 0z">
          <text:p/>
        </draw:path>
        <draw:polygon draw:style-name="gr7" draw:text-style-name="P1" draw:layer="layout" svg:width="0cm" svg:height="0cm" svg:x="15.262cm" svg:y="11.123cm" svg:viewBox="0 0 0 0" draw:points="0,0">
          <text:p/>
        </draw:polygon>
        <draw:path draw:style-name="gr6" draw:text-style-name="P3" draw:layer="layout" svg:width="0.05cm" svg:height="0cm" svg:x="15.465cm" svg:y="8.482cm" svg:viewBox="0 0 51 0" svg:d="M51 0h-51c0 0 18 0 51 0z">
          <text:p/>
        </draw:path>
        <draw:polygon draw:style-name="gr7" draw:text-style-name="P1" draw:layer="layout" svg:width="0cm" svg:height="0cm" svg:x="15.262cm" svg:y="11.123cm" svg:viewBox="0 0 0 0" draw:points="0,0">
          <text:p/>
        </draw:polygon>
        <draw:path draw:style-name="gr6" draw:text-style-name="P3" draw:layer="layout" svg:width="0.226cm" svg:height="0cm" svg:x="15.516cm" svg:y="8.482cm" svg:viewBox="0 0 227 0" svg:d="M227 0h-227 1c1 0 3 0 4 0 3 0 5 0 7 0 4 0 7 0 10 0 4 0 8 0 12 0 5 0 10 0 15 0 6 0 11 0 17 0s13 0 19 0c7 0 14 0 21 0s15 0 22 0c8 0 16 0 24 0s16 0 24 0c17 0 34 0 51 0z">
          <text:p/>
        </draw:path>
        <draw:polygon draw:style-name="gr7" draw:text-style-name="P1" draw:layer="layout" svg:width="0cm" svg:height="0cm" svg:x="15.262cm" svg:y="11.123cm" svg:viewBox="0 0 0 0" draw:points="0,0">
          <text:p/>
        </draw:polygon>
        <draw:path draw:style-name="gr8" draw:text-style-name="P1" draw:layer="layout" svg:width="0.226cm" svg:height="0cm" svg:x="16.882cm" svg:y="8.482cm" svg:viewBox="0 0 227 0" svg:d="M0 0c8 0 17 0 25 0 17 0 34 0 50 0 8 0 16 0 23 0 8 0 15 0 23 0 7 0 14 0 20 0 7 0 13 0 19 0s12 0 17 0 10 0 15 0c4 0 8 0 13 0 3 0 6 0 9 0s5 0 7 0 3 0 5 0h1">
          <text:p/>
        </draw:path>
        <draw:path draw:style-name="gr8" draw:text-style-name="P1" draw:layer="layout" svg:width="0.13cm" svg:height="0cm" svg:x="16.751cm" svg:y="8.482cm" svg:viewBox="0 0 131 0" svg:d="M0 0c38 0 84 0 131 0">
          <text:p/>
        </draw:path>
        <draw:line draw:style-name="gr8" draw:text-style-name="P1" draw:layer="layout" svg:x1="17.609cm" svg:y1="8.482cm" svg:x2="16.751cm" svg:y2="8.482cm">
          <text:p/>
        </draw:line>
        <draw:path draw:style-name="gr8" draw:text-style-name="P1" draw:layer="layout" svg:width="0.118cm" svg:height="0cm" svg:x="17.609cm" svg:y="8.482cm" svg:viewBox="0 0 119 0" svg:d="M119 0h-1c-1 0-2 0-3 0s-3 0-4 0c-3 0-5 0-7 0-3 0-5 0-8 0s-6 0-9 0c-4 0-7 0-11 0-11 0-23 0-34 0-8 0-16 0-23 0-3 0-7 0-10 0s-6 0-9 0">
          <text:p/>
        </draw:path>
        <draw:path draw:style-name="gr8" draw:text-style-name="P1" draw:layer="layout" svg:width="0.167cm" svg:height="0cm" svg:x="17.441cm" svg:y="8.482cm" svg:viewBox="0 0 168 0" svg:d="M0 0c63 0 125 0 168 0">
          <text:p/>
        </draw:path>
        <draw:path draw:style-name="gr8" draw:text-style-name="P1" draw:layer="layout" svg:width="0.226cm" svg:height="0cm" svg:x="17.214cm" svg:y="8.482cm" svg:viewBox="0 0 227 0" svg:d="M0 0c1 0 1 0 1 0 2 0 3 0 5 0s4 0 7 0 6 0 10 0 8 0 12 0c5 0 10 0 15 0s11 0 17 0 12 0 19 0 14 0 20 0c8 0 15 0 23 0s16 0 23 0c9 0 17 0 25 0 17 0 33 0 50 0">
          <text:p/>
        </draw:path>
        <draw:line draw:style-name="gr8" draw:text-style-name="P1" draw:layer="layout" svg:x1="17.728cm" svg:y1="8.482cm" svg:x2="17.728cm" svg:y2="8.727cm">
          <text:p/>
        </draw:line>
        <draw:line draw:style-name="gr8" draw:text-style-name="P1" draw:layer="layout" svg:x1="17.728cm" svg:y1="8.727cm" svg:x2="17.726cm" svg:y2="8.727cm">
          <text:p/>
        </draw:line>
        <draw:path draw:style-name="gr8" draw:text-style-name="P1" draw:layer="layout" svg:width="0.226cm" svg:height="0cm" svg:x="15.743cm" svg:y="8.482cm" svg:viewBox="0 0 227 0" svg:d="M0 0c8 0 17 0 25 0 17 0 34 0 50 0 8 0 16 0 24 0 7 0 14 0 22 0 7 0 14 0 21 0 6 0 12 0 19 0 5 0 11 0 17 0 5 0 10 0 14 0 5 0 9 0 13 0 3 0 6 0 10 0 2 0 4 0 7 0 1 0 2 0 4 0h1">
          <text:p/>
        </draw:path>
        <draw:path draw:style-name="gr8" draw:text-style-name="P1" draw:layer="layout" svg:width="0.226cm" svg:height="0cm" svg:x="15.516cm" svg:y="8.482cm" svg:viewBox="0 0 227 0" svg:d="M0 0h1c1 0 3 0 4 0 3 0 5 0 7 0 4 0 7 0 10 0 4 0 8 0 12 0 5 0 10 0 15 0 6 0 11 0 17 0s13 0 19 0c7 0 14 0 21 0s15 0 22 0c8 0 16 0 24 0s16 0 24 0c17 0 34 0 51 0">
          <text:p/>
        </draw:path>
        <draw:path draw:style-name="gr8" draw:text-style-name="P1" draw:layer="layout" svg:width="0.1cm" svg:height="0cm" svg:x="12.795cm" svg:y="8.482cm" svg:viewBox="0 0 101 0" svg:d="M101 0c-21 0-47 0-68 0-2 0-5 0-8 0-2 0-5 0-7 0s-4 0-6 0-3 0-5 0c-1 0-2 0-4 0 0 0-1 0-2 0h-1">
          <text:p/>
        </draw:path>
        <draw:line draw:style-name="gr8" draw:text-style-name="P1" draw:layer="layout" svg:x1="12.795cm" svg:y1="8.482cm" svg:x2="13.478cm" svg:y2="8.482cm">
          <text:p/>
        </draw:line>
        <draw:line draw:style-name="gr8" draw:text-style-name="P1" draw:layer="layout" svg:x1="14.072cm" svg:y1="8.482cm" svg:x2="13.478cm" svg:y2="8.482cm">
          <text:p/>
        </draw:line>
        <draw:line draw:style-name="gr8" draw:text-style-name="P1" draw:layer="layout" svg:x1="15.944cm" svg:y1="8.482cm" svg:x2="14.072cm" svg:y2="8.482cm">
          <text:p/>
        </draw:line>
        <draw:line draw:style-name="gr8" draw:text-style-name="P1" draw:layer="layout" svg:x1="16.539cm" svg:y1="8.482cm" svg:x2="15.944cm" svg:y2="8.482cm">
          <text:p/>
        </draw:line>
        <draw:line draw:style-name="gr8" draw:text-style-name="P1" draw:layer="layout" svg:x1="16.539cm" svg:y1="8.482cm" svg:x2="17.728cm" svg:y2="8.482cm">
          <text:p/>
        </draw:line>
        <draw:path draw:style-name="gr8" draw:text-style-name="P1" draw:layer="layout" svg:width="0.139cm" svg:height="0cm" svg:x="13.252cm" svg:y="8.482cm" svg:viewBox="0 0 140 0" svg:d="M0 0c16 0 31 0 46 0 10 0 19 0 28 0 5 0 9 0 13 0s8 0 12 0c3 0 7 0 10 0s6 0 10 0c2 0 5 0 7 0s4 0 6 0 3 0 4 0 2 0 3 0h1">
          <text:p/>
        </draw:path>
        <draw:path draw:style-name="gr8" draw:text-style-name="P1" draw:layer="layout" svg:width="0.139cm" svg:height="0cm" svg:x="13.112cm" svg:y="8.482cm" svg:viewBox="0 0 140 0" svg:d="M0 0h1c1 0 2 0 3 0s2 0 4 0 4 0 6 0 5 0 8 0 6 0 9 0 7 0 10 0c4 0 8 0 12 0s8 0 13 0c4 0 9 0 13 0 10 0 20 0 30 0s21 0 31 0">
          <text:p/>
        </draw:path>
        <draw:path draw:style-name="gr8" draw:text-style-name="P1" draw:layer="layout" svg:width="0.139cm" svg:height="0cm" svg:x="16.611cm" svg:y="8.482cm" svg:viewBox="0 0 140 0" svg:d="M0 0c15 0 31 0 46 0 10 0 19 0 28 0 4 0 9 0 13 0s8 0 12 0c3 0 6 0 10 0 3 0 6 0 9 0s5 0 8 0c2 0 4 0 6 0 1 0 3 0 4 0s2 0 3 0h1">
          <text:p/>
        </draw:path>
        <draw:path draw:style-name="gr8" draw:text-style-name="P1" draw:layer="layout" svg:width="0.071cm" svg:height="0cm" svg:x="16.539cm" svg:y="8.482cm" svg:viewBox="0 0 72 0" svg:d="M0 0c21 0 46 0 72 0">
          <text:p/>
        </draw:path>
        <draw:path draw:style-name="gr8" draw:text-style-name="P1" draw:layer="layout" svg:width="0.226cm" svg:height="0cm" svg:x="13.805cm" svg:y="8.482cm" svg:viewBox="0 0 227 0" svg:d="M0 0c8 0 17 0 25 0 17 0 34 0 50 0 8 0 16 0 23 0 8 0 15 0 23 0 7 0 14 0 21 0 6 0 12 0 19 0 5 0 11 0 17 0 4 0 9 0 14 0 4 0 9 0 13 0 3 0 6 0 9 0s5 0 7 0 3 0 5 0h1">
          <text:p/>
        </draw:path>
        <draw:path draw:style-name="gr8" draw:text-style-name="P1" draw:layer="layout" svg:width="0.227cm" svg:height="0cm" svg:x="13.577cm" svg:y="8.482cm" svg:viewBox="0 0 228 0" svg:d="M0 0c1 0 1 0 2 0s3 0 4 0c2 0 5 0 7 0 3 0 7 0 10 0 4 0 8 0 12 0 5 0 10 0 15 0 6 0 11 0 17 0s13 0 19 0c7 0 14 0 21 0s15 0 22 0c8 0 16 0 24 0s16 0 24 0c17 0 34 0 51 0">
          <text:p/>
        </draw:path>
        <draw:line draw:style-name="gr8" draw:text-style-name="P1" draw:layer="layout" svg:x1="12.795cm" svg:y1="8.744cm" svg:x2="12.795cm" svg:y2="9.057cm">
          <text:p/>
        </draw:line>
        <draw:line draw:style-name="gr8" draw:text-style-name="P1" draw:layer="layout" svg:x1="12.795cm" svg:y1="10.163cm" svg:x2="12.795cm" svg:y2="10.249cm">
          <text:p/>
        </draw:line>
        <draw:line draw:style-name="gr8" draw:text-style-name="P1" draw:layer="layout" svg:x1="12.795cm" svg:y1="8.744cm" svg:x2="12.795cm" svg:y2="8.482cm">
          <text:p/>
        </draw:line>
        <draw:line draw:style-name="gr8" draw:text-style-name="P1" draw:layer="layout" svg:x1="13.478cm" svg:y1="8.744cm" svg:x2="13.478cm" svg:y2="8.482cm">
          <text:p/>
        </draw:line>
        <draw:line draw:style-name="gr8" draw:text-style-name="P1" draw:layer="layout" svg:x1="13.478cm" svg:y1="8.744cm" svg:x2="12.795cm" svg:y2="8.744cm">
          <text:p/>
        </draw:line>
        <draw:line draw:style-name="gr8" draw:text-style-name="P1" draw:layer="layout" svg:x1="13.478cm" svg:y1="8.744cm" svg:x2="14.072cm" svg:y2="8.744cm">
          <text:p/>
        </draw:line>
        <draw:line draw:style-name="gr8" draw:text-style-name="P1" draw:layer="layout" svg:x1="14.072cm" svg:y1="8.744cm" svg:x2="14.072cm" svg:y2="8.482cm">
          <text:p/>
        </draw:line>
        <draw:line draw:style-name="gr8" draw:text-style-name="P1" draw:layer="layout" svg:x1="15.944cm" svg:y1="8.744cm" svg:x2="16.539cm" svg:y2="8.744cm">
          <text:p/>
        </draw:line>
        <draw:line draw:style-name="gr8" draw:text-style-name="P1" draw:layer="layout" svg:x1="16.539cm" svg:y1="8.744cm" svg:x2="16.539cm" svg:y2="8.482cm">
          <text:p/>
        </draw:line>
        <draw:line draw:style-name="gr8" draw:text-style-name="P1" draw:layer="layout" svg:x1="15.944cm" svg:y1="8.744cm" svg:x2="15.944cm" svg:y2="8.482cm">
          <text:p/>
        </draw:line>
        <draw:line draw:style-name="gr8" draw:text-style-name="P1" draw:layer="layout" svg:x1="17.728cm" svg:y1="8.744cm" svg:x2="17.728cm" svg:y2="8.482cm">
          <text:p/>
        </draw:line>
        <draw:line draw:style-name="gr8" draw:text-style-name="P1" draw:layer="layout" svg:x1="17.728cm" svg:y1="8.744cm" svg:x2="16.539cm" svg:y2="8.744cm">
          <text:p/>
        </draw:line>
        <draw:path draw:style-name="gr8" draw:text-style-name="P1" draw:layer="layout" svg:width="0.016cm" svg:height="0cm" svg:x="15.944cm" svg:y="8.727cm" svg:viewBox="0 0 17 0" svg:d="M0 0c0 0 6 0 17 0">
          <text:p/>
        </draw:path>
        <draw:line draw:style-name="gr8" draw:text-style-name="P1" draw:layer="layout" svg:x1="15.944cm" svg:y1="8.727cm" svg:x2="15.944cm" svg:y2="8.744cm">
          <text:p/>
        </draw:line>
        <draw:line draw:style-name="gr8" draw:text-style-name="P1" draw:layer="layout" svg:x1="16.644cm" svg:y1="8.482cm" svg:x2="16.644cm" svg:y2="8.447cm">
          <text:p/>
        </draw:line>
        <draw:path draw:style-name="gr8" draw:text-style-name="P1" draw:layer="layout" svg:width="0.05cm" svg:height="0cm" svg:x="15.465cm" svg:y="8.482cm" svg:viewBox="0 0 51 0" svg:d="M0 0c0 0 18 0 51 0">
          <text:p/>
        </draw:path>
        <draw:line draw:style-name="gr8" draw:text-style-name="P1" draw:layer="layout" svg:x1="16.644cm" svg:y1="8.447cm" svg:x2="16.614cm" svg:y2="8.447cm">
          <text:p/>
        </draw:line>
        <draw:polyline draw:style-name="gr8" draw:text-style-name="P1" draw:layer="layout" svg:width="0.64cm" svg:height="0cm" svg:x="15.973cm" svg:y="8.447cm" svg:viewBox="0 0 641 0" draw:points="0,0 9,0 32,0 70,0 121,0 182,0 250,0 321,0 392,0 460,0 521,0 572,0 610,0 633,0 641,0">
          <text:p/>
        </draw:polyline>
        <draw:line draw:style-name="gr8" draw:text-style-name="P1" draw:layer="layout" svg:x1="12.795cm" svg:y1="13.8cm" svg:x2="12.795cm" svg:y2="12.872cm">
          <text:p/>
        </draw:line>
        <draw:line draw:style-name="gr8" draw:text-style-name="P1" draw:layer="layout" svg:x1="12.795cm" svg:y1="8.744cm" svg:x2="12.795cm" svg:y2="12.872cm">
          <text:p/>
        </draw:line>
        <draw:polyline draw:style-name="gr8" draw:text-style-name="P1" draw:layer="layout" svg:width="0cm" svg:height="1.105cm" svg:x="12.795cm" svg:y="9.057cm" svg:viewBox="0 0 0 1106" draw:points="0,1106 0,1092 0,1051 0,985 0,898 0,793 0,676 0,553 0,430 0,313 0,208 0,121 0,55 0,14 0,0">
          <text:p/>
        </draw:polyline>
        <draw:line draw:style-name="gr8" draw:text-style-name="P1" draw:layer="layout" svg:x1="12.935cm" svg:y1="12.872cm" svg:x2="12.795cm" svg:y2="12.872cm">
          <text:p/>
        </draw:line>
        <draw:line draw:style-name="gr8" draw:text-style-name="P1" draw:layer="layout" svg:x1="12.935cm" svg:y1="12.872cm" svg:x2="12.795cm" svg:y2="12.872cm">
          <text:p/>
        </draw:line>
        <draw:line draw:style-name="gr8" draw:text-style-name="P1" draw:layer="layout" svg:x1="12.935cm" svg:y1="12.872cm" svg:x2="13.53cm" svg:y2="12.872cm">
          <text:p/>
        </draw:line>
        <draw:line draw:style-name="gr8" draw:text-style-name="P1" draw:layer="layout" svg:x1="12.935cm" svg:y1="12.872cm" svg:x2="12.935cm" svg:y2="13.8cm">
          <text:p/>
        </draw:line>
        <draw:line draw:style-name="gr8" draw:text-style-name="P1" draw:layer="layout" svg:x1="12.795cm" svg:y1="13.8cm" svg:x2="12.935cm" svg:y2="13.8cm">
          <text:p/>
        </draw:line>
        <draw:line draw:style-name="gr8" draw:text-style-name="P1" draw:layer="layout" svg:x1="13.53cm" svg:y1="13.8cm" svg:x2="12.935cm" svg:y2="13.8cm">
          <text:p/>
        </draw:line>
        <draw:line draw:style-name="gr8" draw:text-style-name="P1" draw:layer="layout" svg:x1="17.728cm" svg:y1="13.8cm" svg:x2="13.53cm" svg:y2="13.8cm">
          <text:p/>
        </draw:line>
        <draw:line draw:style-name="gr8" draw:text-style-name="P1" draw:layer="layout" svg:x1="13.53cm" svg:y1="12.872cm" svg:x2="13.53cm" svg:y2="13.8cm">
          <text:p/>
        </draw:line>
        <draw:line draw:style-name="gr8" draw:text-style-name="P1" draw:layer="layout" svg:x1="14.872cm" svg:y1="9.33cm" svg:x2="15.676cm" svg:y2="9.33cm">
          <text:p/>
        </draw:line>
        <draw:path draw:style-name="gr8" draw:text-style-name="P1" draw:layer="layout" svg:width="0.28cm" svg:height="0.56cm" svg:x="14.592cm" svg:y="9.33cm" svg:viewBox="0 0 281 561" svg:d="M281 0c-155 0-281 125-281 280s126 281 281 281">
          <text:p/>
        </draw:path>
        <draw:path draw:style-name="gr8" draw:text-style-name="P1" draw:layer="layout" svg:width="0.28cm" svg:height="0.56cm" svg:x="15.676cm" svg:y="9.33cm" svg:viewBox="0 0 281 561" svg:d="M0 561c156 0 281-126 281-281s-125-280-281-280">
          <text:p/>
        </draw:path>
        <draw:line draw:style-name="gr8" draw:text-style-name="P1" draw:layer="layout" svg:x1="15.676cm" svg:y1="9.89cm" svg:x2="14.872cm" svg:y2="9.89cm">
          <text:p/>
        </draw:line>
        <draw:path draw:style-name="gr8" draw:text-style-name="P1" draw:layer="layout" svg:width="0.329cm" svg:height="0.328cm" svg:x="14.707cm" svg:y="9.446cm" svg:viewBox="0 0 330 329" svg:d="M330 164c0 92-73 165-165 165-91 0-165-73-165-165 0-91 74-164 165-164 92 0 165 73 165 164z">
          <text:p/>
        </draw:path>
        <draw:path draw:style-name="gr8" draw:text-style-name="P1" draw:layer="layout" svg:width="0.329cm" svg:height="0.328cm" svg:x="15.512cm" svg:y="9.446cm" svg:viewBox="0 0 330 329" svg:d="M330 164c0 92-74 165-165 165-90 0-165-73-165-165 0-91 75-164 165-164 91 0 165 73 165 164z">
          <text:p/>
        </draw:path>
        <draw:path draw:style-name="gr8" draw:text-style-name="P1" draw:layer="layout" svg:width="0.328cm" svg:height="0.328cm" svg:x="14.707cm" svg:y="9.446cm" svg:viewBox="0 0 329 329" svg:d="M164 329c-23 0-41-4-56-9-15-6-26-12-37-19-13-9-24-19-33-31-14-16-26-35-33-65-3-10-5-20-5-33-1-11 0-22 1-32 5-29 14-48 25-65 7-11 16-22 25-31 11-10 23-19 38-26 11-6 24-11 41-15 12-2 26-4 40-3 14 0 28 3 38 6 25 7 42 16 57 28 11 8 21 18 29 28 13 17 24 36 31 65 2 9 4 20 4 32s0 23-2 33c-5 29-15 49-26 66-9 12-18 22-29 32-8 7-17 13-27 19-19 10-44 20-81 20z">
          <text:p/>
        </draw:path>
        <draw:path draw:style-name="gr8" draw:text-style-name="P1" draw:layer="layout" svg:width="0.329cm" svg:height="0.328cm" svg:x="15.512cm" svg:y="9.446cm" svg:viewBox="0 0 330 329" svg:d="M165 329c-22 0-41-4-55-9-15-6-26-12-37-19-14-9-25-19-35-31-13-16-25-35-33-65-2-10-4-20-5-33 0-11 0-22 2-32 4-29 14-48 24-65 8-11 16-22 26-31 10-10 24-19 39-26 11-6 24-11 41-15 12-2 26-4 40-3 14 0 28 3 38 6 24 7 41 16 56 28 10 8 20 18 29 28 12 17 24 36 31 65 2 9 3 20 4 32 0 12-1 23-2 33-6 29-16 49-27 66-8 12-17 22-28 32-8 7-18 13-28 19-19 10-42 20-80 20z">
          <text:p/>
        </draw:path>
        <draw:polyline draw:style-name="gr8" draw:text-style-name="P1" draw:layer="layout" svg:width="0cm" svg:height="1.105cm" svg:x="17.728cm" svg:y="9.057cm" svg:viewBox="0 0 0 1106" draw:points="0,0 0,14 0,55 0,121 0,208 0,313 0,430 0,553 0,676 0,793 0,898 0,985 0,1051 0,1092 0,1106">
          <text:p/>
        </draw:polyline>
        <draw:line draw:style-name="gr8" draw:text-style-name="P1" draw:layer="layout" svg:x1="17.728cm" svg:y1="8.744cm" svg:x2="17.728cm" svg:y2="13.8cm">
          <text:p/>
        </draw:line>
        <draw:line draw:style-name="gr8" draw:text-style-name="P1" draw:layer="layout" svg:x1="14.08cm" svg:y1="11.639cm" svg:x2="14.297cm" svg:y2="12cm">
          <text:p/>
        </draw:line>
        <draw:line draw:style-name="gr8" draw:text-style-name="P1" draw:layer="layout" svg:x1="14.727cm" svg:y1="11.25cm" svg:x2="14.08cm" svg:y2="11.64cm">
          <text:p/>
        </draw:line>
        <draw:line draw:style-name="gr8" draw:text-style-name="P1" draw:layer="layout" svg:x1="14.726cm" svg:y1="11.25cm" svg:x2="14.937cm" svg:y2="11.615cm">
          <text:p/>
        </draw:line>
        <draw:line draw:style-name="gr8" draw:text-style-name="P1" draw:layer="layout" svg:x1="14.296cm" svg:y1="12cm" svg:x2="14.937cm" svg:y2="11.614cm">
          <text:p/>
        </draw:line>
        <draw:line draw:style-name="gr8" draw:text-style-name="P1" draw:layer="layout" svg:x1="16.123cm" svg:y1="12cm" svg:x2="16.34cm" svg:y2="11.639cm">
          <text:p/>
        </draw:line>
        <draw:line draw:style-name="gr8" draw:text-style-name="P1" draw:layer="layout" svg:x1="14.965cm" svg:y1="9.988cm" svg:x2="14.965cm" svg:y2="10.618cm">
          <text:p/>
        </draw:line>
        <draw:line draw:style-name="gr8" draw:text-style-name="P1" draw:layer="layout" svg:x1="15.454cm" svg:y1="9.988cm" svg:x2="14.965cm" svg:y2="9.988cm">
          <text:p/>
        </draw:line>
        <draw:path draw:style-name="gr8" draw:text-style-name="P1" draw:layer="layout" svg:width="0.49cm" svg:height="0.489cm" svg:x="13.978cm" svg:y="10.751cm" svg:viewBox="0 0 491 490" svg:d="M491 244c0 137-111 246-246 246s-245-109-245-246c0-135 110-244 245-244s246 109 246 244z">
          <text:p/>
        </draw:path>
        <draw:path draw:style-name="gr8" draw:text-style-name="P1" draw:layer="layout" svg:width="0.49cm" svg:height="0.489cm" svg:x="16.077cm" svg:y="10.751cm" svg:viewBox="0 0 491 490" svg:d="M491 244c0 137-109 246-246 246-135 0-245-109-245-246 0-135 110-244 245-244 137 0 246 109 246 244z">
          <text:p/>
        </draw:path>
        <draw:path draw:style-name="gr8" draw:text-style-name="P1" draw:layer="layout" svg:width="0.329cm" svg:height="0.329cm" svg:x="14.059cm" svg:y="13.359cm" svg:viewBox="0 0 330 330" svg:d="M330 164c0 92-74 166-166 166-91 0-164-74-164-166 0-91 73-164 164-164 92 0 166 73 166 164z">
          <text:p/>
        </draw:path>
        <draw:path draw:style-name="gr8" draw:text-style-name="P1" draw:layer="layout" svg:width="0.329cm" svg:height="0.329cm" svg:x="13.009cm" svg:y="11.251cm" svg:viewBox="0 0 330 330" svg:d="M330 165c0 91-75 165-165 165-91 0-165-74-165-165s74-165 165-165c90 0 165 74 165 165z">
          <text:p/>
        </draw:path>
        <draw:path draw:style-name="gr8" draw:text-style-name="P1" draw:layer="layout" svg:width="0.329cm" svg:height="0.329cm" svg:x="17.207cm" svg:y="11.251cm" svg:viewBox="0 0 330 330" svg:d="M330 165c0 91-73 165-164 165s-166-74-166-165 75-165 166-165 164 74 164 165z">
          <text:p/>
        </draw:path>
        <draw:path draw:style-name="gr8" draw:text-style-name="P1" draw:layer="layout" svg:width="0.329cm" svg:height="0.329cm" svg:x="15.045cm" svg:y="10.978cm" svg:viewBox="0 0 330 330" svg:d="M330 165c0 91-74 165-166 165-90 0-164-74-164-165 0-90 74-165 164-165 92 0 166 75 166 165z">
          <text:p/>
        </draw:path>
        <draw:line draw:style-name="gr8" draw:text-style-name="P1" draw:layer="layout" svg:x1="14.08cm" svg:y1="11.639cm" svg:x2="14.297cm" svg:y2="12cm">
          <text:p/>
        </draw:line>
        <draw:line draw:style-name="gr8" draw:text-style-name="P1" draw:layer="layout" svg:x1="14.727cm" svg:y1="11.25cm" svg:x2="14.08cm" svg:y2="11.64cm">
          <text:p/>
        </draw:line>
        <draw:line draw:style-name="gr8" draw:text-style-name="P1" draw:layer="layout" svg:x1="14.296cm" svg:y1="12cm" svg:x2="14.937cm" svg:y2="11.614cm">
          <text:p/>
        </draw:line>
        <draw:line draw:style-name="gr8" draw:text-style-name="P1" draw:layer="layout" svg:x1="14.08cm" svg:y1="11.639cm" svg:x2="14.272cm" svg:y2="11.688cm">
          <text:p/>
        </draw:line>
        <draw:line draw:style-name="gr8" draw:text-style-name="P1" draw:layer="layout" svg:x1="14.271cm" svg:y1="11.687cm" svg:x2="14.345cm" svg:y2="11.809cm">
          <text:p/>
        </draw:line>
        <draw:line draw:style-name="gr8" draw:text-style-name="P1" draw:layer="layout" svg:x1="14.296cm" svg:y1="12cm" svg:x2="14.345cm" svg:y2="11.808cm">
          <text:p/>
        </draw:line>
        <draw:line draw:style-name="gr8" draw:text-style-name="P1" draw:layer="layout" svg:x1="14.727cm" svg:y1="11.25cm" svg:x2="14.677cm" svg:y2="11.444cm">
          <text:p/>
        </draw:line>
        <draw:line draw:style-name="gr8" draw:text-style-name="P1" draw:layer="layout" svg:x1="14.678cm" svg:y1="11.443cm" svg:x2="14.271cm" svg:y2="11.688cm">
          <text:p/>
        </draw:line>
        <draw:line draw:style-name="gr8" draw:text-style-name="P1" draw:layer="layout" svg:x1="14.726cm" svg:y1="11.25cm" svg:x2="14.937cm" svg:y2="11.615cm">
          <text:p/>
        </draw:line>
        <draw:line draw:style-name="gr8" draw:text-style-name="P1" draw:layer="layout" svg:x1="14.344cm" svg:y1="11.809cm" svg:x2="14.748cm" svg:y2="11.565cm">
          <text:p/>
        </draw:line>
        <draw:line draw:style-name="gr8" draw:text-style-name="P1" draw:layer="layout" svg:x1="14.937cm" svg:y1="11.615cm" svg:x2="14.747cm" svg:y2="11.565cm">
          <text:p/>
        </draw:line>
        <draw:line draw:style-name="gr8" draw:text-style-name="P1" draw:layer="layout" svg:x1="14.677cm" svg:y1="11.443cm" svg:x2="14.748cm" svg:y2="11.566cm">
          <text:p/>
        </draw:line>
        <draw:line draw:style-name="gr8" draw:text-style-name="P1" draw:layer="layout" svg:x1="15.482cm" svg:y1="11.614cm" svg:x2="16.124cm" svg:y2="12cm">
          <text:p/>
        </draw:line>
        <draw:line draw:style-name="gr8" draw:text-style-name="P1" draw:layer="layout" svg:x1="16.123cm" svg:y1="12cm" svg:x2="16.34cm" svg:y2="11.639cm">
          <text:p/>
        </draw:line>
        <draw:line draw:style-name="gr8" draw:text-style-name="P1" draw:layer="layout" svg:x1="16.34cm" svg:y1="11.64cm" svg:x2="15.692cm" svg:y2="11.25cm">
          <text:p/>
        </draw:line>
        <draw:line draw:style-name="gr8" draw:text-style-name="P1" draw:layer="layout" svg:x1="15.672cm" svg:y1="11.565cm" svg:x2="15.482cm" svg:y2="11.615cm">
          <text:p/>
        </draw:line>
        <draw:line draw:style-name="gr8" draw:text-style-name="P1" draw:layer="layout" svg:x1="15.671cm" svg:y1="11.565cm" svg:x2="16.076cm" svg:y2="11.809cm">
          <text:p/>
        </draw:line>
        <draw:line draw:style-name="gr8" draw:text-style-name="P1" draw:layer="layout" svg:x1="16.124cm" svg:y1="12cm" svg:x2="16.075cm" svg:y2="11.808cm">
          <text:p/>
        </draw:line>
        <draw:line draw:style-name="gr8" draw:text-style-name="P1" draw:layer="layout" svg:x1="15.482cm" svg:y1="11.615cm" svg:x2="15.693cm" svg:y2="11.25cm">
          <text:p/>
        </draw:line>
        <draw:line draw:style-name="gr8" draw:text-style-name="P1" draw:layer="layout" svg:x1="16.075cm" svg:y1="11.809cm" svg:x2="16.149cm" svg:y2="11.687cm">
          <text:p/>
        </draw:line>
        <draw:line draw:style-name="gr8" draw:text-style-name="P1" draw:layer="layout" svg:x1="16.34cm" svg:y1="11.639cm" svg:x2="16.148cm" svg:y2="11.688cm">
          <text:p/>
        </draw:line>
        <draw:line draw:style-name="gr8" draw:text-style-name="P1" draw:layer="layout" svg:x1="16.149cm" svg:y1="11.688cm" svg:x2="15.742cm" svg:y2="11.443cm">
          <text:p/>
        </draw:line>
        <draw:line draw:style-name="gr8" draw:text-style-name="P1" draw:layer="layout" svg:x1="15.743cm" svg:y1="11.444cm" svg:x2="15.692cm" svg:y2="11.25cm">
          <text:p/>
        </draw:line>
        <draw:line draw:style-name="gr8" draw:text-style-name="P1" draw:layer="layout" svg:x1="15.671cm" svg:y1="11.566cm" svg:x2="15.743cm" svg:y2="11.443cm">
          <text:p/>
        </draw:line>
        <draw:line draw:style-name="gr8" draw:text-style-name="P1" draw:layer="layout" svg:x1="14.965cm" svg:y1="9.988cm" svg:x2="14.965cm" svg:y2="10.618cm">
          <text:p/>
        </draw:line>
        <draw:line draw:style-name="gr8" draw:text-style-name="P1" draw:layer="layout" svg:x1="15.454cm" svg:y1="9.988cm" svg:x2="14.965cm" svg:y2="9.988cm">
          <text:p/>
        </draw:line>
        <draw:line draw:style-name="gr8" draw:text-style-name="P1" draw:layer="layout" svg:x1="15.454cm" svg:y1="10.618cm" svg:x2="15.454cm" svg:y2="9.988cm">
          <text:p/>
        </draw:line>
        <draw:line draw:style-name="gr8" draw:text-style-name="P1" draw:layer="layout" svg:x1="15.454cm" svg:y1="10.618cm" svg:x2="14.965cm" svg:y2="10.618cm">
          <text:p/>
        </draw:line>
        <draw:line draw:style-name="gr8" draw:text-style-name="P1" draw:layer="layout" svg:x1="14.965cm" svg:y1="9.988cm" svg:x2="15.105cm" svg:y2="10.128cm">
          <text:p/>
        </draw:line>
        <draw:line draw:style-name="gr8" draw:text-style-name="P1" draw:layer="layout" svg:x1="15.104cm" svg:y1="10.127cm" svg:x2="15.104cm" svg:y2="10.478cm">
          <text:p/>
        </draw:line>
        <draw:line draw:style-name="gr8" draw:text-style-name="P1" draw:layer="layout" svg:x1="14.965cm" svg:y1="10.619cm" svg:x2="15.105cm" svg:y2="10.478cm">
          <text:p/>
        </draw:line>
        <draw:line draw:style-name="gr8" draw:text-style-name="P1" draw:layer="layout" svg:x1="15.455cm" svg:y1="9.988cm" svg:x2="15.315cm" svg:y2="10.128cm">
          <text:p/>
        </draw:line>
        <draw:line draw:style-name="gr8" draw:text-style-name="P1" draw:layer="layout" svg:x1="15.315cm" svg:y1="10.127cm" svg:x2="15.104cm" svg:y2="10.127cm">
          <text:p/>
        </draw:line>
        <draw:line draw:style-name="gr8" draw:text-style-name="P1" draw:layer="layout" svg:x1="15.455cm" svg:y1="10.619cm" svg:x2="15.315cm" svg:y2="10.478cm">
          <text:p/>
        </draw:line>
        <draw:line draw:style-name="gr8" draw:text-style-name="P1" draw:layer="layout" svg:x1="15.315cm" svg:y1="10.478cm" svg:x2="15.315cm" svg:y2="10.127cm">
          <text:p/>
        </draw:line>
        <draw:line draw:style-name="gr8" draw:text-style-name="P1" draw:layer="layout" svg:x1="15.315cm" svg:y1="10.478cm" svg:x2="15.104cm" svg:y2="10.478cm">
          <text:p/>
        </draw:line>
        <draw:path draw:style-name="gr8" draw:text-style-name="P1" draw:layer="layout" svg:width="0.28cm" svg:height="0.279cm" svg:x="14.083cm" svg:y="10.856cm" svg:viewBox="0 0 281 280" svg:d="M281 139c0 79-63 141-140 141s-141-62-141-141c0-77 64-139 141-139s140 62 140 139z">
          <text:p/>
        </draw:path>
        <draw:path draw:style-name="gr8" draw:text-style-name="P1" draw:layer="layout" svg:width="0.28cm" svg:height="0.279cm" svg:x="16.182cm" svg:y="10.856cm" svg:viewBox="0 0 281 280" svg:d="M281 139c0 79-62 141-140 141s-141-62-141-141c0-77 63-139 141-139s140 62 140 139z">
          <text:p/>
        </draw:path>
        <draw:line draw:style-name="gr8" draw:text-style-name="P1" draw:layer="layout" svg:x1="16.614cm" svg:y1="8.482cm" svg:x2="16.614cm" svg:y2="8.447cm">
          <text:p/>
        </draw:line>
        <draw:line draw:style-name="gr8" draw:text-style-name="P1" draw:layer="layout" svg:x1="15.973cm" svg:y1="8.447cm" svg:x2="15.973cm" svg:y2="8.482cm">
          <text:p/>
        </draw:line>
        <draw:path draw:style-name="gr2" draw:text-style-name="P2" draw:layer="layout" svg:width="0.84cm" svg:height="0.84cm" svg:x="14.452cm" svg:y="9.19cm" svg:viewBox="0 0 841 841" svg:d="M421 841v-841zM841 420h-841z">
          <text:p/>
        </draw:path>
        <draw:path draw:style-name="gr2" draw:text-style-name="P2" draw:layer="layout" svg:width="0.839cm" svg:height="0.84cm" svg:x="15.257cm" svg:y="9.19cm" svg:viewBox="0 0 840 841" svg:d="M420 841v-841zM840 420h-840z">
          <text:p/>
        </draw:path>
        <draw:path draw:style-name="gr2" draw:text-style-name="P2" draw:layer="layout" svg:width="0.84cm" svg:height="0.839cm" svg:x="13.803cm" svg:y="10.576cm" svg:viewBox="0 0 841 840" svg:d="M421 840v-840zM841 419h-841z">
          <text:p/>
        </draw:path>
        <draw:path draw:style-name="gr2" draw:text-style-name="P2" draw:layer="layout" svg:width="0.84cm" svg:height="0.839cm" svg:x="15.902cm" svg:y="10.576cm" svg:viewBox="0 0 841 840" svg:d="M420 840v-840zM841 419h-841z">
          <text:p/>
        </draw:path>
        <draw:path draw:style-name="gr2" draw:text-style-name="P2" draw:layer="layout" svg:width="0.84cm" svg:height="0.84cm" svg:x="15.902cm" svg:y="13.103cm" svg:viewBox="0 0 841 841" svg:d="M420 841v-841zM841 420h-841z">
          <text:p/>
        </draw:path>
        <draw:path draw:style-name="gr2" draw:text-style-name="P2" draw:layer="layout" svg:width="0.84cm" svg:height="0.84cm" svg:x="13.803cm" svg:y="13.103cm" svg:viewBox="0 0 841 841" svg:d="M421 841v-841zM841 420h-841z">
          <text:p/>
        </draw:path>
        <draw:path draw:style-name="gr2" draw:text-style-name="P2" draw:layer="layout" svg:width="0.839cm" svg:height="0.84cm" svg:x="12.754cm" svg:y="10.995cm" svg:viewBox="0 0 840 841" svg:d="M421 841v-841zM840 421h-840z">
          <text:p/>
        </draw:path>
        <draw:path draw:style-name="gr2" draw:text-style-name="P2" draw:layer="layout" svg:width="0.84cm" svg:height="0.84cm" svg:x="16.952cm" svg:y="10.995cm" svg:viewBox="0 0 841 841" svg:d="M421 841v-841zM841 421h-841z">
          <text:p/>
        </draw:path>
        <draw:path draw:style-name="gr2" draw:text-style-name="P2" draw:layer="layout" svg:width="0.839cm" svg:height="0.839cm" svg:x="14.79cm" svg:y="10.723cm" svg:viewBox="0 0 840 840" svg:d="M419 840v-840zM840 419h-840z">
          <text:p/>
        </draw:path>
        <draw:polygon draw:style-name="gr7" draw:text-style-name="P1" draw:layer="layout" svg:width="0cm" svg:height="0cm" svg:x="15.262cm" svg:y="11.123cm" svg:viewBox="0 0 0 0" draw:points="0,0">
          <text:p/>
        </draw:polygon>
        <draw:polygon draw:style-name="gr7" draw:text-style-name="P1" draw:layer="layout" svg:width="0cm" svg:height="0cm" svg:x="15.262cm" svg:y="11.123cm" svg:viewBox="0 0 0 0" draw:points="0,0">
          <text:p/>
        </draw:polygon>
        <draw:line draw:style-name="gr12" draw:text-style-name="P4" draw:layer="layout" svg:x1="15.113cm" svg:y1="9.271cm" svg:x2="16.129cm" svg:y2="8.001cm">
          <text:p/>
        </draw:line>
        <draw:polygon draw:style-name="gr10" draw:text-style-name="P2" draw:layer="layout" svg:width="0.116cm" svg:height="0.354cm" draw:transform="rotate (2.66057991174016) translate (15.0675246840081cm 9.51275052412222cm)" svg:viewBox="0 0 117 355" draw:points="92,0 0,344 117,355">
          <text:p/>
        </draw:polygon>
        <draw:path draw:style-name="gr6" draw:text-style-name="P3" draw:layer="layout" svg:width="3.911cm" svg:height="4.085cm" svg:x="10.033cm" svg:y="15.621cm" svg:viewBox="0 0 3912 4086" svg:d="M3391 219l10-9 476 173 35 201-825 692 107 611-31 26-47 118-431 362 275 1564-153 129-1842-670-473 84-61-23-76-426 213-178-286-1624-261-95-21-121 872-732c9-7 23-12 36-13 14 0 25 3 31 10l143 166 449 159 3-3c44-37 110-42 186-14l369-308-369 308 369-308c-15-80 2-145 46-182l75-63c43-36 110-41 185-14l268 98 163-137 266 97 12-10 281 102z">
          <text:p/>
        </draw:path>
        <draw:polygon draw:style-name="gr7" draw:text-style-name="P1" draw:layer="layout" svg:width="0cm" svg:height="0cm" svg:x="11.827cm" svg:y="17.561cm" svg:viewBox="0 0 0 0" draw:points="0,0">
          <text:p/>
        </draw:polygon>
        <draw:polygon draw:style-name="gr6" draw:text-style-name="P3" draw:layer="layout" svg:width="2.524cm" svg:height="3.027cm" svg:x="10.315cm" svg:y="16.679cm" svg:viewBox="0 0 2525 3028" draw:points="2114,704 2525,3028 683,2357 608,1931 286,1814 0,191 38,205 511,121 490,0 1311,299 1359,572 1380,693 1902,883">
          <text:p/>
        </draw:polygon>
        <draw:polygon draw:style-name="gr7" draw:text-style-name="P1" draw:layer="layout" svg:width="0cm" svg:height="0cm" svg:x="11.827cm" svg:y="17.561cm" svg:viewBox="0 0 0 0" draw:points="0,0">
          <text:p/>
        </draw:polygon>
        <draw:path draw:style-name="gr6" draw:text-style-name="P3" draw:layer="layout" svg:width="1.749cm" svg:height="3.702cm" svg:x="12.195cm" svg:y="16.004cm" svg:viewBox="0 0 1750 3703" svg:d="M812 758l903-758 35 201-825 693 107 611-31 26-47 118-432 362 276 1563-153 129-411-2323-212 179-22-121 238-199 20 112 574-480c-10 8-27 13-42 12s-27-7-28-17l-20-112c2 9 13 16 28 17 15 0 32-4 42-13z">
          <text:p/>
        </draw:path>
        <draw:polygon draw:style-name="gr7" draw:text-style-name="P1" draw:layer="layout" svg:width="0cm" svg:height="0cm" svg:x="11.827cm" svg:y="17.561cm" svg:viewBox="0 0 0 0" draw:points="0,0">
          <text:p/>
        </draw:polygon>
        <draw:path draw:style-name="gr6" draw:text-style-name="P3" draw:layer="layout" svg:width="2.4cm" svg:height="1.532cm" svg:x="10.033cm" svg:y="15.909cm" svg:viewBox="0 0 2401 1533" svg:d="M1641 1343l521 190 239-199-622-346-697-812-143-166c-6-7-17-10-31-10-13 1-27 6-36 13l-872 733 299 109 473-84 821 299z">
          <text:p/>
        </draw:path>
        <draw:polygon draw:style-name="gr7" draw:text-style-name="P1" draw:layer="layout" svg:width="0cm" svg:height="0cm" svg:x="11.827cm" svg:y="17.561cm" svg:viewBox="0 0 0 0" draw:points="0,0">
          <text:p/>
        </draw:polygon>
        <draw:path draw:style-name="gr6" draw:text-style-name="P3" draw:layer="layout" svg:width="1.911cm" svg:height="1.403cm" svg:x="11.115cm" svg:y="15.951cm" svg:viewBox="0 0 1912 1404" svg:d="M0 134l697 812 622 346 20 112 573-480c-10 8-27 13-42 12s-27-7-28-17l-20-112-58-331-163 136c-3 3-7 6-10 9-44 31-106 51-168 54s-117-13-148-41c0-1 0-1-1-1-13-13-20-27-23-42s0-32 8-48l-14-83c-5-28 9-58 40-83l291-245-100-108-4-24-432 363c-17 15-38 27-62 37-70 30-156 34-217 12l-317-115z">
          <text:p/>
        </draw:path>
        <draw:polygon draw:style-name="gr7" draw:text-style-name="P1" draw:layer="layout" svg:width="0cm" svg:height="0cm" svg:x="11.827cm" svg:y="17.561cm" svg:viewBox="0 0 0 0" draw:points="0,0">
          <text:p/>
        </draw:polygon>
        <draw:path draw:style-name="gr6" draw:text-style-name="P3" draw:layer="layout" svg:width="1.051cm" svg:height="0.943cm" svg:x="12.858cm" svg:y="15.831cm" svg:viewBox="0 0 1052 944" svg:d="M148 931c-10 9-27 13-42 13-15-1-26-8-28-17l-58-332-20-113 427-358 10-9 13-10 115-96 10-9 477 173z">
          <text:p/>
        </draw:path>
        <draw:polygon draw:style-name="gr7" draw:text-style-name="P1" draw:layer="layout" svg:width="0cm" svg:height="0cm" svg:x="11.827cm" svg:y="17.561cm" svg:viewBox="0 0 0 0" draw:points="0,0">
          <text:p/>
        </draw:polygon>
        <draw:path draw:style-name="gr6" draw:text-style-name="P3" draw:layer="layout" svg:width="1.059cm" svg:height="0.778cm" svg:x="12.358cm" svg:y="15.708cm" svg:viewBox="0 0 1060 779" svg:d="M936 222l12-10-13-5 125-105-281-102-12 10-387 326-47 40-292 244c-31 25-45 55-40 83 7 42 58 72 128 76s147-18 194-57l600-505z">
          <text:p/>
        </draw:path>
        <draw:polygon draw:style-name="gr7" draw:text-style-name="P1" draw:layer="layout" svg:width="0cm" svg:height="0cm" svg:x="11.827cm" svg:y="17.561cm" svg:viewBox="0 0 0 0" draw:points="0,0">
          <text:p/>
        </draw:polygon>
        <draw:polygon draw:style-name="gr6" draw:text-style-name="P3" draw:layer="layout" svg:width="0.548cm" svg:height="0.51cm" svg:x="10.45cm" svg:y="18.61cm" svg:viewBox="0 0 549 511" draw:points="0,84 474,0 549,426 76,511">
          <text:p/>
        </draw:polygon>
        <draw:polygon draw:style-name="gr7" draw:text-style-name="P1" draw:layer="layout" svg:width="0cm" svg:height="0cm" svg:x="11.827cm" svg:y="17.561cm" svg:viewBox="0 0 0 0" draw:points="0,0">
          <text:p/>
        </draw:polygon>
        <draw:path draw:style-name="gr6" draw:text-style-name="P3" draw:layer="layout" svg:width="0.405cm" svg:height="0.607cm" svg:x="12.7cm" svg:y="17.14cm" svg:viewBox="0 0 406 608" svg:d="M401 138c-12-67-44-114-90-131-8-3-16-5-24-6-9-1-17-1-26 0-87 9-181 107-230 242-48 133-39 268 22 331 6 6 13 12 20 17 7 4 14 8 22 11 69 25 158-25 226-126 67-101 98-234 80-338z">
          <text:p/>
        </draw:path>
        <draw:polygon draw:style-name="gr7" draw:text-style-name="P1" draw:layer="layout" svg:width="0cm" svg:height="0cm" svg:x="11.827cm" svg:y="17.561cm" svg:viewBox="0 0 0 0" draw:points="0,0">
          <text:p/>
        </draw:polygon>
        <draw:path draw:style-name="gr6" draw:text-style-name="P3" draw:layer="layout" svg:width="0.603cm" svg:height="0.4cm" svg:x="11.122cm" svg:y="17.189cm" svg:viewBox="0 0 604 401" svg:d="M502 394c32 12 61 10 80-6 18-15 26-43 20-77-4-19-11-39-21-59-17-33-43-63-71-85-18-14-36-24-54-31l-158-57-145-53-51-18c-32-12-61-10-80 6-28 24-29 75-2 130 28 55 78 104 128 122z">
          <text:p/>
        </draw:path>
        <draw:polygon draw:style-name="gr7" draw:text-style-name="P1" draw:layer="layout" svg:width="0cm" svg:height="0cm" svg:x="11.827cm" svg:y="17.561cm" svg:viewBox="0 0 0 0" draw:points="0,0">
          <text:p/>
        </draw:polygon>
        <draw:path draw:style-name="gr6" draw:text-style-name="P3" draw:layer="layout" svg:width="0.679cm" svg:height="0.506cm" svg:x="11.907cm" svg:y="15.844cm" svg:viewBox="0 0 680 507" svg:d="M664 19l4-3-143-16-525 440 186 67c24-10 45-22 62-37l432-363z">
          <text:p/>
        </draw:path>
        <draw:polygon draw:style-name="gr7" draw:text-style-name="P1" draw:layer="layout" svg:width="0cm" svg:height="0cm" svg:x="11.827cm" svg:y="17.561cm" svg:viewBox="0 0 0 0" draw:points="0,0">
          <text:p/>
        </draw:polygon>
        <draw:path draw:style-name="gr6" draw:text-style-name="P3" draw:layer="layout" svg:width="0.313cm" svg:height="0.572cm" svg:x="12.7cm" svg:y="17.14cm" svg:viewBox="0 0 314 573" svg:d="M309 104c-7-44-24-80-47-104-87 9-182 107-231 241-48 134-39 269 22 332 69-7 144-70 197-167 53-96 75-212 59-302z">
          <text:p/>
        </draw:path>
        <draw:polygon draw:style-name="gr7" draw:text-style-name="P1" draw:layer="layout" svg:width="0cm" svg:height="0cm" svg:x="11.827cm" svg:y="17.561cm" svg:viewBox="0 0 0 0" draw:points="0,0">
          <text:p/>
        </draw:polygon>
        <draw:polygon draw:style-name="gr6" draw:text-style-name="P3" draw:layer="layout" svg:width="0.552cm" svg:height="0.422cm" svg:x="12.572cm" svg:y="15.621cm" svg:viewBox="0 0 553 423" draw:points="287,0 553,97 165,423 0,241 48,201 123,137">
          <text:p/>
        </draw:polygon>
        <draw:polygon draw:style-name="gr7" draw:text-style-name="P1" draw:layer="layout" svg:width="0cm" svg:height="0cm" svg:x="11.827cm" svg:y="17.561cm" svg:viewBox="0 0 0 0" draw:points="0,0">
          <text:p/>
        </draw:polygon>
        <draw:path draw:style-name="gr6" draw:text-style-name="P3" draw:layer="layout" svg:width="0.678cm" svg:height="0.484cm" svg:x="11.753cm" svg:y="15.799cm" svg:viewBox="0 0 679 485" svg:d="M485 22c43-36 118-27 194 23l-525 440-154-56 369-309z">
          <text:p/>
        </draw:path>
        <draw:polygon draw:style-name="gr7" draw:text-style-name="P1" draw:layer="layout" svg:width="0cm" svg:height="0cm" svg:x="11.827cm" svg:y="17.561cm" svg:viewBox="0 0 0 0" draw:points="0,0">
          <text:p/>
        </draw:polygon>
        <draw:path draw:style-name="gr6" draw:text-style-name="P3" draw:layer="layout" svg:width="0.603cm" svg:height="0.4cm" svg:x="11.122cm" svg:y="17.189cm" svg:viewBox="0 0 604 401" svg:d="M502 394c32 12 61 10 80-6 18-15 26-43 20-77l-354-130c-68-25-133-102-146-173-32-12-61-10-80 6-28 24-29 75-2 130 28 55 78 104 128 122z">
          <text:p/>
        </draw:path>
        <draw:polygon draw:style-name="gr7" draw:text-style-name="P1" draw:layer="layout" svg:width="0cm" svg:height="0cm" svg:x="11.827cm" svg:y="17.561cm" svg:viewBox="0 0 0 0" draw:points="0,0">
          <text:p/>
        </draw:polygon>
        <draw:polygon draw:style-name="gr6" draw:text-style-name="P3" draw:layer="layout" svg:width="0.378cm" svg:height="0.413cm" svg:x="11.677cm" svg:y="18.21cm" svg:viewBox="0 0 379 414" draw:points="313,414 379,283 63,0 0,134 29,184 227,360">
          <text:p/>
        </draw:polygon>
        <draw:polygon draw:style-name="gr7" draw:text-style-name="P1" draw:layer="layout" svg:width="0cm" svg:height="0cm" svg:x="11.827cm" svg:y="17.561cm" svg:viewBox="0 0 0 0" draw:points="0,0">
          <text:p/>
        </draw:polygon>
        <draw:path draw:style-name="gr6" draw:text-style-name="P3" draw:layer="layout" svg:width="0.209cm" svg:height="0.228cm" svg:x="12.096cm" svg:y="19.241cm" svg:viewBox="0 0 210 229" svg:d="M192 218c-33 27-99 3-146-54-48-57-60-125-27-153 16-13 40-15 67-5 42 15 85 55 108 101s22 90-2 111c-33 27-99 3-146-54-48-57-60-125-27-153 16-13 40-15 67-5 42 15 85 55 108 101s22 90-2 111z">
          <text:p/>
        </draw:path>
        <draw:polygon draw:style-name="gr7" draw:text-style-name="P1" draw:layer="layout" svg:width="0cm" svg:height="0cm" svg:x="11.827cm" svg:y="17.561cm" svg:viewBox="0 0 0 0" draw:points="0,0">
          <text:p/>
        </draw:polygon>
        <draw:polygon draw:style-name="gr6" draw:text-style-name="P3" draw:layer="layout" svg:width="0.374cm" svg:height="0.275cm" svg:x="11.064cm" svg:y="18.056cm" svg:viewBox="0 0 375 276" draw:points="252,0 375,201 124,276 80,237 38,170 0,75">
          <text:p/>
        </draw:polygon>
        <draw:polygon draw:style-name="gr7" draw:text-style-name="P1" draw:layer="layout" svg:width="0cm" svg:height="0cm" svg:x="11.827cm" svg:y="17.561cm" svg:viewBox="0 0 0 0" draw:points="0,0">
          <text:p/>
        </draw:polygon>
        <draw:polygon draw:style-name="gr6" draw:text-style-name="P3" draw:layer="layout" svg:width="0.494cm" svg:height="0.205cm" svg:x="10.332cm" svg:y="16.679cm" svg:viewBox="0 0 495 206" draw:points="21,206 495,121 474,0 0,84">
          <text:p/>
        </draw:polygon>
        <draw:polygon draw:style-name="gr7" draw:text-style-name="P1" draw:layer="layout" svg:width="0cm" svg:height="0cm" svg:x="11.827cm" svg:y="17.561cm" svg:viewBox="0 0 0 0" draw:points="0,0">
          <text:p/>
        </draw:polygon>
        <draw:polygon draw:style-name="gr6" draw:text-style-name="P3" draw:layer="layout" svg:width="0.543cm" svg:height="0.311cm" svg:x="11.674cm" svg:y="17.251cm" svg:viewBox="0 0 544 312" draw:points="544,312 522,190 0,0 21,121">
          <text:p/>
        </draw:polygon>
        <draw:polygon draw:style-name="gr7" draw:text-style-name="P1" draw:layer="layout" svg:width="0cm" svg:height="0cm" svg:x="11.827cm" svg:y="17.561cm" svg:viewBox="0 0 0 0" draw:points="0,0">
          <text:p/>
        </draw:polygon>
        <draw:polygon draw:style-name="gr6" draw:text-style-name="P3" draw:layer="layout" svg:width="0.266cm" svg:height="0.368cm" svg:x="11.318cm" svg:y="17.514cm" svg:viewBox="0 0 267 369" draw:points="267,369 267,368 216,78 0,0 23,128 51,289 145,324">
          <text:p/>
        </draw:polygon>
        <draw:polygon draw:style-name="gr7" draw:text-style-name="P1" draw:layer="layout" svg:width="0cm" svg:height="0cm" svg:x="11.827cm" svg:y="17.561cm" svg:viewBox="0 0 0 0" draw:points="0,0">
          <text:p/>
        </draw:polygon>
        <draw:polygon draw:style-name="gr6" draw:text-style-name="P3" draw:layer="layout" svg:width="0.535cm" svg:height="0.201cm" svg:x="10.388cm" svg:y="18.493cm" svg:viewBox="0 0 536 202" draw:points="62,202 536,118 213,0 0,179">
          <text:p/>
        </draw:polygon>
        <draw:polygon draw:style-name="gr7" draw:text-style-name="P1" draw:layer="layout" svg:width="0cm" svg:height="0cm" svg:x="11.827cm" svg:y="17.561cm" svg:viewBox="0 0 0 0" draw:points="0,0">
          <text:p/>
        </draw:polygon>
        <draw:path draw:style-name="gr6" draw:text-style-name="P3" draw:layer="layout" svg:width="0.504cm" svg:height="0.213cm" svg:x="12.116cm" svg:y="15.706cm" svg:viewBox="0 0 505 214" svg:d="M459 154l46-39-268-98c-76-27-143-22-186 14-44 37-61 102-46 183l116-99c43-36 119-27 195 23z">
          <text:p/>
        </draw:path>
        <draw:polygon draw:style-name="gr7" draw:text-style-name="P1" draw:layer="layout" svg:width="0cm" svg:height="0cm" svg:x="11.827cm" svg:y="17.561cm" svg:viewBox="0 0 0 0" draw:points="0,0">
          <text:p/>
        </draw:polygon>
        <draw:path draw:style-name="gr6" draw:text-style-name="P3" draw:layer="layout" svg:width="0.346cm" svg:height="0.215cm" svg:x="12.359cm" svg:y="16.41cm" svg:viewBox="0 0 347 216" svg:d="M30 175c31 28 86 44 148 41s124-23 169-54l-26-143c-47 39-123 62-193 58s-121-35-128-77l14 84 16 90z">
          <text:p/>
        </draw:path>
        <draw:polygon draw:style-name="gr7" draw:text-style-name="P1" draw:layer="layout" svg:width="0cm" svg:height="0cm" svg:x="11.827cm" svg:y="17.561cm" svg:viewBox="0 0 0 0" draw:points="0,0">
          <text:p/>
        </draw:polygon>
        <draw:path draw:style-name="gr6" draw:text-style-name="P3" draw:layer="layout" svg:width="0.605cm" svg:height="0.646cm" svg:x="12.68cm" svg:y="15.925cm" svg:viewBox="0 0 606 647" svg:d="M601 0l5 30-428 358 20 113-163 137c-3 3-7 6-10 9l-25-143z">
          <text:p/>
        </draw:path>
        <draw:polygon draw:style-name="gr7" draw:text-style-name="P1" draw:layer="layout" svg:width="0cm" svg:height="0cm" svg:x="11.827cm" svg:y="17.561cm" svg:viewBox="0 0 0 0" draw:points="0,0">
          <text:p/>
        </draw:polygon>
        <draw:path draw:style-name="gr6" draw:text-style-name="P3" draw:layer="layout" svg:width="0.499cm" svg:height="0.302cm" svg:x="11.224cm" svg:y="17.197cm" svg:viewBox="0 0 500 303" svg:d="M500 303c-4-19-11-39-21-59-33-16-62-50-72-84-18-14-36-25-54-32l-158-57c4 20-1 36-12 46-11 9-27 10-47 3-39-14-78-60-85-102l-51-18c13 71 78 149 146 174z">
          <text:p/>
        </draw:path>
        <draw:polygon draw:style-name="gr7" draw:text-style-name="P1" draw:layer="layout" svg:width="0cm" svg:height="0cm" svg:x="11.827cm" svg:y="17.561cm" svg:viewBox="0 0 0 0" draw:points="0,0">
          <text:p/>
        </draw:polygon>
        <draw:polygon draw:style-name="gr6" draw:text-style-name="P3" draw:layer="layout" svg:width="0.327cm" svg:height="0.315cm" svg:x="11.727cm" svg:y="18.21cm" svg:viewBox="0 0 328 316" draw:points="328,283 199,316 0,138 12,0">
          <text:p/>
        </draw:polygon>
        <draw:polygon draw:style-name="gr7" draw:text-style-name="P1" draw:layer="layout" svg:width="0cm" svg:height="0cm" svg:x="11.827cm" svg:y="17.561cm" svg:viewBox="0 0 0 0" draw:points="0,0">
          <text:p/>
        </draw:polygon>
        <draw:path draw:style-name="gr6" draw:text-style-name="P3" draw:layer="layout" svg:width="0.527cm" svg:height="0.167cm" svg:x="11.565cm" svg:y="16.209cm" svg:viewBox="0 0 528 168" svg:d="M0 34l312 120c61 23 146 19 216-12l-185-67-155-56-187 14c44-38 110-43 187-14z">
          <text:p/>
        </draw:path>
        <draw:polygon draw:style-name="gr7" draw:text-style-name="P1" draw:layer="layout" svg:width="0cm" svg:height="0cm" svg:x="11.827cm" svg:y="17.561cm" svg:viewBox="0 0 0 0" draw:points="0,0">
          <text:p/>
        </draw:polygon>
        <draw:path draw:style-name="gr6" draw:text-style-name="P3" draw:layer="layout" svg:width="0.218cm" svg:height="0.239cm" svg:x="10.966cm" svg:y="17.739cm" svg:viewBox="0 0 219 240" svg:d="M217 160c-1-10-4-19-9-29-17-44-52-86-92-110-9-6-18-11-27-14-59-22-99 11-87 74 11 63 67 130 127 152 59 22 99-11 88-73z">
          <text:p/>
        </draw:path>
        <draw:polygon draw:style-name="gr7" draw:text-style-name="P1" draw:layer="layout" svg:width="0cm" svg:height="0cm" svg:x="11.827cm" svg:y="17.561cm" svg:viewBox="0 0 0 0" draw:points="0,0">
          <text:p/>
        </draw:polygon>
        <draw:path draw:style-name="gr6" draw:text-style-name="P3" draw:layer="layout" svg:width="0.219cm" svg:height="0.239cm" svg:x="11.886cm" svg:y="18.074cm" svg:viewBox="0 0 220 240" svg:d="M218 159c-2-10-5-19-9-29-16-44-53-86-93-110-9-5-18-10-27-13-59-22-98 11-87 73 11 63 68 131 127 153 60 22 100-11 89-74z">
          <text:p/>
        </draw:path>
        <draw:polygon draw:style-name="gr7" draw:text-style-name="P1" draw:layer="layout" svg:width="0cm" svg:height="0cm" svg:x="11.827cm" svg:y="17.561cm" svg:viewBox="0 0 0 0" draw:points="0,0">
          <text:p/>
        </draw:polygon>
        <draw:path draw:style-name="gr6" draw:text-style-name="P3" draw:layer="layout" svg:width="0.528cm" svg:height="0.178cm" svg:x="12.167cm" svg:y="15.643cm" svg:viewBox="0 0 529 179" svg:d="M454 179l75-64-268-98c-75-27-143-22-186 14l-75 63c43-36 110-41 186-14z">
          <text:p/>
        </draw:path>
        <draw:polygon draw:style-name="gr7" draw:text-style-name="P1" draw:layer="layout" svg:width="0cm" svg:height="0cm" svg:x="11.827cm" svg:y="17.561cm" svg:viewBox="0 0 0 0" draw:points="0,0">
          <text:p/>
        </draw:polygon>
        <draw:polygon draw:style-name="gr6" draw:text-style-name="P3" draw:layer="layout" svg:width="0.32cm" svg:height="0.23cm" svg:x="10.033cm" svg:y="16.654cm" svg:viewBox="0 0 321 231" draw:points="321,231 300,109 0,0 21,121 283,217">
          <text:p/>
        </draw:polygon>
        <draw:polygon draw:style-name="gr7" draw:text-style-name="P1" draw:layer="layout" svg:width="0cm" svg:height="0cm" svg:x="11.827cm" svg:y="17.561cm" svg:viewBox="0 0 0 0" draw:points="0,0">
          <text:p/>
        </draw:polygon>
        <draw:path draw:style-name="gr6" draw:text-style-name="P3" draw:layer="layout" svg:width="0.332cm" svg:height="0.606cm" svg:x="12.773cm" svg:y="17.14cm" svg:viewBox="0 0 333 607" svg:d="M0 590c8 1 18 1 27 0 48-6 99-38 144-91 71-84 117-208 116-318 0-21-1-41-5-61-7-43-23-78-46-102-7-7-14-13-21-18 8 1 16 3 24 6 45 17 77 64 89 132 18 103-13 236-80 337s-157 151-226 126c-8-3-15-7-22-11z">
          <text:p/>
        </draw:path>
        <draw:polygon draw:style-name="gr7" draw:text-style-name="P1" draw:layer="layout" svg:width="0cm" svg:height="0cm" svg:x="11.827cm" svg:y="17.561cm" svg:viewBox="0 0 0 0" draw:points="0,0">
          <text:p/>
        </draw:polygon>
        <draw:path draw:style-name="gr6" draw:text-style-name="P3" draw:layer="layout" svg:width="0.257cm" svg:height="0.154cm" svg:x="13.062cm" svg:y="16.083cm" svg:viewBox="0 0 258 155" svg:d="M214 125c5-3 10-7 15-11 45-37 37-85-18-105s-137-6-182 33c-45 37-37 84 18 104 1 0 1 1 2 1l-1-1-3-20 3 20 1 1c5 2 10 3 16 4 48 11 108 0 149-26 8-10 11-21 10-31-5-28-49-44-98-35-50 9-86 38-81 67 2 10 9 19 20 25-11-6-18-15-20-25-5-29 31-58 81-67 49-9 93 7 98 35 1 10-2 21-10 31z">
          <text:p/>
        </draw:path>
        <draw:polygon draw:style-name="gr7" draw:text-style-name="P1" draw:layer="layout" svg:width="0cm" svg:height="0cm" svg:x="11.827cm" svg:y="17.561cm" svg:viewBox="0 0 0 0" draw:points="0,0">
          <text:p/>
        </draw:polygon>
        <draw:path draw:style-name="gr6" draw:text-style-name="P3" draw:layer="layout" svg:width="0.257cm" svg:height="0.154cm" svg:x="13.062cm" svg:y="16.083cm" svg:viewBox="0 0 258 155" svg:d="M214 125c5-3 10-7 15-11 45-37 37-85-18-105s-137-6-182 33c-45 37-37 84 18 104 1 0 1 1 2 1 5 2 10 3 16 4 48 11 108 0 149-26z">
          <text:p/>
        </draw:path>
        <draw:polygon draw:style-name="gr7" draw:text-style-name="P1" draw:layer="layout" svg:width="0cm" svg:height="0cm" svg:x="11.827cm" svg:y="17.561cm" svg:viewBox="0 0 0 0" draw:points="0,0">
          <text:p/>
        </draw:polygon>
        <draw:path draw:style-name="gr6" draw:text-style-name="P3" draw:layer="layout" svg:width="0.257cm" svg:height="0.155cm" svg:x="11.5cm" svg:y="16.792cm" svg:viewBox="0 0 258 156" svg:d="M214 126c6-4 11-7 16-11 44-39 36-86-19-106s-137-5-182 32c-45 38-36 86 19 106 0 0 1 0 2 0h-1l-3-21 3 21h1c5 2 10 4 15 5 48 10 108 0 149-26 9-10 12-21 10-32-5-28-49-44-99-36-48 9-84 39-79 68 2 10 8 19 19 26-11-7-17-16-19-26-5-29 31-59 79-68 50-8 94 8 99 36 2 11-1 22-10 32z">
          <text:p/>
        </draw:path>
        <draw:polygon draw:style-name="gr7" draw:text-style-name="P1" draw:layer="layout" svg:width="0cm" svg:height="0cm" svg:x="11.827cm" svg:y="17.561cm" svg:viewBox="0 0 0 0" draw:points="0,0">
          <text:p/>
        </draw:polygon>
        <draw:path draw:style-name="gr6" draw:text-style-name="P3" draw:layer="layout" svg:width="0.257cm" svg:height="0.155cm" svg:x="11.5cm" svg:y="16.792cm" svg:viewBox="0 0 258 156" svg:d="M214 126c6-4 11-7 16-11 44-39 36-86-19-106s-137-5-182 32c-45 38-36 86 19 106 0 0 1 0 2 0 5 2 10 4 15 5 48 10 108 0 149-26z">
          <text:p/>
        </draw:path>
        <draw:polygon draw:style-name="gr7" draw:text-style-name="P1" draw:layer="layout" svg:width="0cm" svg:height="0cm" svg:x="11.827cm" svg:y="17.561cm" svg:viewBox="0 0 0 0" draw:points="0,0">
          <text:p/>
        </draw:polygon>
        <draw:path draw:style-name="gr6" draw:text-style-name="P3" draw:layer="layout" svg:width="0.257cm" svg:height="0.154cm" svg:x="10.837cm" svg:y="16.327cm" svg:viewBox="0 0 258 155" svg:d="M214 125c5-3 11-7 15-11 45-39 37-85-18-105s-136-6-181 32c-46 37-38 85 18 105 1 0 2 1 2 1 5 2 11 3 16 4 48 11 107 0 148-26z">
          <text:p/>
        </draw:path>
        <draw:polygon draw:style-name="gr7" draw:text-style-name="P1" draw:layer="layout" svg:width="0cm" svg:height="0cm" svg:x="11.827cm" svg:y="17.561cm" svg:viewBox="0 0 0 0" draw:points="0,0">
          <text:p/>
        </draw:polygon>
        <draw:path draw:style-name="gr6" draw:text-style-name="P3" draw:layer="layout" svg:width="0.257cm" svg:height="0.154cm" svg:x="10.837cm" svg:y="16.327cm" svg:viewBox="0 0 258 155" svg:d="M214 125c5-3 11-7 15-11 45-39 37-85-18-105s-136-6-181 32c-46 37-38 85 18 105 1 0 2 1 2 1l-1-1-3-20 3 20 1 1c5 2 11 3 16 4 48 11 107 0 148-26 8-10 11-21 10-32-5-28-49-44-98-35-49 8-85 38-80 68 2 10 9 19 20 25-11-6-18-15-20-25-5-30 31-60 80-68 49-9 93 7 98 35 1 11-2 22-10 32z">
          <text:p/>
        </draw:path>
        <draw:polygon draw:style-name="gr7" draw:text-style-name="P1" draw:layer="layout" svg:width="0cm" svg:height="0cm" svg:x="11.827cm" svg:y="17.561cm" svg:viewBox="0 0 0 0" draw:points="0,0">
          <text:p/>
        </draw:polygon>
        <draw:path draw:style-name="gr6" draw:text-style-name="P3" draw:layer="layout" svg:width="0.257cm" svg:height="0.154cm" svg:x="12.69cm" svg:y="15.767cm" svg:viewBox="0 0 258 155" svg:d="M213 125c6-3 12-7 17-11 44-37 36-85-20-105-55-20-136-6-181 32-45 39-36 85 19 105 0 1 1 1 2 1 5 2 10 3 16 4 47 11 106 0 147-26z">
          <text:p/>
        </draw:path>
        <draw:polygon draw:style-name="gr7" draw:text-style-name="P1" draw:layer="layout" svg:width="0cm" svg:height="0cm" svg:x="11.827cm" svg:y="17.561cm" svg:viewBox="0 0 0 0" draw:points="0,0">
          <text:p/>
        </draw:polygon>
        <draw:path draw:style-name="gr6" draw:text-style-name="P3" draw:layer="layout" svg:width="0.257cm" svg:height="0.154cm" svg:x="12.69cm" svg:y="15.767cm" svg:viewBox="0 0 258 155" svg:d="M213 125c6-3 12-7 17-11 44-37 36-85-20-105-55-20-136-6-181 32-45 39-36 85 19 105 0 1 1 1 2 1h-1l-3-21 3 21h1c5 2 10 3 16 4 47 11 106 0 147-26 10-10 13-20 11-30-6-29-50-44-98-36-49 9-85 39-80 67 2 10 9 19 20 25-11-6-18-15-20-25-5-28 31-58 80-67 48-8 92 7 98 36 2 10-1 20-11 30z">
          <text:p/>
        </draw:path>
        <draw:polygon draw:style-name="gr7" draw:text-style-name="P1" draw:layer="layout" svg:width="0cm" svg:height="0cm" svg:x="11.827cm" svg:y="17.561cm" svg:viewBox="0 0 0 0" draw:points="0,0">
          <text:p/>
        </draw:polygon>
        <draw:path draw:style-name="gr6" draw:text-style-name="P3" draw:layer="layout" svg:width="0.257cm" svg:height="0.155cm" svg:x="13.307cm" svg:y="16.172cm" svg:viewBox="0 0 258 156" svg:d="M214 125c6-3 11-7 15-11 45-38 37-85-18-105s-137-6-182 32-37 85 18 105c1 1 2 1 3 1 5 2 10 3 15 5 48 10 108-1 149-27 8-10 12-20 10-31-5-29-49-44-98-36-50 9-85 39-80 68 2 10 8 19 19 26-11-7-17-16-19-26l3 21-3-21c-5-29 30-59 80-68 49-8 93 7 98 36 2 11-2 21-10 31z">
          <text:p/>
        </draw:path>
        <draw:polygon draw:style-name="gr7" draw:text-style-name="P1" draw:layer="layout" svg:width="0cm" svg:height="0cm" svg:x="11.827cm" svg:y="17.561cm" svg:viewBox="0 0 0 0" draw:points="0,0">
          <text:p/>
        </draw:polygon>
        <draw:path draw:style-name="gr6" draw:text-style-name="P3" draw:layer="layout" svg:width="0.257cm" svg:height="0.155cm" svg:x="13.307cm" svg:y="16.172cm" svg:viewBox="0 0 258 156" svg:d="M214 125c6-3 11-7 15-11 45-38 37-85-18-105s-137-6-182 32-37 85 18 105c1 1 2 1 3 1 5 2 10 3 15 5 48 10 108-1 149-27z">
          <text:p/>
        </draw:path>
        <draw:polygon draw:style-name="gr7" draw:text-style-name="P1" draw:layer="layout" svg:width="0cm" svg:height="0cm" svg:x="11.827cm" svg:y="17.561cm" svg:viewBox="0 0 0 0" draw:points="0,0">
          <text:p/>
        </draw:polygon>
        <draw:polygon draw:style-name="gr6" draw:text-style-name="P3" draw:layer="layout" svg:width="0.151cm" svg:height="0.29cm" svg:x="11.433cm" svg:y="17.592cm" svg:viewBox="0 0 152 291" draw:points="152,291 101,0 0,84 30,246">
          <text:p/>
        </draw:polygon>
        <draw:polygon draw:style-name="gr7" draw:text-style-name="P1" draw:layer="layout" svg:width="0cm" svg:height="0cm" svg:x="11.827cm" svg:y="17.561cm" svg:viewBox="0 0 0 0" draw:points="0,0">
          <text:p/>
        </draw:polygon>
        <draw:path draw:style-name="gr6" draw:text-style-name="P3" draw:layer="layout" svg:width="0.218cm" svg:height="0.239cm" svg:x="10.966cm" svg:y="17.739cm" svg:viewBox="0 0 219 240" svg:d="M116 21c-9-6-18-11-27-14-59-22-99 11-87 74 11 63 67 130 127 152 59 22 99-11 88-73-1-10-4-19-9-29-1 8-5 15-10 19-10 8-24 9-40 3-25-9-50-32-64-60-14-27-13-53 1-65 5-5 13-7 21-7z">
          <text:p/>
        </draw:path>
        <draw:polygon draw:style-name="gr7" draw:text-style-name="P1" draw:layer="layout" svg:width="0cm" svg:height="0cm" svg:x="11.827cm" svg:y="17.561cm" svg:viewBox="0 0 0 0" draw:points="0,0">
          <text:p/>
        </draw:polygon>
        <draw:path draw:style-name="gr6" draw:text-style-name="P3" draw:layer="layout" svg:width="0.219cm" svg:height="0.239cm" svg:x="11.886cm" svg:y="18.074cm" svg:viewBox="0 0 220 240" svg:d="M116 20c-9-5-18-10-27-13-59-22-98 11-87 73 11 63 68 131 127 153 60 22 100-11 89-74-2-10-5-19-9-29-1 8-4 15-10 19-9 8-24 9-41 3-25-9-50-33-64-60-13-27-13-53 1-65 6-5 13-7 21-7z">
          <text:p/>
        </draw:path>
        <draw:polygon draw:style-name="gr7" draw:text-style-name="P1" draw:layer="layout" svg:width="0cm" svg:height="0cm" svg:x="11.827cm" svg:y="17.561cm" svg:viewBox="0 0 0 0" draw:points="0,0">
          <text:p/>
        </draw:polygon>
        <draw:polygon draw:style-name="gr6" draw:text-style-name="P3" draw:layer="layout" svg:width="0.137cm" svg:height="0.449cm" svg:x="10.388cm" svg:y="18.671cm" svg:viewBox="0 0 138 450" draw:points="76,427 138,450 62,23 0,0">
          <text:p/>
        </draw:polygon>
        <draw:polygon draw:style-name="gr7" draw:text-style-name="P1" draw:layer="layout" svg:width="0cm" svg:height="0cm" svg:x="11.827cm" svg:y="17.561cm" svg:viewBox="0 0 0 0" draw:points="0,0">
          <text:p/>
        </draw:polygon>
        <draw:polygon draw:style-name="gr6" draw:text-style-name="P3" draw:layer="layout" svg:width="0.252cm" svg:height="0.17cm" svg:x="11.064cm" svg:y="18.056cm" svg:viewBox="0 0 253 171" draw:points="253,0 197,122 38,171 0,76">
          <text:p/>
        </draw:polygon>
        <draw:polygon draw:style-name="gr7" draw:text-style-name="P1" draw:layer="layout" svg:width="0cm" svg:height="0cm" svg:x="11.827cm" svg:y="17.561cm" svg:viewBox="0 0 0 0" draw:points="0,0">
          <text:p/>
        </draw:polygon>
        <draw:path draw:style-name="gr6" draw:text-style-name="P3" draw:layer="layout" svg:width="0.289cm" svg:height="0.591cm" svg:x="12.753cm" svg:y="17.14cm" svg:viewBox="0 0 290 592" svg:d="M0 574c6 6 13 12 20 17 8 1 18 1 27 0 71-25 140-97 187-195 47-97 66-208 50-296-5-31-15-59-28-81-7-7-14-13-21-18-9-1-17-1-26 0 23 24 40 60 47 104 16 90-6 206-59 302-53 97-128 160-197 167z">
          <text:p/>
        </draw:path>
        <draw:polygon draw:style-name="gr7" draw:text-style-name="P1" draw:layer="layout" svg:width="0cm" svg:height="0cm" svg:x="11.827cm" svg:y="17.561cm" svg:viewBox="0 0 0 0" draw:points="0,0">
          <text:p/>
        </draw:polygon>
        <draw:polygon draw:style-name="gr6" draw:text-style-name="P3" draw:layer="layout" svg:width="0.215cm" svg:height="0.162cm" svg:x="11.318cm" svg:y="17.514cm" svg:viewBox="0 0 216 163" draw:points="216,78 116,163 23,128 0,0">
          <text:p/>
        </draw:polygon>
        <draw:polygon draw:style-name="gr7" draw:text-style-name="P1" draw:layer="layout" svg:width="0cm" svg:height="0cm" svg:x="11.827cm" svg:y="17.561cm" svg:viewBox="0 0 0 0" draw:points="0,0">
          <text:p/>
        </draw:polygon>
        <draw:polygon draw:style-name="gr6" draw:text-style-name="P3" draw:layer="layout" svg:width="0.177cm" svg:height="0.201cm" svg:x="11.26cm" svg:y="18.056cm" svg:viewBox="0 0 178 202" draw:points="57,0 178,202 42,191 0,123">
          <text:p/>
        </draw:polygon>
        <draw:polygon draw:style-name="gr7" draw:text-style-name="P1" draw:layer="layout" svg:width="0cm" svg:height="0cm" svg:x="11.827cm" svg:y="17.561cm" svg:viewBox="0 0 0 0" draw:points="0,0">
          <text:p/>
        </draw:polygon>
        <draw:path draw:style-name="gr6" draw:text-style-name="P3" draw:layer="layout" svg:width="0.147cm" svg:height="0.16cm" svg:x="12.416cm" svg:y="18.474cm" svg:viewBox="0 0 148 161" svg:d="M88 156c19 7 36 6 47-3 23-19 14-67-19-108-33-40-80-56-103-37-17 14-17 44-1 78 16 32 46 60 76 70z">
          <text:p/>
        </draw:path>
        <draw:polygon draw:style-name="gr7" draw:text-style-name="P1" draw:layer="layout" svg:width="0cm" svg:height="0cm" svg:x="11.827cm" svg:y="17.561cm" svg:viewBox="0 0 0 0" draw:points="0,0">
          <text:p/>
        </draw:polygon>
        <draw:path draw:style-name="gr6" draw:text-style-name="P3" draw:layer="layout" svg:width="0.147cm" svg:height="0.16cm" svg:x="11.446cm" svg:y="18.004cm" svg:viewBox="0 0 148 161" svg:d="M88 157c19 7 36 6 47-4 23-19 14-67-19-107-34-40-79-57-103-38-17 15-17 45-1 78 16 32 46 60 76 71z">
          <text:p/>
        </draw:path>
        <draw:polygon draw:style-name="gr7" draw:text-style-name="P1" draw:layer="layout" svg:width="0cm" svg:height="0cm" svg:x="11.827cm" svg:y="17.561cm" svg:viewBox="0 0 0 0" draw:points="0,0">
          <text:p/>
        </draw:polygon>
        <draw:path draw:style-name="gr6" draw:text-style-name="P3" draw:layer="layout" svg:width="0.147cm" svg:height="0.16cm" svg:x="10.575cm" svg:y="17.804cm" svg:viewBox="0 0 148 161" svg:d="M88 157c19 6 36 5 47-4 23-19 15-68-19-108-33-40-79-56-103-37-16 14-17 44-1 77 17 33 47 61 76 72z">
          <text:p/>
        </draw:path>
        <draw:polygon draw:style-name="gr7" draw:text-style-name="P1" draw:layer="layout" svg:width="0cm" svg:height="0cm" svg:x="11.827cm" svg:y="17.561cm" svg:viewBox="0 0 0 0" draw:points="0,0">
          <text:p/>
        </draw:polygon>
        <draw:path draw:style-name="gr6" draw:text-style-name="P3" draw:layer="layout" svg:width="0.147cm" svg:height="0.16cm" svg:x="11.206cm" svg:y="18.94cm" svg:viewBox="0 0 148 161" svg:d="M87 157c19 6 36 5 48-4 23-19 15-68-20-108-33-40-79-56-102-37-17 14-17 44-1 77s46 61 75 72z">
          <text:p/>
        </draw:path>
        <draw:polygon draw:style-name="gr7" draw:text-style-name="P1" draw:layer="layout" svg:width="0cm" svg:height="0cm" svg:x="11.827cm" svg:y="17.561cm" svg:viewBox="0 0 0 0" draw:points="0,0">
          <text:p/>
        </draw:polygon>
        <draw:polygon draw:style-name="gr6" draw:text-style-name="P3" draw:layer="layout" svg:width="0.121cm" svg:height="0.195cm" svg:x="11.341cm" svg:y="17.642cm" svg:viewBox="0 0 122 196" draw:points="122,196 92,35 0,0 28,162">
          <text:p/>
        </draw:polygon>
        <draw:polygon draw:style-name="gr7" draw:text-style-name="P1" draw:layer="layout" svg:width="0cm" svg:height="0cm" svg:x="11.827cm" svg:y="17.561cm" svg:viewBox="0 0 0 0" draw:points="0,0">
          <text:p/>
        </draw:polygon>
        <draw:polygon draw:style-name="gr6" draw:text-style-name="P3" draw:layer="layout" svg:width="0.199cm" svg:height="0.115cm" svg:x="11.102cm" svg:y="18.178cm" svg:viewBox="0 0 200 116" draw:points="159,0 200,69 43,116 0,49">
          <text:p/>
        </draw:polygon>
        <draw:polygon draw:style-name="gr7" draw:text-style-name="P1" draw:layer="layout" svg:width="0cm" svg:height="0cm" svg:x="11.827cm" svg:y="17.561cm" svg:viewBox="0 0 0 0" draw:points="0,0">
          <text:p/>
        </draw:polygon>
        <draw:polygon draw:style-name="gr6" draw:text-style-name="P3" draw:layer="layout" svg:width="0.219cm" svg:height="0.221cm" svg:x="11.706cm" svg:y="18.348cm" svg:viewBox="0 0 220 222" draw:points="0,45 198,222 220,178 21,0">
          <text:p/>
        </draw:polygon>
        <draw:polygon draw:style-name="gr7" draw:text-style-name="P1" draw:layer="layout" svg:width="0cm" svg:height="0cm" svg:x="11.827cm" svg:y="17.561cm" svg:viewBox="0 0 0 0" draw:points="0,0">
          <text:p/>
        </draw:polygon>
        <draw:polygon draw:style-name="gr6" draw:text-style-name="P3" draw:layer="layout" svg:width="0.167cm" svg:height="0.22cm" svg:x="12.57cm" svg:y="15.863cm" svg:viewBox="0 0 168 221" draw:points="168,181 121,221 20,113 16,89 0,0">
          <text:p/>
        </draw:polygon>
        <draw:polygon draw:style-name="gr7" draw:text-style-name="P1" draw:layer="layout" svg:width="0cm" svg:height="0cm" svg:x="11.827cm" svg:y="17.561cm" svg:viewBox="0 0 0 0" draw:points="0,0">
          <text:p/>
        </draw:polygon>
        <draw:path draw:style-name="gr6" draw:text-style-name="P3" draw:layer="layout" svg:width="0.159cm" svg:height="0.095cm" svg:x="11.746cm" svg:y="17.115cm" svg:viewBox="0 0 160 96" svg:d="M29 91c25 9 60 7 88-6 29-12 45-33 42-51-5-25-44-39-88-32-44 8-75 34-71 61 2 12 13 22 29 28z">
          <text:p/>
        </draw:path>
        <draw:polygon draw:style-name="gr7" draw:text-style-name="P1" draw:layer="layout" svg:width="0cm" svg:height="0cm" svg:x="11.827cm" svg:y="17.561cm" svg:viewBox="0 0 0 0" draw:points="0,0">
          <text:p/>
        </draw:polygon>
        <draw:path draw:style-name="gr6" draw:text-style-name="P3" draw:layer="layout" svg:width="0.158cm" svg:height="0.095cm" svg:x="10.273cm" svg:y="16.579cm" svg:viewBox="0 0 159 96" svg:d="M29 91c25 9 60 7 88-6 29-12 45-32 42-50-4-26-44-40-88-33-43 8-75 36-70 61 2 12 12 22 28 28z">
          <text:p/>
        </draw:path>
        <draw:polygon draw:style-name="gr7" draw:text-style-name="P1" draw:layer="layout" svg:width="0cm" svg:height="0cm" svg:x="11.827cm" svg:y="17.561cm" svg:viewBox="0 0 0 0" draw:points="0,0">
          <text:p/>
        </draw:polygon>
        <draw:polygon draw:style-name="gr6" draw:text-style-name="P3" draw:layer="layout" svg:width="0.293cm" svg:height="0.085cm" svg:x="11.144cm" svg:y="18.246cm" svg:viewBox="0 0 294 86" draw:points="44,86 294,11 158,0 0,48">
          <text:p/>
        </draw:polygon>
        <draw:polygon draw:style-name="gr7" draw:text-style-name="P1" draw:layer="layout" svg:width="0cm" svg:height="0cm" svg:x="11.827cm" svg:y="17.561cm" svg:viewBox="0 0 0 0" draw:points="0,0">
          <text:p/>
        </draw:polygon>
        <draw:path draw:style-name="gr6" draw:text-style-name="P3" draw:layer="layout" svg:width="0.124cm" svg:height="0.136cm" svg:x="11.05cm" svg:y="17.759cm" svg:viewBox="0 0 125 137" svg:d="M115 130c5-4 9-11 10-19-17-44-52-86-93-111-8 0-16 2-21 7-14 13-15 39-1 66 14 28 40 51 65 60 16 6 30 5 40-3z">
          <text:p/>
        </draw:path>
        <draw:polygon draw:style-name="gr7" draw:text-style-name="P1" draw:layer="layout" svg:width="0cm" svg:height="0cm" svg:x="11.827cm" svg:y="17.561cm" svg:viewBox="0 0 0 0" draw:points="0,0">
          <text:p/>
        </draw:polygon>
        <draw:path draw:style-name="gr6" draw:text-style-name="P3" draw:layer="layout" svg:width="0.124cm" svg:height="0.136cm" svg:x="11.97cm" svg:y="18.094cm" svg:viewBox="0 0 125 137" svg:d="M115 130c6-4 9-11 10-19-16-45-53-87-93-111-8 0-15 2-21 7-14 12-14 38-1 65 14 28 39 52 64 61 16 6 31 5 41-3z">
          <text:p/>
        </draw:path>
        <draw:polygon draw:style-name="gr7" draw:text-style-name="P1" draw:layer="layout" svg:width="0cm" svg:height="0cm" svg:x="11.827cm" svg:y="17.561cm" svg:viewBox="0 0 0 0" draw:points="0,0">
          <text:p/>
        </draw:polygon>
        <draw:polygon draw:style-name="gr6" draw:text-style-name="P3" draw:layer="layout" svg:width="0.151cm" svg:height="0.131cm" svg:x="11.903cm" svg:y="18.492cm" svg:viewBox="0 0 152 132" draw:points="87,132 152,0 22,33 0,78">
          <text:p/>
        </draw:polygon>
        <draw:polygon draw:style-name="gr7" draw:text-style-name="P1" draw:layer="layout" svg:width="0cm" svg:height="0cm" svg:x="11.827cm" svg:y="17.561cm" svg:viewBox="0 0 0 0" draw:points="0,0">
          <text:p/>
        </draw:polygon>
        <draw:path draw:style-name="gr6" draw:text-style-name="P3" draw:layer="layout" svg:width="0.259cm" svg:height="0.571cm" svg:x="12.8cm" svg:y="17.158cm" svg:viewBox="0 0 260 572" svg:d="M0 572c48-6 99-38 143-91 68-89 111-208 117-319 0-21-1-41-5-60-7-43-23-78-46-102 13 22 23 50 28 81 16 88-3 199-51 296-47 98-116 170-186 195z">
          <text:p/>
        </draw:path>
        <draw:polygon draw:style-name="gr7" draw:text-style-name="P1" draw:layer="layout" svg:width="0cm" svg:height="0cm" svg:x="11.827cm" svg:y="17.561cm" svg:viewBox="0 0 0 0" draw:points="0,0">
          <text:p/>
        </draw:polygon>
        <draw:path draw:style-name="gr6" draw:text-style-name="P3" draw:layer="layout" svg:width="0.145cm" svg:height="0.107cm" svg:x="11.275cm" svg:y="17.215cm" svg:viewBox="0 0 146 108" svg:d="M0 0c7 43 46 89 85 103 20 7 36 6 47-3 12-10 17-26 13-46z">
          <text:p/>
        </draw:path>
        <draw:polygon draw:style-name="gr7" draw:text-style-name="P1" draw:layer="layout" svg:width="0cm" svg:height="0cm" svg:x="11.827cm" svg:y="17.561cm" svg:viewBox="0 0 0 0" draw:points="0,0">
          <text:p/>
        </draw:polygon>
        <draw:polygon draw:style-name="gr6" draw:text-style-name="P3" draw:layer="layout" svg:width="0.062cm" svg:height="0.183cm" svg:x="11.677cm" svg:y="18.21cm" svg:viewBox="0 0 63 184" draw:points="29,184 50,139 63,0 0,135">
          <text:p/>
        </draw:polygon>
        <draw:polygon draw:style-name="gr7" draw:text-style-name="P1" draw:layer="layout" svg:width="0cm" svg:height="0cm" svg:x="11.827cm" svg:y="17.561cm" svg:viewBox="0 0 0 0" draw:points="0,0">
          <text:p/>
        </draw:polygon>
        <draw:polygon draw:style-name="gr6" draw:text-style-name="P3" draw:layer="layout" svg:width="0.131cm" svg:height="0.126cm" svg:x="13.292cm" svg:y="15.81cm" svg:viewBox="0 0 132 127" draw:points="16,127 132,31 126,0 0,106 13,111">
          <text:p/>
        </draw:polygon>
        <draw:polygon draw:style-name="gr7" draw:text-style-name="P1" draw:layer="layout" svg:width="0cm" svg:height="0cm" svg:x="11.827cm" svg:y="17.561cm" svg:viewBox="0 0 0 0" draw:points="0,0">
          <text:p/>
        </draw:polygon>
        <draw:path draw:style-name="gr6" draw:text-style-name="P3" draw:layer="layout" svg:width="0.071cm" svg:height="0.084cm" svg:x="11.631cm" svg:y="17.356cm" svg:viewBox="0 0 72 85" svg:d="M0 0c10 35 40 69 72 85-17-32-44-62-72-85z">
          <text:p/>
        </draw:path>
        <draw:polygon draw:style-name="gr7" draw:text-style-name="P1" draw:layer="layout" svg:width="0cm" svg:height="0cm" svg:x="11.827cm" svg:y="17.561cm" svg:viewBox="0 0 0 0" draw:points="0,0">
          <text:p/>
        </draw:polygon>
        <draw:path draw:style-name="gr6" draw:text-style-name="P3" draw:layer="layout" svg:width="0.026cm" svg:height="0.09cm" svg:x="12.364cm" svg:y="16.493cm" svg:viewBox="0 0 27 91" svg:d="M27 89c0 1-1 1-1 2-14-13-21-27-24-42-4-16 0-33 8-49z">
          <text:p/>
        </draw:path>
        <draw:polygon draw:style-name="gr7" draw:text-style-name="P1" draw:layer="layout" svg:width="0cm" svg:height="0cm" svg:x="11.827cm" svg:y="17.561cm" svg:viewBox="0 0 0 0" draw:points="0,0">
          <text:p/>
        </draw:polygon>
        <draw:path draw:style-name="gr6" draw:text-style-name="P3" draw:layer="layout" svg:width="0.116cm" svg:height="0.318cm" svg:x="12.943cm" svg:y="17.32cm" svg:viewBox="0 0 117 319" svg:d="M0 319c71-84 118-208 117-319-6 111-50 230-117 319z">
          <text:p/>
        </draw:path>
        <draw:polygon draw:style-name="gr7" draw:text-style-name="P1" draw:layer="layout" svg:width="0cm" svg:height="0cm" svg:x="11.827cm" svg:y="17.561cm" svg:viewBox="0 0 0 0" draw:points="0,0">
          <text:p/>
        </draw:polygon>
        <draw:polygon draw:style-name="gr6" draw:text-style-name="P3" draw:layer="layout" svg:width="0.015cm" svg:height="0.03cm" svg:x="13.28cm" svg:y="15.925cm" svg:viewBox="0 0 16 31" draw:points="16,22 14,5 0,0 5,31">
          <text:p/>
        </draw:polygon>
        <draw:polygon draw:style-name="gr7" draw:text-style-name="P1" draw:layer="layout" svg:width="0cm" svg:height="0cm" svg:x="11.827cm" svg:y="17.561cm" svg:viewBox="0 0 0 0" draw:points="0,0">
          <text:p/>
        </draw:polygon>
        <draw:polygon draw:style-name="gr6" draw:text-style-name="P3" draw:layer="layout" svg:width="0.015cm" svg:height="0.026cm" svg:x="13.293cm" svg:y="15.92cm" svg:viewBox="0 0 16 27" draw:points="2,27 16,17 13,0 0,11">
          <text:p/>
        </draw:polygon>
        <draw:polygon draw:style-name="gr7" draw:text-style-name="P1" draw:layer="layout" svg:width="0cm" svg:height="0cm" svg:x="11.827cm" svg:y="17.561cm" svg:viewBox="0 0 0 0" draw:points="0,0">
          <text:p/>
        </draw:polygon>
        <draw:polygon draw:style-name="gr6" draw:text-style-name="P3" draw:layer="layout" svg:width="0.315cm" svg:height="0.282cm" svg:x="11.74cm" svg:y="18.21cm" svg:viewBox="0 0 316 283" draw:points="316,283 315,283 0,0">
          <text:p/>
        </draw:polygon>
        <draw:polygon draw:style-name="gr7" draw:text-style-name="P1" draw:layer="layout" svg:width="0cm" svg:height="0cm" svg:x="11.827cm" svg:y="17.561cm" svg:viewBox="0 0 0 0" draw:points="0,0">
          <text:p/>
        </draw:polygon>
        <draw:polygon draw:style-name="gr6" draw:text-style-name="P3" draw:layer="layout" svg:width="0.051cm" svg:height="0.29cm" svg:x="11.533cm" svg:y="17.592cm" svg:viewBox="0 0 52 291" draw:points="52,291 52,290 0,0">
          <text:p/>
        </draw:polygon>
        <draw:polygon draw:style-name="gr7" draw:text-style-name="P1" draw:layer="layout" svg:width="0cm" svg:height="0cm" svg:x="11.827cm" svg:y="17.561cm" svg:viewBox="0 0 0 0" draw:points="0,0">
          <text:p/>
        </draw:polygon>
        <draw:polygon draw:style-name="gr6" draw:text-style-name="P3" draw:layer="layout" svg:width="0.122cm" svg:height="0.201cm" svg:x="11.316cm" svg:y="18.056cm" svg:viewBox="0 0 123 202" draw:points="0,0 123,202">
          <text:p/>
        </draw:polygon>
        <draw:polygon draw:style-name="gr7" draw:text-style-name="P1" draw:layer="layout" svg:width="0cm" svg:height="0cm" svg:x="11.827cm" svg:y="17.561cm" svg:viewBox="0 0 0 0" draw:points="0,0">
          <text:p/>
        </draw:polygon>
        <draw:polygon draw:style-name="gr6" draw:text-style-name="P3" draw:layer="layout" svg:width="0.215cm" svg:height="0.078cm" svg:x="11.318cm" svg:y="17.514cm" svg:viewBox="0 0 216 79" draw:points="216,79 0,0">
          <text:p/>
        </draw:polygon>
        <draw:polygon draw:style-name="gr7" draw:text-style-name="P1" draw:layer="layout" svg:width="0cm" svg:height="0cm" svg:x="11.827cm" svg:y="17.561cm" svg:viewBox="0 0 0 0" draw:points="0,0">
          <text:p/>
        </draw:polygon>
        <draw:polygon draw:style-name="gr6" draw:text-style-name="P3" draw:layer="layout" svg:width="0.066cm" svg:height="0.131cm" svg:x="11.989cm" svg:y="18.492cm" svg:viewBox="0 0 67 132" draw:points="0,132 67,0">
          <text:p/>
        </draw:polygon>
        <draw:polygon draw:style-name="gr7" draw:text-style-name="P1" draw:layer="layout" svg:width="0cm" svg:height="0cm" svg:x="11.827cm" svg:y="17.561cm" svg:viewBox="0 0 0 0" draw:points="0,0">
          <text:p/>
        </draw:polygon>
        <draw:path draw:style-name="gr6" draw:text-style-name="P3" draw:layer="layout" svg:width="0.191cm" svg:height="0.217cm" svg:x="12.114cm" svg:y="19.241cm" svg:viewBox="0 0 192 218" svg:d="M67 6c43 15 85 55 108 101 23 47 22 90-2 111 24-21 25-64 2-111-23-46-65-86-108-101-27-10-51-8-67 5 16-13 40-15 67-5z">
          <text:p/>
        </draw:path>
        <draw:polygon draw:style-name="gr7" draw:text-style-name="P1" draw:layer="layout" svg:width="0cm" svg:height="0cm" svg:x="11.827cm" svg:y="17.561cm" svg:viewBox="0 0 0 0" draw:points="0,0">
          <text:p/>
        </draw:polygon>
        <draw:path draw:style-name="gr6" draw:text-style-name="P3" draw:layer="layout" svg:width="0.191cm" svg:height="0.217cm" svg:x="12.096cm" svg:y="19.252cm" svg:viewBox="0 0 192 218" svg:d="M192 207c-33 27-99 3-146-53-48-58-60-126-27-154-33 28-21 96 27 154 47 56 113 80 146 53z">
          <text:p/>
        </draw:path>
        <draw:polygon draw:style-name="gr7" draw:text-style-name="P1" draw:layer="layout" svg:width="0cm" svg:height="0cm" svg:x="11.827cm" svg:y="17.561cm" svg:viewBox="0 0 0 0" draw:points="0,0">
          <text:p/>
        </draw:polygon>
        <draw:polygon draw:style-name="gr6" draw:text-style-name="P3" draw:layer="layout" svg:width="0cm" svg:height="0cm" svg:x="12.286cm" svg:y="19.458cm" svg:viewBox="0 0 0 0" draw:points="0,0">
          <text:p/>
        </draw:polygon>
        <draw:polygon draw:style-name="gr7" draw:text-style-name="P1" draw:layer="layout" svg:width="0cm" svg:height="0cm" svg:x="11.827cm" svg:y="17.561cm" svg:viewBox="0 0 0 0" draw:points="0,0">
          <text:p/>
        </draw:polygon>
        <draw:path draw:style-name="gr8" draw:text-style-name="P1" draw:layer="layout" svg:width="0.181cm" svg:height="0.042cm" svg:x="13.109cm" svg:y="16.196cm" svg:viewBox="0 0 182 43" svg:d="M0 33c55 21 136 6 182-33">
          <text:p/>
        </draw:path>
        <draw:path draw:style-name="gr8" draw:text-style-name="P1" draw:layer="layout" svg:width="0.257cm" svg:height="0.145cm" svg:x="13.062cm" svg:y="16.083cm" svg:viewBox="0 0 258 146" svg:d="M229 114c45-38 37-85-18-105s-137-6-182 32c-45 37-37 85 18 105">
          <text:p/>
        </draw:path>
        <draw:line draw:style-name="gr8" draw:text-style-name="P1" draw:layer="layout" svg:x1="12.937cm" svg:y1="16.758cm" svg:x2="12.858cm" svg:y2="16.313cm">
          <text:p/>
        </draw:line>
        <draw:path draw:style-name="gr8" draw:text-style-name="P1" draw:layer="layout" svg:width="0.07cm" svg:height="0.017cm" svg:x="12.936cm" svg:y="16.757cm" svg:viewBox="0 0 71 18" svg:d="M71 4c-10 9-28 14-43 14-15-1-26-9-28-18">
          <text:p/>
        </draw:path>
        <draw:line draw:style-name="gr8" draw:text-style-name="P1" draw:layer="layout" svg:x1="12.858cm" svg:y1="16.314cm" svg:x2="13.296cm" svg:y2="15.946cm">
          <text:p/>
        </draw:line>
        <draw:line draw:style-name="gr8" draw:text-style-name="P1" draw:layer="layout" svg:x1="13.006cm" svg:y1="16.762cm" svg:x2="13.91cm" svg:y2="16.004cm">
          <text:p/>
        </draw:line>
        <draw:line draw:style-name="gr8" draw:text-style-name="P1" draw:layer="layout" svg:x1="13.295cm" svg:y1="15.947cm" svg:x2="13.309cm" svg:y2="15.936cm">
          <text:p/>
        </draw:line>
        <draw:line draw:style-name="gr8" draw:text-style-name="P1" draw:layer="layout" svg:x1="13.433cm" svg:y1="15.831cm" svg:x2="13.91cm" svg:y2="16.005cm">
          <text:p/>
        </draw:line>
        <draw:line draw:style-name="gr8" draw:text-style-name="P1" draw:layer="layout" svg:x1="13.308cm" svg:y1="15.937cm" svg:x2="13.434cm" svg:y2="15.831cm">
          <text:p/>
        </draw:line>
        <draw:path draw:style-name="gr8" draw:text-style-name="P1" draw:layer="layout" svg:width="0.181cm" svg:height="0.042cm" svg:x="13.354cm" svg:y="16.285cm" svg:viewBox="0 0 182 43" svg:d="M0 33c56 21 138 6 182-33">
          <text:p/>
        </draw:path>
        <draw:path draw:style-name="gr8" draw:text-style-name="P1" draw:layer="layout" svg:width="0.257cm" svg:height="0.145cm" svg:x="13.307cm" svg:y="16.172cm" svg:viewBox="0 0 258 146" svg:d="M229 114c45-37 37-84-18-105-55-20-137-6-182 33-45 38-37 84 18 104">
          <text:p/>
        </draw:path>
        <draw:line draw:style-name="gr8" draw:text-style-name="P1" draw:layer="layout" svg:x1="12.936cm" svg:y1="16.757cm" svg:x2="12.957cm" svg:y2="16.87cm">
          <text:p/>
        </draw:line>
        <draw:path draw:style-name="gr8" draw:text-style-name="P1" draw:layer="layout" svg:width="0.07cm" svg:height="0.017cm" svg:x="12.956cm" svg:y="16.869cm" svg:viewBox="0 0 71 18" svg:d="M71 5c-10 8-27 14-43 13-15-1-27-8-28-18">
          <text:p/>
        </draw:path>
        <draw:path draw:style-name="gr8" draw:text-style-name="P1" draw:layer="layout" svg:width="0.181cm" svg:height="0.041cm" svg:x="11.548cm" svg:y="16.906cm" svg:viewBox="0 0 182 42" svg:d="M0 33c55 20 137 5 182-33">
          <text:p/>
        </draw:path>
        <draw:path draw:style-name="gr8" draw:text-style-name="P1" draw:layer="layout" svg:width="0.257cm" svg:height="0.146cm" svg:x="11.5cm" svg:y="16.792cm" svg:viewBox="0 0 258 147" svg:d="M230 114c44-38 36-85-19-105s-137-5-182 32c-45 38-36 85 19 106">
          <text:p/>
        </draw:path>
        <draw:line draw:style-name="gr8" draw:text-style-name="P1" draw:layer="layout" svg:x1="10.033cm" svg:y1="16.655cm" svg:x2="10.906cm" svg:y2="15.922cm">
          <text:p/>
        </draw:line>
        <draw:path draw:style-name="gr8" draw:text-style-name="P1" draw:layer="layout" svg:width="0.067cm" svg:height="0.013cm" svg:x="10.905cm" svg:y="15.909cm" svg:viewBox="0 0 68 14" svg:d="M68 10c-6-7-17-10-32-10-13 1-27 6-36 14">
          <text:p/>
        </draw:path>
        <draw:line draw:style-name="gr8" draw:text-style-name="P1" draw:layer="layout" svg:x1="10.033cm" svg:y1="16.654cm" svg:x2="10.333cm" svg:y2="16.764cm">
          <text:p/>
        </draw:line>
        <draw:line draw:style-name="gr8" draw:text-style-name="P1" draw:layer="layout" svg:x1="10.972cm" svg:y1="15.919cm" svg:x2="11.813cm" svg:y2="16.897cm">
          <text:p/>
        </draw:line>
        <draw:line draw:style-name="gr8" draw:text-style-name="P1" draw:layer="layout" svg:x1="10.806cm" svg:y1="16.679cm" svg:x2="10.332cm" svg:y2="16.764cm">
          <text:p/>
        </draw:line>
        <draw:line draw:style-name="gr8" draw:text-style-name="P1" draw:layer="layout" svg:x1="11.812cm" svg:y1="16.896cm" svg:x2="12.434cm" svg:y2="17.243cm">
          <text:p/>
        </draw:line>
        <draw:line draw:style-name="gr8" draw:text-style-name="P1" draw:layer="layout" svg:x1="11.627cm" svg:y1="16.979cm" svg:x2="10.805cm" svg:y2="16.679cm">
          <text:p/>
        </draw:line>
        <draw:line draw:style-name="gr8" draw:text-style-name="P1" draw:layer="layout" svg:x1="12.195cm" svg:y1="17.442cm" svg:x2="12.434cm" svg:y2="17.242cm">
          <text:p/>
        </draw:line>
        <draw:line draw:style-name="gr8" draw:text-style-name="P1" draw:layer="layout" svg:x1="11.675cm" svg:y1="17.252cm" svg:x2="11.626cm" svg:y2="16.978cm">
          <text:p/>
        </draw:line>
        <draw:line draw:style-name="gr8" draw:text-style-name="P1" draw:layer="layout" svg:x1="11.674cm" svg:y1="17.251cm" svg:x2="12.196cm" svg:y2="17.442cm">
          <text:p/>
        </draw:line>
        <draw:path draw:style-name="gr8" draw:text-style-name="P1" draw:layer="layout" svg:width="0.129cm" svg:height="0.062cm" svg:x="10.302cm" svg:y="16.613cm" svg:viewBox="0 0 130 63" svg:d="M0 57c26 9 61 7 89-6 28-12 44-33 41-51">
          <text:p/>
        </draw:path>
        <draw:path draw:style-name="gr8" draw:text-style-name="P1" draw:layer="layout" svg:width="0.158cm" svg:height="0.062cm" svg:x="10.273cm" svg:y="16.579cm" svg:viewBox="0 0 159 63" svg:d="M159 35c-4-26-43-40-88-33-43 9-75 36-70 61">
          <text:p/>
        </draw:path>
        <draw:path draw:style-name="gr8" draw:text-style-name="P1" draw:layer="layout" svg:width="0.028cm" svg:height="0.028cm" svg:x="10.274cm" svg:y="16.641cm" svg:viewBox="0 0 29 29" svg:d="M0 0c2 13 13 23 29 29">
          <text:p/>
        </draw:path>
        <draw:path draw:style-name="gr8" draw:text-style-name="P1" draw:layer="layout" svg:width="0.129cm" svg:height="0.062cm" svg:x="11.775cm" svg:y="17.149cm" svg:viewBox="0 0 130 63" svg:d="M0 57c25 9 59 7 88-6s45-33 42-51">
          <text:p/>
        </draw:path>
        <draw:path draw:style-name="gr8" draw:text-style-name="P1" draw:layer="layout" svg:width="0.158cm" svg:height="0.062cm" svg:x="11.746cm" svg:y="17.115cm" svg:viewBox="0 0 159 63" svg:d="M159 35c-5-26-44-40-87-33-44 8-76 35-72 61">
          <text:p/>
        </draw:path>
        <draw:path draw:style-name="gr8" draw:text-style-name="P1" draw:layer="layout" svg:width="0.029cm" svg:height="0.028cm" svg:x="11.746cm" svg:y="17.177cm" svg:viewBox="0 0 30 29" svg:d="M0 0c2 12 13 22 30 29">
          <text:p/>
        </draw:path>
        <draw:path draw:style-name="gr8" draw:text-style-name="P1" draw:layer="layout" svg:width="0.181cm" svg:height="0.042cm" svg:x="10.884cm" svg:y="16.44cm" svg:viewBox="0 0 182 43" svg:d="M0 33c56 21 137 6 182-33">
          <text:p/>
        </draw:path>
        <draw:path draw:style-name="gr8" draw:text-style-name="P1" draw:layer="layout" svg:width="0.257cm" svg:height="0.145cm" svg:x="10.837cm" svg:y="16.327cm" svg:viewBox="0 0 258 146" svg:d="M229 114c45-38 37-84-18-105-55-20-136-6-181 33-46 37-38 84 18 104">
          <text:p/>
        </draw:path>
        <draw:path draw:style-name="gr8" draw:text-style-name="P1" draw:layer="layout" svg:width="0.011cm" svg:height="0.031cm" svg:x="11.713cm" svg:y="16.886cm" svg:viewBox="0 0 12 32" svg:d="M0 32c10-10 13-22 11-32">
          <text:p/>
        </draw:path>
        <draw:path draw:style-name="gr8" draw:text-style-name="P1" draw:layer="layout" svg:width="0.177cm" svg:height="0.069cm" svg:x="11.545cm" svg:y="16.848cm" svg:viewBox="0 0 178 70" svg:d="M178 38c-5-28-49-44-99-36-48 9-84 39-79 68">
          <text:p/>
        </draw:path>
        <draw:path draw:style-name="gr8" draw:text-style-name="P1" draw:layer="layout" svg:width="0.019cm" svg:height="0.026cm" svg:x="11.546cm" svg:y="16.917cm" svg:viewBox="0 0 20 27" svg:d="M0 0c2 10 8 19 20 27">
          <text:p/>
        </draw:path>
        <draw:line draw:style-name="gr8" draw:text-style-name="P1" draw:layer="layout" svg:x1="10.055cm" svg:y1="16.776cm" svg:x2="10.033cm" svg:y2="16.654cm">
          <text:p/>
        </draw:line>
        <draw:line draw:style-name="gr8" draw:text-style-name="P1" draw:layer="layout" svg:x1="10.354cm" svg:y1="16.885cm" svg:x2="10.332cm" svg:y2="16.763cm">
          <text:p/>
        </draw:line>
        <draw:line draw:style-name="gr8" draw:text-style-name="P1" draw:layer="layout" svg:x1="10.354cm" svg:y1="16.885cm" svg:x2="10.054cm" svg:y2="16.775cm">
          <text:p/>
        </draw:line>
        <draw:line draw:style-name="gr8" draw:text-style-name="P1" draw:layer="layout" svg:x1="10.353cm" svg:y1="16.885cm" svg:x2="10.827cm" svg:y2="16.8cm">
          <text:p/>
        </draw:line>
        <draw:line draw:style-name="gr8" draw:text-style-name="P1" draw:layer="layout" svg:x1="10.827cm" svg:y1="16.801cm" svg:x2="10.805cm" svg:y2="16.679cm">
          <text:p/>
        </draw:line>
        <draw:line draw:style-name="gr8" draw:text-style-name="P1" draw:layer="layout" svg:x1="12.433cm" svg:y1="17.242cm" svg:x2="12.454cm" svg:y2="17.355cm">
          <text:p/>
        </draw:line>
        <draw:line draw:style-name="gr8" draw:text-style-name="P1" draw:layer="layout" svg:x1="11.696cm" svg:y1="17.373cm" svg:x2="11.674cm" svg:y2="17.251cm">
          <text:p/>
        </draw:line>
        <draw:line draw:style-name="gr8" draw:text-style-name="P1" draw:layer="layout" svg:x1="12.219cm" svg:y1="17.563cm" svg:x2="12.195cm" svg:y2="17.441cm">
          <text:p/>
        </draw:line>
        <draw:line draw:style-name="gr8" draw:text-style-name="P1" draw:layer="layout" svg:x1="12.218cm" svg:y1="17.563cm" svg:x2="11.695cm" svg:y2="17.372cm">
          <text:p/>
        </draw:line>
        <draw:path draw:style-name="gr8" draw:text-style-name="P1" draw:layer="layout" svg:width="0.01cm" svg:height="0.031cm" svg:x="11.05cm" svg:y="16.42cm" svg:viewBox="0 0 11 32" svg:d="M0 32c8-10 12-21 11-32">
          <text:p/>
        </draw:path>
        <draw:path draw:style-name="gr8" draw:text-style-name="P1" draw:layer="layout" svg:width="0.178cm" svg:height="0.07cm" svg:x="10.882cm" svg:y="16.383cm" svg:viewBox="0 0 179 71" svg:d="M179 39c-5-29-49-45-98-36-50 8-86 39-81 68">
          <text:p/>
        </draw:path>
        <draw:path draw:style-name="gr8" draw:text-style-name="P1" draw:layer="layout" svg:width="0.02cm" svg:height="0.025cm" svg:x="10.882cm" svg:y="16.452cm" svg:viewBox="0 0 21 26" svg:d="M0 0c2 10 10 20 21 26">
          <text:p/>
        </draw:path>
        <draw:line draw:style-name="gr8" draw:text-style-name="P1" draw:layer="layout" svg:x1="11.115cm" svg:y1="16.085cm" svg:x2="11.877cm" svg:y2="16.363cm">
          <text:p/>
        </draw:line>
        <draw:line draw:style-name="gr8" draw:text-style-name="P1" draw:layer="layout" svg:x1="12.957cm" svg:y1="16.87cm" svg:x2="12.878cm" svg:y2="16.426cm">
          <text:p/>
        </draw:line>
        <draw:line draw:style-name="gr8" draw:text-style-name="P1" draw:layer="layout" svg:x1="12.879cm" svg:y1="16.426cm" svg:x2="12.715cm" svg:y2="16.563cm">
          <text:p/>
        </draw:line>
        <draw:path draw:style-name="gr8" draw:text-style-name="P1" draw:layer="layout" svg:width="0.009cm" svg:height="0.048cm" svg:x="12.364cm" svg:y="16.493cm" svg:viewBox="0 0 10 49" svg:d="M10 0c-9 16-12 34-9 49">
          <text:p/>
        </draw:path>
        <draw:path draw:style-name="gr8" draw:text-style-name="P1" draw:layer="layout" svg:width="0.35cm" svg:height="0.084cm" svg:x="12.365cm" svg:y="16.541cm" svg:viewBox="0 0 351 85" svg:d="M0 0c8 47 63 80 141 85 77 4 160-20 210-64">
          <text:p/>
        </draw:path>
        <draw:line draw:style-name="gr8" draw:text-style-name="P1" draw:layer="layout" svg:x1="12.453cm" svg:y1="17.355cm" svg:x2="13.027cm" svg:y2="16.874cm">
          <text:p/>
        </draw:line>
        <draw:line draw:style-name="gr8" draw:text-style-name="P1" draw:layer="layout" svg:x1="12.691cm" svg:y1="16.084cm" svg:x2="12.59cm" svg:y2="15.975cm">
          <text:p/>
        </draw:line>
        <draw:path draw:style-name="gr8" draw:text-style-name="P1" draw:layer="layout" svg:width="0.278cm" svg:height="0.062cm" svg:x="11.876cm" svg:y="16.313cm" svg:viewBox="0 0 279 63" svg:d="M0 49c86 32 210 9 279-49">
          <text:p/>
        </draw:path>
        <draw:line draw:style-name="gr8" draw:text-style-name="P1" draw:layer="layout" svg:x1="12.154cm" svg:y1="16.314cm" svg:x2="12.587cm" svg:y2="15.951cm">
          <text:p/>
        </draw:line>
        <draw:line draw:style-name="gr8" draw:text-style-name="P1" draw:layer="layout" svg:x1="13.909cm" svg:y1="16.004cm" svg:x2="13.945cm" svg:y2="16.206cm">
          <text:p/>
        </draw:line>
        <draw:line draw:style-name="gr8" draw:text-style-name="P1" draw:layer="layout" svg:x1="12.43cm" svg:y1="17.383cm" svg:x2="12.217cm" svg:y2="17.563cm">
          <text:p/>
        </draw:line>
        <draw:line draw:style-name="gr8" draw:text-style-name="P1" draw:layer="layout" svg:x1="13.227cm" svg:y1="17.509cm" svg:x2="13.119cm" svg:y2="16.897cm">
          <text:p/>
        </draw:line>
        <draw:line draw:style-name="gr8" draw:text-style-name="P1" draw:layer="layout" svg:x1="13.227cm" svg:y1="17.508cm" svg:x2="13.195cm" svg:y2="17.535cm">
          <text:p/>
        </draw:line>
        <draw:line draw:style-name="gr8" draw:text-style-name="P1" draw:layer="layout" svg:x1="13.196cm" svg:y1="17.534cm" svg:x2="13.148cm" svg:y2="17.653cm">
          <text:p/>
        </draw:line>
        <draw:line draw:style-name="gr8" draw:text-style-name="P1" draw:layer="layout" svg:x1="13.149cm" svg:y1="17.652cm" svg:x2="12.717cm" svg:y2="18.015cm">
          <text:p/>
        </draw:line>
        <draw:line draw:style-name="gr8" draw:text-style-name="P1" draw:layer="layout" svg:x1="12.093cm" svg:y1="16.351cm" svg:x2="11.752cm" svg:y2="16.227cm">
          <text:p/>
        </draw:line>
        <draw:path draw:style-name="gr8" draw:text-style-name="P1" draw:layer="layout" svg:width="0.186cm" svg:height="0.032cm" svg:x="11.566cm" svg:y="16.209cm" svg:viewBox="0 0 187 33" svg:d="M0 33c44-38 110-43 187-14">
          <text:p/>
        </draw:path>
        <draw:path draw:style-name="gr8" draw:text-style-name="P1" draw:layer="layout" svg:width="0cm" svg:height="0.001cm" svg:x="12.388cm" svg:y="16.581cm" svg:viewBox="0 0 1 2" svg:d="M1 0c0 1-1 1-1 2">
          <text:p/>
        </draw:path>
        <draw:line draw:style-name="gr8" draw:text-style-name="P1" draw:layer="layout" svg:x1="12.738cm" svg:y1="16.044cm" svg:x2="12.57cm" svg:y2="15.863cm">
          <text:p/>
        </draw:line>
        <draw:line draw:style-name="gr8" draw:text-style-name="P1" draw:layer="layout" svg:x1="12.57cm" svg:y1="15.863cm" svg:x2="12.591cm" svg:y2="15.976cm">
          <text:p/>
        </draw:line>
        <draw:line draw:style-name="gr8" draw:text-style-name="P1" draw:layer="layout" svg:x1="12.57cm" svg:y1="15.864cm" svg:x2="12.859cm" svg:y2="15.621cm">
          <text:p/>
        </draw:line>
        <draw:line draw:style-name="gr8" draw:text-style-name="P1" draw:layer="layout" svg:x1="12.696cm" svg:y1="15.759cm" svg:x2="12.427cm" svg:y2="15.66cm">
          <text:p/>
        </draw:line>
        <draw:path draw:style-name="gr8" draw:text-style-name="P1" draw:layer="layout" svg:width="0.185cm" svg:height="0.032cm" svg:x="12.242cm" svg:y="15.643cm" svg:viewBox="0 0 186 33" svg:d="M0 33c43-37 111-43 186-15">
          <text:p/>
        </draw:path>
        <draw:line draw:style-name="gr8" draw:text-style-name="P1" draw:layer="layout" svg:x1="12.858cm" svg:y1="15.621cm" svg:x2="13.125cm" svg:y2="15.719cm">
          <text:p/>
        </draw:line>
        <draw:path draw:style-name="gr8" draw:text-style-name="P1" draw:layer="layout" svg:width="0.01cm" svg:height="0.031cm" svg:x="13.275cm" svg:y="16.176cm" svg:viewBox="0 0 11 32" svg:d="M0 32c9-10 12-21 11-32">
          <text:p/>
        </draw:path>
        <draw:path draw:style-name="gr8" draw:text-style-name="P1" draw:layer="layout" svg:width="0.178cm" svg:height="0.07cm" svg:x="13.107cm" svg:y="16.139cm" svg:viewBox="0 0 179 71" svg:d="M179 38c-5-28-50-45-99-35-49 9-85 38-80 68">
          <text:p/>
        </draw:path>
        <draw:path draw:style-name="gr8" draw:text-style-name="P1" draw:layer="layout" svg:width="0.02cm" svg:height="0.025cm" svg:x="13.107cm" svg:y="16.208cm" svg:viewBox="0 0 21 26" svg:d="M0 0c2 11 10 20 21 26">
          <text:p/>
        </draw:path>
        <draw:line draw:style-name="gr8" draw:text-style-name="P1" draw:layer="layout" svg:x1="13.31cm" svg:y1="15.937cm" svg:x2="13.305cm" svg:y2="15.92cm">
          <text:p/>
        </draw:line>
        <draw:line draw:style-name="gr8" draw:text-style-name="P1" draw:layer="layout" svg:x1="13.293cm" svg:y1="15.931cm" svg:x2="13.306cm" svg:y2="15.92cm">
          <text:p/>
        </draw:line>
        <draw:line draw:style-name="gr8" draw:text-style-name="P1" draw:layer="layout" svg:x1="13.296cm" svg:y1="15.947cm" svg:x2="13.293cm" svg:y2="15.93cm">
          <text:p/>
        </draw:line>
        <draw:path draw:style-name="gr8" draw:text-style-name="P1" draw:layer="layout" svg:width="0.01cm" svg:height="0.03cm" svg:x="13.52cm" svg:y="16.266cm" svg:viewBox="0 0 11 31" svg:d="M0 31c8-10 13-20 11-31">
          <text:p/>
        </draw:path>
        <draw:path draw:style-name="gr8" draw:text-style-name="P1" draw:layer="layout" svg:width="0.177cm" svg:height="0.069cm" svg:x="13.352cm" svg:y="16.228cm" svg:viewBox="0 0 178 70" svg:d="M178 38c-5-29-49-44-98-36-50 9-85 39-80 68">
          <text:p/>
        </draw:path>
        <draw:path draw:style-name="gr8" draw:text-style-name="P1" draw:layer="layout" svg:width="0.019cm" svg:height="0.026cm" svg:x="13.353cm" svg:y="16.297cm" svg:viewBox="0 0 20 27" svg:d="M0 0c2 10 9 20 20 27">
          <text:p/>
        </draw:path>
        <draw:path draw:style-name="gr8" draw:text-style-name="P1" draw:layer="layout" svg:width="0.181cm" svg:height="0.042cm" svg:x="12.738cm" svg:y="15.88cm" svg:viewBox="0 0 182 43" svg:d="M0 33c55 21 136 6 182-33">
          <text:p/>
        </draw:path>
        <draw:path draw:style-name="gr8" draw:text-style-name="P1" draw:layer="layout" svg:width="0.257cm" svg:height="0.146cm" svg:x="12.69cm" svg:y="15.767cm" svg:viewBox="0 0 258 147" svg:d="M230 114c44-37 36-84-20-104-55-21-136-6-181 32s-36 84 19 105">
          <text:p/>
        </draw:path>
        <draw:line draw:style-name="gr8" draw:text-style-name="P1" draw:layer="layout" svg:x1="12.621cm" svg:y1="15.822cm" svg:x2="12.352cm" svg:y2="15.723cm">
          <text:p/>
        </draw:line>
        <draw:path draw:style-name="gr8" draw:text-style-name="P1" draw:layer="layout" svg:width="0.051cm" svg:height="0.182cm" svg:x="12.116cm" svg:y="15.737cm" svg:viewBox="0 0 52 183" svg:d="M5 183c-15-81 2-146 47-183">
          <text:p/>
        </draw:path>
        <draw:path draw:style-name="gr8" draw:text-style-name="P1" draw:layer="layout" svg:width="0.185cm" svg:height="0.032cm" svg:x="12.167cm" svg:y="15.706cm" svg:viewBox="0 0 186 33" svg:d="M0 33c43-37 110-43 186-15">
          <text:p/>
        </draw:path>
        <draw:line draw:style-name="gr8" draw:text-style-name="P1" draw:layer="layout" svg:x1="12.575cm" svg:y1="15.861cm" svg:x2="12.431cm" svg:y2="15.844cm">
          <text:p/>
        </draw:line>
        <draw:line draw:style-name="gr8" draw:text-style-name="P1" draw:layer="layout" svg:x1="11.907cm" svg:y1="16.284cm" svg:x2="12.432cm" svg:y2="15.844cm">
          <text:p/>
        </draw:line>
        <draw:line draw:style-name="gr8" draw:text-style-name="P1" draw:layer="layout" svg:x1="13.294cm" svg:y1="15.931cm" svg:x2="13.28cm" svg:y2="15.925cm">
          <text:p/>
        </draw:line>
        <draw:line draw:style-name="gr8" draw:text-style-name="P1" draw:layer="layout" svg:x1="13.281cm" svg:y1="15.925cm" svg:x2="12.68cm" svg:y2="16.43cm">
          <text:p/>
        </draw:line>
        <draw:path draw:style-name="gr8" draw:text-style-name="P1" draw:layer="layout" svg:width="0.041cm" svg:height="0.083cm" svg:x="12.358cm" svg:y="16.327cm" svg:viewBox="0 0 42 84" svg:d="M42 0c-32 25-46 55-41 84">
          <text:p/>
        </draw:path>
        <draw:path draw:style-name="gr8" draw:text-style-name="P1" draw:layer="layout" svg:width="0.321cm" svg:height="0.076cm" svg:x="12.359cm" svg:y="16.41cm" svg:viewBox="0 0 322 77" svg:d="M0 0c7 42 58 73 128 77 71 4 147-19 194-58">
          <text:p/>
        </draw:path>
        <draw:line draw:style-name="gr8" draw:text-style-name="P1" draw:layer="layout" svg:x1="13.137cm" svg:y1="15.708cm" svg:x2="12.399cm" svg:y2="16.328cm">
          <text:p/>
        </draw:line>
        <draw:line draw:style-name="gr8" draw:text-style-name="P1" draw:layer="layout" svg:x1="13.418cm" svg:y1="15.811cm" svg:x2="13.136cm" svg:y2="15.708cm">
          <text:p/>
        </draw:line>
        <draw:line draw:style-name="gr8" draw:text-style-name="P1" draw:layer="layout" svg:x1="13.418cm" svg:y1="15.81cm" svg:x2="13.292cm" svg:y2="15.916cm">
          <text:p/>
        </draw:line>
        <draw:line draw:style-name="gr8" draw:text-style-name="P1" draw:layer="layout" svg:x1="13.292cm" svg:y1="15.915cm" svg:x2="13.306cm" svg:y2="15.921cm">
          <text:p/>
        </draw:line>
        <draw:path draw:style-name="gr8" draw:text-style-name="P1" draw:layer="layout" svg:width="0.194cm" svg:height="0.045cm" svg:x="12.237cm" svg:y="15.799cm" svg:viewBox="0 0 195 46" svg:d="M0 23c43-37 118-28 195 23">
          <text:p/>
        </draw:path>
        <draw:path draw:style-name="gr8" draw:text-style-name="P1" draw:layer="layout" svg:width="0.011cm" svg:height="0.03cm" svg:x="12.903cm" svg:y="15.861cm" svg:viewBox="0 0 12 31" svg:d="M0 31c10-11 13-21 11-31">
          <text:p/>
        </draw:path>
        <draw:path draw:style-name="gr8" draw:text-style-name="P1" draw:layer="layout" svg:width="0.177cm" svg:height="0.069cm" svg:x="12.735cm" svg:y="15.823cm" svg:viewBox="0 0 178 70" svg:d="M178 38c-5-29-50-44-98-36-49 9-85 40-80 68">
          <text:p/>
        </draw:path>
        <draw:path draw:style-name="gr8" draw:text-style-name="P1" draw:layer="layout" svg:width="0.02cm" svg:height="0.025cm" svg:x="12.736cm" svg:y="15.892cm" svg:viewBox="0 0 21 26" svg:d="M0 0c2 10 9 19 21 26">
          <text:p/>
        </draw:path>
        <draw:line draw:style-name="gr8" draw:text-style-name="P1" draw:layer="layout" svg:x1="10.465cm" svg:y1="19.098cm" svg:x2="10.388cm" svg:y2="18.671cm">
          <text:p/>
        </draw:line>
        <draw:line draw:style-name="gr8" draw:text-style-name="P1" draw:layer="layout" svg:x1="10.602cm" svg:y1="18.493cm" svg:x2="10.388cm" svg:y2="18.672cm">
          <text:p/>
        </draw:line>
        <draw:line draw:style-name="gr8" draw:text-style-name="P1" draw:layer="layout" svg:x1="10.315cm" svg:y1="16.87cm" svg:x2="10.602cm" svg:y2="18.494cm">
          <text:p/>
        </draw:line>
        <draw:line draw:style-name="gr8" draw:text-style-name="P1" draw:layer="layout" svg:x1="10.924cm" svg:y1="18.611cm" svg:x2="10.601cm" svg:y2="18.493cm">
          <text:p/>
        </draw:line>
        <draw:line draw:style-name="gr8" draw:text-style-name="P1" draw:layer="layout" svg:x1="10.451cm" svg:y1="18.696cm" svg:x2="10.388cm" svg:y2="18.671cm">
          <text:p/>
        </draw:line>
        <draw:line draw:style-name="gr8" draw:text-style-name="P1" draw:layer="layout" svg:x1="10.45cm" svg:y1="18.695cm" svg:x2="10.924cm" svg:y2="18.61cm">
          <text:p/>
        </draw:line>
        <draw:line draw:style-name="gr8" draw:text-style-name="P1" draw:layer="layout" svg:x1="10.45cm" svg:y1="18.694cm" svg:x2="10.526cm" svg:y2="19.121cm">
          <text:p/>
        </draw:line>
        <draw:line draw:style-name="gr8" draw:text-style-name="P1" draw:layer="layout" svg:x1="10.464cm" svg:y1="19.097cm" svg:x2="10.526cm" svg:y2="19.121cm">
          <text:p/>
        </draw:line>
        <draw:line draw:style-name="gr8" draw:text-style-name="P1" draw:layer="layout" svg:x1="10.999cm" svg:y1="19.036cm" svg:x2="10.525cm" svg:y2="19.121cm">
          <text:p/>
        </draw:line>
        <draw:line draw:style-name="gr8" draw:text-style-name="P1" draw:layer="layout" svg:x1="12.84cm" svg:y1="19.707cm" svg:x2="10.998cm" svg:y2="19.036cm">
          <text:p/>
        </draw:line>
        <draw:line draw:style-name="gr8" draw:text-style-name="P1" draw:layer="layout" svg:x1="12.993cm" svg:y1="19.577cm" svg:x2="12.839cm" svg:y2="19.707cm">
          <text:p/>
        </draw:line>
        <draw:line draw:style-name="gr8" draw:text-style-name="P1" draw:layer="layout" svg:x1="10.923cm" svg:y1="18.61cm" svg:x2="10.999cm" svg:y2="19.037cm">
          <text:p/>
        </draw:line>
        <draw:line draw:style-name="gr8" draw:text-style-name="P1" draw:layer="layout" svg:x1="11.224cm" svg:y1="17.197cm" svg:x2="11.578cm" svg:y2="17.326cm">
          <text:p/>
        </draw:line>
        <draw:path draw:style-name="gr8" draw:text-style-name="P1" draw:layer="layout" svg:width="0.08cm" svg:height="0.013cm" svg:x="11.144cm" svg:y="17.189cm" svg:viewBox="0 0 81 14" svg:d="M81 8c-33-13-62-11-81 6">
          <text:p/>
        </draw:path>
        <draw:path draw:style-name="gr8" draw:text-style-name="P1" draw:layer="layout" svg:width="0.148cm" svg:height="0.251cm" svg:x="11.122cm" svg:y="17.203cm" svg:viewBox="0 0 149 252" svg:d="M22 0c-28 25-29 76-2 131 28 55 78 103 129 121">
          <text:p/>
        </draw:path>
        <draw:path draw:style-name="gr8" draw:text-style-name="P1" draw:layer="layout" svg:width="0.146cm" svg:height="0.173cm" svg:x="11.224cm" svg:y="17.197cm" svg:viewBox="0 0 147 174" svg:d="M0 0c13 72 79 149 147 174">
          <text:p/>
        </draw:path>
        <draw:path draw:style-name="gr8" draw:text-style-name="P1" draw:layer="layout" svg:width="0.08cm" svg:height="0.013cm" svg:x="11.623cm" svg:y="17.576cm" svg:viewBox="0 0 81 14" svg:d="M0 6c32 13 62 11 81-6">
          <text:p/>
        </draw:path>
        <draw:path draw:style-name="gr8" draw:text-style-name="P1" draw:layer="layout" svg:width="0.148cm" svg:height="0.251cm" svg:x="11.577cm" svg:y="17.325cm" svg:viewBox="0 0 149 252" svg:d="M127 252c28-24 29-75 2-131-29-55-79-103-129-121">
          <text:p/>
        </draw:path>
        <draw:line draw:style-name="gr8" draw:text-style-name="P1" draw:layer="layout" svg:x1="11.624cm" svg:y1="17.583cm" svg:x2="11.27cm" svg:y2="17.454cm">
          <text:p/>
        </draw:line>
        <draw:line draw:style-name="gr8" draw:text-style-name="P1" draw:layer="layout" svg:x1="11.724cm" svg:y1="17.501cm" svg:x2="11.37cm" svg:y2="17.37cm">
          <text:p/>
        </draw:line>
        <draw:path draw:style-name="gr8" draw:text-style-name="P1" draw:layer="layout" svg:width="0.047cm" svg:height="0.007cm" svg:x="11.36cm" svg:y="17.314cm" svg:viewBox="0 0 48 8" svg:d="M0 3c21 8 37 7 48-3">
          <text:p/>
        </draw:path>
        <draw:path draw:style-name="gr8" draw:text-style-name="P1" draw:layer="layout" svg:width="0.013cm" svg:height="0.046cm" svg:x="11.407cm" svg:y="17.268cm" svg:viewBox="0 0 14 47" svg:d="M0 47c12-10 17-26 13-47">
          <text:p/>
        </draw:path>
        <draw:path draw:style-name="gr8" draw:text-style-name="P1" draw:layer="layout" svg:width="0.085cm" svg:height="0.102cm" svg:x="11.275cm" svg:y="17.215cm" svg:viewBox="0 0 86 103" svg:d="M0 0c7 43 47 89 86 103">
          <text:p/>
        </draw:path>
        <draw:path draw:style-name="gr8" draw:text-style-name="P1" draw:layer="layout" svg:width="0.071cm" svg:height="0.084cm" svg:x="11.631cm" svg:y="17.356cm" svg:viewBox="0 0 72 85" svg:d="M0 0c10 35 40 69 72 85">
          <text:p/>
        </draw:path>
        <draw:path draw:style-name="gr8" draw:text-style-name="P1" draw:layer="layout" svg:width="0.047cm" svg:height="0.104cm" svg:x="12.961cm" svg:y="17.14cm" svg:viewBox="0 0 48 105" svg:d="M48 105c-7-44-24-81-48-105">
          <text:p/>
        </draw:path>
        <draw:path draw:style-name="gr8" draw:text-style-name="P1" draw:layer="layout" svg:width="0.26cm" svg:height="0.468cm" svg:x="12.753cm" svg:y="17.244cm" svg:viewBox="0 0 261 469" svg:d="M0 469c70-7 144-70 197-168 53-96 75-211 59-301">
          <text:p/>
        </draw:path>
        <draw:path draw:style-name="gr8" draw:text-style-name="P1" draw:layer="layout" svg:width="0.028cm" svg:height="0.081cm" svg:x="13.008cm" svg:y="17.158cm" svg:viewBox="0 0 29 82" svg:d="M29 82c-5-31-16-60-29-82">
          <text:p/>
        </draw:path>
        <draw:path draw:style-name="gr8" draw:text-style-name="P1" draw:layer="layout" svg:width="0.242cm" svg:height="0.49cm" svg:x="12.8cm" svg:y="17.239cm" svg:viewBox="0 0 243 491" svg:d="M0 491c70-25 140-97 187-195 47-97 66-208 50-296">
          <text:p/>
        </draw:path>
        <draw:path draw:style-name="gr8" draw:text-style-name="P1" draw:layer="layout" svg:width="0.089cm" svg:height="0.131cm" svg:x="13.011cm" svg:y="17.146cm" svg:viewBox="0 0 90 132" svg:d="M90 132c-13-68-45-115-90-132">
          <text:p/>
        </draw:path>
        <draw:path draw:style-name="gr8" draw:text-style-name="P1" draw:layer="layout" svg:width="0.311cm" svg:height="0.601cm" svg:x="12.7cm" svg:y="17.14cm" svg:viewBox="0 0 312 602" svg:d="M312 7c-95-35-220 71-281 235-59 163-31 324 65 360">
          <text:p/>
        </draw:path>
        <draw:path draw:style-name="gr8" draw:text-style-name="P1" draw:layer="layout" svg:width="0.31cm" svg:height="0.469cm" svg:x="12.795cm" svg:y="17.277cm" svg:viewBox="0 0 311 470" svg:d="M0 464c69 25 158-25 225-127 67-101 99-234 81-337">
          <text:p/>
        </draw:path>
        <draw:path draw:style-name="gr8" draw:text-style-name="P1" draw:layer="layout" svg:width="0.067cm" svg:height="0.12cm" svg:x="12.987cm" svg:y="17.14cm" svg:viewBox="0 0 68 121" svg:d="M68 121c-10-56-34-98-68-121">
          <text:p/>
        </draw:path>
        <draw:path draw:style-name="gr8" draw:text-style-name="P1" draw:layer="layout" svg:width="0.285cm" svg:height="0.47cm" svg:x="12.773cm" svg:y="17.26cm" svg:viewBox="0 0 286 471" svg:d="M0 470c70 8 152-50 212-150 59-99 87-223 69-320">
          <text:p/>
        </draw:path>
        <draw:path draw:style-name="gr8" draw:text-style-name="P1" draw:layer="layout" svg:width="0.116cm" svg:height="0.318cm" svg:x="12.943cm" svg:y="17.32cm" svg:viewBox="0 0 117 319" svg:d="M0 319c67-89 111-208 117-319">
          <text:p/>
        </draw:path>
        <draw:line draw:style-name="gr8" draw:text-style-name="P1" draw:layer="layout" svg:x1="12.429cm" svg:y1="17.383cm" svg:x2="12.84cm" svg:y2="19.707cm">
          <text:p/>
        </draw:line>
        <draw:line draw:style-name="gr8" draw:text-style-name="P1" draw:layer="layout" svg:x1="11.317cm" svg:y1="18.056cm" svg:x2="11.064cm" svg:y2="18.132cm">
          <text:p/>
        </draw:line>
        <draw:line draw:style-name="gr8" draw:text-style-name="P1" draw:layer="layout" svg:x1="11.316cm" svg:y1="18.056cm" svg:x2="11.439cm" svg:y2="18.258cm">
          <text:p/>
        </draw:line>
        <draw:line draw:style-name="gr8" draw:text-style-name="P1" draw:layer="layout" svg:x1="12.056cm" svg:y1="18.493cm" svg:x2="11.74cm" svg:y2="18.21cm">
          <text:p/>
        </draw:line>
        <draw:line draw:style-name="gr8" draw:text-style-name="P1" draw:layer="layout" svg:x1="11.989cm" svg:y1="18.624cm" svg:x2="12.056cm" svg:y2="18.492cm">
          <text:p/>
        </draw:line>
        <draw:line draw:style-name="gr8" draw:text-style-name="P1" draw:layer="layout" svg:x1="11.534cm" svg:y1="17.593cm" svg:x2="11.318cm" svg:y2="17.514cm">
          <text:p/>
        </draw:line>
        <draw:line draw:style-name="gr8" draw:text-style-name="P1" draw:layer="layout" svg:x1="11.585cm" svg:y1="17.882cm" svg:x2="11.533cm" svg:y2="17.592cm">
          <text:p/>
        </draw:line>
        <draw:path draw:style-name="gr8" draw:text-style-name="P1" draw:layer="layout" svg:width="0.089cm" svg:height="0.08cm" svg:x="11.095cm" svg:y="17.898cm" svg:viewBox="0 0 90 81" svg:d="M0 74c60 23 99-11 88-74">
          <text:p/>
        </draw:path>
        <draw:path draw:style-name="gr8" draw:text-style-name="P1" draw:layer="layout" svg:width="0.127cm" svg:height="0.152cm" svg:x="11.055cm" svg:y="17.746cm" svg:viewBox="0 0 128 153" svg:d="M128 153c-11-63-68-131-128-153">
          <text:p/>
        </draw:path>
        <draw:path draw:style-name="gr8" draw:text-style-name="P1" draw:layer="layout" svg:width="0.129cm" svg:height="0.232cm" svg:x="10.966cm" svg:y="17.739cm" svg:viewBox="0 0 130 233" svg:d="M89 7c-59-22-98 11-87 73 11 63 67 131 128 153">
          <text:p/>
        </draw:path>
        <draw:path draw:style-name="gr8" draw:text-style-name="P1" draw:layer="layout" svg:width="0.09cm" svg:height="0.079cm" svg:x="12.015cm" svg:y="18.233cm" svg:viewBox="0 0 91 80" svg:d="M0 73c60 23 101-11 89-73">
          <text:p/>
        </draw:path>
        <draw:path draw:style-name="gr8" draw:text-style-name="P1" draw:layer="layout" svg:width="0.128cm" svg:height="0.152cm" svg:x="11.975cm" svg:y="18.081cm" svg:viewBox="0 0 129 153" svg:d="M129 153c-11-64-69-131-129-153">
          <text:p/>
        </draw:path>
        <draw:path draw:style-name="gr8" draw:text-style-name="P1" draw:layer="layout" svg:width="0.129cm" svg:height="0.232cm" svg:x="11.886cm" svg:y="18.074cm" svg:viewBox="0 0 130 233" svg:d="M89 7c-59-22-98 11-87 73 11 64 68 131 128 153">
          <text:p/>
        </draw:path>
        <draw:path draw:style-name="gr8" draw:text-style-name="P1" draw:layer="layout" svg:width="0.124cm" svg:height="0.211cm" svg:x="12.181cm" svg:y="19.247cm" svg:viewBox="0 0 125 212" svg:d="M0 0c42 15 85 55 108 101s22 89-2 111">
          <text:p/>
        </draw:path>
        <draw:path draw:style-name="gr8" draw:text-style-name="P1" draw:layer="layout" svg:width="0.191cm" svg:height="0.217cm" svg:x="12.096cm" svg:y="19.252cm" svg:viewBox="0 0 192 218" svg:d="M192 207c-33 27-99 3-146-53-48-58-60-126-27-154">
          <text:p/>
        </draw:path>
        <draw:path draw:style-name="gr8" draw:text-style-name="P1" draw:layer="layout" svg:width="0.067cm" svg:height="0.012cm" svg:x="12.114cm" svg:y="19.241cm" svg:viewBox="0 0 68 13" svg:d="M0 13c16-14 40-17 68-6">
          <text:p/>
        </draw:path>
        <draw:path draw:style-name="gr8" draw:text-style-name="P1" draw:layer="layout" svg:width="0.047cm" svg:height="0.008cm" svg:x="11.293cm" svg:y="19.092cm" svg:viewBox="0 0 48 9" svg:d="M0 4c19 7 37 6 48-4">
          <text:p/>
        </draw:path>
        <draw:path draw:style-name="gr8" draw:text-style-name="P1" draw:layer="layout" svg:width="0.134cm" svg:height="0.152cm" svg:x="11.219cm" svg:y="18.94cm" svg:viewBox="0 0 135 153" svg:d="M122 153c23-19 15-67-19-107-33-41-80-57-103-38">
          <text:p/>
        </draw:path>
        <draw:path draw:style-name="gr8" draw:text-style-name="P1" draw:layer="layout" svg:width="0.087cm" svg:height="0.148cm" svg:x="11.206cm" svg:y="18.948cm" svg:viewBox="0 0 88 149" svg:d="M13 0c-17 14-17 44-1 77 16 32 47 61 76 72">
          <text:p/>
        </draw:path>
        <draw:path draw:style-name="gr8" draw:text-style-name="P1" draw:layer="layout" svg:width="0.047cm" svg:height="0.008cm" svg:x="10.662cm" svg:y="17.956cm" svg:viewBox="0 0 48 9" svg:d="M0 5c20 7 37 6 48-5">
          <text:p/>
        </draw:path>
        <draw:path draw:style-name="gr8" draw:text-style-name="P1" draw:layer="layout" svg:width="0.134cm" svg:height="0.152cm" svg:x="10.588cm" svg:y="17.804cm" svg:viewBox="0 0 135 153" svg:d="M121 153c24-19 16-68-19-108-33-40-79-56-102-37">
          <text:p/>
        </draw:path>
        <draw:path draw:style-name="gr8" draw:text-style-name="P1" draw:layer="layout" svg:width="0.087cm" svg:height="0.148cm" svg:x="10.575cm" svg:y="17.812cm" svg:viewBox="0 0 88 149" svg:d="M13 0c-16 14-17 44-1 78 16 32 46 60 76 71">
          <text:p/>
        </draw:path>
        <draw:path draw:style-name="gr8" draw:text-style-name="P1" draw:layer="layout" svg:width="0.047cm" svg:height="0.007cm" svg:x="12.503cm" svg:y="18.626cm" svg:viewBox="0 0 48 8" svg:d="M0 3c19 8 36 7 48-3">
          <text:p/>
        </draw:path>
        <draw:path draw:style-name="gr8" draw:text-style-name="P1" draw:layer="layout" svg:width="0.134cm" svg:height="0.152cm" svg:x="12.429cm" svg:y="18.474cm" svg:viewBox="0 0 135 153" svg:d="M122 153c23-19 14-67-19-108-33-40-79-56-103-37">
          <text:p/>
        </draw:path>
        <draw:path draw:style-name="gr8" draw:text-style-name="P1" draw:layer="layout" svg:width="0.087cm" svg:height="0.147cm" svg:x="12.416cm" svg:y="18.482cm" svg:viewBox="0 0 88 148" svg:d="M13 0c-17 14-17 44-1 77 17 32 47 60 76 71">
          <text:p/>
        </draw:path>
        <draw:path draw:style-name="gr8" draw:text-style-name="P1" draw:layer="layout" svg:width="0.047cm" svg:height="0.008cm" svg:x="11.533cm" svg:y="18.155cm" svg:viewBox="0 0 48 9" svg:d="M0 4c19 8 37 7 48-4">
          <text:p/>
        </draw:path>
        <draw:path draw:style-name="gr8" draw:text-style-name="P1" draw:layer="layout" svg:width="0.134cm" svg:height="0.152cm" svg:x="11.459cm" svg:y="18.004cm" svg:viewBox="0 0 135 153" svg:d="M122 153c23-19 14-67-19-107-34-40-80-57-103-38">
          <text:p/>
        </draw:path>
        <draw:path draw:style-name="gr8" draw:text-style-name="P1" draw:layer="layout" svg:width="0.087cm" svg:height="0.148cm" svg:x="11.446cm" svg:y="18.011cm" svg:viewBox="0 0 88 149" svg:d="M13 0c-17 15-17 46-1 78s46 60 76 71">
          <text:p/>
        </draw:path>
        <draw:line draw:style-name="gr8" draw:text-style-name="P1" draw:layer="layout" svg:x1="11.064cm" svg:y1="18.131cm" svg:x2="11.064cm" svg:y2="18.132cm">
          <text:p/>
        </draw:line>
        <draw:line draw:style-name="gr8" draw:text-style-name="P1" draw:layer="layout" svg:x1="11.317cm" svg:y1="18.056cm" svg:x2="11.064cm" svg:y2="18.133cm">
          <text:p/>
        </draw:line>
        <draw:polyline draw:style-name="gr8" draw:text-style-name="P1" draw:layer="layout" svg:width="0cm" svg:height="0cm" svg:x="11.316cm" svg:y="18.056cm" svg:viewBox="0 0 0 0" draw:points="0,0">
          <text:p/>
        </draw:polyline>
        <draw:line draw:style-name="gr8" draw:text-style-name="P1" draw:layer="layout" svg:x1="11.438cm" svg:y1="18.257cm" svg:x2="11.437cm" svg:y2="18.257cm">
          <text:p/>
        </draw:line>
        <draw:line draw:style-name="gr8" draw:text-style-name="P1" draw:layer="layout" svg:x1="11.188cm" svg:y1="18.332cm" svg:x2="11.438cm" svg:y2="18.257cm">
          <text:p/>
        </draw:line>
        <draw:line draw:style-name="gr8" draw:text-style-name="P1" draw:layer="layout" svg:x1="11.064cm" svg:y1="18.132cm" svg:x2="11.103cm" svg:y2="18.227cm">
          <text:p/>
        </draw:line>
        <draw:line draw:style-name="gr8" draw:text-style-name="P1" draw:layer="layout" svg:x1="11.102cm" svg:y1="18.226cm" svg:x2="11.145cm" svg:y2="18.294cm">
          <text:p/>
        </draw:line>
        <draw:line draw:style-name="gr8" draw:text-style-name="P1" draw:layer="layout" svg:x1="11.189cm" svg:y1="18.332cm" svg:x2="11.144cm" svg:y2="18.293cm">
          <text:p/>
        </draw:line>
        <draw:line draw:style-name="gr8" draw:text-style-name="P1" draw:layer="layout" svg:x1="11.317cm" svg:y1="18.056cm" svg:x2="11.26cm" svg:y2="18.179cm">
          <text:p/>
        </draw:line>
        <draw:line draw:style-name="gr8" draw:text-style-name="P1" draw:layer="layout" svg:x1="11.261cm" svg:y1="18.178cm" svg:x2="11.102cm" svg:y2="18.227cm">
          <text:p/>
        </draw:line>
        <draw:line draw:style-name="gr8" draw:text-style-name="P1" draw:layer="layout" svg:x1="11.316cm" svg:y1="18.056cm" svg:x2="11.438cm" svg:y2="18.258cm">
          <text:p/>
        </draw:line>
        <draw:line draw:style-name="gr8" draw:text-style-name="P1" draw:layer="layout" svg:x1="11.144cm" svg:y1="18.294cm" svg:x2="11.302cm" svg:y2="18.246cm">
          <text:p/>
        </draw:line>
        <draw:line draw:style-name="gr8" draw:text-style-name="P1" draw:layer="layout" svg:x1="11.438cm" svg:y1="18.258cm" svg:x2="11.301cm" svg:y2="18.246cm">
          <text:p/>
        </draw:line>
        <draw:line draw:style-name="gr8" draw:text-style-name="P1" draw:layer="layout" svg:x1="11.26cm" svg:y1="18.178cm" svg:x2="11.302cm" svg:y2="18.247cm">
          <text:p/>
        </draw:line>
        <draw:polyline draw:style-name="gr8" draw:text-style-name="P1" draw:layer="layout" svg:width="0cm" svg:height="0cm" svg:x="11.989cm" svg:y="18.623cm" svg:viewBox="0 0 0 0" draw:points="0,0">
          <text:p/>
        </draw:polyline>
        <draw:line draw:style-name="gr8" draw:text-style-name="P1" draw:layer="layout" svg:x1="11.989cm" svg:y1="18.624cm" svg:x2="12.055cm" svg:y2="18.492cm">
          <text:p/>
        </draw:line>
        <draw:line draw:style-name="gr8" draw:text-style-name="P1" draw:layer="layout" svg:x1="12.055cm" svg:y1="18.492cm" svg:x2="12.054cm" svg:y2="18.492cm">
          <text:p/>
        </draw:line>
        <draw:line draw:style-name="gr8" draw:text-style-name="P1" draw:layer="layout" svg:x1="11.74cm" svg:y1="18.21cm" svg:x2="11.739cm" svg:y2="18.21cm">
          <text:p/>
        </draw:line>
        <draw:line draw:style-name="gr8" draw:text-style-name="P1" draw:layer="layout" svg:x1="12.055cm" svg:y1="18.493cm" svg:x2="11.739cm" svg:y2="18.21cm">
          <text:p/>
        </draw:line>
        <draw:line draw:style-name="gr8" draw:text-style-name="P1" draw:layer="layout" svg:x1="11.707cm" svg:y1="18.394cm" svg:x2="11.677cm" svg:y2="18.344cm">
          <text:p/>
        </draw:line>
        <draw:line draw:style-name="gr8" draw:text-style-name="P1" draw:layer="layout" svg:x1="11.706cm" svg:y1="18.393cm" svg:x2="11.904cm" svg:y2="18.57cm">
          <text:p/>
        </draw:line>
        <draw:line draw:style-name="gr8" draw:text-style-name="P1" draw:layer="layout" svg:x1="11.99cm" svg:y1="18.624cm" svg:x2="11.903cm" svg:y2="18.569cm">
          <text:p/>
        </draw:line>
        <draw:line draw:style-name="gr8" draw:text-style-name="P1" draw:layer="layout" svg:x1="11.677cm" svg:y1="18.345cm" svg:x2="11.74cm" svg:y2="18.21cm">
          <text:p/>
        </draw:line>
        <draw:line draw:style-name="gr8" draw:text-style-name="P1" draw:layer="layout" svg:x1="11.903cm" svg:y1="18.57cm" svg:x2="11.926cm" svg:y2="18.525cm">
          <text:p/>
        </draw:line>
        <draw:line draw:style-name="gr8" draw:text-style-name="P1" draw:layer="layout" svg:x1="12.055cm" svg:y1="18.492cm" svg:x2="11.925cm" svg:y2="18.526cm">
          <text:p/>
        </draw:line>
        <draw:line draw:style-name="gr8" draw:text-style-name="P1" draw:layer="layout" svg:x1="11.926cm" svg:y1="18.526cm" svg:x2="11.727cm" svg:y2="18.348cm">
          <text:p/>
        </draw:line>
        <draw:line draw:style-name="gr8" draw:text-style-name="P1" draw:layer="layout" svg:x1="11.727cm" svg:y1="18.349cm" svg:x2="11.74cm" svg:y2="18.21cm">
          <text:p/>
        </draw:line>
        <draw:line draw:style-name="gr8" draw:text-style-name="P1" draw:layer="layout" svg:x1="11.706cm" svg:y1="18.394cm" svg:x2="11.728cm" svg:y2="18.348cm">
          <text:p/>
        </draw:line>
        <draw:polyline draw:style-name="gr8" draw:text-style-name="P1" draw:layer="layout" svg:width="0cm" svg:height="0cm" svg:x="11.318cm" svg:y="17.514cm" svg:viewBox="0 0 0 0" draw:points="0,0">
          <text:p/>
        </draw:polyline>
        <draw:polyline draw:style-name="gr8" draw:text-style-name="P1" draw:layer="layout" svg:width="0cm" svg:height="0cm" svg:x="11.533cm" svg:y="17.592cm" svg:viewBox="0 0 0 0" draw:points="0,0">
          <text:p/>
        </draw:polyline>
        <draw:line draw:style-name="gr8" draw:text-style-name="P1" draw:layer="layout" svg:x1="11.534cm" svg:y1="17.593cm" svg:x2="11.318cm" svg:y2="17.514cm">
          <text:p/>
        </draw:line>
        <draw:line draw:style-name="gr8" draw:text-style-name="P1" draw:layer="layout" svg:x1="11.585cm" svg:y1="17.883cm" svg:x2="11.533cm" svg:y2="17.592cm">
          <text:p/>
        </draw:line>
        <draw:line draw:style-name="gr8" draw:text-style-name="P1" draw:layer="layout" svg:x1="11.584cm" svg:y1="17.882cm" svg:x2="11.584cm" svg:y2="17.881cm">
          <text:p/>
        </draw:line>
        <draw:line draw:style-name="gr8" draw:text-style-name="P1" draw:layer="layout" svg:x1="11.318cm" svg:y1="17.514cm" svg:x2="11.342cm" svg:y2="17.643cm">
          <text:p/>
        </draw:line>
        <draw:line draw:style-name="gr8" draw:text-style-name="P1" draw:layer="layout" svg:x1="11.341cm" svg:y1="17.642cm" svg:x2="11.37cm" svg:y2="17.804cm">
          <text:p/>
        </draw:line>
        <draw:line draw:style-name="gr8" draw:text-style-name="P1" draw:layer="layout" svg:x1="11.534cm" svg:y1="17.592cm" svg:x2="11.433cm" svg:y2="17.677cm">
          <text:p/>
        </draw:line>
        <draw:line draw:style-name="gr8" draw:text-style-name="P1" draw:layer="layout" svg:x1="11.434cm" svg:y1="17.677cm" svg:x2="11.341cm" svg:y2="17.642cm">
          <text:p/>
        </draw:line>
        <draw:line draw:style-name="gr8" draw:text-style-name="P1" draw:layer="layout" svg:x1="11.585cm" svg:y1="17.883cm" svg:x2="11.462cm" svg:y2="17.837cm">
          <text:p/>
        </draw:line>
        <draw:line draw:style-name="gr8" draw:text-style-name="P1" draw:layer="layout" svg:x1="11.463cm" svg:y1="17.838cm" svg:x2="11.433cm" svg:y2="17.676cm">
          <text:p/>
        </draw:line>
        <draw:line draw:style-name="gr8" draw:text-style-name="P1" draw:layer="layout" svg:x1="11.463cm" svg:y1="17.838cm" svg:x2="11.369cm" svg:y2="17.803cm">
          <text:p/>
        </draw:line>
        <draw:path draw:style-name="gr8" draw:text-style-name="P1" draw:layer="layout" svg:width="0.04cm" svg:height="0.007cm" svg:x="11.124cm" svg:y="17.888cm" svg:viewBox="0 0 41 8" svg:d="M0 3c17 7 31 6 41-3">
          <text:p/>
        </draw:path>
        <draw:path draw:style-name="gr8" draw:text-style-name="P1" draw:layer="layout" svg:width="0.01cm" svg:height="0.019cm" svg:x="11.164cm" svg:y="17.869cm" svg:viewBox="0 0 11 20" svg:d="M0 20c5-4 10-12 11-20">
          <text:p/>
        </draw:path>
        <draw:path draw:style-name="gr8" draw:text-style-name="P1" draw:layer="layout" svg:width="0.021cm" svg:height="0.008cm" svg:x="11.061cm" svg:y="17.759cm" svg:viewBox="0 0 22 9" svg:d="M22 0c-8 0-16 3-22 9">
          <text:p/>
        </draw:path>
        <draw:path draw:style-name="gr8" draw:text-style-name="P1" draw:layer="layout" svg:width="0.074cm" svg:height="0.125cm" svg:x="11.05cm" svg:y="17.766cm" svg:viewBox="0 0 75 126" svg:d="M11 0c-14 12-15 38-1 65 14 29 40 52 65 61">
          <text:p/>
        </draw:path>
        <draw:path draw:style-name="gr8" draw:text-style-name="P1" draw:layer="layout" svg:width="0.04cm" svg:height="0.007cm" svg:x="12.044cm" svg:y="18.223cm" svg:viewBox="0 0 41 8" svg:d="M0 3c17 7 32 6 41-3">
          <text:p/>
        </draw:path>
        <draw:path draw:style-name="gr8" draw:text-style-name="P1" draw:layer="layout" svg:width="0.01cm" svg:height="0.019cm" svg:x="12.084cm" svg:y="18.204cm" svg:viewBox="0 0 11 20" svg:d="M0 20c7-5 10-12 11-20">
          <text:p/>
        </draw:path>
        <draw:path draw:style-name="gr8" draw:text-style-name="P1" draw:layer="layout" svg:width="0.021cm" svg:height="0.007cm" svg:x="11.981cm" svg:y="18.094cm" svg:viewBox="0 0 22 8" svg:d="M22 0c-8 0-15 3-22 8">
          <text:p/>
        </draw:path>
        <draw:path draw:style-name="gr8" draw:text-style-name="P1" draw:layer="layout" svg:width="0.074cm" svg:height="0.125cm" svg:x="11.97cm" svg:y="18.101cm" svg:viewBox="0 0 75 126" svg:d="M11 0c-14 12-14 38-1 65 14 27 39 52 65 61">
          <text:p/>
        </draw:path>
        <draw:path draw:style-name="gr8" draw:text-style-name="P1" draw:layer="layout" svg:width="0.124cm" svg:height="0.211cm" svg:x="12.181cm" svg:y="19.247cm" svg:viewBox="0 0 125 212" svg:d="M0 0c42 15 85 55 108 101s22 89-2 111">
          <text:p/>
        </draw:path>
        <draw:path draw:style-name="gr8" draw:text-style-name="P1" draw:layer="layout" svg:width="0.191cm" svg:height="0.217cm" svg:x="12.096cm" svg:y="19.252cm" svg:viewBox="0 0 192 218" svg:d="M192 207c-33 27-99 3-146-53-48-58-60-126-27-154">
          <text:p/>
        </draw:path>
        <draw:path draw:style-name="gr8" draw:text-style-name="P1" draw:layer="layout" svg:width="0.067cm" svg:height="0.012cm" svg:x="12.114cm" svg:y="19.241cm" svg:viewBox="0 0 68 13" svg:d="M0 13c16-14 40-17 68-6">
          <text:p/>
        </draw:path>
        <draw:line draw:style-name="gr8" draw:text-style-name="P1" draw:layer="layout" svg:x1="12.717cm" svg:y1="18.014cm" svg:x2="12.993cm" svg:y2="19.578cm">
          <text:p/>
        </draw:line>
        <draw:line draw:style-name="gr8" draw:text-style-name="P1" draw:layer="layout" svg:x1="13.945cm" svg:y1="16.205cm" svg:x2="13.119cm" svg:y2="16.898cm">
          <text:p/>
        </draw:line>
        <draw:line draw:style-name="gr8" draw:text-style-name="P1" draw:layer="layout" svg:x1="13.425cm" svg:y1="15.841cm" svg:x2="13.417cm" svg:y2="15.81cm">
          <text:p/>
        </draw:line>
        <draw:line draw:style-name="gr8" draw:text-style-name="P1" draw:layer="layout" svg:x1="13.28cm" svg:y1="15.925cm" svg:x2="13.286cm" svg:y2="15.956cm">
          <text:p/>
        </draw:line>
        <draw:line draw:style-name="gr8" draw:text-style-name="P1" draw:layer="layout" svg:x1="12.706cm" svg:y1="16.572cm" svg:x2="12.68cm" svg:y2="16.429cm">
          <text:p/>
        </draw:line>
        <draw:line draw:style-name="gr8" draw:text-style-name="P1" draw:layer="layout" svg:x1="11.551cm" svg:y1="16.939cm" svg:x2="11.546cm" svg:y2="16.917cm">
          <text:p/>
        </draw:line>
        <draw:line draw:style-name="gr8" draw:text-style-name="P1" draw:layer="layout" svg:x1="10.887cm" svg:y1="16.474cm" svg:x2="10.882cm" svg:y2="16.452cm">
          <text:p/>
        </draw:line>
        <draw:line draw:style-name="gr8" draw:text-style-name="P1" draw:layer="layout" svg:x1="11.559cm" svg:y1="16.248cm" svg:x2="11.567cm" svg:y2="16.241cm">
          <text:p/>
        </draw:line>
        <draw:line draw:style-name="gr8" draw:text-style-name="P1" draw:layer="layout" svg:x1="12.167cm" svg:y1="15.738cm" svg:x2="12.243cm" svg:y2="15.674cm">
          <text:p/>
        </draw:line>
        <draw:line draw:style-name="gr8" draw:text-style-name="P1" draw:layer="layout" svg:x1="13.113cm" svg:y1="16.23cm" svg:x2="13.107cm" svg:y2="16.208cm">
          <text:p/>
        </draw:line>
        <draw:line draw:style-name="gr8" draw:text-style-name="P1" draw:layer="layout" svg:x1="13.359cm" svg:y1="16.319cm" svg:x2="13.353cm" svg:y2="16.297cm">
          <text:p/>
        </draw:line>
        <draw:line draw:style-name="gr8" draw:text-style-name="P1" draw:layer="layout" svg:x1="12.238cm" svg:y1="15.821cm" svg:x2="11.753cm" svg:y2="16.228cm">
          <text:p/>
        </draw:line>
        <draw:line draw:style-name="gr8" draw:text-style-name="P1" draw:layer="layout" svg:x1="12.741cm" svg:y1="15.914cm" svg:x2="12.736cm" svg:y2="15.892cm">
          <text:p/>
        </draw:line>
        <draw:polyline draw:style-name="gr8" draw:text-style-name="P1" draw:layer="layout" svg:width="0cm" svg:height="0cm" svg:x="12.114cm" svg:y="19.252cm" svg:viewBox="0 0 0 0" draw:points="0,0">
          <text:p/>
        </draw:polyline>
        <draw:polyline draw:style-name="gr8" draw:text-style-name="P1" draw:layer="layout" svg:width="0cm" svg:height="0cm" svg:x="12.286cm" svg:y="19.458cm" svg:viewBox="0 0 0 0" draw:points="0,0">
          <text:p/>
        </draw:polyline>
        <draw:line draw:style-name="gr8" draw:text-style-name="P1" draw:layer="layout" svg:x1="12.39cm" svg:y1="16.585cm" svg:x2="12.359cm" svg:y2="16.41cm">
          <text:p/>
        </draw:line>
        <draw:line draw:style-name="gr12" draw:text-style-name="P4" draw:layer="layout" svg:x1="15.875cm" svg:y1="9.271cm" svg:x2="16.891cm" svg:y2="8.001cm">
          <text:p/>
        </draw:line>
        <draw:polygon draw:style-name="gr10" draw:text-style-name="P2" draw:layer="layout" svg:width="0.116cm" svg:height="0.354cm" draw:transform="rotate (2.66057991174016) translate (15.8295246840081cm 9.51275052412222cm)" svg:viewBox="0 0 117 355" draw:points="92,0 0,344 117,355">
          <text:p/>
        </draw:polygon>
        <draw:line draw:style-name="gr12" draw:text-style-name="P4" draw:layer="layout" svg:x1="16.129cm" svg:y1="8.001cm" svg:x2="17.907cm" svg:y2="8.001cm">
          <text:p/>
        </draw:line>
        <draw:frame draw:style-name="gr13" draw:text-style-name="P6" draw:layer="layout" svg:width="6.763cm" svg:height="0.923cm" svg:x="18.034cm" svg:y="7.459cm">
          <draw:text-box>
            <text:p text:style-name="P5"><text:span text:style-name="T1">2X [HD-MS0030]</text:span><text:span text:style-name="T1"><text:line-break/></text:span><text:span text:style-name="T1">M3 Brass Inserts </text:span></text:p>
          </draw:text-box>
        </draw:frame>
        <draw:frame draw:style-name="gr13" draw:text-style-name="P6" draw:layer="layout" svg:width="6.763cm" svg:height="0.923cm" svg:x="8.89cm" svg:y="10.761cm">
          <draw:text-box>
            <text:p text:style-name="P5"><text:span text:style-name="T1">5X [HD-MS0030]</text:span><text:span text:style-name="T1"><text:line-break/></text:span><text:span text:style-name="T1">M3 Brass Inserts </text:span></text:p>
          </draw:text-box>
        </draw:frame>
        <draw:frame draw:style-name="gr13" draw:text-style-name="P6" draw:layer="layout" svg:width="6.763cm" svg:height="0.923cm" svg:x="18.415cm" svg:y="11.396cm">
          <draw:text-box>
            <text:p text:style-name="P5"><text:span text:style-name="T1">3X [HD-MS0030]</text:span><text:span text:style-name="T1"><text:line-break/></text:span><text:span text:style-name="T1">M3 Brass Inserts </text:span></text:p>
          </draw:text-box>
        </draw:frame>
        <draw:frame draw:style-name="gr13" draw:text-style-name="P6" draw:layer="layout" svg:width="6.763cm" svg:height="0.462cm" svg:x="27.686cm" svg:y="19.35cm">
          <draw:text-box>
            <text:p text:style-name="P5"><text:span text:style-name="T1">X</text:span></text:p>
          </draw:text-box>
        </draw:frame>
        <draw:frame draw:style-name="gr13" draw:text-style-name="P6" draw:layer="layout" svg:width="6.763cm" svg:height="0.462cm" svg:x="19.018cm" svg:y="18.796cm">
          <draw:text-box>
            <text:p text:style-name="P5"><text:span text:style-name="T2">PP-IS0060</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svg:font-family="'DejaVu Sans'"/>
    <style:font-face style:name="osifont1" svg:font-family="osifont"/>
    <style:font-face style:name="DejaVu Sans2" svg:font-family="'DejaVu Sans'" style:font-pitch="variable"/>
    <style:font-face style:name="Liberation Serif1" svg:font-family="'Liberation Serif'" style:font-pitch="variable"/>
    <style:font-face style:name="osifont" svg:font-family="osifont"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1" svg:font-family="'DejaVu Sans'"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1" style:font-size-asian="24pt" style:language-asian="zh" style:country-asian="CN" style:font-name-complex="DejaVu Sans1" style:font-size-complex="24pt" style:language-complex="hi" style:country-complex="IN"/>
    </style:default-style>
    <style:style style:name="standard" style:family="graphic"/>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1cm" fo:margin-left="0cm" fo:margin-right="0cm" fo:page-width="29.703cm" fo:page-height="20.9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8-08-06T08:30:26.312173931</dc:date>
    <meta:editing-duration>PT17M42S</meta:editing-duration>
    <meta:editing-cycles>4</meta:editing-cycles>
    <meta:generator>LibreOffice/5.2.7.2$Linux_X86_64 LibreOffice_project/20m0$Build-2</meta:generator>
    <meta:document-statistic meta:object-count="2057"/>
  </office:meta>
</office:document-meta>
</file>